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04mm"/>
    </style:style>
    <style:style style:name="co2" style:family="table-column">
      <style:table-column-properties fo:break-before="auto" style:column-width="70.26mm"/>
    </style:style>
    <style:style style:name="co3" style:family="table-column">
      <style:table-column-properties fo:break-before="auto" style:column-width="61.08mm"/>
    </style:style>
    <style:style style:name="co4" style:family="table-column">
      <style:table-column-properties fo:break-before="auto" style:column-width="11.41mm"/>
    </style:style>
    <style:style style:name="co5" style:family="table-column">
      <style:table-column-properties fo:break-before="auto" style:column-width="12.81mm"/>
    </style:style>
    <style:style style:name="co6" style:family="table-column">
      <style:table-column-properties fo:break-before="auto" style:column-width="13.92mm"/>
    </style:style>
    <style:style style:name="co7" style:family="table-column">
      <style:table-column-properties fo:break-before="auto" style:column-width="46.02mm"/>
    </style:style>
    <style:style style:name="co8" style:family="table-column">
      <style:table-column-properties fo:break-before="auto" style:column-width="25.31mm"/>
    </style:style>
    <style:style style:name="co9" style:family="table-column">
      <style:table-column-properties fo:break-before="auto" style:column-width="26.95mm"/>
    </style:style>
    <style:style style:name="co10" style:family="table-column">
      <style:table-column-properties fo:break-before="auto" style:column-width="16.88mm"/>
    </style:style>
    <style:style style:name="co11" style:family="table-column">
      <style:table-column-properties fo:break-before="auto" style:column-width="36.12mm"/>
    </style:style>
    <style:style style:name="co12" style:family="table-column">
      <style:table-column-properties fo:break-before="auto" style:column-width="14.98mm"/>
    </style:style>
    <style:style style:name="co13" style:family="table-column">
      <style:table-column-properties fo:break-before="auto" style:column-width="28.63mm"/>
    </style:style>
    <style:style style:name="co14" style:family="table-column">
      <style:table-column-properties fo:break-before="auto" style:column-width="17.8mm"/>
    </style:style>
    <style:style style:name="co15" style:family="table-column">
      <style:table-column-properties fo:break-before="auto" style:column-width="15.86mm"/>
    </style:style>
    <style:style style:name="co16" style:family="table-column">
      <style:table-column-properties fo:break-before="auto" style:column-width="19.47mm"/>
    </style:style>
    <style:style style:name="co17" style:family="table-column">
      <style:table-column-properties fo:break-before="auto" style:column-width="21.41mm"/>
    </style:style>
    <style:style style:name="co18" style:family="table-column">
      <style:table-column-properties fo:break-before="auto" style:column-width="22.24mm"/>
    </style:style>
    <style:style style:name="co19" style:family="table-column">
      <style:table-column-properties fo:break-before="auto" style:column-width="26.69mm"/>
    </style:style>
    <style:style style:name="co20" style:family="table-column">
      <style:table-column-properties fo:break-before="auto" style:column-width="22.67mm"/>
    </style:style>
    <style:style style:name="co21" style:family="table-column">
      <style:table-column-properties fo:break-before="auto" style:column-width="16.05mm"/>
    </style:style>
    <style:style style:name="co22" style:family="table-column">
      <style:table-column-properties fo:break-before="auto" style:column-width="12.79mm"/>
    </style:style>
    <style:style style:name="co23" style:family="table-column">
      <style:table-column-properties fo:break-before="auto" style:column-width="20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1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3" style:family="table-cell" style:parent-style-name="Default">
      <style:table-cell-properties fo:background-color="#dddddd"/>
    </style:style>
    <style:style style:name="ce12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4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19"/>
    </style:style>
    <style:style style:name="ce15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20"/>
    </style:style>
    <style:style style:name="ce17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9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30" style:family="table-cell" style:parent-style-name="Default">
      <style:table-cell-properties fo:background-color="#ccbe00"/>
    </style:style>
    <style:style style:name="ce33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0"/>
    </style:style>
    <style:style style:name="ce36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3"/>
    </style:style>
    <style:style style:name="ce45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5"/>
    </style:style>
    <style:style style:name="ce46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7"/>
    </style:style>
    <style:style style:name="ce48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8"/>
    </style:style>
    <style:style style:name="ce49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9"/>
    </style:style>
    <style:style style:name="ce58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80"/>
    </style:style>
    <style:style style:name="ce125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2"/>
    </style:style>
    <style:style style:name="ce133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3"/>
    </style:style>
    <style:style style:name="ce134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4"/>
    </style:style>
    <style:style style:name="ce1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2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9"/>
    </style:style>
    <style:style style:name="ce3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0"/>
    </style:style>
    <style:style style:name="ce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0"/>
    </style:style>
    <style:style style:name="ce2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71"/>
    </style:style>
    <style:style style:name="ce3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72"/>
    </style:style>
    <style:style style:name="ce2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3"/>
    </style:style>
    <style:style style:name="ce2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5"/>
    </style:style>
    <style:style style:name="ce3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7"/>
    </style:style>
    <style:style style:name="ce4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8"/>
    </style:style>
    <style:style style:name="ce5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79"/>
    </style:style>
    <style:style style:name="ce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80"/>
    </style:style>
    <style:style style:name="ce17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2"/>
    </style:style>
    <style:style style:name="ce23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3"/>
    </style:style>
    <style:style style:name="ce24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4"/>
    </style:style>
    <style:style style:name="ce20" style:family="table-cell" style:parent-style-name="Default">
      <style:map style:condition="cell-content()=&quot;&quot;" style:apply-style-name="Cellule_20_invalide" style:base-cell-address="Feuille1.A2"/>
    </style:style>
    <style:style style:name="ce10" style:family="table-cell" style:parent-style-name="Default">
      <style:map style:condition="cell-content()=&quot;&quot;" style:apply-style-name="Cellule_20_invalide" style:base-cell-address="Feuille1.A3"/>
    </style:style>
    <style:style style:name="ce23" style:family="table-cell" style:parent-style-name="Default">
      <style:map style:condition="cell-content()=&quot;&quot;" style:apply-style-name="Cellule_20_invalide" style:base-cell-address="Feuille1.A19"/>
    </style:style>
    <style:style style:name="ce24" style:family="table-cell" style:parent-style-name="Default">
      <style:map style:condition="cell-content()=&quot;&quot;" style:apply-style-name="Cellule_20_invalide" style:base-cell-address="Feuille1.C20"/>
    </style:style>
    <style:style style:name="ce26" style:family="table-cell" style:parent-style-name="Default">
      <style:map style:condition="cell-content()=&quot;&quot;" style:apply-style-name="Cellule_20_invalide" style:base-cell-address="Feuille1.A2"/>
    </style:style>
    <style:style style:name="ce29" style:family="table-cell" style:parent-style-name="Default">
      <style:map style:condition="cell-content()=&quot;&quot;" style:apply-style-name="Cellule_20_invalide" style:base-cell-address="Feuille1.C68"/>
    </style:style>
    <style:style style:name="ce32" style:family="table-cell" style:parent-style-name="Default">
      <style:map style:condition="cell-content()=&quot;&quot;" style:apply-style-name="Cellule_20_invalide" style:base-cell-address="Feuille1.C69"/>
    </style:style>
    <style:style style:name="ce41" style:family="table-cell" style:parent-style-name="Default">
      <style:map style:condition="cell-content()=&quot;&quot;" style:apply-style-name="Cellule_20_invalide" style:base-cell-address="Feuille1.A70"/>
    </style:style>
    <style:style style:name="ce44" style:family="table-cell" style:parent-style-name="Default">
      <style:map style:condition="cell-content()=&quot;&quot;" style:apply-style-name="Cellule_20_invalide" style:base-cell-address="Feuille1.C71"/>
    </style:style>
    <style:style style:name="ce50" style:family="table-cell" style:parent-style-name="Default">
      <style:map style:condition="cell-content()=&quot;&quot;" style:apply-style-name="Cellule_20_invalide" style:base-cell-address="Feuille1.C72"/>
    </style:style>
    <style:style style:name="ce61" style:family="table-cell" style:parent-style-name="Default">
      <style:map style:condition="cell-content()=&quot;&quot;" style:apply-style-name="Cellule_20_invalide" style:base-cell-address="Feuille1.A73"/>
    </style:style>
    <style:style style:name="ce62" style:family="table-cell" style:parent-style-name="Default">
      <style:map style:condition="cell-content()=&quot;&quot;" style:apply-style-name="Cellule_20_invalide" style:base-cell-address="Feuille1.A75"/>
    </style:style>
    <style:style style:name="ce86" style:family="table-cell" style:parent-style-name="Default">
      <style:map style:condition="cell-content()=&quot;&quot;" style:apply-style-name="Cellule_20_invalide" style:base-cell-address="Feuille1.A77"/>
    </style:style>
    <style:style style:name="ce145" style:family="table-cell" style:parent-style-name="Default">
      <style:map style:condition="cell-content()=&quot;&quot;" style:apply-style-name="Cellule_20_invalide" style:base-cell-address="Feuille1.A78"/>
    </style:style>
    <style:style style:name="ce524" style:family="table-cell" style:parent-style-name="Default">
      <style:map style:condition="cell-content()=&quot;&quot;" style:apply-style-name="Cellule_20_invalide" style:base-cell-address="Feuille1.A82"/>
    </style:style>
    <style:style style:name="ce527" style:family="table-cell" style:parent-style-name="Default">
      <style:map style:condition="cell-content()=&quot;&quot;" style:apply-style-name="Cellule_20_invalide" style:base-cell-address="Feuille1.A83"/>
    </style:style>
    <style:style style:name="ce528" style:family="table-cell" style:parent-style-name="Default">
      <style:map style:condition="cell-content()=&quot;&quot;" style:apply-style-name="Cellule_20_invalide" style:base-cell-address="Feuille1.A84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3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9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C2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C68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C69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0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1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2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3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5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7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8"/>
    </style:style>
    <style:style style:name="ce54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2"/>
    </style:style>
    <style:style style:name="ce5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3"/>
    </style:style>
    <style:style style:name="ce5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4"/>
    </style:style>
    <style:style style:name="ce53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2"/>
    </style:style>
    <style:style style:name="ce68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69" style:family="table-cell" style:parent-style-name="Default">
      <style:table-cell-properties fo:background-color="#dddddd" style:text-align-source="fix" style:repeat-content="false"/>
      <style:paragraph-properties fo:text-align="start" fo:margin-left="0mm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]=0)" style:apply-style-name="Cellule_20_grisée" style:base-cell-address="Feuille1.G5"/>
      <style:map style:condition="is-true-formula(AND([.F5]&lt;&gt;0;[.G5]=&quot;&quot;))" style:apply-style-name="Cellule_20_invalide" style:base-cell-address="Feuille1.G5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]=0)" style:apply-style-name="Cellule_20_grisée" style:base-cell-address="Feuille1.G6"/>
      <style:map style:condition="is-true-formula(AND([.F6]&lt;&gt;0;[.G6]=&quot;&quot;))" style:apply-style-name="Cellule_20_invalide" style:base-cell-address="Feuille1.G6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]=0)" style:apply-style-name="Cellule_20_grisée" style:base-cell-address="Feuille1.G7"/>
      <style:map style:condition="is-true-formula(AND([.F7]&lt;&gt;0;[.G7]=&quot;&quot;))" style:apply-style-name="Cellule_20_invalide" style:base-cell-address="Feuille1.G7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8]=0)" style:apply-style-name="Cellule_20_grisée" style:base-cell-address="Feuille1.G8"/>
      <style:map style:condition="is-true-formula(AND([.F8]&lt;&gt;0;[.G8]=&quot;&quot;))" style:apply-style-name="Cellule_20_invalide" style:base-cell-address="Feuille1.G8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]=0)" style:apply-style-name="Cellule_20_grisée" style:base-cell-address="Feuille1.G9"/>
      <style:map style:condition="is-true-formula(AND([.F9]&lt;&gt;0;[.G9]=&quot;&quot;))" style:apply-style-name="Cellule_20_invalide" style:base-cell-address="Feuille1.G9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0]=0)" style:apply-style-name="Cellule_20_grisée" style:base-cell-address="Feuille1.G10"/>
      <style:map style:condition="is-true-formula(AND([.F10]&lt;&gt;0;[.G10]=&quot;&quot;))" style:apply-style-name="Cellule_20_invalide" style:base-cell-address="Feuille1.G10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1]=0)" style:apply-style-name="Cellule_20_grisée" style:base-cell-address="Feuille1.G11"/>
      <style:map style:condition="is-true-formula(AND([.F11]&lt;&gt;0;[.G11]=&quot;&quot;))" style:apply-style-name="Cellule_20_invalide" style:base-cell-address="Feuille1.G11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2]=0)" style:apply-style-name="Cellule_20_grisée" style:base-cell-address="Feuille1.G12"/>
      <style:map style:condition="is-true-formula(AND([.F12]&lt;&gt;0;[.G12]=&quot;&quot;))" style:apply-style-name="Cellule_20_invalide" style:base-cell-address="Feuille1.G12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3]=0)" style:apply-style-name="Cellule_20_grisée" style:base-cell-address="Feuille1.G13"/>
      <style:map style:condition="is-true-formula(AND([.F13]&lt;&gt;0;[.G13]=&quot;&quot;))" style:apply-style-name="Cellule_20_invalide" style:base-cell-address="Feuille1.G13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4]=0)" style:apply-style-name="Cellule_20_grisée" style:base-cell-address="Feuille1.G14"/>
      <style:map style:condition="is-true-formula(AND([.F14]&lt;&gt;0;[.G14]=&quot;&quot;))" style:apply-style-name="Cellule_20_invalide" style:base-cell-address="Feuille1.G14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5]=0)" style:apply-style-name="Cellule_20_grisée" style:base-cell-address="Feuille1.G15"/>
      <style:map style:condition="is-true-formula(AND([.F15]&lt;&gt;0;[.G15]=&quot;&quot;))" style:apply-style-name="Cellule_20_invalide" style:base-cell-address="Feuille1.G15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6]=0)" style:apply-style-name="Cellule_20_grisée" style:base-cell-address="Feuille1.G16"/>
      <style:map style:condition="is-true-formula(AND([.F16]&lt;&gt;0;[.G16]=&quot;&quot;))" style:apply-style-name="Cellule_20_invalide" style:base-cell-address="Feuille1.G16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7]=0)" style:apply-style-name="Cellule_20_grisée" style:base-cell-address="Feuille1.G17"/>
      <style:map style:condition="is-true-formula(AND([.F17]&lt;&gt;0;[.G17]=&quot;&quot;))" style:apply-style-name="Cellule_20_invalide" style:base-cell-address="Feuille1.G17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8]=0)" style:apply-style-name="Cellule_20_grisée" style:base-cell-address="Feuille1.G18"/>
      <style:map style:condition="is-true-formula(AND([.F18]&lt;&gt;0;[.G18]=&quot;&quot;))" style:apply-style-name="Cellule_20_invalide" style:base-cell-address="Feuille1.G18"/>
    </style:style>
    <style:style style:name="ce5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9]=0)" style:apply-style-name="Cellule_20_grisée" style:base-cell-address="Feuille1.G19"/>
      <style:map style:condition="is-true-formula(AND([.F19]&lt;&gt;0;[.G19]=&quot;&quot;))" style:apply-style-name="Cellule_20_invalide" style:base-cell-address="Feuille1.G19"/>
    </style:style>
    <style:style style:name="ce52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0]=0)" style:apply-style-name="Cellule_20_grisée" style:base-cell-address="Feuille1.G20"/>
      <style:map style:condition="is-true-formula(AND([.F20]&lt;&gt;0;[.G20]=&quot;&quot;))" style:apply-style-name="Cellule_20_invalide" style:base-cell-address="Feuille1.G20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1]=0)" style:apply-style-name="Cellule_20_grisée" style:base-cell-address="Feuille1.G21"/>
      <style:map style:condition="is-true-formula(AND([.F21]&lt;&gt;0;[.G21]=&quot;&quot;))" style:apply-style-name="Cellule_20_invalide" style:base-cell-address="Feuille1.G21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2]=0)" style:apply-style-name="Cellule_20_grisée" style:base-cell-address="Feuille1.G22"/>
      <style:map style:condition="is-true-formula(AND([.F22]&lt;&gt;0;[.G22]=&quot;&quot;))" style:apply-style-name="Cellule_20_invalide" style:base-cell-address="Feuille1.G22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3]=0)" style:apply-style-name="Cellule_20_grisée" style:base-cell-address="Feuille1.G23"/>
      <style:map style:condition="is-true-formula(AND([.F23]&lt;&gt;0;[.G23]=&quot;&quot;))" style:apply-style-name="Cellule_20_invalide" style:base-cell-address="Feuille1.G23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4]=0)" style:apply-style-name="Cellule_20_grisée" style:base-cell-address="Feuille1.G24"/>
      <style:map style:condition="is-true-formula(AND([.F24]&lt;&gt;0;[.G24]=&quot;&quot;))" style:apply-style-name="Cellule_20_invalide" style:base-cell-address="Feuille1.G24"/>
    </style:style>
    <style:style style:name="ce91" style:family="table-cell" style:parent-style-name="Default" style:data-style-name="N0"/>
    <style:style style:name="ce9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8]=0)" style:apply-style-name="Cellule_20_grisée" style:base-cell-address="Feuille1.G28"/>
      <style:map style:condition="is-true-formula(AND([.F28]&lt;&gt;0;[.G28]=&quot;&quot;))" style:apply-style-name="Cellule_20_invalide" style:base-cell-address="Feuille1.G28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9]=0)" style:apply-style-name="Cellule_20_grisée" style:base-cell-address="Feuille1.G29"/>
      <style:map style:condition="is-true-formula(AND([.F29]&lt;&gt;0;[.G29]=&quot;&quot;))" style:apply-style-name="Cellule_20_invalide" style:base-cell-address="Feuille1.G29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0]=0)" style:apply-style-name="Cellule_20_grisée" style:base-cell-address="Feuille1.G30"/>
      <style:map style:condition="is-true-formula(AND([.F30]&lt;&gt;0;[.G30]=&quot;&quot;))" style:apply-style-name="Cellule_20_invalide" style:base-cell-address="Feuille1.G30"/>
    </style:style>
    <style:style style:name="ce9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1]=0)" style:apply-style-name="Cellule_20_grisée" style:base-cell-address="Feuille1.G31"/>
      <style:map style:condition="is-true-formula(AND([.F31]&lt;&gt;0;[.G31]=&quot;&quot;))" style:apply-style-name="Cellule_20_invalide" style:base-cell-address="Feuille1.G31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2]=0)" style:apply-style-name="Cellule_20_grisée" style:base-cell-address="Feuille1.G32"/>
      <style:map style:condition="is-true-formula(AND([.F32]&lt;&gt;0;[.G32]=&quot;&quot;))" style:apply-style-name="Cellule_20_invalide" style:base-cell-address="Feuille1.G32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4]=0)" style:apply-style-name="Cellule_20_grisée" style:base-cell-address="Feuille1.G34"/>
      <style:map style:condition="is-true-formula(AND([.F34]&lt;&gt;0;[.G34]=&quot;&quot;))" style:apply-style-name="Cellule_20_invalide" style:base-cell-address="Feuille1.G34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5]=0)" style:apply-style-name="Cellule_20_grisée" style:base-cell-address="Feuille1.G35"/>
      <style:map style:condition="is-true-formula(AND([.F35]&lt;&gt;0;[.G35]=&quot;&quot;))" style:apply-style-name="Cellule_20_invalide" style:base-cell-address="Feuille1.G35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6]=0)" style:apply-style-name="Cellule_20_grisée" style:base-cell-address="Feuille1.G36"/>
      <style:map style:condition="is-true-formula(AND([.F36]&lt;&gt;0;[.G36]=&quot;&quot;))" style:apply-style-name="Cellule_20_invalide" style:base-cell-address="Feuille1.G36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8]=0)" style:apply-style-name="Cellule_20_grisée" style:base-cell-address="Feuille1.G38"/>
      <style:map style:condition="is-true-formula(AND([.F38]&lt;&gt;0;[.G38]=&quot;&quot;))" style:apply-style-name="Cellule_20_invalide" style:base-cell-address="Feuille1.G38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9]=0)" style:apply-style-name="Cellule_20_grisée" style:base-cell-address="Feuille1.G39"/>
      <style:map style:condition="is-true-formula(AND([.F39]&lt;&gt;0;[.G39]=&quot;&quot;))" style:apply-style-name="Cellule_20_invalide" style:base-cell-address="Feuille1.G39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0]=0)" style:apply-style-name="Cellule_20_grisée" style:base-cell-address="Feuille1.G40"/>
      <style:map style:condition="is-true-formula(AND([.F40]&lt;&gt;0;[.G40]=&quot;&quot;))" style:apply-style-name="Cellule_20_invalide" style:base-cell-address="Feuille1.G40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1]=0)" style:apply-style-name="Cellule_20_grisée" style:base-cell-address="Feuille1.G41"/>
      <style:map style:condition="is-true-formula(AND([.F41]&lt;&gt;0;[.G41]=&quot;&quot;))" style:apply-style-name="Cellule_20_invalide" style:base-cell-address="Feuille1.G41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3]=0)" style:apply-style-name="Cellule_20_grisée" style:base-cell-address="Feuille1.G43"/>
      <style:map style:condition="is-true-formula(AND([.F43]&lt;&gt;0;[.G43]=&quot;&quot;))" style:apply-style-name="Cellule_20_invalide" style:base-cell-address="Feuille1.G43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4]=0)" style:apply-style-name="Cellule_20_grisée" style:base-cell-address="Feuille1.G44"/>
      <style:map style:condition="is-true-formula(AND([.F44]&lt;&gt;0;[.G44]=&quot;&quot;))" style:apply-style-name="Cellule_20_invalide" style:base-cell-address="Feuille1.G44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5]=0)" style:apply-style-name="Cellule_20_grisée" style:base-cell-address="Feuille1.G45"/>
      <style:map style:condition="is-true-formula(AND([.F45]&lt;&gt;0;[.G45]=&quot;&quot;))" style:apply-style-name="Cellule_20_invalide" style:base-cell-address="Feuille1.G45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6]=0)" style:apply-style-name="Cellule_20_grisée" style:base-cell-address="Feuille1.G46"/>
      <style:map style:condition="is-true-formula(AND([.F46]&lt;&gt;0;[.G46]=&quot;&quot;))" style:apply-style-name="Cellule_20_invalide" style:base-cell-address="Feuille1.G46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7]=0)" style:apply-style-name="Cellule_20_grisée" style:base-cell-address="Feuille1.G47"/>
      <style:map style:condition="is-true-formula(AND([.F47]&lt;&gt;0;[.G47]=&quot;&quot;))" style:apply-style-name="Cellule_20_invalide" style:base-cell-address="Feuille1.G47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8]=0)" style:apply-style-name="Cellule_20_grisée" style:base-cell-address="Feuille1.G48"/>
      <style:map style:condition="is-true-formula(AND([.F48]&lt;&gt;0;[.G48]=&quot;&quot;))" style:apply-style-name="Cellule_20_invalide" style:base-cell-address="Feuille1.G48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0]=0)" style:apply-style-name="Cellule_20_grisée" style:base-cell-address="Feuille1.G50"/>
      <style:map style:condition="is-true-formula(AND([.F50]&lt;&gt;0;[.G50]=&quot;&quot;))" style:apply-style-name="Cellule_20_invalide" style:base-cell-address="Feuille1.G50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1]=0)" style:apply-style-name="Cellule_20_grisée" style:base-cell-address="Feuille1.G51"/>
      <style:map style:condition="is-true-formula(AND([.F51]&lt;&gt;0;[.G51]=&quot;&quot;))" style:apply-style-name="Cellule_20_invalide" style:base-cell-address="Feuille1.G51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2]=0)" style:apply-style-name="Cellule_20_grisée" style:base-cell-address="Feuille1.G52"/>
      <style:map style:condition="is-true-formula(AND([.F52]&lt;&gt;0;[.G52]=&quot;&quot;))" style:apply-style-name="Cellule_20_invalide" style:base-cell-address="Feuille1.G52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3]=0)" style:apply-style-name="Cellule_20_grisée" style:base-cell-address="Feuille1.G53"/>
      <style:map style:condition="is-true-formula(AND([.F53]&lt;&gt;0;[.G53]=&quot;&quot;))" style:apply-style-name="Cellule_20_invalide" style:base-cell-address="Feuille1.G53"/>
    </style:style>
    <style:style style:name="ce11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4]=0)" style:apply-style-name="Cellule_20_grisée" style:base-cell-address="Feuille1.G54"/>
      <style:map style:condition="is-true-formula(AND([.F54]&lt;&gt;0;[.G54]=&quot;&quot;))" style:apply-style-name="Cellule_20_invalide" style:base-cell-address="Feuille1.G54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6]=0)" style:apply-style-name="Cellule_20_grisée" style:base-cell-address="Feuille1.G56"/>
      <style:map style:condition="is-true-formula(AND([.F56]&lt;&gt;0;[.G56]=&quot;&quot;))" style:apply-style-name="Cellule_20_invalide" style:base-cell-address="Feuille1.G56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7]=0)" style:apply-style-name="Cellule_20_grisée" style:base-cell-address="Feuille1.G57"/>
      <style:map style:condition="is-true-formula(AND([.F57]&lt;&gt;0;[.G57]=&quot;&quot;))" style:apply-style-name="Cellule_20_invalide" style:base-cell-address="Feuille1.G57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9]=0)" style:apply-style-name="Cellule_20_grisée" style:base-cell-address="Feuille1.G59"/>
      <style:map style:condition="is-true-formula(AND([.F59]&lt;&gt;0;[.G59]=&quot;&quot;))" style:apply-style-name="Cellule_20_invalide" style:base-cell-address="Feuille1.G59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0]=0)" style:apply-style-name="Cellule_20_grisée" style:base-cell-address="Feuille1.G60"/>
      <style:map style:condition="is-true-formula(AND([.F60]&lt;&gt;0;[.G60]=&quot;&quot;))" style:apply-style-name="Cellule_20_invalide" style:base-cell-address="Feuille1.G60"/>
    </style:style>
    <style:style style:name="ce11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3]=0)" style:apply-style-name="Cellule_20_grisée" style:base-cell-address="Feuille1.G63"/>
      <style:map style:condition="is-true-formula(AND([.F63]&lt;&gt;0;[.G63]=&quot;&quot;))" style:apply-style-name="Cellule_20_invalide" style:base-cell-address="Feuille1.G63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8]=0)" style:apply-style-name="Cellule_20_grisée" style:base-cell-address="Feuille1.G68"/>
      <style:map style:condition="is-true-formula(AND([.F68]&lt;&gt;0;[.G68]=&quot;&quot;))" style:apply-style-name="Cellule_20_invalide" style:base-cell-address="Feuille1.G68"/>
    </style:style>
    <style:style style:name="ce7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5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3]=0)" style:apply-style-name="Cellule_20_grisée" style:base-cell-address="Feuille1.G73"/>
      <style:map style:condition="is-true-formula(AND([.F73]&lt;&gt;0;[.G73]=&quot;&quot;))" style:apply-style-name="Cellule_20_invalide" style:base-cell-address="Feuille1.G73"/>
    </style:style>
    <style:style style:name="ce55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4]=0)" style:apply-style-name="Cellule_20_grisée" style:base-cell-address="Feuille1.G74"/>
      <style:map style:condition="is-true-formula(AND([.F74]&lt;&gt;0;[.G74]=&quot;&quot;))" style:apply-style-name="Cellule_20_invalide" style:base-cell-address="Feuille1.G74"/>
    </style:style>
    <style:style style:name="ce55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5]=0)" style:apply-style-name="Cellule_20_grisée" style:base-cell-address="Feuille1.G75"/>
      <style:map style:condition="is-true-formula(AND([.F75]&lt;&gt;0;[.G75]=&quot;&quot;))" style:apply-style-name="Cellule_20_invalide" style:base-cell-address="Feuille1.G75"/>
    </style:style>
    <style:style style:name="ce55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6]=0)" style:apply-style-name="Cellule_20_grisée" style:base-cell-address="Feuille1.G76"/>
      <style:map style:condition="is-true-formula(AND([.F76]&lt;&gt;0;[.G76]=&quot;&quot;))" style:apply-style-name="Cellule_20_invalide" style:base-cell-address="Feuille1.G76"/>
    </style:style>
    <style:style style:name="ce6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8]=0)" style:apply-style-name="Cellule_20_grisée" style:base-cell-address="Feuille1.G78"/>
      <style:map style:condition="is-true-formula(AND([.F78]&lt;&gt;0;[.G78]=&quot;&quot;))" style:apply-style-name="Cellule_20_invalide" style:base-cell-address="Feuille1.G78"/>
    </style:style>
    <style:style style:name="ce62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9]=0)" style:apply-style-name="Cellule_20_grisée" style:base-cell-address="Feuille1.G79"/>
      <style:map style:condition="is-true-formula(AND([.F79]&lt;&gt;0;[.G79]=&quot;&quot;))" style:apply-style-name="Cellule_20_invalide" style:base-cell-address="Feuille1.G79"/>
    </style:style>
    <style:style style:name="ce236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12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"/>
    </style:style>
    <style:style style:name="ce12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"/>
    </style:style>
    <style:style style:name="ce5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"/>
    </style:style>
    <style:style style:name="ce5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"/>
    </style:style>
    <style:style style:name="ce57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"/>
    </style:style>
    <style:style style:name="ce57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"/>
    </style:style>
    <style:style style:name="ce57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2"/>
    </style:style>
    <style:style style:name="ce57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3"/>
    </style:style>
    <style:style style:name="ce5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4"/>
    </style:style>
    <style:style style:name="ce5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5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6"/>
    </style:style>
    <style:style style:name="ce5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7"/>
    </style:style>
    <style:style style:name="ce5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8"/>
    </style:style>
    <style:style style:name="ce5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9"/>
    </style:style>
    <style:style style:name="ce5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0"/>
    </style:style>
    <style:style style:name="ce1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1"/>
    </style:style>
    <style:style style:name="ce5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2"/>
    </style:style>
    <style:style style:name="ce5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3"/>
    </style:style>
    <style:style style:name="ce58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4"/>
    </style:style>
    <style:style style:name="ce70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5"/>
    </style:style>
    <style:style style:name="ce7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6"/>
    </style:style>
    <style:style style:name="ce7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7"/>
    </style:style>
    <style:style style:name="ce59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8"/>
    </style:style>
    <style:style style:name="ce59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9"/>
    </style:style>
    <style:style style:name="ce59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0"/>
    </style:style>
    <style:style style:name="ce1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1"/>
    </style:style>
    <style:style style:name="ce1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2"/>
    </style:style>
    <style:style style:name="ce7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3"/>
    </style:style>
    <style:style style:name="ce59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4"/>
    </style:style>
    <style:style style:name="ce59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5"/>
    </style:style>
    <style:style style:name="ce60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6"/>
    </style:style>
    <style:style style:name="ce7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7"/>
    </style:style>
    <style:style style:name="ce6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8"/>
    </style:style>
    <style:style style:name="ce6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9"/>
    </style:style>
    <style:style style:name="ce6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0"/>
    </style:style>
    <style:style style:name="ce6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1"/>
    </style:style>
    <style:style style:name="ce1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2"/>
    </style:style>
    <style:style style:name="ce6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3"/>
    </style:style>
    <style:style style:name="ce6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4"/>
    </style:style>
    <style:style style:name="ce6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5"/>
    </style:style>
    <style:style style:name="ce6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6"/>
    </style:style>
    <style:style style:name="ce6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7"/>
    </style:style>
    <style:style style:name="ce6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8"/>
    </style:style>
    <style:style style:name="ce6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9"/>
    </style:style>
    <style:style style:name="ce6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0"/>
    </style:style>
    <style:style style:name="ce6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1"/>
    </style:style>
    <style:style style:name="ce6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2"/>
    </style:style>
    <style:style style:name="ce6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3"/>
    </style:style>
    <style:style style:name="ce6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4"/>
    </style:style>
    <style:style style:name="ce6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5"/>
    </style:style>
    <style:style style:name="ce6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6"/>
    </style:style>
    <style:style style:name="ce6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7"/>
    </style:style>
    <style:style style:name="ce1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8"/>
    </style:style>
    <style:style style:name="ce6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9"/>
    </style:style>
    <style:style style:name="ce6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0"/>
    </style:style>
    <style:style style:name="ce14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2"/>
    </style:style>
    <style:style style:name="ce14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3"/>
    </style:style>
    <style:style style:name="ce74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4"/>
    </style:style>
    <style:style style:name="ce74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5"/>
    </style:style>
    <style:style style:name="ce74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6"/>
    </style:style>
    <style:style style:name="ce7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8"/>
    </style:style>
    <style:style style:name="ce74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0"/>
    </style:style>
    <style:style style:name="ce76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3"/>
    </style:style>
    <style:style style:name="ce76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4"/>
    </style:style>
    <style:style style:name="ce76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5"/>
    </style:style>
    <style:style style:name="ce76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6"/>
    </style:style>
    <style:style style:name="ce75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7"/>
    </style:style>
    <style:style style:name="ce76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8"/>
    </style:style>
    <style:style style:name="ce75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9"/>
    </style:style>
    <style:style style:name="ce76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0"/>
    </style:style>
    <style:style style:name="ce8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2"/>
    </style:style>
    <style:style style:name="ce8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3"/>
    </style:style>
    <style:style style:name="ce8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4"/>
    </style:style>
    <style:style style:name="ce63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"/>
    </style:style>
    <style:style style:name="ce63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"/>
    </style:style>
    <style:style style:name="ce63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"/>
    </style:style>
    <style:style style:name="ce634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"/>
    </style:style>
    <style:style style:name="ce635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"/>
    </style:style>
    <style:style style:name="ce636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"/>
    </style:style>
    <style:style style:name="ce637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"/>
    </style:style>
    <style:style style:name="ce638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2"/>
    </style:style>
    <style:style style:name="ce639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3"/>
    </style:style>
    <style:style style:name="ce640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4"/>
    </style:style>
    <style:style style:name="ce64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5"/>
    </style:style>
    <style:style style:name="ce642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6"/>
    </style:style>
    <style:style style:name="ce643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7"/>
    </style:style>
    <style:style style:name="ce644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8"/>
    </style:style>
    <style:style style:name="ce645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9"/>
    </style:style>
    <style:style style:name="ce646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0"/>
    </style:style>
    <style:style style:name="ce647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1"/>
    </style:style>
    <style:style style:name="ce648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2"/>
    </style:style>
    <style:style style:name="ce649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3"/>
    </style:style>
    <style:style style:name="ce65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4"/>
    </style:style>
    <style:style style:name="ce651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5"/>
    </style:style>
    <style:style style:name="ce652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6"/>
    </style:style>
    <style:style style:name="ce15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7"/>
    </style:style>
    <style:style style:name="ce15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8"/>
    </style:style>
    <style:style style:name="ce15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9"/>
    </style:style>
    <style:style style:name="ce15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0"/>
    </style:style>
    <style:style style:name="ce657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1"/>
    </style:style>
    <style:style style:name="ce65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2"/>
    </style:style>
    <style:style style:name="ce659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3"/>
    </style:style>
    <style:style style:name="ce66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4"/>
    </style:style>
    <style:style style:name="ce66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5"/>
    </style:style>
    <style:style style:name="ce662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6"/>
    </style:style>
    <style:style style:name="ce663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7"/>
    </style:style>
    <style:style style:name="ce664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8"/>
    </style:style>
    <style:style style:name="ce665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9"/>
    </style:style>
    <style:style style:name="ce66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0"/>
    </style:style>
    <style:style style:name="ce667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1"/>
    </style:style>
    <style:style style:name="ce156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2"/>
    </style:style>
    <style:style style:name="ce669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3"/>
    </style:style>
    <style:style style:name="ce670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4"/>
    </style:style>
    <style:style style:name="ce67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5"/>
    </style:style>
    <style:style style:name="ce67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6"/>
    </style:style>
    <style:style style:name="ce67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7"/>
    </style:style>
    <style:style style:name="ce674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8"/>
    </style:style>
    <style:style style:name="ce675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9"/>
    </style:style>
    <style:style style:name="ce676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0"/>
    </style:style>
    <style:style style:name="ce677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1"/>
    </style:style>
    <style:style style:name="ce67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2"/>
    </style:style>
    <style:style style:name="ce679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3"/>
    </style:style>
    <style:style style:name="ce680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4"/>
    </style:style>
    <style:style style:name="ce681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5"/>
    </style:style>
    <style:style style:name="ce68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56"/>
    </style:style>
    <style:style style:name="ce683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7"/>
    </style:style>
    <style:style style:name="ce158" style:family="table-cell" style:parent-style-name="Default" style:data-style-name="N0">
      <style:table-cell-properties fo:background-color="#ef413d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8"/>
    </style:style>
    <style:style style:name="ce685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9"/>
    </style:style>
    <style:style style:name="ce68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0"/>
    </style:style>
    <style:style style:name="ce159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2"/>
    </style:style>
    <style:style style:name="ce688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3"/>
    </style:style>
    <style:style style:name="ce16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4"/>
    </style:style>
    <style:style style:name="ce161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5"/>
    </style:style>
    <style:style style:name="ce162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6"/>
    </style:style>
    <style:style style:name="ce163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8"/>
    </style:style>
    <style:style style:name="ce164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C69"/>
    </style:style>
    <style:style style:name="ce76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0"/>
    </style:style>
    <style:style style:name="ce776" style:family="table-cell" style:parent-style-name="Default" style:data-style-name="N0">
      <style:table-cell-properties fo:background-color="#57983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1"/>
    </style:style>
    <style:style style:name="ce779" style:family="table-cell" style:parent-style-name="Default" style:data-style-name="N0">
      <style:table-cell-properties fo:background-color="#57983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2"/>
    </style:style>
    <style:style style:name="ce800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3"/>
    </style:style>
    <style:style style:name="ce80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4"/>
    </style:style>
    <style:style style:name="ce80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5"/>
    </style:style>
    <style:style style:name="ce80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6"/>
    </style:style>
    <style:style style:name="ce827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7"/>
    </style:style>
    <style:style style:name="ce850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8"/>
    </style:style>
    <style:style style:name="ce851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9"/>
    </style:style>
    <style:style style:name="ce852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0"/>
    </style:style>
    <style:style style:name="ce9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2"/>
    </style:style>
    <style:style style:name="ce94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3"/>
    </style:style>
    <style:style style:name="ce9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4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2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3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4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5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6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7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8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9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0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1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2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3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4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5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6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7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8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9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0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1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2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3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4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5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6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7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8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9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0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1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2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3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4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5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6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7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8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9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0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1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2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3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4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5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6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7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8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9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0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2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3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4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5"/>
    </style:style>
    <style:style style:name="ce9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6"/>
    </style:style>
    <style:style style:name="ce2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8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9"/>
    </style:style>
    <style:style style:name="ce8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0"/>
    </style:style>
    <style:style style:name="ce8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3"/>
    </style:style>
    <style:style style:name="ce8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4"/>
    </style:style>
    <style:style style:name="ce8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5"/>
    </style:style>
    <style:style style:name="ce8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6"/>
    </style:style>
    <style:style style:name="ce9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7"/>
    </style:style>
    <style:style style:name="ce9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8"/>
    </style:style>
    <style:style style:name="ce9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9"/>
    </style:style>
    <style:style style:name="ce9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0"/>
    </style:style>
    <style:style style:name="ce10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2"/>
    </style:style>
    <style:style style:name="ce10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3"/>
    </style:style>
    <style:style style:name="ce10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4"/>
    </style:style>
    <style:style style:name="ce2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3"/>
    </style:style>
    <style:style style:name="ce2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42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K2"/>
    </style:style>
    <style:style style:name="ce9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6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8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9"/>
    </style:style>
    <style:style style:name="ce8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0"/>
    </style:style>
    <style:style style:name="ce9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3"/>
    </style:style>
    <style:style style:name="ce9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4"/>
    </style:style>
    <style:style style:name="ce9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5"/>
    </style:style>
    <style:style style:name="ce9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6"/>
    </style:style>
    <style:style style:name="ce9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7"/>
    </style:style>
    <style:style style:name="ce10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9"/>
    </style:style>
    <style:style style:name="ce10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0"/>
    </style:style>
    <style:style style:name="ce10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2"/>
    </style:style>
    <style:style style:name="ce10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66"/>
    </style:style>
    <style:style style:name="ce9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4"/>
    </style:style>
    <style:style style:name="ce9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5"/>
    </style:style>
    <style:style style:name="ce9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6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3]=0)" style:apply-style-name="Cellule_20_grisée" style:base-cell-address="Feuille1.M3"/>
    </style:style>
    <style:style style:name="ce77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9"/>
    </style:style>
    <style:style style:name="ce77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0"/>
    </style:style>
    <style:style style:name="ce101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66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68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69"/>
    </style:style>
    <style:style style:name="ce8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0"/>
    </style:style>
    <style:style style:name="ce93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3"/>
    </style:style>
    <style:style style:name="ce93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4"/>
    </style:style>
    <style:style style:name="ce9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5"/>
    </style:style>
    <style:style style:name="ce94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6"/>
    </style:style>
    <style:style style:name="ce97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7"/>
    </style:style>
    <style:style style:name="ce10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8"/>
    </style:style>
    <style:style style:name="ce111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2"/>
    </style:style>
    <style:style style:name="ce11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3"/>
    </style:style>
    <style:style style:name="ce110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4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2"/>
      <style:map style:condition="is-true-formula(AND(#REF!&gt;1;#REF!=&quot;&quot;))" style:apply-style-name="Cellule_20_invalide" style:base-cell-address="Feuille1.O2"/>
    </style:style>
    <style:style style:name="ce24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N3]=1)" style:apply-style-name="Cellule_20_grisée" style:base-cell-address="Feuille1.O3"/>
      <style:map style:condition="is-true-formula(AND([.N3]&gt;1;[.O3]=&quot;&quot;))" style:apply-style-name="Cellule_20_invalide" style:base-cell-address="Feuille1.O3"/>
    </style:style>
    <style:style style:name="ce78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19"/>
      <style:map style:condition="is-true-formula(AND(#REF!&gt;1;#REF!=&quot;&quot;))" style:apply-style-name="Cellule_20_invalide" style:base-cell-address="Feuille1.O19"/>
    </style:style>
    <style:style style:name="ce7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20"/>
      <style:map style:condition="is-true-formula(AND(#REF!&gt;1;#REF!=&quot;&quot;))" style:apply-style-name="Cellule_20_invalide" style:base-cell-address="Feuille1.O20"/>
    </style:style>
    <style:style style:name="ce10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66"/>
      <style:map style:condition="is-true-formula(AND(#REF!&gt;1;#REF!=&quot;&quot;))" style:apply-style-name="Cellule_20_invalide" style:base-cell-address="Feuille1.O66"/>
    </style:style>
    <style:style style:name="ce2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68"/>
      <style:map style:condition="is-true-formula(AND(#REF!&gt;1;#REF!=&quot;&quot;))" style:apply-style-name="Cellule_20_invalide" style:base-cell-address="Feuille1.O68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69"/>
      <style:map style:condition="is-true-formula(AND(#REF!&gt;1;#REF!=&quot;&quot;))" style:apply-style-name="Cellule_20_invalide" style:base-cell-address="Feuille1.O69"/>
    </style:style>
    <style:style style:name="ce86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0"/>
      <style:map style:condition="is-true-formula(AND(#REF!&gt;1;#REF!=&quot;&quot;))" style:apply-style-name="Cellule_20_invalide" style:base-cell-address="Feuille1.O70"/>
    </style:style>
    <style:style style:name="ce9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3"/>
      <style:map style:condition="is-true-formula(AND(#REF!&gt;1;#REF!=&quot;&quot;))" style:apply-style-name="Cellule_20_invalide" style:base-cell-address="Feuille1.O73"/>
    </style:style>
    <style:style style:name="ce9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4"/>
      <style:map style:condition="is-true-formula(AND(#REF!&gt;1;#REF!=&quot;&quot;))" style:apply-style-name="Cellule_20_invalide" style:base-cell-address="Feuille1.O74"/>
    </style:style>
    <style:style style:name="ce95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5"/>
      <style:map style:condition="is-true-formula(AND(#REF!&gt;1;#REF!=&quot;&quot;))" style:apply-style-name="Cellule_20_invalide" style:base-cell-address="Feuille1.O75"/>
    </style:style>
    <style:style style:name="ce9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6"/>
      <style:map style:condition="is-true-formula(AND(#REF!&gt;1;#REF!=&quot;&quot;))" style:apply-style-name="Cellule_20_invalide" style:base-cell-address="Feuille1.O76"/>
    </style:style>
    <style:style style:name="ce9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7"/>
      <style:map style:condition="is-true-formula(AND(#REF!&gt;1;#REF!=&quot;&quot;))" style:apply-style-name="Cellule_20_invalide" style:base-cell-address="Feuille1.O77"/>
    </style:style>
    <style:style style:name="ce101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8"/>
      <style:map style:condition="is-true-formula(AND(#REF!&gt;1;#REF!=&quot;&quot;))" style:apply-style-name="Cellule_20_invalide" style:base-cell-address="Feuille1.O78"/>
    </style:style>
    <style:style style:name="ce113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82"/>
      <style:map style:condition="is-true-formula(AND(#REF!&gt;1;#REF!=&quot;&quot;))" style:apply-style-name="Cellule_20_invalide" style:base-cell-address="Feuille1.O82"/>
    </style:style>
    <style:style style:name="ce112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83"/>
      <style:map style:condition="is-true-formula(AND(#REF!&gt;1;#REF!=&quot;&quot;))" style:apply-style-name="Cellule_20_invalide" style:base-cell-address="Feuille1.O83"/>
    </style:style>
    <style:style style:name="ce112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84"/>
      <style:map style:condition="is-true-formula(AND(#REF!&gt;1;#REF!=&quot;&quot;))" style:apply-style-name="Cellule_20_invalide" style:base-cell-address="Feuille1.O84"/>
    </style:style>
    <style:style style:name="ce25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"/>
      <style:map style:condition="is-true-formula(AND(#REF!&gt;1;#REF!=&quot;&quot;))" style:apply-style-name="Cellule_20_invalide" style:base-cell-address="Feuille1.P2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N3]=1)" style:apply-style-name="Cellule_20_grisée" style:base-cell-address="Feuille1.P3"/>
      <style:map style:condition="is-true-formula(AND([.N3]&gt;1;[.P3]=&quot;&quot;))" style:apply-style-name="Cellule_20_invalide" style:base-cell-address="Feuille1.P3"/>
    </style:style>
    <style:style style:name="ce7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9"/>
      <style:map style:condition="is-true-formula(AND(#REF!&gt;1;#REF!=&quot;&quot;))" style:apply-style-name="Cellule_20_invalide" style:base-cell-address="Feuille1.P19"/>
    </style:style>
    <style:style style:name="ce78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0"/>
      <style:map style:condition="is-true-formula(AND(#REF!&gt;1;#REF!=&quot;&quot;))" style:apply-style-name="Cellule_20_invalide" style:base-cell-address="Feuille1.P20"/>
    </style:style>
    <style:style style:name="ce10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66"/>
      <style:map style:condition="is-true-formula(AND(#REF!&gt;1;#REF!=&quot;&quot;))" style:apply-style-name="Cellule_20_invalide" style:base-cell-address="Feuille1.P66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68"/>
      <style:map style:condition="is-true-formula(AND(#REF!&gt;1;#REF!=&quot;&quot;))" style:apply-style-name="Cellule_20_invalide" style:base-cell-address="Feuille1.P68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69"/>
      <style:map style:condition="is-true-formula(AND(#REF!&gt;1;#REF!=&quot;&quot;))" style:apply-style-name="Cellule_20_invalide" style:base-cell-address="Feuille1.P69"/>
    </style:style>
    <style:style style:name="ce86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0"/>
      <style:map style:condition="is-true-formula(AND(#REF!&gt;1;#REF!=&quot;&quot;))" style:apply-style-name="Cellule_20_invalide" style:base-cell-address="Feuille1.P70"/>
    </style:style>
    <style:style style:name="ce9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3"/>
      <style:map style:condition="is-true-formula(AND(#REF!&gt;1;#REF!=&quot;&quot;))" style:apply-style-name="Cellule_20_invalide" style:base-cell-address="Feuille1.P73"/>
    </style:style>
    <style:style style:name="ce9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4"/>
      <style:map style:condition="is-true-formula(AND(#REF!&gt;1;#REF!=&quot;&quot;))" style:apply-style-name="Cellule_20_invalide" style:base-cell-address="Feuille1.P74"/>
    </style:style>
    <style:style style:name="ce96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5"/>
      <style:map style:condition="is-true-formula(AND(#REF!&gt;1;#REF!=&quot;&quot;))" style:apply-style-name="Cellule_20_invalide" style:base-cell-address="Feuille1.P75"/>
    </style:style>
    <style:style style:name="ce96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6"/>
      <style:map style:condition="is-true-formula(AND(#REF!&gt;1;#REF!=&quot;&quot;))" style:apply-style-name="Cellule_20_invalide" style:base-cell-address="Feuille1.P76"/>
    </style:style>
    <style:style style:name="ce9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7"/>
      <style:map style:condition="is-true-formula(AND(#REF!&gt;1;#REF!=&quot;&quot;))" style:apply-style-name="Cellule_20_invalide" style:base-cell-address="Feuille1.P77"/>
    </style:style>
    <style:style style:name="ce103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8"/>
      <style:map style:condition="is-true-formula(AND(#REF!&gt;1;#REF!=&quot;&quot;))" style:apply-style-name="Cellule_20_invalide" style:base-cell-address="Feuille1.P78"/>
    </style:style>
    <style:style style:name="ce11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2"/>
      <style:map style:condition="is-true-formula(AND(#REF!&gt;1;#REF!=&quot;&quot;))" style:apply-style-name="Cellule_20_invalide" style:base-cell-address="Feuille1.P82"/>
    </style:style>
    <style:style style:name="ce114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3"/>
      <style:map style:condition="is-true-formula(AND(#REF!&gt;1;#REF!=&quot;&quot;))" style:apply-style-name="Cellule_20_invalide" style:base-cell-address="Feuille1.P83"/>
    </style:style>
    <style:style style:name="ce114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4"/>
      <style:map style:condition="is-true-formula(AND(#REF!&gt;1;#REF!=&quot;&quot;))" style:apply-style-name="Cellule_20_invalide" style:base-cell-address="Feuille1.P84"/>
    </style:style>
    <style:style style:name="ce25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2"/>
      <style:map style:condition="is-true-formula(AND(#REF!&gt;1;#REF!=&quot;&quot;))" style:apply-style-name="Cellule_20_invalide" style:base-cell-address="Feuille1.Q2"/>
    </style:style>
    <style:style style:name="ce25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N3]=1)" style:apply-style-name="Cellule_20_grisée" style:base-cell-address="Feuille1.Q3"/>
      <style:map style:condition="is-true-formula(AND([.N3]&gt;1;[.Q3]=&quot;&quot;))" style:apply-style-name="Cellule_20_invalide" style:base-cell-address="Feuille1.Q3"/>
    </style:style>
    <style:style style:name="ce79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19"/>
      <style:map style:condition="is-true-formula(AND(#REF!&gt;1;#REF!=&quot;&quot;))" style:apply-style-name="Cellule_20_invalide" style:base-cell-address="Feuille1.Q19"/>
    </style:style>
    <style:style style:name="ce79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20"/>
      <style:map style:condition="is-true-formula(AND(#REF!&gt;1;#REF!=&quot;&quot;))" style:apply-style-name="Cellule_20_invalide" style:base-cell-address="Feuille1.Q20"/>
    </style:style>
    <style:style style:name="ce26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5"/>
      <style:map style:condition="is-true-formula(AND(#REF!&gt;1;#REF!=&quot;&quot;))" style:apply-style-name="Cellule_20_invalide" style:base-cell-address="Feuille1.Q65"/>
    </style:style>
    <style:style style:name="ce107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6"/>
      <style:map style:condition="is-true-formula(AND(#REF!&gt;1;#REF!=&quot;&quot;))" style:apply-style-name="Cellule_20_invalide" style:base-cell-address="Feuille1.Q66"/>
    </style:style>
    <style:style style:name="ce26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8"/>
      <style:map style:condition="is-true-formula(AND(#REF!&gt;1;#REF!=&quot;&quot;))" style:apply-style-name="Cellule_20_invalide" style:base-cell-address="Feuille1.Q68"/>
    </style:style>
    <style:style style:name="ce26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9"/>
      <style:map style:condition="is-true-formula(AND(#REF!&gt;1;#REF!=&quot;&quot;))" style:apply-style-name="Cellule_20_invalide" style:base-cell-address="Feuille1.Q69"/>
    </style:style>
    <style:style style:name="ce87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0"/>
      <style:map style:condition="is-true-formula(AND(#REF!&gt;1;#REF!=&quot;&quot;))" style:apply-style-name="Cellule_20_invalide" style:base-cell-address="Feuille1.Q70"/>
    </style:style>
    <style:style style:name="ce93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3"/>
      <style:map style:condition="is-true-formula(AND(#REF!&gt;1;#REF!=&quot;&quot;))" style:apply-style-name="Cellule_20_invalide" style:base-cell-address="Feuille1.Q73"/>
    </style:style>
    <style:style style:name="ce93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5"/>
      <style:map style:condition="is-true-formula(AND(#REF!&gt;1;#REF!=&quot;&quot;))" style:apply-style-name="Cellule_20_invalide" style:base-cell-address="Feuille1.Q75"/>
    </style:style>
    <style:style style:name="ce10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7"/>
      <style:map style:condition="is-true-formula(AND(#REF!&gt;1;#REF!=&quot;&quot;))" style:apply-style-name="Cellule_20_invalide" style:base-cell-address="Feuille1.Q77"/>
    </style:style>
    <style:style style:name="ce105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8"/>
      <style:map style:condition="is-true-formula(AND(#REF!&gt;1;#REF!=&quot;&quot;))" style:apply-style-name="Cellule_20_invalide" style:base-cell-address="Feuille1.Q78"/>
    </style:style>
    <style:style style:name="ce118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82"/>
      <style:map style:condition="is-true-formula(AND(#REF!&gt;1;#REF!=&quot;&quot;))" style:apply-style-name="Cellule_20_invalide" style:base-cell-address="Feuille1.Q82"/>
    </style:style>
    <style:style style:name="ce115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83"/>
      <style:map style:condition="is-true-formula(AND(#REF!&gt;1;#REF!=&quot;&quot;))" style:apply-style-name="Cellule_20_invalide" style:base-cell-address="Feuille1.Q83"/>
    </style:style>
    <style:style style:name="ce116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84"/>
      <style:map style:condition="is-true-formula(AND(#REF!&gt;1;#REF!=&quot;&quot;))" style:apply-style-name="Cellule_20_invalide" style:base-cell-address="Feuille1.Q84"/>
    </style:style>
    <style:style style:name="ce26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2"/>
    </style:style>
    <style:style style:name="ce107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3"/>
    </style:style>
    <style:style style:name="ce80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19"/>
    </style:style>
    <style:style style:name="ce80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C20"/>
    </style:style>
    <style:style style:name="ce26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65"/>
    </style:style>
    <style:style style:name="ce108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L66"/>
    </style:style>
    <style:style style:name="ce26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68"/>
    </style:style>
    <style:style style:name="ce26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69"/>
    </style:style>
    <style:style style:name="ce89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70"/>
    </style:style>
    <style:style style:name="ce94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73"/>
    </style:style>
    <style:style style:name="ce94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75"/>
    </style:style>
    <style:style style:name="ce101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77"/>
    </style:style>
    <style:style style:name="ce106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78"/>
    </style:style>
    <style:style style:name="ce119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82"/>
    </style:style>
    <style:style style:name="ce118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83"/>
    </style:style>
    <style:style style:name="ce120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84"/>
    </style:style>
    <style:style style:name="ce1089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"/>
    </style:style>
    <style:style style:name="ce2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"/>
    </style:style>
    <style:style style:name="ce2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"/>
    </style:style>
    <style:style style:name="ce2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"/>
    </style:style>
    <style:style style:name="ce2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"/>
    </style:style>
    <style:style style:name="ce2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"/>
    </style:style>
    <style:style style:name="ce2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9"/>
    </style:style>
    <style:style style:name="ce2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0"/>
    </style:style>
    <style:style style:name="ce28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1"/>
    </style:style>
    <style:style style:name="ce2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2"/>
    </style:style>
    <style:style style:name="ce2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3"/>
    </style:style>
    <style:style style:name="ce28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4"/>
    </style:style>
    <style:style style:name="ce28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5"/>
    </style:style>
    <style:style style:name="ce29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6"/>
    </style:style>
    <style:style style:name="ce29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7"/>
    </style:style>
    <style:style style:name="ce29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8"/>
    </style:style>
    <style:style style:name="ce8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9"/>
    </style:style>
    <style:style style:name="ce8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0"/>
    </style:style>
    <style:style style:name="ce29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1"/>
    </style:style>
    <style:style style:name="ce29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2"/>
    </style:style>
    <style:style style:name="ce29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3"/>
    </style:style>
    <style:style style:name="ce29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4"/>
    </style:style>
    <style:style style:name="ce29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5"/>
    </style:style>
    <style:style style:name="ce29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6"/>
    </style:style>
    <style:style style:name="ce29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7"/>
    </style:style>
    <style:style style:name="ce30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8"/>
    </style:style>
    <style:style style:name="ce30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9"/>
    </style:style>
    <style:style style:name="ce3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0"/>
    </style:style>
    <style:style style:name="ce3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1"/>
    </style:style>
    <style:style style:name="ce3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2"/>
    </style:style>
    <style:style style:name="ce3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3"/>
    </style:style>
    <style:style style:name="ce30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4"/>
    </style:style>
    <style:style style:name="ce3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5"/>
    </style:style>
    <style:style style:name="ce3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6"/>
    </style:style>
    <style:style style:name="ce3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7"/>
    </style:style>
    <style:style style:name="ce3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8"/>
    </style:style>
    <style:style style:name="ce3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9"/>
    </style:style>
    <style:style style:name="ce3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0"/>
    </style:style>
    <style:style style:name="ce3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1"/>
    </style:style>
    <style:style style:name="ce3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2"/>
    </style:style>
    <style:style style:name="ce3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3"/>
    </style:style>
    <style:style style:name="ce3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4"/>
    </style:style>
    <style:style style:name="ce3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5"/>
    </style:style>
    <style:style style:name="ce3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6"/>
    </style:style>
    <style:style style:name="ce3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7"/>
    </style:style>
    <style:style style:name="ce3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8"/>
    </style:style>
    <style:style style:name="ce3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9"/>
    </style:style>
    <style:style style:name="ce3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0"/>
    </style:style>
    <style:style style:name="ce3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1"/>
    </style:style>
    <style:style style:name="ce3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2"/>
    </style:style>
    <style:style style:name="ce32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3"/>
    </style:style>
    <style:style style:name="ce32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4"/>
    </style:style>
    <style:style style:name="ce32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5"/>
    </style:style>
    <style:style style:name="ce32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6"/>
    </style:style>
    <style:style style:name="ce32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7"/>
    </style:style>
    <style:style style:name="ce33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8"/>
    </style:style>
    <style:style style:name="ce3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9"/>
    </style:style>
    <style:style style:name="ce3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0"/>
    </style:style>
    <style:style style:name="ce3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2"/>
    </style:style>
    <style:style style:name="ce3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3"/>
    </style:style>
    <style:style style:name="ce3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4"/>
    </style:style>
    <style:style style:name="ce3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5"/>
    </style:style>
    <style:style style:name="ce11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6"/>
    </style:style>
    <style:style style:name="ce3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8"/>
    </style:style>
    <style:style style:name="ce3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9"/>
    </style:style>
    <style:style style:name="ce95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0"/>
    </style:style>
    <style:style style:name="ce10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3"/>
    </style:style>
    <style:style style:name="ce10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4"/>
    </style:style>
    <style:style style:name="ce10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5"/>
    </style:style>
    <style:style style:name="ce10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6"/>
    </style:style>
    <style:style style:name="ce11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7"/>
    </style:style>
    <style:style style:name="ce114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8"/>
    </style:style>
    <style:style style:name="ce114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9"/>
    </style:style>
    <style:style style:name="ce114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0"/>
    </style:style>
    <style:style style:name="ce12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2"/>
    </style:style>
    <style:style style:name="ce126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3"/>
    </style:style>
    <style:style style:name="ce126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4"/>
    </style:style>
    <style:style style:name="ce8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]=0)" style:apply-style-name="Cellule_20_grisée" style:base-cell-address="Feuille1.U2"/>
      <style:map style:condition="is-true-formula(AND([.T2]&lt;&gt;0;[.U2]=&quot;&quot;))" style:apply-style-name="Cellule_20_invalide" style:base-cell-address="Feuille1.U2"/>
    </style:style>
    <style:style style:name="ce8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]=0)" style:apply-style-name="Cellule_20_grisée" style:base-cell-address="Feuille1.U3"/>
      <style:map style:condition="is-true-formula(AND([.T3]&lt;&gt;0;[.U3]=&quot;&quot;))" style:apply-style-name="Cellule_20_invalide" style:base-cell-address="Feuille1.U3"/>
    </style:style>
    <style:style style:name="ce3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]=0)" style:apply-style-name="Cellule_20_grisée" style:base-cell-address="Feuille1.U5"/>
      <style:map style:condition="is-true-formula(AND([.T5]&lt;&gt;0;[.U5]=&quot;&quot;))" style:apply-style-name="Cellule_20_invalide" style:base-cell-address="Feuille1.U5"/>
    </style:style>
    <style:style style:name="ce3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]=0)" style:apply-style-name="Cellule_20_grisée" style:base-cell-address="Feuille1.U6"/>
      <style:map style:condition="is-true-formula(AND([.T6]&lt;&gt;0;[.U6]=&quot;&quot;))" style:apply-style-name="Cellule_20_invalide" style:base-cell-address="Feuille1.U6"/>
    </style:style>
    <style:style style:name="ce3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]=0)" style:apply-style-name="Cellule_20_grisée" style:base-cell-address="Feuille1.U7"/>
      <style:map style:condition="is-true-formula(AND([.T7]&lt;&gt;0;[.U7]=&quot;&quot;))" style:apply-style-name="Cellule_20_invalide" style:base-cell-address="Feuille1.U7"/>
    </style:style>
    <style:style style:name="ce3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]=0)" style:apply-style-name="Cellule_20_grisée" style:base-cell-address="Feuille1.U8"/>
      <style:map style:condition="is-true-formula(AND([.T8]&lt;&gt;0;[.U8]=&quot;&quot;))" style:apply-style-name="Cellule_20_invalide" style:base-cell-address="Feuille1.U8"/>
    </style:style>
    <style:style style:name="ce3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9]=0)" style:apply-style-name="Cellule_20_grisée" style:base-cell-address="Feuille1.U9"/>
      <style:map style:condition="is-true-formula(AND([.T9]&lt;&gt;0;[.U9]=&quot;&quot;))" style:apply-style-name="Cellule_20_invalide" style:base-cell-address="Feuille1.U9"/>
    </style:style>
    <style:style style:name="ce3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0]=0)" style:apply-style-name="Cellule_20_grisée" style:base-cell-address="Feuille1.U10"/>
      <style:map style:condition="is-true-formula(AND([.T10]&lt;&gt;0;[.U10]=&quot;&quot;))" style:apply-style-name="Cellule_20_invalide" style:base-cell-address="Feuille1.U10"/>
    </style:style>
    <style:style style:name="ce3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1]=0)" style:apply-style-name="Cellule_20_grisée" style:base-cell-address="Feuille1.U11"/>
      <style:map style:condition="is-true-formula(AND([.T11]&lt;&gt;0;[.U11]=&quot;&quot;))" style:apply-style-name="Cellule_20_invalide" style:base-cell-address="Feuille1.U11"/>
    </style:style>
    <style:style style:name="ce3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2]=0)" style:apply-style-name="Cellule_20_grisée" style:base-cell-address="Feuille1.U12"/>
      <style:map style:condition="is-true-formula(AND([.T12]&lt;&gt;0;[.U12]=&quot;&quot;))" style:apply-style-name="Cellule_20_invalide" style:base-cell-address="Feuille1.U12"/>
    </style:style>
    <style:style style:name="ce3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3]=0)" style:apply-style-name="Cellule_20_grisée" style:base-cell-address="Feuille1.U13"/>
      <style:map style:condition="is-true-formula(AND([.T13]&lt;&gt;0;[.U13]=&quot;&quot;))" style:apply-style-name="Cellule_20_invalide" style:base-cell-address="Feuille1.U13"/>
    </style:style>
    <style:style style:name="ce3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4]=0)" style:apply-style-name="Cellule_20_grisée" style:base-cell-address="Feuille1.U14"/>
      <style:map style:condition="is-true-formula(AND([.T14]&lt;&gt;0;[.U14]=&quot;&quot;))" style:apply-style-name="Cellule_20_invalide" style:base-cell-address="Feuille1.U14"/>
    </style:style>
    <style:style style:name="ce3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5]=0)" style:apply-style-name="Cellule_20_grisée" style:base-cell-address="Feuille1.U15"/>
      <style:map style:condition="is-true-formula(AND([.T15]&lt;&gt;0;[.U15]=&quot;&quot;))" style:apply-style-name="Cellule_20_invalide" style:base-cell-address="Feuille1.U15"/>
    </style:style>
    <style:style style:name="ce3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6]=0)" style:apply-style-name="Cellule_20_grisée" style:base-cell-address="Feuille1.U16"/>
      <style:map style:condition="is-true-formula(AND([.T16]&lt;&gt;0;[.U16]=&quot;&quot;))" style:apply-style-name="Cellule_20_invalide" style:base-cell-address="Feuille1.U16"/>
    </style:style>
    <style:style style:name="ce3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7]=0)" style:apply-style-name="Cellule_20_grisée" style:base-cell-address="Feuille1.U17"/>
      <style:map style:condition="is-true-formula(AND([.T17]&lt;&gt;0;[.U17]=&quot;&quot;))" style:apply-style-name="Cellule_20_invalide" style:base-cell-address="Feuille1.U17"/>
    </style:style>
    <style:style style:name="ce3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8]=0)" style:apply-style-name="Cellule_20_grisée" style:base-cell-address="Feuille1.U18"/>
      <style:map style:condition="is-true-formula(AND([.T18]&lt;&gt;0;[.U18]=&quot;&quot;))" style:apply-style-name="Cellule_20_invalide" style:base-cell-address="Feuille1.U18"/>
    </style:style>
    <style:style style:name="ce9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9]=0)" style:apply-style-name="Cellule_20_grisée" style:base-cell-address="Feuille1.U19"/>
      <style:map style:condition="is-true-formula(AND([.T19]&lt;&gt;0;[.U19]=&quot;&quot;))" style:apply-style-name="Cellule_20_invalide" style:base-cell-address="Feuille1.U19"/>
    </style:style>
    <style:style style:name="ce9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0]=0)" style:apply-style-name="Cellule_20_grisée" style:base-cell-address="Feuille1.U20"/>
      <style:map style:condition="is-true-formula(AND([.T20]&lt;&gt;0;[.U20]=&quot;&quot;))" style:apply-style-name="Cellule_20_invalide" style:base-cell-address="Feuille1.U20"/>
    </style:style>
    <style:style style:name="ce3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1]=0)" style:apply-style-name="Cellule_20_grisée" style:base-cell-address="Feuille1.U21"/>
      <style:map style:condition="is-true-formula(AND([.T21]&lt;&gt;0;[.U21]=&quot;&quot;))" style:apply-style-name="Cellule_20_invalide" style:base-cell-address="Feuille1.U21"/>
    </style:style>
    <style:style style:name="ce3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2]=0)" style:apply-style-name="Cellule_20_grisée" style:base-cell-address="Feuille1.U22"/>
      <style:map style:condition="is-true-formula(AND([.T22]&lt;&gt;0;[.U22]=&quot;&quot;))" style:apply-style-name="Cellule_20_invalide" style:base-cell-address="Feuille1.U22"/>
    </style:style>
    <style:style style:name="ce3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3]=0)" style:apply-style-name="Cellule_20_grisée" style:base-cell-address="Feuille1.U23"/>
      <style:map style:condition="is-true-formula(AND([.T23]&lt;&gt;0;[.U23]=&quot;&quot;))" style:apply-style-name="Cellule_20_invalide" style:base-cell-address="Feuille1.U23"/>
    </style:style>
    <style:style style:name="ce3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4]=0)" style:apply-style-name="Cellule_20_grisée" style:base-cell-address="Feuille1.U24"/>
      <style:map style:condition="is-true-formula(AND([.T24]&lt;&gt;0;[.U24]=&quot;&quot;))" style:apply-style-name="Cellule_20_invalide" style:base-cell-address="Feuille1.U24"/>
    </style:style>
    <style:style style:name="ce3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5]=0)" style:apply-style-name="Cellule_20_grisée" style:base-cell-address="Feuille1.U25"/>
      <style:map style:condition="is-true-formula(AND([.T25]&lt;&gt;0;[.U25]=&quot;&quot;))" style:apply-style-name="Cellule_20_invalide" style:base-cell-address="Feuille1.U25"/>
    </style:style>
    <style:style style:name="ce3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6]=0)" style:apply-style-name="Cellule_20_grisée" style:base-cell-address="Feuille1.U26"/>
      <style:map style:condition="is-true-formula(AND([.T26]&lt;&gt;0;[.U26]=&quot;&quot;))" style:apply-style-name="Cellule_20_invalide" style:base-cell-address="Feuille1.U26"/>
    </style:style>
    <style:style style:name="ce3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7]=0)" style:apply-style-name="Cellule_20_grisée" style:base-cell-address="Feuille1.U27"/>
      <style:map style:condition="is-true-formula(AND([.T27]&lt;&gt;0;[.U27]=&quot;&quot;))" style:apply-style-name="Cellule_20_invalide" style:base-cell-address="Feuille1.U27"/>
    </style:style>
    <style:style style:name="ce3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8]=0)" style:apply-style-name="Cellule_20_grisée" style:base-cell-address="Feuille1.U28"/>
      <style:map style:condition="is-true-formula(AND([.T28]&lt;&gt;0;[.U28]=&quot;&quot;))" style:apply-style-name="Cellule_20_invalide" style:base-cell-address="Feuille1.U28"/>
    </style:style>
    <style:style style:name="ce3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9]=0)" style:apply-style-name="Cellule_20_grisée" style:base-cell-address="Feuille1.U29"/>
      <style:map style:condition="is-true-formula(AND([.T29]&lt;&gt;0;[.U29]=&quot;&quot;))" style:apply-style-name="Cellule_20_invalide" style:base-cell-address="Feuille1.U29"/>
    </style:style>
    <style:style style:name="ce3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0]=0)" style:apply-style-name="Cellule_20_grisée" style:base-cell-address="Feuille1.U30"/>
      <style:map style:condition="is-true-formula(AND([.T30]&lt;&gt;0;[.U30]=&quot;&quot;))" style:apply-style-name="Cellule_20_invalide" style:base-cell-address="Feuille1.U30"/>
    </style:style>
    <style:style style:name="ce3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1]=0)" style:apply-style-name="Cellule_20_grisée" style:base-cell-address="Feuille1.U31"/>
      <style:map style:condition="is-true-formula(AND([.T31]&lt;&gt;0;[.U31]=&quot;&quot;))" style:apply-style-name="Cellule_20_invalide" style:base-cell-address="Feuille1.U31"/>
    </style:style>
    <style:style style:name="ce3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2]=0)" style:apply-style-name="Cellule_20_grisée" style:base-cell-address="Feuille1.U32"/>
      <style:map style:condition="is-true-formula(AND([.T32]&lt;&gt;0;[.U32]=&quot;&quot;))" style:apply-style-name="Cellule_20_invalide" style:base-cell-address="Feuille1.U32"/>
    </style:style>
    <style:style style:name="ce3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3]=0)" style:apply-style-name="Cellule_20_grisée" style:base-cell-address="Feuille1.U33"/>
      <style:map style:condition="is-true-formula(AND([.T33]&lt;&gt;0;[.U33]=&quot;&quot;))" style:apply-style-name="Cellule_20_invalide" style:base-cell-address="Feuille1.U33"/>
    </style:style>
    <style:style style:name="ce3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4]=0)" style:apply-style-name="Cellule_20_grisée" style:base-cell-address="Feuille1.U34"/>
      <style:map style:condition="is-true-formula(AND([.T34]&lt;&gt;0;[.U34]=&quot;&quot;))" style:apply-style-name="Cellule_20_invalide" style:base-cell-address="Feuille1.U34"/>
    </style:style>
    <style:style style:name="ce3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5]=0)" style:apply-style-name="Cellule_20_grisée" style:base-cell-address="Feuille1.U35"/>
      <style:map style:condition="is-true-formula(AND([.T35]&lt;&gt;0;[.U35]=&quot;&quot;))" style:apply-style-name="Cellule_20_invalide" style:base-cell-address="Feuille1.U35"/>
    </style:style>
    <style:style style:name="ce3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6]=0)" style:apply-style-name="Cellule_20_grisée" style:base-cell-address="Feuille1.U36"/>
      <style:map style:condition="is-true-formula(AND([.T36]&lt;&gt;0;[.U36]=&quot;&quot;))" style:apply-style-name="Cellule_20_invalide" style:base-cell-address="Feuille1.U36"/>
    </style:style>
    <style:style style:name="ce3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7]=0)" style:apply-style-name="Cellule_20_grisée" style:base-cell-address="Feuille1.U37"/>
      <style:map style:condition="is-true-formula(AND([.T37]&lt;&gt;0;[.U37]=&quot;&quot;))" style:apply-style-name="Cellule_20_invalide" style:base-cell-address="Feuille1.U37"/>
    </style:style>
    <style:style style:name="ce3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8]=0)" style:apply-style-name="Cellule_20_grisée" style:base-cell-address="Feuille1.U38"/>
      <style:map style:condition="is-true-formula(AND([.T38]&lt;&gt;0;[.U38]=&quot;&quot;))" style:apply-style-name="Cellule_20_invalide" style:base-cell-address="Feuille1.U38"/>
    </style:style>
    <style:style style:name="ce3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9]=0)" style:apply-style-name="Cellule_20_grisée" style:base-cell-address="Feuille1.U39"/>
      <style:map style:condition="is-true-formula(AND([.T39]&lt;&gt;0;[.U39]=&quot;&quot;))" style:apply-style-name="Cellule_20_invalide" style:base-cell-address="Feuille1.U39"/>
    </style:style>
    <style:style style:name="ce3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0]=0)" style:apply-style-name="Cellule_20_grisée" style:base-cell-address="Feuille1.U40"/>
      <style:map style:condition="is-true-formula(AND([.T40]&lt;&gt;0;[.U40]=&quot;&quot;))" style:apply-style-name="Cellule_20_invalide" style:base-cell-address="Feuille1.U40"/>
    </style:style>
    <style:style style:name="ce3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1]=0)" style:apply-style-name="Cellule_20_grisée" style:base-cell-address="Feuille1.U41"/>
      <style:map style:condition="is-true-formula(AND([.T41]&lt;&gt;0;[.U41]=&quot;&quot;))" style:apply-style-name="Cellule_20_invalide" style:base-cell-address="Feuille1.U41"/>
    </style:style>
    <style:style style:name="ce3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2]=0)" style:apply-style-name="Cellule_20_grisée" style:base-cell-address="Feuille1.U42"/>
      <style:map style:condition="is-true-formula(AND([.T42]&lt;&gt;0;[.U42]=&quot;&quot;))" style:apply-style-name="Cellule_20_invalide" style:base-cell-address="Feuille1.U42"/>
    </style:style>
    <style:style style:name="ce3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3]=0)" style:apply-style-name="Cellule_20_grisée" style:base-cell-address="Feuille1.U43"/>
      <style:map style:condition="is-true-formula(AND([.T43]&lt;&gt;0;[.U43]=&quot;&quot;))" style:apply-style-name="Cellule_20_invalide" style:base-cell-address="Feuille1.U43"/>
    </style:style>
    <style:style style:name="ce3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4]=0)" style:apply-style-name="Cellule_20_grisée" style:base-cell-address="Feuille1.U44"/>
      <style:map style:condition="is-true-formula(AND([.T44]&lt;&gt;0;[.U44]=&quot;&quot;))" style:apply-style-name="Cellule_20_invalide" style:base-cell-address="Feuille1.U44"/>
    </style:style>
    <style:style style:name="ce3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5]=0)" style:apply-style-name="Cellule_20_grisée" style:base-cell-address="Feuille1.U45"/>
      <style:map style:condition="is-true-formula(AND([.T45]&lt;&gt;0;[.U45]=&quot;&quot;))" style:apply-style-name="Cellule_20_invalide" style:base-cell-address="Feuille1.U45"/>
    </style:style>
    <style:style style:name="ce3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6]=0)" style:apply-style-name="Cellule_20_grisée" style:base-cell-address="Feuille1.U46"/>
      <style:map style:condition="is-true-formula(AND([.T46]&lt;&gt;0;[.U46]=&quot;&quot;))" style:apply-style-name="Cellule_20_invalide" style:base-cell-address="Feuille1.U46"/>
    </style:style>
    <style:style style:name="ce3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7]=0)" style:apply-style-name="Cellule_20_grisée" style:base-cell-address="Feuille1.U47"/>
      <style:map style:condition="is-true-formula(AND([.T47]&lt;&gt;0;[.U47]=&quot;&quot;))" style:apply-style-name="Cellule_20_invalide" style:base-cell-address="Feuille1.U47"/>
    </style:style>
    <style:style style:name="ce3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8]=0)" style:apply-style-name="Cellule_20_grisée" style:base-cell-address="Feuille1.U48"/>
      <style:map style:condition="is-true-formula(AND([.T48]&lt;&gt;0;[.U48]=&quot;&quot;))" style:apply-style-name="Cellule_20_invalide" style:base-cell-address="Feuille1.U48"/>
    </style:style>
    <style:style style:name="ce3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9]=0)" style:apply-style-name="Cellule_20_grisée" style:base-cell-address="Feuille1.U49"/>
      <style:map style:condition="is-true-formula(AND([.T49]&lt;&gt;0;[.U49]=&quot;&quot;))" style:apply-style-name="Cellule_20_invalide" style:base-cell-address="Feuille1.U49"/>
    </style:style>
    <style:style style:name="ce3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0]=0)" style:apply-style-name="Cellule_20_grisée" style:base-cell-address="Feuille1.U50"/>
      <style:map style:condition="is-true-formula(AND([.T50]&lt;&gt;0;[.U50]=&quot;&quot;))" style:apply-style-name="Cellule_20_invalide" style:base-cell-address="Feuille1.U50"/>
    </style:style>
    <style:style style:name="ce3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1]=0)" style:apply-style-name="Cellule_20_grisée" style:base-cell-address="Feuille1.U51"/>
      <style:map style:condition="is-true-formula(AND([.T51]&lt;&gt;0;[.U51]=&quot;&quot;))" style:apply-style-name="Cellule_20_invalide" style:base-cell-address="Feuille1.U51"/>
    </style:style>
    <style:style style:name="ce3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2]=0)" style:apply-style-name="Cellule_20_grisée" style:base-cell-address="Feuille1.U52"/>
      <style:map style:condition="is-true-formula(AND([.T52]&lt;&gt;0;[.U52]=&quot;&quot;))" style:apply-style-name="Cellule_20_invalide" style:base-cell-address="Feuille1.U52"/>
    </style:style>
    <style:style style:name="ce3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3]=0)" style:apply-style-name="Cellule_20_grisée" style:base-cell-address="Feuille1.U53"/>
      <style:map style:condition="is-true-formula(AND([.T53]&lt;&gt;0;[.U53]=&quot;&quot;))" style:apply-style-name="Cellule_20_invalide" style:base-cell-address="Feuille1.U53"/>
    </style:style>
    <style:style style:name="ce3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4]=0)" style:apply-style-name="Cellule_20_grisée" style:base-cell-address="Feuille1.U54"/>
      <style:map style:condition="is-true-formula(AND([.T54]&lt;&gt;0;[.U54]=&quot;&quot;))" style:apply-style-name="Cellule_20_invalide" style:base-cell-address="Feuille1.U54"/>
    </style:style>
    <style:style style:name="ce3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5]=0)" style:apply-style-name="Cellule_20_grisée" style:base-cell-address="Feuille1.U55"/>
      <style:map style:condition="is-true-formula(AND([.T55]&lt;&gt;0;[.U55]=&quot;&quot;))" style:apply-style-name="Cellule_20_invalide" style:base-cell-address="Feuille1.U55"/>
    </style:style>
    <style:style style:name="ce3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6]=0)" style:apply-style-name="Cellule_20_grisée" style:base-cell-address="Feuille1.U56"/>
      <style:map style:condition="is-true-formula(AND([.T56]&lt;&gt;0;[.U56]=&quot;&quot;))" style:apply-style-name="Cellule_20_invalide" style:base-cell-address="Feuille1.U56"/>
    </style:style>
    <style:style style:name="ce3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7]=0)" style:apply-style-name="Cellule_20_grisée" style:base-cell-address="Feuille1.U57"/>
      <style:map style:condition="is-true-formula(AND([.T57]&lt;&gt;0;[.U57]=&quot;&quot;))" style:apply-style-name="Cellule_20_invalide" style:base-cell-address="Feuille1.U57"/>
    </style:style>
    <style:style style:name="ce3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8]=0)" style:apply-style-name="Cellule_20_grisée" style:base-cell-address="Feuille1.U58"/>
      <style:map style:condition="is-true-formula(AND([.T58]&lt;&gt;0;[.U58]=&quot;&quot;))" style:apply-style-name="Cellule_20_invalide" style:base-cell-address="Feuille1.U58"/>
    </style:style>
    <style:style style:name="ce3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9]=0)" style:apply-style-name="Cellule_20_grisée" style:base-cell-address="Feuille1.U59"/>
      <style:map style:condition="is-true-formula(AND([.T59]&lt;&gt;0;[.U59]=&quot;&quot;))" style:apply-style-name="Cellule_20_invalide" style:base-cell-address="Feuille1.U59"/>
    </style:style>
    <style:style style:name="ce3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0]=0)" style:apply-style-name="Cellule_20_grisée" style:base-cell-address="Feuille1.U60"/>
      <style:map style:condition="is-true-formula(AND([.T60]&lt;&gt;0;[.U60]=&quot;&quot;))" style:apply-style-name="Cellule_20_invalide" style:base-cell-address="Feuille1.U60"/>
    </style:style>
    <style:style style:name="ce3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2]=0)" style:apply-style-name="Cellule_20_grisée" style:base-cell-address="Feuille1.U62"/>
      <style:map style:condition="is-true-formula(AND([.T62]&lt;&gt;0;[.U62]=&quot;&quot;))" style:apply-style-name="Cellule_20_invalide" style:base-cell-address="Feuille1.U62"/>
    </style:style>
    <style:style style:name="ce3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3]=0)" style:apply-style-name="Cellule_20_grisée" style:base-cell-address="Feuille1.U63"/>
      <style:map style:condition="is-true-formula(AND([.T63]&lt;&gt;0;[.U63]=&quot;&quot;))" style:apply-style-name="Cellule_20_invalide" style:base-cell-address="Feuille1.U63"/>
    </style:style>
    <style:style style:name="ce3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4]=0)" style:apply-style-name="Cellule_20_grisée" style:base-cell-address="Feuille1.U64"/>
      <style:map style:condition="is-true-formula(AND([.T64]&lt;&gt;0;[.U64]=&quot;&quot;))" style:apply-style-name="Cellule_20_invalide" style:base-cell-address="Feuille1.U64"/>
    </style:style>
    <style:style style:name="ce3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5]=0)" style:apply-style-name="Cellule_20_grisée" style:base-cell-address="Feuille1.U65"/>
      <style:map style:condition="is-true-formula(AND([.T65]&lt;&gt;0;[.U65]=&quot;&quot;))" style:apply-style-name="Cellule_20_invalide" style:base-cell-address="Feuille1.U65"/>
    </style:style>
    <style:style style:name="ce3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6]=0)" style:apply-style-name="Cellule_20_grisée" style:base-cell-address="Feuille1.U66"/>
      <style:map style:condition="is-true-formula(AND([.T66]&lt;&gt;0;[.U66]=&quot;&quot;))" style:apply-style-name="Cellule_20_invalide" style:base-cell-address="Feuille1.U66"/>
    </style:style>
    <style:style style:name="ce4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8]=0)" style:apply-style-name="Cellule_20_grisée" style:base-cell-address="Feuille1.U68"/>
      <style:map style:condition="is-true-formula(AND([.T68]&lt;&gt;0;[.U68]=&quot;&quot;))" style:apply-style-name="Cellule_20_invalide" style:base-cell-address="Feuille1.U68"/>
    </style:style>
    <style:style style:name="ce4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9]=0)" style:apply-style-name="Cellule_20_grisée" style:base-cell-address="Feuille1.U69"/>
      <style:map style:condition="is-true-formula(AND([.T69]&lt;&gt;0;[.U69]=&quot;&quot;))" style:apply-style-name="Cellule_20_invalide" style:base-cell-address="Feuille1.U69"/>
    </style:style>
    <style:style style:name="ce10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0]=0)" style:apply-style-name="Cellule_20_grisée" style:base-cell-address="Feuille1.U70"/>
      <style:map style:condition="is-true-formula(AND([.T70]&lt;&gt;0;[.U70]=&quot;&quot;))" style:apply-style-name="Cellule_20_invalide" style:base-cell-address="Feuille1.U70"/>
    </style:style>
    <style:style style:name="ce10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3]=0)" style:apply-style-name="Cellule_20_grisée" style:base-cell-address="Feuille1.U73"/>
      <style:map style:condition="is-true-formula(AND([.T73]&lt;&gt;0;[.U73]=&quot;&quot;))" style:apply-style-name="Cellule_20_invalide" style:base-cell-address="Feuille1.U73"/>
    </style:style>
    <style:style style:name="ce10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4]=0)" style:apply-style-name="Cellule_20_grisée" style:base-cell-address="Feuille1.U74"/>
      <style:map style:condition="is-true-formula(AND([.T74]&lt;&gt;0;[.U74]=&quot;&quot;))" style:apply-style-name="Cellule_20_invalide" style:base-cell-address="Feuille1.U74"/>
    </style:style>
    <style:style style:name="ce10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5]=0)" style:apply-style-name="Cellule_20_grisée" style:base-cell-address="Feuille1.U75"/>
      <style:map style:condition="is-true-formula(AND([.T75]&lt;&gt;0;[.U75]=&quot;&quot;))" style:apply-style-name="Cellule_20_invalide" style:base-cell-address="Feuille1.U75"/>
    </style:style>
    <style:style style:name="ce10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6]=0)" style:apply-style-name="Cellule_20_grisée" style:base-cell-address="Feuille1.U76"/>
      <style:map style:condition="is-true-formula(AND([.T76]&lt;&gt;0;[.U76]=&quot;&quot;))" style:apply-style-name="Cellule_20_invalide" style:base-cell-address="Feuille1.U76"/>
    </style:style>
    <style:style style:name="ce12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8]=0)" style:apply-style-name="Cellule_20_grisée" style:base-cell-address="Feuille1.U78"/>
      <style:map style:condition="is-true-formula(AND([.T78]&lt;&gt;0;[.U78]=&quot;&quot;))" style:apply-style-name="Cellule_20_invalide" style:base-cell-address="Feuille1.U78"/>
    </style:style>
    <style:style style:name="ce12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9]=0)" style:apply-style-name="Cellule_20_grisée" style:base-cell-address="Feuille1.U79"/>
      <style:map style:condition="is-true-formula(AND([.T79]&lt;&gt;0;[.U79]=&quot;&quot;))" style:apply-style-name="Cellule_20_invalide" style:base-cell-address="Feuille1.U79"/>
    </style:style>
    <style:style style:name="ce12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0]=0)" style:apply-style-name="Cellule_20_grisée" style:base-cell-address="Feuille1.U80"/>
      <style:map style:condition="is-true-formula(AND([.T80]&lt;&gt;0;[.U80]=&quot;&quot;))" style:apply-style-name="Cellule_20_invalide" style:base-cell-address="Feuille1.U80"/>
    </style:style>
    <style:style style:name="ce13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2]=0)" style:apply-style-name="Cellule_20_grisée" style:base-cell-address="Feuille1.U82"/>
      <style:map style:condition="is-true-formula(AND([.T82]&lt;&gt;0;[.U82]=&quot;&quot;))" style:apply-style-name="Cellule_20_invalide" style:base-cell-address="Feuille1.U82"/>
    </style:style>
    <style:style style:name="ce13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3]=0)" style:apply-style-name="Cellule_20_grisée" style:base-cell-address="Feuille1.U83"/>
      <style:map style:condition="is-true-formula(AND([.T83]&lt;&gt;0;[.U83]=&quot;&quot;))" style:apply-style-name="Cellule_20_invalide" style:base-cell-address="Feuille1.U83"/>
    </style:style>
    <style:style style:name="ce13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4]=0)" style:apply-style-name="Cellule_20_grisée" style:base-cell-address="Feuille1.U84"/>
      <style:map style:condition="is-true-formula(AND([.T84]&lt;&gt;0;[.U84]=&quot;&quot;))" style:apply-style-name="Cellule_20_invalide" style:base-cell-address="Feuille1.U84"/>
    </style:style>
    <style:style style:name="ce9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]=0)" style:apply-style-name="Cellule_20_grisée" style:base-cell-address="Feuille1.V2"/>
      <style:map style:condition="is-true-formula(AND([.T2]&lt;&gt;0;[.V2]=&quot;&quot;))" style:apply-style-name="Cellule_20_invalide" style:base-cell-address="Feuille1.V2"/>
    </style:style>
    <style:style style:name="ce9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]=0)" style:apply-style-name="Cellule_20_grisée" style:base-cell-address="Feuille1.V3"/>
      <style:map style:condition="is-true-formula(AND([.T3]&lt;&gt;0;[.V3]=&quot;&quot;))" style:apply-style-name="Cellule_20_invalide" style:base-cell-address="Feuille1.V3"/>
    </style:style>
    <style:style style:name="ce4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]=0)" style:apply-style-name="Cellule_20_grisée" style:base-cell-address="Feuille1.V5"/>
      <style:map style:condition="is-true-formula(AND([.T5]&lt;&gt;0;[.V5]=&quot;&quot;))" style:apply-style-name="Cellule_20_invalide" style:base-cell-address="Feuille1.V5"/>
    </style:style>
    <style:style style:name="ce4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]=0)" style:apply-style-name="Cellule_20_grisée" style:base-cell-address="Feuille1.V6"/>
      <style:map style:condition="is-true-formula(AND([.T6]&lt;&gt;0;[.V6]=&quot;&quot;))" style:apply-style-name="Cellule_20_invalide" style:base-cell-address="Feuille1.V6"/>
    </style:style>
    <style:style style:name="ce4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]=0)" style:apply-style-name="Cellule_20_grisée" style:base-cell-address="Feuille1.V7"/>
      <style:map style:condition="is-true-formula(AND([.T7]&lt;&gt;0;[.V7]=&quot;&quot;))" style:apply-style-name="Cellule_20_invalide" style:base-cell-address="Feuille1.V7"/>
    </style:style>
    <style:style style:name="ce4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]=0)" style:apply-style-name="Cellule_20_grisée" style:base-cell-address="Feuille1.V8"/>
      <style:map style:condition="is-true-formula(AND([.T8]&lt;&gt;0;[.V8]=&quot;&quot;))" style:apply-style-name="Cellule_20_invalide" style:base-cell-address="Feuille1.V8"/>
    </style:style>
    <style:style style:name="ce4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9]=0)" style:apply-style-name="Cellule_20_grisée" style:base-cell-address="Feuille1.V9"/>
      <style:map style:condition="is-true-formula(AND([.T9]&lt;&gt;0;[.V9]=&quot;&quot;))" style:apply-style-name="Cellule_20_invalide" style:base-cell-address="Feuille1.V9"/>
    </style:style>
    <style:style style:name="ce4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0]=0)" style:apply-style-name="Cellule_20_grisée" style:base-cell-address="Feuille1.V10"/>
      <style:map style:condition="is-true-formula(AND([.T10]&lt;&gt;0;[.V10]=&quot;&quot;))" style:apply-style-name="Cellule_20_invalide" style:base-cell-address="Feuille1.V10"/>
    </style:style>
    <style:style style:name="ce4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1]=0)" style:apply-style-name="Cellule_20_grisée" style:base-cell-address="Feuille1.V11"/>
      <style:map style:condition="is-true-formula(AND([.T11]&lt;&gt;0;[.V11]=&quot;&quot;))" style:apply-style-name="Cellule_20_invalide" style:base-cell-address="Feuille1.V11"/>
    </style:style>
    <style:style style:name="ce4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2]=0)" style:apply-style-name="Cellule_20_grisée" style:base-cell-address="Feuille1.V12"/>
      <style:map style:condition="is-true-formula(AND([.T12]&lt;&gt;0;[.V12]=&quot;&quot;))" style:apply-style-name="Cellule_20_invalide" style:base-cell-address="Feuille1.V12"/>
    </style:style>
    <style:style style:name="ce4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3]=0)" style:apply-style-name="Cellule_20_grisée" style:base-cell-address="Feuille1.V13"/>
      <style:map style:condition="is-true-formula(AND([.T13]&lt;&gt;0;[.V13]=&quot;&quot;))" style:apply-style-name="Cellule_20_invalide" style:base-cell-address="Feuille1.V13"/>
    </style:style>
    <style:style style:name="ce4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4]=0)" style:apply-style-name="Cellule_20_grisée" style:base-cell-address="Feuille1.V14"/>
      <style:map style:condition="is-true-formula(AND([.T14]&lt;&gt;0;[.V14]=&quot;&quot;))" style:apply-style-name="Cellule_20_invalide" style:base-cell-address="Feuille1.V14"/>
    </style:style>
    <style:style style:name="ce4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5]=0)" style:apply-style-name="Cellule_20_grisée" style:base-cell-address="Feuille1.V15"/>
      <style:map style:condition="is-true-formula(AND([.T15]&lt;&gt;0;[.V15]=&quot;&quot;))" style:apply-style-name="Cellule_20_invalide" style:base-cell-address="Feuille1.V15"/>
    </style:style>
    <style:style style:name="ce4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6]=0)" style:apply-style-name="Cellule_20_grisée" style:base-cell-address="Feuille1.V16"/>
      <style:map style:condition="is-true-formula(AND([.T16]&lt;&gt;0;[.V16]=&quot;&quot;))" style:apply-style-name="Cellule_20_invalide" style:base-cell-address="Feuille1.V16"/>
    </style:style>
    <style:style style:name="ce4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7]=0)" style:apply-style-name="Cellule_20_grisée" style:base-cell-address="Feuille1.V17"/>
      <style:map style:condition="is-true-formula(AND([.T17]&lt;&gt;0;[.V17]=&quot;&quot;))" style:apply-style-name="Cellule_20_invalide" style:base-cell-address="Feuille1.V17"/>
    </style:style>
    <style:style style:name="ce4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8]=0)" style:apply-style-name="Cellule_20_grisée" style:base-cell-address="Feuille1.V18"/>
      <style:map style:condition="is-true-formula(AND([.T18]&lt;&gt;0;[.V18]=&quot;&quot;))" style:apply-style-name="Cellule_20_invalide" style:base-cell-address="Feuille1.V18"/>
    </style:style>
    <style:style style:name="ce9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9]=0)" style:apply-style-name="Cellule_20_grisée" style:base-cell-address="Feuille1.V19"/>
      <style:map style:condition="is-true-formula(AND([.T19]&lt;&gt;0;[.V19]=&quot;&quot;))" style:apply-style-name="Cellule_20_invalide" style:base-cell-address="Feuille1.V19"/>
    </style:style>
    <style:style style:name="ce9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0]=0)" style:apply-style-name="Cellule_20_grisée" style:base-cell-address="Feuille1.V20"/>
      <style:map style:condition="is-true-formula(AND([.T20]&lt;&gt;0;[.V20]=&quot;&quot;))" style:apply-style-name="Cellule_20_invalide" style:base-cell-address="Feuille1.V20"/>
    </style:style>
    <style:style style:name="ce4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1]=0)" style:apply-style-name="Cellule_20_grisée" style:base-cell-address="Feuille1.V21"/>
      <style:map style:condition="is-true-formula(AND([.T21]&lt;&gt;0;[.V21]=&quot;&quot;))" style:apply-style-name="Cellule_20_invalide" style:base-cell-address="Feuille1.V21"/>
    </style:style>
    <style:style style:name="ce4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2]=0)" style:apply-style-name="Cellule_20_grisée" style:base-cell-address="Feuille1.V22"/>
      <style:map style:condition="is-true-formula(AND([.T22]&lt;&gt;0;[.V22]=&quot;&quot;))" style:apply-style-name="Cellule_20_invalide" style:base-cell-address="Feuille1.V22"/>
    </style:style>
    <style:style style:name="ce4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3]=0)" style:apply-style-name="Cellule_20_grisée" style:base-cell-address="Feuille1.V23"/>
      <style:map style:condition="is-true-formula(AND([.T23]&lt;&gt;0;[.V23]=&quot;&quot;))" style:apply-style-name="Cellule_20_invalide" style:base-cell-address="Feuille1.V23"/>
    </style:style>
    <style:style style:name="ce4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4]=0)" style:apply-style-name="Cellule_20_grisée" style:base-cell-address="Feuille1.V24"/>
      <style:map style:condition="is-true-formula(AND([.T24]&lt;&gt;0;[.V24]=&quot;&quot;))" style:apply-style-name="Cellule_20_invalide" style:base-cell-address="Feuille1.V24"/>
    </style:style>
    <style:style style:name="ce4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5]=0)" style:apply-style-name="Cellule_20_grisée" style:base-cell-address="Feuille1.V25"/>
      <style:map style:condition="is-true-formula(AND([.T25]&lt;&gt;0;[.V25]=&quot;&quot;))" style:apply-style-name="Cellule_20_invalide" style:base-cell-address="Feuille1.V25"/>
    </style:style>
    <style:style style:name="ce4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6]=0)" style:apply-style-name="Cellule_20_grisée" style:base-cell-address="Feuille1.V26"/>
      <style:map style:condition="is-true-formula(AND([.T26]&lt;&gt;0;[.V26]=&quot;&quot;))" style:apply-style-name="Cellule_20_invalide" style:base-cell-address="Feuille1.V26"/>
    </style:style>
    <style:style style:name="ce4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7]=0)" style:apply-style-name="Cellule_20_grisée" style:base-cell-address="Feuille1.V27"/>
      <style:map style:condition="is-true-formula(AND([.T27]&lt;&gt;0;[.V27]=&quot;&quot;))" style:apply-style-name="Cellule_20_invalide" style:base-cell-address="Feuille1.V27"/>
    </style:style>
    <style:style style:name="ce4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8]=0)" style:apply-style-name="Cellule_20_grisée" style:base-cell-address="Feuille1.V28"/>
      <style:map style:condition="is-true-formula(AND([.T28]&lt;&gt;0;[.V28]=&quot;&quot;))" style:apply-style-name="Cellule_20_invalide" style:base-cell-address="Feuille1.V28"/>
    </style:style>
    <style:style style:name="ce42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9]=0)" style:apply-style-name="Cellule_20_grisée" style:base-cell-address="Feuille1.V29"/>
      <style:map style:condition="is-true-formula(AND([.T29]&lt;&gt;0;[.V29]=&quot;&quot;))" style:apply-style-name="Cellule_20_invalide" style:base-cell-address="Feuille1.V29"/>
    </style:style>
    <style:style style:name="ce42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0]=0)" style:apply-style-name="Cellule_20_grisée" style:base-cell-address="Feuille1.V30"/>
      <style:map style:condition="is-true-formula(AND([.T30]&lt;&gt;0;[.V30]=&quot;&quot;))" style:apply-style-name="Cellule_20_invalide" style:base-cell-address="Feuille1.V30"/>
    </style:style>
    <style:style style:name="ce4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1]=0)" style:apply-style-name="Cellule_20_grisée" style:base-cell-address="Feuille1.V31"/>
      <style:map style:condition="is-true-formula(AND([.T31]&lt;&gt;0;[.V31]=&quot;&quot;))" style:apply-style-name="Cellule_20_invalide" style:base-cell-address="Feuille1.V31"/>
    </style:style>
    <style:style style:name="ce4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2]=0)" style:apply-style-name="Cellule_20_grisée" style:base-cell-address="Feuille1.V32"/>
      <style:map style:condition="is-true-formula(AND([.T32]&lt;&gt;0;[.V32]=&quot;&quot;))" style:apply-style-name="Cellule_20_invalide" style:base-cell-address="Feuille1.V32"/>
    </style:style>
    <style:style style:name="ce4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3]=0)" style:apply-style-name="Cellule_20_grisée" style:base-cell-address="Feuille1.V33"/>
      <style:map style:condition="is-true-formula(AND([.T33]&lt;&gt;0;[.V33]=&quot;&quot;))" style:apply-style-name="Cellule_20_invalide" style:base-cell-address="Feuille1.V33"/>
    </style:style>
    <style:style style:name="ce42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4]=0)" style:apply-style-name="Cellule_20_grisée" style:base-cell-address="Feuille1.V34"/>
      <style:map style:condition="is-true-formula(AND([.T34]&lt;&gt;0;[.V34]=&quot;&quot;))" style:apply-style-name="Cellule_20_invalide" style:base-cell-address="Feuille1.V34"/>
    </style:style>
    <style:style style:name="ce4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5]=0)" style:apply-style-name="Cellule_20_grisée" style:base-cell-address="Feuille1.V35"/>
      <style:map style:condition="is-true-formula(AND([.T35]&lt;&gt;0;[.V35]=&quot;&quot;))" style:apply-style-name="Cellule_20_invalide" style:base-cell-address="Feuille1.V35"/>
    </style:style>
    <style:style style:name="ce43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6]=0)" style:apply-style-name="Cellule_20_grisée" style:base-cell-address="Feuille1.V36"/>
      <style:map style:condition="is-true-formula(AND([.T36]&lt;&gt;0;[.V36]=&quot;&quot;))" style:apply-style-name="Cellule_20_invalide" style:base-cell-address="Feuille1.V36"/>
    </style:style>
    <style:style style:name="ce4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7]=0)" style:apply-style-name="Cellule_20_grisée" style:base-cell-address="Feuille1.V37"/>
      <style:map style:condition="is-true-formula(AND([.T37]&lt;&gt;0;[.V37]=&quot;&quot;))" style:apply-style-name="Cellule_20_invalide" style:base-cell-address="Feuille1.V37"/>
    </style:style>
    <style:style style:name="ce43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8]=0)" style:apply-style-name="Cellule_20_grisée" style:base-cell-address="Feuille1.V38"/>
      <style:map style:condition="is-true-formula(AND([.T38]&lt;&gt;0;[.V38]=&quot;&quot;))" style:apply-style-name="Cellule_20_invalide" style:base-cell-address="Feuille1.V38"/>
    </style:style>
    <style:style style:name="ce4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9]=0)" style:apply-style-name="Cellule_20_grisée" style:base-cell-address="Feuille1.V39"/>
      <style:map style:condition="is-true-formula(AND([.T39]&lt;&gt;0;[.V39]=&quot;&quot;))" style:apply-style-name="Cellule_20_invalide" style:base-cell-address="Feuille1.V39"/>
    </style:style>
    <style:style style:name="ce43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0]=0)" style:apply-style-name="Cellule_20_grisée" style:base-cell-address="Feuille1.V40"/>
      <style:map style:condition="is-true-formula(AND([.T40]&lt;&gt;0;[.V40]=&quot;&quot;))" style:apply-style-name="Cellule_20_invalide" style:base-cell-address="Feuille1.V40"/>
    </style:style>
    <style:style style:name="ce4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1]=0)" style:apply-style-name="Cellule_20_grisée" style:base-cell-address="Feuille1.V41"/>
      <style:map style:condition="is-true-formula(AND([.T41]&lt;&gt;0;[.V41]=&quot;&quot;))" style:apply-style-name="Cellule_20_invalide" style:base-cell-address="Feuille1.V41"/>
    </style:style>
    <style:style style:name="ce4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2]=0)" style:apply-style-name="Cellule_20_grisée" style:base-cell-address="Feuille1.V42"/>
      <style:map style:condition="is-true-formula(AND([.T42]&lt;&gt;0;[.V42]=&quot;&quot;))" style:apply-style-name="Cellule_20_invalide" style:base-cell-address="Feuille1.V42"/>
    </style:style>
    <style:style style:name="ce4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3]=0)" style:apply-style-name="Cellule_20_grisée" style:base-cell-address="Feuille1.V43"/>
      <style:map style:condition="is-true-formula(AND([.T43]&lt;&gt;0;[.V43]=&quot;&quot;))" style:apply-style-name="Cellule_20_invalide" style:base-cell-address="Feuille1.V43"/>
    </style:style>
    <style:style style:name="ce4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4]=0)" style:apply-style-name="Cellule_20_grisée" style:base-cell-address="Feuille1.V44"/>
      <style:map style:condition="is-true-formula(AND([.T44]&lt;&gt;0;[.V44]=&quot;&quot;))" style:apply-style-name="Cellule_20_invalide" style:base-cell-address="Feuille1.V44"/>
    </style:style>
    <style:style style:name="ce44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5]=0)" style:apply-style-name="Cellule_20_grisée" style:base-cell-address="Feuille1.V45"/>
      <style:map style:condition="is-true-formula(AND([.T45]&lt;&gt;0;[.V45]=&quot;&quot;))" style:apply-style-name="Cellule_20_invalide" style:base-cell-address="Feuille1.V45"/>
    </style:style>
    <style:style style:name="ce4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6]=0)" style:apply-style-name="Cellule_20_grisée" style:base-cell-address="Feuille1.V46"/>
      <style:map style:condition="is-true-formula(AND([.T46]&lt;&gt;0;[.V46]=&quot;&quot;))" style:apply-style-name="Cellule_20_invalide" style:base-cell-address="Feuille1.V46"/>
    </style:style>
    <style:style style:name="ce4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7]=0)" style:apply-style-name="Cellule_20_grisée" style:base-cell-address="Feuille1.V47"/>
      <style:map style:condition="is-true-formula(AND([.T47]&lt;&gt;0;[.V47]=&quot;&quot;))" style:apply-style-name="Cellule_20_invalide" style:base-cell-address="Feuille1.V47"/>
    </style:style>
    <style:style style:name="ce4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8]=0)" style:apply-style-name="Cellule_20_grisée" style:base-cell-address="Feuille1.V48"/>
      <style:map style:condition="is-true-formula(AND([.T48]&lt;&gt;0;[.V48]=&quot;&quot;))" style:apply-style-name="Cellule_20_invalide" style:base-cell-address="Feuille1.V48"/>
    </style:style>
    <style:style style:name="ce4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9]=0)" style:apply-style-name="Cellule_20_grisée" style:base-cell-address="Feuille1.V49"/>
      <style:map style:condition="is-true-formula(AND([.T49]&lt;&gt;0;[.V49]=&quot;&quot;))" style:apply-style-name="Cellule_20_invalide" style:base-cell-address="Feuille1.V49"/>
    </style:style>
    <style:style style:name="ce4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0]=0)" style:apply-style-name="Cellule_20_grisée" style:base-cell-address="Feuille1.V50"/>
      <style:map style:condition="is-true-formula(AND([.T50]&lt;&gt;0;[.V50]=&quot;&quot;))" style:apply-style-name="Cellule_20_invalide" style:base-cell-address="Feuille1.V50"/>
    </style:style>
    <style:style style:name="ce4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1]=0)" style:apply-style-name="Cellule_20_grisée" style:base-cell-address="Feuille1.V51"/>
      <style:map style:condition="is-true-formula(AND([.T51]&lt;&gt;0;[.V51]=&quot;&quot;))" style:apply-style-name="Cellule_20_invalide" style:base-cell-address="Feuille1.V51"/>
    </style:style>
    <style:style style:name="ce4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2]=0)" style:apply-style-name="Cellule_20_grisée" style:base-cell-address="Feuille1.V52"/>
      <style:map style:condition="is-true-formula(AND([.T52]&lt;&gt;0;[.V52]=&quot;&quot;))" style:apply-style-name="Cellule_20_invalide" style:base-cell-address="Feuille1.V52"/>
    </style:style>
    <style:style style:name="ce4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3]=0)" style:apply-style-name="Cellule_20_grisée" style:base-cell-address="Feuille1.V53"/>
      <style:map style:condition="is-true-formula(AND([.T53]&lt;&gt;0;[.V53]=&quot;&quot;))" style:apply-style-name="Cellule_20_invalide" style:base-cell-address="Feuille1.V53"/>
    </style:style>
    <style:style style:name="ce4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4]=0)" style:apply-style-name="Cellule_20_grisée" style:base-cell-address="Feuille1.V54"/>
      <style:map style:condition="is-true-formula(AND([.T54]&lt;&gt;0;[.V54]=&quot;&quot;))" style:apply-style-name="Cellule_20_invalide" style:base-cell-address="Feuille1.V54"/>
    </style:style>
    <style:style style:name="ce4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5]=0)" style:apply-style-name="Cellule_20_grisée" style:base-cell-address="Feuille1.V55"/>
      <style:map style:condition="is-true-formula(AND([.T55]&lt;&gt;0;[.V55]=&quot;&quot;))" style:apply-style-name="Cellule_20_invalide" style:base-cell-address="Feuille1.V55"/>
    </style:style>
    <style:style style:name="ce4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6]=0)" style:apply-style-name="Cellule_20_grisée" style:base-cell-address="Feuille1.V56"/>
      <style:map style:condition="is-true-formula(AND([.T56]&lt;&gt;0;[.V56]=&quot;&quot;))" style:apply-style-name="Cellule_20_invalide" style:base-cell-address="Feuille1.V56"/>
    </style:style>
    <style:style style:name="ce4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7]=0)" style:apply-style-name="Cellule_20_grisée" style:base-cell-address="Feuille1.V57"/>
      <style:map style:condition="is-true-formula(AND([.T57]&lt;&gt;0;[.V57]=&quot;&quot;))" style:apply-style-name="Cellule_20_invalide" style:base-cell-address="Feuille1.V57"/>
    </style:style>
    <style:style style:name="ce4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8]=0)" style:apply-style-name="Cellule_20_grisée" style:base-cell-address="Feuille1.V58"/>
      <style:map style:condition="is-true-formula(AND([.T58]&lt;&gt;0;[.V58]=&quot;&quot;))" style:apply-style-name="Cellule_20_invalide" style:base-cell-address="Feuille1.V58"/>
    </style:style>
    <style:style style:name="ce4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9]=0)" style:apply-style-name="Cellule_20_grisée" style:base-cell-address="Feuille1.V59"/>
      <style:map style:condition="is-true-formula(AND([.T59]&lt;&gt;0;[.V59]=&quot;&quot;))" style:apply-style-name="Cellule_20_invalide" style:base-cell-address="Feuille1.V59"/>
    </style:style>
    <style:style style:name="ce4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0]=0)" style:apply-style-name="Cellule_20_grisée" style:base-cell-address="Feuille1.V60"/>
      <style:map style:condition="is-true-formula(AND([.T60]&lt;&gt;0;[.V60]=&quot;&quot;))" style:apply-style-name="Cellule_20_invalide" style:base-cell-address="Feuille1.V60"/>
    </style:style>
    <style:style style:name="ce4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2]=0)" style:apply-style-name="Cellule_20_grisée" style:base-cell-address="Feuille1.V62"/>
      <style:map style:condition="is-true-formula(AND([.T62]&lt;&gt;0;[.V62]=&quot;&quot;))" style:apply-style-name="Cellule_20_invalide" style:base-cell-address="Feuille1.V62"/>
    </style:style>
    <style:style style:name="ce4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3]=0)" style:apply-style-name="Cellule_20_grisée" style:base-cell-address="Feuille1.V63"/>
      <style:map style:condition="is-true-formula(AND([.T63]&lt;&gt;0;[.V63]=&quot;&quot;))" style:apply-style-name="Cellule_20_invalide" style:base-cell-address="Feuille1.V63"/>
    </style:style>
    <style:style style:name="ce4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4]=0)" style:apply-style-name="Cellule_20_grisée" style:base-cell-address="Feuille1.V64"/>
      <style:map style:condition="is-true-formula(AND([.T64]&lt;&gt;0;[.V64]=&quot;&quot;))" style:apply-style-name="Cellule_20_invalide" style:base-cell-address="Feuille1.V64"/>
    </style:style>
    <style:style style:name="ce4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5]=0)" style:apply-style-name="Cellule_20_grisée" style:base-cell-address="Feuille1.V65"/>
      <style:map style:condition="is-true-formula(AND([.T65]&lt;&gt;0;[.V65]=&quot;&quot;))" style:apply-style-name="Cellule_20_invalide" style:base-cell-address="Feuille1.V65"/>
    </style:style>
    <style:style style:name="ce4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6]=0)" style:apply-style-name="Cellule_20_grisée" style:base-cell-address="Feuille1.V66"/>
      <style:map style:condition="is-true-formula(AND([.T66]&lt;&gt;0;[.V66]=&quot;&quot;))" style:apply-style-name="Cellule_20_invalide" style:base-cell-address="Feuille1.V66"/>
    </style:style>
    <style:style style:name="ce4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8]=0)" style:apply-style-name="Cellule_20_grisée" style:base-cell-address="Feuille1.V68"/>
      <style:map style:condition="is-true-formula(AND([.T68]&lt;&gt;0;[.V68]=&quot;&quot;))" style:apply-style-name="Cellule_20_invalide" style:base-cell-address="Feuille1.V68"/>
    </style:style>
    <style:style style:name="ce4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9]=0)" style:apply-style-name="Cellule_20_grisée" style:base-cell-address="Feuille1.V69"/>
      <style:map style:condition="is-true-formula(AND([.T69]&lt;&gt;0;[.V69]=&quot;&quot;))" style:apply-style-name="Cellule_20_invalide" style:base-cell-address="Feuille1.V69"/>
    </style:style>
    <style:style style:name="ce10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0]=0)" style:apply-style-name="Cellule_20_grisée" style:base-cell-address="Feuille1.V70"/>
      <style:map style:condition="is-true-formula(AND([.T70]&lt;&gt;0;[.V70]=&quot;&quot;))" style:apply-style-name="Cellule_20_invalide" style:base-cell-address="Feuille1.V70"/>
    </style:style>
    <style:style style:name="ce11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3]=0)" style:apply-style-name="Cellule_20_grisée" style:base-cell-address="Feuille1.V73"/>
      <style:map style:condition="is-true-formula(AND([.T73]&lt;&gt;0;[.V73]=&quot;&quot;))" style:apply-style-name="Cellule_20_invalide" style:base-cell-address="Feuille1.V73"/>
    </style:style>
    <style:style style:name="ce11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4]=0)" style:apply-style-name="Cellule_20_grisée" style:base-cell-address="Feuille1.V74"/>
      <style:map style:condition="is-true-formula(AND([.T74]&lt;&gt;0;[.V74]=&quot;&quot;))" style:apply-style-name="Cellule_20_invalide" style:base-cell-address="Feuille1.V74"/>
    </style:style>
    <style:style style:name="ce11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5]=0)" style:apply-style-name="Cellule_20_grisée" style:base-cell-address="Feuille1.V75"/>
      <style:map style:condition="is-true-formula(AND([.T75]&lt;&gt;0;[.V75]=&quot;&quot;))" style:apply-style-name="Cellule_20_invalide" style:base-cell-address="Feuille1.V75"/>
    </style:style>
    <style:style style:name="ce11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6]=0)" style:apply-style-name="Cellule_20_grisée" style:base-cell-address="Feuille1.V76"/>
      <style:map style:condition="is-true-formula(AND([.T76]&lt;&gt;0;[.V76]=&quot;&quot;))" style:apply-style-name="Cellule_20_invalide" style:base-cell-address="Feuille1.V76"/>
    </style:style>
    <style:style style:name="ce12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8]=0)" style:apply-style-name="Cellule_20_grisée" style:base-cell-address="Feuille1.V78"/>
      <style:map style:condition="is-true-formula(AND([.T78]&lt;&gt;0;[.V78]=&quot;&quot;))" style:apply-style-name="Cellule_20_invalide" style:base-cell-address="Feuille1.V78"/>
    </style:style>
    <style:style style:name="ce12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9]=0)" style:apply-style-name="Cellule_20_grisée" style:base-cell-address="Feuille1.V79"/>
      <style:map style:condition="is-true-formula(AND([.T79]&lt;&gt;0;[.V79]=&quot;&quot;))" style:apply-style-name="Cellule_20_invalide" style:base-cell-address="Feuille1.V79"/>
    </style:style>
    <style:style style:name="ce12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0]=0)" style:apply-style-name="Cellule_20_grisée" style:base-cell-address="Feuille1.V80"/>
      <style:map style:condition="is-true-formula(AND([.T80]&lt;&gt;0;[.V80]=&quot;&quot;))" style:apply-style-name="Cellule_20_invalide" style:base-cell-address="Feuille1.V80"/>
    </style:style>
    <style:style style:name="ce14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2]=0)" style:apply-style-name="Cellule_20_grisée" style:base-cell-address="Feuille1.V82"/>
      <style:map style:condition="is-true-formula(AND([.T82]&lt;&gt;0;[.V82]=&quot;&quot;))" style:apply-style-name="Cellule_20_invalide" style:base-cell-address="Feuille1.V82"/>
    </style:style>
    <style:style style:name="ce14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3]=0)" style:apply-style-name="Cellule_20_grisée" style:base-cell-address="Feuille1.V83"/>
      <style:map style:condition="is-true-formula(AND([.T83]&lt;&gt;0;[.V83]=&quot;&quot;))" style:apply-style-name="Cellule_20_invalide" style:base-cell-address="Feuille1.V83"/>
    </style:style>
    <style:style style:name="ce14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4]=0)" style:apply-style-name="Cellule_20_grisée" style:base-cell-address="Feuille1.V84"/>
      <style:map style:condition="is-true-formula(AND([.T84]&lt;&gt;0;[.V84]=&quot;&quot;))" style:apply-style-name="Cellule_20_invalide" style:base-cell-address="Feuille1.V84"/>
    </style:style>
    <style:style style:name="ce10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]=0)" style:apply-style-name="Cellule_20_grisée" style:base-cell-address="Feuille1.W2"/>
      <style:map style:condition="is-true-formula(AND([.T2]&lt;&gt;0;[.W2]=&quot;&quot;))" style:apply-style-name="Cellule_20_invalide" style:base-cell-address="Feuille1.W2"/>
    </style:style>
    <style:style style:name="ce10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]=0)" style:apply-style-name="Cellule_20_grisée" style:base-cell-address="Feuille1.W3"/>
      <style:map style:condition="is-true-formula(AND([.T3]&lt;&gt;0;[.W3]=&quot;&quot;))" style:apply-style-name="Cellule_20_invalide" style:base-cell-address="Feuille1.W3"/>
    </style:style>
    <style:style style:name="ce4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]=0)" style:apply-style-name="Cellule_20_grisée" style:base-cell-address="Feuille1.W5"/>
      <style:map style:condition="is-true-formula(AND([.T5]&lt;&gt;0;[.W5]=&quot;&quot;))" style:apply-style-name="Cellule_20_invalide" style:base-cell-address="Feuille1.W5"/>
    </style:style>
    <style:style style:name="ce4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]=0)" style:apply-style-name="Cellule_20_grisée" style:base-cell-address="Feuille1.W6"/>
      <style:map style:condition="is-true-formula(AND([.T6]&lt;&gt;0;[.W6]=&quot;&quot;))" style:apply-style-name="Cellule_20_invalide" style:base-cell-address="Feuille1.W6"/>
    </style:style>
    <style:style style:name="ce4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]=0)" style:apply-style-name="Cellule_20_grisée" style:base-cell-address="Feuille1.W7"/>
      <style:map style:condition="is-true-formula(AND([.T7]&lt;&gt;0;[.W7]=&quot;&quot;))" style:apply-style-name="Cellule_20_invalide" style:base-cell-address="Feuille1.W7"/>
    </style:style>
    <style:style style:name="ce4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]=0)" style:apply-style-name="Cellule_20_grisée" style:base-cell-address="Feuille1.W8"/>
      <style:map style:condition="is-true-formula(AND([.T8]&lt;&gt;0;[.W8]=&quot;&quot;))" style:apply-style-name="Cellule_20_invalide" style:base-cell-address="Feuille1.W8"/>
    </style:style>
    <style:style style:name="ce4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9]=0)" style:apply-style-name="Cellule_20_grisée" style:base-cell-address="Feuille1.W9"/>
      <style:map style:condition="is-true-formula(AND([.T9]&lt;&gt;0;[.W9]=&quot;&quot;))" style:apply-style-name="Cellule_20_invalide" style:base-cell-address="Feuille1.W9"/>
    </style:style>
    <style:style style:name="ce4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0]=0)" style:apply-style-name="Cellule_20_grisée" style:base-cell-address="Feuille1.W10"/>
      <style:map style:condition="is-true-formula(AND([.T10]&lt;&gt;0;[.W10]=&quot;&quot;))" style:apply-style-name="Cellule_20_invalide" style:base-cell-address="Feuille1.W10"/>
    </style:style>
    <style:style style:name="ce4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1]=0)" style:apply-style-name="Cellule_20_grisée" style:base-cell-address="Feuille1.W11"/>
      <style:map style:condition="is-true-formula(AND([.T11]&lt;&gt;0;[.W11]=&quot;&quot;))" style:apply-style-name="Cellule_20_invalide" style:base-cell-address="Feuille1.W11"/>
    </style:style>
    <style:style style:name="ce4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2]=0)" style:apply-style-name="Cellule_20_grisée" style:base-cell-address="Feuille1.W12"/>
      <style:map style:condition="is-true-formula(AND([.T12]&lt;&gt;0;[.W12]=&quot;&quot;))" style:apply-style-name="Cellule_20_invalide" style:base-cell-address="Feuille1.W12"/>
    </style:style>
    <style:style style:name="ce4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3]=0)" style:apply-style-name="Cellule_20_grisée" style:base-cell-address="Feuille1.W13"/>
      <style:map style:condition="is-true-formula(AND([.T13]&lt;&gt;0;[.W13]=&quot;&quot;))" style:apply-style-name="Cellule_20_invalide" style:base-cell-address="Feuille1.W13"/>
    </style:style>
    <style:style style:name="ce4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4]=0)" style:apply-style-name="Cellule_20_grisée" style:base-cell-address="Feuille1.W14"/>
      <style:map style:condition="is-true-formula(AND([.T14]&lt;&gt;0;[.W14]=&quot;&quot;))" style:apply-style-name="Cellule_20_invalide" style:base-cell-address="Feuille1.W14"/>
    </style:style>
    <style:style style:name="ce4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5]=0)" style:apply-style-name="Cellule_20_grisée" style:base-cell-address="Feuille1.W15"/>
      <style:map style:condition="is-true-formula(AND([.T15]&lt;&gt;0;[.W15]=&quot;&quot;))" style:apply-style-name="Cellule_20_invalide" style:base-cell-address="Feuille1.W15"/>
    </style:style>
    <style:style style:name="ce4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6]=0)" style:apply-style-name="Cellule_20_grisée" style:base-cell-address="Feuille1.W16"/>
      <style:map style:condition="is-true-formula(AND([.T16]&lt;&gt;0;[.W16]=&quot;&quot;))" style:apply-style-name="Cellule_20_invalide" style:base-cell-address="Feuille1.W16"/>
    </style:style>
    <style:style style:name="ce4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7]=0)" style:apply-style-name="Cellule_20_grisée" style:base-cell-address="Feuille1.W17"/>
      <style:map style:condition="is-true-formula(AND([.T17]&lt;&gt;0;[.W17]=&quot;&quot;))" style:apply-style-name="Cellule_20_invalide" style:base-cell-address="Feuille1.W17"/>
    </style:style>
    <style:style style:name="ce4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8]=0)" style:apply-style-name="Cellule_20_grisée" style:base-cell-address="Feuille1.W18"/>
      <style:map style:condition="is-true-formula(AND([.T18]&lt;&gt;0;[.W18]=&quot;&quot;))" style:apply-style-name="Cellule_20_invalide" style:base-cell-address="Feuille1.W18"/>
    </style:style>
    <style:style style:name="ce10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9]=0)" style:apply-style-name="Cellule_20_grisée" style:base-cell-address="Feuille1.W19"/>
      <style:map style:condition="is-true-formula(AND([.T19]&lt;&gt;0;[.W19]=&quot;&quot;))" style:apply-style-name="Cellule_20_invalide" style:base-cell-address="Feuille1.W19"/>
    </style:style>
    <style:style style:name="ce10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0]=0)" style:apply-style-name="Cellule_20_grisée" style:base-cell-address="Feuille1.W20"/>
      <style:map style:condition="is-true-formula(AND([.T20]&lt;&gt;0;[.W20]=&quot;&quot;))" style:apply-style-name="Cellule_20_invalide" style:base-cell-address="Feuille1.W20"/>
    </style:style>
    <style:style style:name="ce4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1]=0)" style:apply-style-name="Cellule_20_grisée" style:base-cell-address="Feuille1.W21"/>
      <style:map style:condition="is-true-formula(AND([.T21]&lt;&gt;0;[.W21]=&quot;&quot;))" style:apply-style-name="Cellule_20_invalide" style:base-cell-address="Feuille1.W21"/>
    </style:style>
    <style:style style:name="ce4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2]=0)" style:apply-style-name="Cellule_20_grisée" style:base-cell-address="Feuille1.W22"/>
      <style:map style:condition="is-true-formula(AND([.T22]&lt;&gt;0;[.W22]=&quot;&quot;))" style:apply-style-name="Cellule_20_invalide" style:base-cell-address="Feuille1.W22"/>
    </style:style>
    <style:style style:name="ce4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3]=0)" style:apply-style-name="Cellule_20_grisée" style:base-cell-address="Feuille1.W23"/>
      <style:map style:condition="is-true-formula(AND([.T23]&lt;&gt;0;[.W23]=&quot;&quot;))" style:apply-style-name="Cellule_20_invalide" style:base-cell-address="Feuille1.W23"/>
    </style:style>
    <style:style style:name="ce4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4]=0)" style:apply-style-name="Cellule_20_grisée" style:base-cell-address="Feuille1.W24"/>
      <style:map style:condition="is-true-formula(AND([.T24]&lt;&gt;0;[.W24]=&quot;&quot;))" style:apply-style-name="Cellule_20_invalide" style:base-cell-address="Feuille1.W24"/>
    </style:style>
    <style:style style:name="ce4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5]=0)" style:apply-style-name="Cellule_20_grisée" style:base-cell-address="Feuille1.W25"/>
      <style:map style:condition="is-true-formula(AND([.T25]&lt;&gt;0;[.W25]=&quot;&quot;))" style:apply-style-name="Cellule_20_invalide" style:base-cell-address="Feuille1.W25"/>
    </style:style>
    <style:style style:name="ce4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6]=0)" style:apply-style-name="Cellule_20_grisée" style:base-cell-address="Feuille1.W26"/>
      <style:map style:condition="is-true-formula(AND([.T26]&lt;&gt;0;[.W26]=&quot;&quot;))" style:apply-style-name="Cellule_20_invalide" style:base-cell-address="Feuille1.W26"/>
    </style:style>
    <style:style style:name="ce4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7]=0)" style:apply-style-name="Cellule_20_grisée" style:base-cell-address="Feuille1.W27"/>
      <style:map style:condition="is-true-formula(AND([.T27]&lt;&gt;0;[.W27]=&quot;&quot;))" style:apply-style-name="Cellule_20_invalide" style:base-cell-address="Feuille1.W27"/>
    </style:style>
    <style:style style:name="ce4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8]=0)" style:apply-style-name="Cellule_20_grisée" style:base-cell-address="Feuille1.W28"/>
      <style:map style:condition="is-true-formula(AND([.T28]&lt;&gt;0;[.W28]=&quot;&quot;))" style:apply-style-name="Cellule_20_invalide" style:base-cell-address="Feuille1.W28"/>
    </style:style>
    <style:style style:name="ce4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9]=0)" style:apply-style-name="Cellule_20_grisée" style:base-cell-address="Feuille1.W29"/>
      <style:map style:condition="is-true-formula(AND([.T29]&lt;&gt;0;[.W29]=&quot;&quot;))" style:apply-style-name="Cellule_20_invalide" style:base-cell-address="Feuille1.W29"/>
    </style:style>
    <style:style style:name="ce4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0]=0)" style:apply-style-name="Cellule_20_grisée" style:base-cell-address="Feuille1.W30"/>
      <style:map style:condition="is-true-formula(AND([.T30]&lt;&gt;0;[.W30]=&quot;&quot;))" style:apply-style-name="Cellule_20_invalide" style:base-cell-address="Feuille1.W30"/>
    </style:style>
    <style:style style:name="ce4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1]=0)" style:apply-style-name="Cellule_20_grisée" style:base-cell-address="Feuille1.W31"/>
      <style:map style:condition="is-true-formula(AND([.T31]&lt;&gt;0;[.W31]=&quot;&quot;))" style:apply-style-name="Cellule_20_invalide" style:base-cell-address="Feuille1.W31"/>
    </style:style>
    <style:style style:name="ce4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2]=0)" style:apply-style-name="Cellule_20_grisée" style:base-cell-address="Feuille1.W32"/>
      <style:map style:condition="is-true-formula(AND([.T32]&lt;&gt;0;[.W32]=&quot;&quot;))" style:apply-style-name="Cellule_20_invalide" style:base-cell-address="Feuille1.W32"/>
    </style:style>
    <style:style style:name="ce4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3]=0)" style:apply-style-name="Cellule_20_grisée" style:base-cell-address="Feuille1.W33"/>
      <style:map style:condition="is-true-formula(AND([.T33]&lt;&gt;0;[.W33]=&quot;&quot;))" style:apply-style-name="Cellule_20_invalide" style:base-cell-address="Feuille1.W33"/>
    </style:style>
    <style:style style:name="ce4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4]=0)" style:apply-style-name="Cellule_20_grisée" style:base-cell-address="Feuille1.W34"/>
      <style:map style:condition="is-true-formula(AND([.T34]&lt;&gt;0;[.W34]=&quot;&quot;))" style:apply-style-name="Cellule_20_invalide" style:base-cell-address="Feuille1.W34"/>
    </style:style>
    <style:style style:name="ce4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5]=0)" style:apply-style-name="Cellule_20_grisée" style:base-cell-address="Feuille1.W35"/>
      <style:map style:condition="is-true-formula(AND([.T35]&lt;&gt;0;[.W35]=&quot;&quot;))" style:apply-style-name="Cellule_20_invalide" style:base-cell-address="Feuille1.W35"/>
    </style:style>
    <style:style style:name="ce4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6]=0)" style:apply-style-name="Cellule_20_grisée" style:base-cell-address="Feuille1.W36"/>
      <style:map style:condition="is-true-formula(AND([.T36]&lt;&gt;0;[.W36]=&quot;&quot;))" style:apply-style-name="Cellule_20_invalide" style:base-cell-address="Feuille1.W36"/>
    </style:style>
    <style:style style:name="ce4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7]=0)" style:apply-style-name="Cellule_20_grisée" style:base-cell-address="Feuille1.W37"/>
      <style:map style:condition="is-true-formula(AND([.T37]&lt;&gt;0;[.W37]=&quot;&quot;))" style:apply-style-name="Cellule_20_invalide" style:base-cell-address="Feuille1.W37"/>
    </style:style>
    <style:style style:name="ce4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8]=0)" style:apply-style-name="Cellule_20_grisée" style:base-cell-address="Feuille1.W38"/>
      <style:map style:condition="is-true-formula(AND([.T38]&lt;&gt;0;[.W38]=&quot;&quot;))" style:apply-style-name="Cellule_20_invalide" style:base-cell-address="Feuille1.W38"/>
    </style:style>
    <style:style style:name="ce4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9]=0)" style:apply-style-name="Cellule_20_grisée" style:base-cell-address="Feuille1.W39"/>
      <style:map style:condition="is-true-formula(AND([.T39]&lt;&gt;0;[.W39]=&quot;&quot;))" style:apply-style-name="Cellule_20_invalide" style:base-cell-address="Feuille1.W39"/>
    </style:style>
    <style:style style:name="ce4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0]=0)" style:apply-style-name="Cellule_20_grisée" style:base-cell-address="Feuille1.W40"/>
      <style:map style:condition="is-true-formula(AND([.T40]&lt;&gt;0;[.W40]=&quot;&quot;))" style:apply-style-name="Cellule_20_invalide" style:base-cell-address="Feuille1.W40"/>
    </style:style>
    <style:style style:name="ce4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1]=0)" style:apply-style-name="Cellule_20_grisée" style:base-cell-address="Feuille1.W41"/>
      <style:map style:condition="is-true-formula(AND([.T41]&lt;&gt;0;[.W41]=&quot;&quot;))" style:apply-style-name="Cellule_20_invalide" style:base-cell-address="Feuille1.W41"/>
    </style:style>
    <style:style style:name="ce4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2]=0)" style:apply-style-name="Cellule_20_grisée" style:base-cell-address="Feuille1.W42"/>
      <style:map style:condition="is-true-formula(AND([.T42]&lt;&gt;0;[.W42]=&quot;&quot;))" style:apply-style-name="Cellule_20_invalide" style:base-cell-address="Feuille1.W42"/>
    </style:style>
    <style:style style:name="ce4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3]=0)" style:apply-style-name="Cellule_20_grisée" style:base-cell-address="Feuille1.W43"/>
      <style:map style:condition="is-true-formula(AND([.T43]&lt;&gt;0;[.W43]=&quot;&quot;))" style:apply-style-name="Cellule_20_invalide" style:base-cell-address="Feuille1.W43"/>
    </style:style>
    <style:style style:name="ce5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4]=0)" style:apply-style-name="Cellule_20_grisée" style:base-cell-address="Feuille1.W44"/>
      <style:map style:condition="is-true-formula(AND([.T44]&lt;&gt;0;[.W44]=&quot;&quot;))" style:apply-style-name="Cellule_20_invalide" style:base-cell-address="Feuille1.W44"/>
    </style:style>
    <style:style style:name="ce5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5]=0)" style:apply-style-name="Cellule_20_grisée" style:base-cell-address="Feuille1.W45"/>
      <style:map style:condition="is-true-formula(AND([.T45]&lt;&gt;0;[.W45]=&quot;&quot;))" style:apply-style-name="Cellule_20_invalide" style:base-cell-address="Feuille1.W45"/>
    </style:style>
    <style:style style:name="ce5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6]=0)" style:apply-style-name="Cellule_20_grisée" style:base-cell-address="Feuille1.W46"/>
      <style:map style:condition="is-true-formula(AND([.T46]&lt;&gt;0;[.W46]=&quot;&quot;))" style:apply-style-name="Cellule_20_invalide" style:base-cell-address="Feuille1.W46"/>
    </style:style>
    <style:style style:name="ce5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7]=0)" style:apply-style-name="Cellule_20_grisée" style:base-cell-address="Feuille1.W47"/>
      <style:map style:condition="is-true-formula(AND([.T47]&lt;&gt;0;[.W47]=&quot;&quot;))" style:apply-style-name="Cellule_20_invalide" style:base-cell-address="Feuille1.W47"/>
    </style:style>
    <style:style style:name="ce5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8]=0)" style:apply-style-name="Cellule_20_grisée" style:base-cell-address="Feuille1.W48"/>
      <style:map style:condition="is-true-formula(AND([.T48]&lt;&gt;0;[.W48]=&quot;&quot;))" style:apply-style-name="Cellule_20_invalide" style:base-cell-address="Feuille1.W48"/>
    </style:style>
    <style:style style:name="ce5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9]=0)" style:apply-style-name="Cellule_20_grisée" style:base-cell-address="Feuille1.W49"/>
      <style:map style:condition="is-true-formula(AND([.T49]&lt;&gt;0;[.W49]=&quot;&quot;))" style:apply-style-name="Cellule_20_invalide" style:base-cell-address="Feuille1.W49"/>
    </style:style>
    <style:style style:name="ce5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0]=0)" style:apply-style-name="Cellule_20_grisée" style:base-cell-address="Feuille1.W50"/>
      <style:map style:condition="is-true-formula(AND([.T50]&lt;&gt;0;[.W50]=&quot;&quot;))" style:apply-style-name="Cellule_20_invalide" style:base-cell-address="Feuille1.W50"/>
    </style:style>
    <style:style style:name="ce5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1]=0)" style:apply-style-name="Cellule_20_grisée" style:base-cell-address="Feuille1.W51"/>
      <style:map style:condition="is-true-formula(AND([.T51]&lt;&gt;0;[.W51]=&quot;&quot;))" style:apply-style-name="Cellule_20_invalide" style:base-cell-address="Feuille1.W51"/>
    </style:style>
    <style:style style:name="ce5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2]=0)" style:apply-style-name="Cellule_20_grisée" style:base-cell-address="Feuille1.W52"/>
      <style:map style:condition="is-true-formula(AND([.T52]&lt;&gt;0;[.W52]=&quot;&quot;))" style:apply-style-name="Cellule_20_invalide" style:base-cell-address="Feuille1.W52"/>
    </style:style>
    <style:style style:name="ce5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3]=0)" style:apply-style-name="Cellule_20_grisée" style:base-cell-address="Feuille1.W53"/>
      <style:map style:condition="is-true-formula(AND([.T53]&lt;&gt;0;[.W53]=&quot;&quot;))" style:apply-style-name="Cellule_20_invalide" style:base-cell-address="Feuille1.W53"/>
    </style:style>
    <style:style style:name="ce5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4]=0)" style:apply-style-name="Cellule_20_grisée" style:base-cell-address="Feuille1.W54"/>
      <style:map style:condition="is-true-formula(AND([.T54]&lt;&gt;0;[.W54]=&quot;&quot;))" style:apply-style-name="Cellule_20_invalide" style:base-cell-address="Feuille1.W54"/>
    </style:style>
    <style:style style:name="ce5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5]=0)" style:apply-style-name="Cellule_20_grisée" style:base-cell-address="Feuille1.W55"/>
      <style:map style:condition="is-true-formula(AND([.T55]&lt;&gt;0;[.W55]=&quot;&quot;))" style:apply-style-name="Cellule_20_invalide" style:base-cell-address="Feuille1.W55"/>
    </style:style>
    <style:style style:name="ce5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6]=0)" style:apply-style-name="Cellule_20_grisée" style:base-cell-address="Feuille1.W56"/>
      <style:map style:condition="is-true-formula(AND([.T56]&lt;&gt;0;[.W56]=&quot;&quot;))" style:apply-style-name="Cellule_20_invalide" style:base-cell-address="Feuille1.W56"/>
    </style:style>
    <style:style style:name="ce5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7]=0)" style:apply-style-name="Cellule_20_grisée" style:base-cell-address="Feuille1.W57"/>
      <style:map style:condition="is-true-formula(AND([.T57]&lt;&gt;0;[.W57]=&quot;&quot;))" style:apply-style-name="Cellule_20_invalide" style:base-cell-address="Feuille1.W57"/>
    </style:style>
    <style:style style:name="ce5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8]=0)" style:apply-style-name="Cellule_20_grisée" style:base-cell-address="Feuille1.W58"/>
      <style:map style:condition="is-true-formula(AND([.T58]&lt;&gt;0;[.W58]=&quot;&quot;))" style:apply-style-name="Cellule_20_invalide" style:base-cell-address="Feuille1.W58"/>
    </style:style>
    <style:style style:name="ce5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9]=0)" style:apply-style-name="Cellule_20_grisée" style:base-cell-address="Feuille1.W59"/>
      <style:map style:condition="is-true-formula(AND([.T59]&lt;&gt;0;[.W59]=&quot;&quot;))" style:apply-style-name="Cellule_20_invalide" style:base-cell-address="Feuille1.W59"/>
    </style:style>
    <style:style style:name="ce5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0]=0)" style:apply-style-name="Cellule_20_grisée" style:base-cell-address="Feuille1.W60"/>
      <style:map style:condition="is-true-formula(AND([.T60]&lt;&gt;0;[.W60]=&quot;&quot;))" style:apply-style-name="Cellule_20_invalide" style:base-cell-address="Feuille1.W60"/>
    </style:style>
    <style:style style:name="ce5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2]=0)" style:apply-style-name="Cellule_20_grisée" style:base-cell-address="Feuille1.W62"/>
      <style:map style:condition="is-true-formula(AND([.T62]&lt;&gt;0;[.W62]=&quot;&quot;))" style:apply-style-name="Cellule_20_invalide" style:base-cell-address="Feuille1.W62"/>
    </style:style>
    <style:style style:name="ce5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3]=0)" style:apply-style-name="Cellule_20_grisée" style:base-cell-address="Feuille1.W63"/>
      <style:map style:condition="is-true-formula(AND([.T63]&lt;&gt;0;[.W63]=&quot;&quot;))" style:apply-style-name="Cellule_20_invalide" style:base-cell-address="Feuille1.W63"/>
    </style:style>
    <style:style style:name="ce5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4]=0)" style:apply-style-name="Cellule_20_grisée" style:base-cell-address="Feuille1.W64"/>
      <style:map style:condition="is-true-formula(AND([.T64]&lt;&gt;0;[.W64]=&quot;&quot;))" style:apply-style-name="Cellule_20_invalide" style:base-cell-address="Feuille1.W64"/>
    </style:style>
    <style:style style:name="ce5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5]=0)" style:apply-style-name="Cellule_20_grisée" style:base-cell-address="Feuille1.W65"/>
      <style:map style:condition="is-true-formula(AND([.T65]&lt;&gt;0;[.W65]=&quot;&quot;))" style:apply-style-name="Cellule_20_invalide" style:base-cell-address="Feuille1.W65"/>
    </style:style>
    <style:style style:name="ce5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6]=0)" style:apply-style-name="Cellule_20_grisée" style:base-cell-address="Feuille1.W66"/>
      <style:map style:condition="is-true-formula(AND([.T66]&lt;&gt;0;[.W66]=&quot;&quot;))" style:apply-style-name="Cellule_20_invalide" style:base-cell-address="Feuille1.W66"/>
    </style:style>
    <style:style style:name="ce5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8]=0)" style:apply-style-name="Cellule_20_grisée" style:base-cell-address="Feuille1.W68"/>
      <style:map style:condition="is-true-formula(AND([.T68]&lt;&gt;0;[.W68]=&quot;&quot;))" style:apply-style-name="Cellule_20_invalide" style:base-cell-address="Feuille1.W68"/>
    </style:style>
    <style:style style:name="ce5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9]=0)" style:apply-style-name="Cellule_20_grisée" style:base-cell-address="Feuille1.W69"/>
      <style:map style:condition="is-true-formula(AND([.T69]&lt;&gt;0;[.W69]=&quot;&quot;))" style:apply-style-name="Cellule_20_invalide" style:base-cell-address="Feuille1.W69"/>
    </style:style>
    <style:style style:name="ce11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0]=0)" style:apply-style-name="Cellule_20_grisée" style:base-cell-address="Feuille1.W70"/>
      <style:map style:condition="is-true-formula(AND([.T70]&lt;&gt;0;[.W70]=&quot;&quot;))" style:apply-style-name="Cellule_20_invalide" style:base-cell-address="Feuille1.W70"/>
    </style:style>
    <style:style style:name="ce12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3]=0)" style:apply-style-name="Cellule_20_grisée" style:base-cell-address="Feuille1.W73"/>
      <style:map style:condition="is-true-formula(AND([.T73]&lt;&gt;0;[.W73]=&quot;&quot;))" style:apply-style-name="Cellule_20_invalide" style:base-cell-address="Feuille1.W73"/>
    </style:style>
    <style:style style:name="ce12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4]=0)" style:apply-style-name="Cellule_20_grisée" style:base-cell-address="Feuille1.W74"/>
      <style:map style:condition="is-true-formula(AND([.T74]&lt;&gt;0;[.W74]=&quot;&quot;))" style:apply-style-name="Cellule_20_invalide" style:base-cell-address="Feuille1.W74"/>
    </style:style>
    <style:style style:name="ce12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5]=0)" style:apply-style-name="Cellule_20_grisée" style:base-cell-address="Feuille1.W75"/>
      <style:map style:condition="is-true-formula(AND([.T75]&lt;&gt;0;[.W75]=&quot;&quot;))" style:apply-style-name="Cellule_20_invalide" style:base-cell-address="Feuille1.W75"/>
    </style:style>
    <style:style style:name="ce12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6]=0)" style:apply-style-name="Cellule_20_grisée" style:base-cell-address="Feuille1.W76"/>
      <style:map style:condition="is-true-formula(AND([.T76]&lt;&gt;0;[.W76]=&quot;&quot;))" style:apply-style-name="Cellule_20_invalide" style:base-cell-address="Feuille1.W76"/>
    </style:style>
    <style:style style:name="ce13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8]=0)" style:apply-style-name="Cellule_20_grisée" style:base-cell-address="Feuille1.W78"/>
      <style:map style:condition="is-true-formula(AND([.T78]&lt;&gt;0;[.W78]=&quot;&quot;))" style:apply-style-name="Cellule_20_invalide" style:base-cell-address="Feuille1.W78"/>
    </style:style>
    <style:style style:name="ce13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9]=0)" style:apply-style-name="Cellule_20_grisée" style:base-cell-address="Feuille1.W79"/>
      <style:map style:condition="is-true-formula(AND([.T79]&lt;&gt;0;[.W79]=&quot;&quot;))" style:apply-style-name="Cellule_20_invalide" style:base-cell-address="Feuille1.W79"/>
    </style:style>
    <style:style style:name="ce13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0]=0)" style:apply-style-name="Cellule_20_grisée" style:base-cell-address="Feuille1.W80"/>
      <style:map style:condition="is-true-formula(AND([.T80]&lt;&gt;0;[.W80]=&quot;&quot;))" style:apply-style-name="Cellule_20_invalide" style:base-cell-address="Feuille1.W80"/>
    </style:style>
    <style:style style:name="ce15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2]=0)" style:apply-style-name="Cellule_20_grisée" style:base-cell-address="Feuille1.W82"/>
      <style:map style:condition="is-true-formula(AND([.T82]&lt;&gt;0;[.W82]=&quot;&quot;))" style:apply-style-name="Cellule_20_invalide" style:base-cell-address="Feuille1.W82"/>
    </style:style>
    <style:style style:name="ce15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3]=0)" style:apply-style-name="Cellule_20_grisée" style:base-cell-address="Feuille1.W83"/>
      <style:map style:condition="is-true-formula(AND([.T83]&lt;&gt;0;[.W83]=&quot;&quot;))" style:apply-style-name="Cellule_20_invalide" style:base-cell-address="Feuille1.W83"/>
    </style:style>
    <style:style style:name="ce15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4]=0)" style:apply-style-name="Cellule_20_grisée" style:base-cell-address="Feuille1.W84"/>
      <style:map style:condition="is-true-formula(AND([.T84]&lt;&gt;0;[.W84]=&quot;&quot;))" style:apply-style-name="Cellule_20_invalide" style:base-cell-address="Feuille1.W84"/>
    </style:style>
    <style:style style:name="ce15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]=0)" style:apply-style-name="Cellule_20_grisée" style:base-cell-address="Feuille1.Y2"/>
      <style:map style:condition="is-true-formula(AND([.V2]&lt;&gt;0;[.Y2]=&quot;&quot;))" style:apply-style-name="Cellule_20_invalide" style:base-cell-address="Feuille1.Y2"/>
    </style:style>
    <style:style style:name="ce15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]=0)" style:apply-style-name="Cellule_20_grisée" style:base-cell-address="Feuille1.Y3"/>
      <style:map style:condition="is-true-formula(AND([.V3]&lt;&gt;0;[.Y3]=&quot;&quot;))" style:apply-style-name="Cellule_20_invalide" style:base-cell-address="Feuille1.Y3"/>
    </style:style>
    <style:style style:name="ce15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]=0)" style:apply-style-name="Cellule_20_grisée" style:base-cell-address="Feuille1.Y5"/>
      <style:map style:condition="is-true-formula(AND([.V5]&lt;&gt;0;[.Y5]=&quot;&quot;))" style:apply-style-name="Cellule_20_invalide" style:base-cell-address="Feuille1.Y5"/>
    </style:style>
    <style:style style:name="ce15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]=0)" style:apply-style-name="Cellule_20_grisée" style:base-cell-address="Feuille1.Y6"/>
      <style:map style:condition="is-true-formula(AND([.V6]&lt;&gt;0;[.Y6]=&quot;&quot;))" style:apply-style-name="Cellule_20_invalide" style:base-cell-address="Feuille1.Y6"/>
    </style:style>
    <style:style style:name="ce15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]=0)" style:apply-style-name="Cellule_20_grisée" style:base-cell-address="Feuille1.Y7"/>
      <style:map style:condition="is-true-formula(AND([.V7]&lt;&gt;0;[.Y7]=&quot;&quot;))" style:apply-style-name="Cellule_20_invalide" style:base-cell-address="Feuille1.Y7"/>
    </style:style>
    <style:style style:name="ce15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8]=0)" style:apply-style-name="Cellule_20_grisée" style:base-cell-address="Feuille1.Y8"/>
      <style:map style:condition="is-true-formula(AND([.V8]&lt;&gt;0;[.Y8]=&quot;&quot;))" style:apply-style-name="Cellule_20_invalide" style:base-cell-address="Feuille1.Y8"/>
    </style:style>
    <style:style style:name="ce15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9]=0)" style:apply-style-name="Cellule_20_grisée" style:base-cell-address="Feuille1.Y9"/>
      <style:map style:condition="is-true-formula(AND([.V9]&lt;&gt;0;[.Y9]=&quot;&quot;))" style:apply-style-name="Cellule_20_invalide" style:base-cell-address="Feuille1.Y9"/>
    </style:style>
    <style:style style:name="ce15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0]=0)" style:apply-style-name="Cellule_20_grisée" style:base-cell-address="Feuille1.Y10"/>
      <style:map style:condition="is-true-formula(AND([.V10]&lt;&gt;0;[.Y10]=&quot;&quot;))" style:apply-style-name="Cellule_20_invalide" style:base-cell-address="Feuille1.Y10"/>
    </style:style>
    <style:style style:name="ce15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1]=0)" style:apply-style-name="Cellule_20_grisée" style:base-cell-address="Feuille1.Y11"/>
      <style:map style:condition="is-true-formula(AND([.V11]&lt;&gt;0;[.Y11]=&quot;&quot;))" style:apply-style-name="Cellule_20_invalide" style:base-cell-address="Feuille1.Y11"/>
    </style:style>
    <style:style style:name="ce15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2]=0)" style:apply-style-name="Cellule_20_grisée" style:base-cell-address="Feuille1.Y12"/>
      <style:map style:condition="is-true-formula(AND([.V12]&lt;&gt;0;[.Y12]=&quot;&quot;))" style:apply-style-name="Cellule_20_invalide" style:base-cell-address="Feuille1.Y12"/>
    </style:style>
    <style:style style:name="ce15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3]=0)" style:apply-style-name="Cellule_20_grisée" style:base-cell-address="Feuille1.Y13"/>
      <style:map style:condition="is-true-formula(AND([.V13]&lt;&gt;0;[.Y13]=&quot;&quot;))" style:apply-style-name="Cellule_20_invalide" style:base-cell-address="Feuille1.Y13"/>
    </style:style>
    <style:style style:name="ce15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4]=0)" style:apply-style-name="Cellule_20_grisée" style:base-cell-address="Feuille1.Y14"/>
      <style:map style:condition="is-true-formula(AND([.V14]&lt;&gt;0;[.Y14]=&quot;&quot;))" style:apply-style-name="Cellule_20_invalide" style:base-cell-address="Feuille1.Y14"/>
    </style:style>
    <style:style style:name="ce15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5]=0)" style:apply-style-name="Cellule_20_grisée" style:base-cell-address="Feuille1.Y15"/>
      <style:map style:condition="is-true-formula(AND([.V15]&lt;&gt;0;[.Y15]=&quot;&quot;))" style:apply-style-name="Cellule_20_invalide" style:base-cell-address="Feuille1.Y15"/>
    </style:style>
    <style:style style:name="ce15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6]=0)" style:apply-style-name="Cellule_20_grisée" style:base-cell-address="Feuille1.Y16"/>
      <style:map style:condition="is-true-formula(AND([.V16]&lt;&gt;0;[.Y16]=&quot;&quot;))" style:apply-style-name="Cellule_20_invalide" style:base-cell-address="Feuille1.Y16"/>
    </style:style>
    <style:style style:name="ce15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7]=0)" style:apply-style-name="Cellule_20_grisée" style:base-cell-address="Feuille1.Y17"/>
      <style:map style:condition="is-true-formula(AND([.V17]&lt;&gt;0;[.Y17]=&quot;&quot;))" style:apply-style-name="Cellule_20_invalide" style:base-cell-address="Feuille1.Y17"/>
    </style:style>
    <style:style style:name="ce15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8]=0)" style:apply-style-name="Cellule_20_grisée" style:base-cell-address="Feuille1.Y18"/>
      <style:map style:condition="is-true-formula(AND([.V18]&lt;&gt;0;[.Y18]=&quot;&quot;))" style:apply-style-name="Cellule_20_invalide" style:base-cell-address="Feuille1.Y18"/>
    </style:style>
    <style:style style:name="ce15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9]=0)" style:apply-style-name="Cellule_20_grisée" style:base-cell-address="Feuille1.Y19"/>
      <style:map style:condition="is-true-formula(AND([.V19]&lt;&gt;0;[.Y19]=&quot;&quot;))" style:apply-style-name="Cellule_20_invalide" style:base-cell-address="Feuille1.Y19"/>
    </style:style>
    <style:style style:name="ce15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0]=0)" style:apply-style-name="Cellule_20_grisée" style:base-cell-address="Feuille1.Y20"/>
      <style:map style:condition="is-true-formula(AND([.V20]&lt;&gt;0;[.Y20]=&quot;&quot;))" style:apply-style-name="Cellule_20_invalide" style:base-cell-address="Feuille1.Y20"/>
    </style:style>
    <style:style style:name="ce152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1]=0)" style:apply-style-name="Cellule_20_grisée" style:base-cell-address="Feuille1.Y21"/>
      <style:map style:condition="is-true-formula(AND([.V21]&lt;&gt;0;[.Y21]=&quot;&quot;))" style:apply-style-name="Cellule_20_invalide" style:base-cell-address="Feuille1.Y21"/>
    </style:style>
    <style:style style:name="ce152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2]=0)" style:apply-style-name="Cellule_20_grisée" style:base-cell-address="Feuille1.Y22"/>
      <style:map style:condition="is-true-formula(AND([.V22]&lt;&gt;0;[.Y22]=&quot;&quot;))" style:apply-style-name="Cellule_20_invalide" style:base-cell-address="Feuille1.Y22"/>
    </style:style>
    <style:style style:name="ce15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3]=0)" style:apply-style-name="Cellule_20_grisée" style:base-cell-address="Feuille1.Y23"/>
      <style:map style:condition="is-true-formula(AND([.V23]&lt;&gt;0;[.Y23]=&quot;&quot;))" style:apply-style-name="Cellule_20_invalide" style:base-cell-address="Feuille1.Y23"/>
    </style:style>
    <style:style style:name="ce15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4]=0)" style:apply-style-name="Cellule_20_grisée" style:base-cell-address="Feuille1.Y24"/>
      <style:map style:condition="is-true-formula(AND([.V24]&lt;&gt;0;[.Y24]=&quot;&quot;))" style:apply-style-name="Cellule_20_invalide" style:base-cell-address="Feuille1.Y24"/>
    </style:style>
    <style:style style:name="ce15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5]=0)" style:apply-style-name="Cellule_20_grisée" style:base-cell-address="Feuille1.Y25"/>
      <style:map style:condition="is-true-formula(AND([.V25]&lt;&gt;0;[.Y25]=&quot;&quot;))" style:apply-style-name="Cellule_20_invalide" style:base-cell-address="Feuille1.Y25"/>
    </style:style>
    <style:style style:name="ce152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6]=0)" style:apply-style-name="Cellule_20_grisée" style:base-cell-address="Feuille1.Y26"/>
      <style:map style:condition="is-true-formula(AND([.V26]&lt;&gt;0;[.Y26]=&quot;&quot;))" style:apply-style-name="Cellule_20_invalide" style:base-cell-address="Feuille1.Y26"/>
    </style:style>
    <style:style style:name="ce15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7]=0)" style:apply-style-name="Cellule_20_grisée" style:base-cell-address="Feuille1.Y27"/>
      <style:map style:condition="is-true-formula(AND([.V27]&lt;&gt;0;[.Y27]=&quot;&quot;))" style:apply-style-name="Cellule_20_invalide" style:base-cell-address="Feuille1.Y27"/>
    </style:style>
    <style:style style:name="ce153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8]=0)" style:apply-style-name="Cellule_20_grisée" style:base-cell-address="Feuille1.Y28"/>
      <style:map style:condition="is-true-formula(AND([.V28]&lt;&gt;0;[.Y28]=&quot;&quot;))" style:apply-style-name="Cellule_20_invalide" style:base-cell-address="Feuille1.Y28"/>
    </style:style>
    <style:style style:name="ce15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9]=0)" style:apply-style-name="Cellule_20_grisée" style:base-cell-address="Feuille1.Y29"/>
      <style:map style:condition="is-true-formula(AND([.V29]&lt;&gt;0;[.Y29]=&quot;&quot;))" style:apply-style-name="Cellule_20_invalide" style:base-cell-address="Feuille1.Y29"/>
    </style:style>
    <style:style style:name="ce153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0]=0)" style:apply-style-name="Cellule_20_grisée" style:base-cell-address="Feuille1.Y30"/>
      <style:map style:condition="is-true-formula(AND([.V30]&lt;&gt;0;[.Y30]=&quot;&quot;))" style:apply-style-name="Cellule_20_invalide" style:base-cell-address="Feuille1.Y30"/>
    </style:style>
    <style:style style:name="ce15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1]=0)" style:apply-style-name="Cellule_20_grisée" style:base-cell-address="Feuille1.Y31"/>
      <style:map style:condition="is-true-formula(AND([.V31]&lt;&gt;0;[.Y31]=&quot;&quot;))" style:apply-style-name="Cellule_20_invalide" style:base-cell-address="Feuille1.Y31"/>
    </style:style>
    <style:style style:name="ce153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2]=0)" style:apply-style-name="Cellule_20_grisée" style:base-cell-address="Feuille1.Y32"/>
      <style:map style:condition="is-true-formula(AND([.V32]&lt;&gt;0;[.Y32]=&quot;&quot;))" style:apply-style-name="Cellule_20_invalide" style:base-cell-address="Feuille1.Y32"/>
    </style:style>
    <style:style style:name="ce15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3]=0)" style:apply-style-name="Cellule_20_grisée" style:base-cell-address="Feuille1.Y33"/>
      <style:map style:condition="is-true-formula(AND([.V33]&lt;&gt;0;[.Y33]=&quot;&quot;))" style:apply-style-name="Cellule_20_invalide" style:base-cell-address="Feuille1.Y33"/>
    </style:style>
    <style:style style:name="ce15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4]=0)" style:apply-style-name="Cellule_20_grisée" style:base-cell-address="Feuille1.Y34"/>
      <style:map style:condition="is-true-formula(AND([.V34]&lt;&gt;0;[.Y34]=&quot;&quot;))" style:apply-style-name="Cellule_20_invalide" style:base-cell-address="Feuille1.Y34"/>
    </style:style>
    <style:style style:name="ce15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5]=0)" style:apply-style-name="Cellule_20_grisée" style:base-cell-address="Feuille1.Y35"/>
      <style:map style:condition="is-true-formula(AND([.V35]&lt;&gt;0;[.Y35]=&quot;&quot;))" style:apply-style-name="Cellule_20_invalide" style:base-cell-address="Feuille1.Y35"/>
    </style:style>
    <style:style style:name="ce15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6]=0)" style:apply-style-name="Cellule_20_grisée" style:base-cell-address="Feuille1.Y36"/>
      <style:map style:condition="is-true-formula(AND([.V36]&lt;&gt;0;[.Y36]=&quot;&quot;))" style:apply-style-name="Cellule_20_invalide" style:base-cell-address="Feuille1.Y36"/>
    </style:style>
    <style:style style:name="ce154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7]=0)" style:apply-style-name="Cellule_20_grisée" style:base-cell-address="Feuille1.Y37"/>
      <style:map style:condition="is-true-formula(AND([.V37]&lt;&gt;0;[.Y37]=&quot;&quot;))" style:apply-style-name="Cellule_20_invalide" style:base-cell-address="Feuille1.Y37"/>
    </style:style>
    <style:style style:name="ce15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8]=0)" style:apply-style-name="Cellule_20_grisée" style:base-cell-address="Feuille1.Y38"/>
      <style:map style:condition="is-true-formula(AND([.V38]&lt;&gt;0;[.Y38]=&quot;&quot;))" style:apply-style-name="Cellule_20_invalide" style:base-cell-address="Feuille1.Y38"/>
    </style:style>
    <style:style style:name="ce15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9]=0)" style:apply-style-name="Cellule_20_grisée" style:base-cell-address="Feuille1.Y39"/>
      <style:map style:condition="is-true-formula(AND([.V39]&lt;&gt;0;[.Y39]=&quot;&quot;))" style:apply-style-name="Cellule_20_invalide" style:base-cell-address="Feuille1.Y39"/>
    </style:style>
    <style:style style:name="ce15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0]=0)" style:apply-style-name="Cellule_20_grisée" style:base-cell-address="Feuille1.Y40"/>
      <style:map style:condition="is-true-formula(AND([.V40]&lt;&gt;0;[.Y40]=&quot;&quot;))" style:apply-style-name="Cellule_20_invalide" style:base-cell-address="Feuille1.Y40"/>
    </style:style>
    <style:style style:name="ce15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1]=0)" style:apply-style-name="Cellule_20_grisée" style:base-cell-address="Feuille1.Y41"/>
      <style:map style:condition="is-true-formula(AND([.V41]&lt;&gt;0;[.Y41]=&quot;&quot;))" style:apply-style-name="Cellule_20_invalide" style:base-cell-address="Feuille1.Y41"/>
    </style:style>
    <style:style style:name="ce15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2]=0)" style:apply-style-name="Cellule_20_grisée" style:base-cell-address="Feuille1.Y42"/>
      <style:map style:condition="is-true-formula(AND([.V42]&lt;&gt;0;[.Y42]=&quot;&quot;))" style:apply-style-name="Cellule_20_invalide" style:base-cell-address="Feuille1.Y42"/>
    </style:style>
    <style:style style:name="ce15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3]=0)" style:apply-style-name="Cellule_20_grisée" style:base-cell-address="Feuille1.Y43"/>
      <style:map style:condition="is-true-formula(AND([.V43]&lt;&gt;0;[.Y43]=&quot;&quot;))" style:apply-style-name="Cellule_20_invalide" style:base-cell-address="Feuille1.Y43"/>
    </style:style>
    <style:style style:name="ce15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4]=0)" style:apply-style-name="Cellule_20_grisée" style:base-cell-address="Feuille1.Y44"/>
      <style:map style:condition="is-true-formula(AND([.V44]&lt;&gt;0;[.Y44]=&quot;&quot;))" style:apply-style-name="Cellule_20_invalide" style:base-cell-address="Feuille1.Y44"/>
    </style:style>
    <style:style style:name="ce15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5]=0)" style:apply-style-name="Cellule_20_grisée" style:base-cell-address="Feuille1.Y45"/>
      <style:map style:condition="is-true-formula(AND([.V45]&lt;&gt;0;[.Y45]=&quot;&quot;))" style:apply-style-name="Cellule_20_invalide" style:base-cell-address="Feuille1.Y45"/>
    </style:style>
    <style:style style:name="ce15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6]=0)" style:apply-style-name="Cellule_20_grisée" style:base-cell-address="Feuille1.Y46"/>
      <style:map style:condition="is-true-formula(AND([.V46]&lt;&gt;0;[.Y46]=&quot;&quot;))" style:apply-style-name="Cellule_20_invalide" style:base-cell-address="Feuille1.Y46"/>
    </style:style>
    <style:style style:name="ce15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7]=0)" style:apply-style-name="Cellule_20_grisée" style:base-cell-address="Feuille1.Y47"/>
      <style:map style:condition="is-true-formula(AND([.V47]&lt;&gt;0;[.Y47]=&quot;&quot;))" style:apply-style-name="Cellule_20_invalide" style:base-cell-address="Feuille1.Y47"/>
    </style:style>
    <style:style style:name="ce15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8]=0)" style:apply-style-name="Cellule_20_grisée" style:base-cell-address="Feuille1.Y48"/>
      <style:map style:condition="is-true-formula(AND([.V48]&lt;&gt;0;[.Y48]=&quot;&quot;))" style:apply-style-name="Cellule_20_invalide" style:base-cell-address="Feuille1.Y48"/>
    </style:style>
    <style:style style:name="ce15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9]=0)" style:apply-style-name="Cellule_20_grisée" style:base-cell-address="Feuille1.Y49"/>
      <style:map style:condition="is-true-formula(AND([.V49]&lt;&gt;0;[.Y49]=&quot;&quot;))" style:apply-style-name="Cellule_20_invalide" style:base-cell-address="Feuille1.Y49"/>
    </style:style>
    <style:style style:name="ce15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0]=0)" style:apply-style-name="Cellule_20_grisée" style:base-cell-address="Feuille1.Y50"/>
      <style:map style:condition="is-true-formula(AND([.V50]&lt;&gt;0;[.Y50]=&quot;&quot;))" style:apply-style-name="Cellule_20_invalide" style:base-cell-address="Feuille1.Y50"/>
    </style:style>
    <style:style style:name="ce15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1]=0)" style:apply-style-name="Cellule_20_grisée" style:base-cell-address="Feuille1.Y51"/>
      <style:map style:condition="is-true-formula(AND([.V51]&lt;&gt;0;[.Y51]=&quot;&quot;))" style:apply-style-name="Cellule_20_invalide" style:base-cell-address="Feuille1.Y51"/>
    </style:style>
    <style:style style:name="ce15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2]=0)" style:apply-style-name="Cellule_20_grisée" style:base-cell-address="Feuille1.Y52"/>
      <style:map style:condition="is-true-formula(AND([.V52]&lt;&gt;0;[.Y52]=&quot;&quot;))" style:apply-style-name="Cellule_20_invalide" style:base-cell-address="Feuille1.Y52"/>
    </style:style>
    <style:style style:name="ce15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3]=0)" style:apply-style-name="Cellule_20_grisée" style:base-cell-address="Feuille1.Y53"/>
      <style:map style:condition="is-true-formula(AND([.V53]&lt;&gt;0;[.Y53]=&quot;&quot;))" style:apply-style-name="Cellule_20_invalide" style:base-cell-address="Feuille1.Y53"/>
    </style:style>
    <style:style style:name="ce15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4]=0)" style:apply-style-name="Cellule_20_grisée" style:base-cell-address="Feuille1.Y54"/>
      <style:map style:condition="is-true-formula(AND([.V54]&lt;&gt;0;[.Y54]=&quot;&quot;))" style:apply-style-name="Cellule_20_invalide" style:base-cell-address="Feuille1.Y54"/>
    </style:style>
    <style:style style:name="ce15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5]=0)" style:apply-style-name="Cellule_20_grisée" style:base-cell-address="Feuille1.Y55"/>
      <style:map style:condition="is-true-formula(AND([.V55]&lt;&gt;0;[.Y55]=&quot;&quot;))" style:apply-style-name="Cellule_20_invalide" style:base-cell-address="Feuille1.Y55"/>
    </style:style>
    <style:style style:name="ce15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6]=0)" style:apply-style-name="Cellule_20_grisée" style:base-cell-address="Feuille1.Y56"/>
      <style:map style:condition="is-true-formula(AND([.V56]&lt;&gt;0;[.Y56]=&quot;&quot;))" style:apply-style-name="Cellule_20_invalide" style:base-cell-address="Feuille1.Y56"/>
    </style:style>
    <style:style style:name="ce15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7]=0)" style:apply-style-name="Cellule_20_grisée" style:base-cell-address="Feuille1.Y57"/>
      <style:map style:condition="is-true-formula(AND([.V57]&lt;&gt;0;[.Y57]=&quot;&quot;))" style:apply-style-name="Cellule_20_invalide" style:base-cell-address="Feuille1.Y57"/>
    </style:style>
    <style:style style:name="ce15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8]=0)" style:apply-style-name="Cellule_20_grisée" style:base-cell-address="Feuille1.Y58"/>
      <style:map style:condition="is-true-formula(AND([.V58]&lt;&gt;0;[.Y58]=&quot;&quot;))" style:apply-style-name="Cellule_20_invalide" style:base-cell-address="Feuille1.Y58"/>
    </style:style>
    <style:style style:name="ce15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9]=0)" style:apply-style-name="Cellule_20_grisée" style:base-cell-address="Feuille1.Y59"/>
      <style:map style:condition="is-true-formula(AND([.V59]&lt;&gt;0;[.Y59]=&quot;&quot;))" style:apply-style-name="Cellule_20_invalide" style:base-cell-address="Feuille1.Y59"/>
    </style:style>
    <style:style style:name="ce15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0]=0)" style:apply-style-name="Cellule_20_grisée" style:base-cell-address="Feuille1.Y60"/>
      <style:map style:condition="is-true-formula(AND([.V60]&lt;&gt;0;[.Y60]=&quot;&quot;))" style:apply-style-name="Cellule_20_invalide" style:base-cell-address="Feuille1.Y60"/>
    </style:style>
    <style:style style:name="ce15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2]=0)" style:apply-style-name="Cellule_20_grisée" style:base-cell-address="Feuille1.Y62"/>
      <style:map style:condition="is-true-formula(AND([.V62]&lt;&gt;0;[.Y62]=&quot;&quot;))" style:apply-style-name="Cellule_20_invalide" style:base-cell-address="Feuille1.Y62"/>
    </style:style>
    <style:style style:name="ce15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3]=0)" style:apply-style-name="Cellule_20_grisée" style:base-cell-address="Feuille1.Y63"/>
      <style:map style:condition="is-true-formula(AND([.V63]&lt;&gt;0;[.Y63]=&quot;&quot;))" style:apply-style-name="Cellule_20_invalide" style:base-cell-address="Feuille1.Y63"/>
    </style:style>
    <style:style style:name="ce15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4]=0)" style:apply-style-name="Cellule_20_grisée" style:base-cell-address="Feuille1.Y64"/>
      <style:map style:condition="is-true-formula(AND([.V64]&lt;&gt;0;[.Y64]=&quot;&quot;))" style:apply-style-name="Cellule_20_invalide" style:base-cell-address="Feuille1.Y64"/>
    </style:style>
    <style:style style:name="ce15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5]=0)" style:apply-style-name="Cellule_20_grisée" style:base-cell-address="Feuille1.Y65"/>
      <style:map style:condition="is-true-formula(AND([.V65]&lt;&gt;0;[.Y65]=&quot;&quot;))" style:apply-style-name="Cellule_20_invalide" style:base-cell-address="Feuille1.Y65"/>
    </style:style>
    <style:style style:name="ce15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6]=0)" style:apply-style-name="Cellule_20_grisée" style:base-cell-address="Feuille1.Y66"/>
      <style:map style:condition="is-true-formula(AND([.V66]&lt;&gt;0;[.Y66]=&quot;&quot;))" style:apply-style-name="Cellule_20_invalide" style:base-cell-address="Feuille1.Y66"/>
    </style:style>
    <style:style style:name="ce15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8]=0)" style:apply-style-name="Cellule_20_grisée" style:base-cell-address="Feuille1.Y68"/>
      <style:map style:condition="is-true-formula(AND([.V68]&lt;&gt;0;[.Y68]=&quot;&quot;))" style:apply-style-name="Cellule_20_invalide" style:base-cell-address="Feuille1.Y68"/>
    </style:style>
    <style:style style:name="ce15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9]=0)" style:apply-style-name="Cellule_20_grisée" style:base-cell-address="Feuille1.Y69"/>
      <style:map style:condition="is-true-formula(AND([.V69]&lt;&gt;0;[.Y69]=&quot;&quot;))" style:apply-style-name="Cellule_20_invalide" style:base-cell-address="Feuille1.Y69"/>
    </style:style>
    <style:style style:name="ce15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0]=0)" style:apply-style-name="Cellule_20_grisée" style:base-cell-address="Feuille1.Y70"/>
      <style:map style:condition="is-true-formula(AND([.V70]&lt;&gt;0;[.Y70]=&quot;&quot;))" style:apply-style-name="Cellule_20_invalide" style:base-cell-address="Feuille1.Y70"/>
    </style:style>
    <style:style style:name="ce15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3]=0)" style:apply-style-name="Cellule_20_grisée" style:base-cell-address="Feuille1.Y73"/>
      <style:map style:condition="is-true-formula(AND([.V73]&lt;&gt;0;[.Y73]=&quot;&quot;))" style:apply-style-name="Cellule_20_invalide" style:base-cell-address="Feuille1.Y73"/>
    </style:style>
    <style:style style:name="ce15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4]=0)" style:apply-style-name="Cellule_20_grisée" style:base-cell-address="Feuille1.Y74"/>
      <style:map style:condition="is-true-formula(AND([.V74]&lt;&gt;0;[.Y74]=&quot;&quot;))" style:apply-style-name="Cellule_20_invalide" style:base-cell-address="Feuille1.Y74"/>
    </style:style>
    <style:style style:name="ce15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5]=0)" style:apply-style-name="Cellule_20_grisée" style:base-cell-address="Feuille1.Y75"/>
      <style:map style:condition="is-true-formula(AND([.V75]&lt;&gt;0;[.Y75]=&quot;&quot;))" style:apply-style-name="Cellule_20_invalide" style:base-cell-address="Feuille1.Y75"/>
    </style:style>
    <style:style style:name="ce15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6]=0)" style:apply-style-name="Cellule_20_grisée" style:base-cell-address="Feuille1.Y76"/>
      <style:map style:condition="is-true-formula(AND([.V76]&lt;&gt;0;[.Y76]=&quot;&quot;))" style:apply-style-name="Cellule_20_invalide" style:base-cell-address="Feuille1.Y76"/>
    </style:style>
    <style:style style:name="ce15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8]=0)" style:apply-style-name="Cellule_20_grisée" style:base-cell-address="Feuille1.Y78"/>
      <style:map style:condition="is-true-formula(AND([.V78]&lt;&gt;0;[.Y78]=&quot;&quot;))" style:apply-style-name="Cellule_20_invalide" style:base-cell-address="Feuille1.Y78"/>
    </style:style>
    <style:style style:name="ce15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9]=0)" style:apply-style-name="Cellule_20_grisée" style:base-cell-address="Feuille1.Y79"/>
      <style:map style:condition="is-true-formula(AND([.V79]&lt;&gt;0;[.Y79]=&quot;&quot;))" style:apply-style-name="Cellule_20_invalide" style:base-cell-address="Feuille1.Y79"/>
    </style:style>
    <style:style style:name="ce15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80]=0)" style:apply-style-name="Cellule_20_grisée" style:base-cell-address="Feuille1.Y80"/>
      <style:map style:condition="is-true-formula(AND([.V80]&lt;&gt;0;[.Y80]=&quot;&quot;))" style:apply-style-name="Cellule_20_invalide" style:base-cell-address="Feuille1.Y80"/>
    </style:style>
    <style:style style:name="ce15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82]=0)" style:apply-style-name="Cellule_20_grisée" style:base-cell-address="Feuille1.Y82"/>
      <style:map style:condition="is-true-formula(AND([.V82]&lt;&gt;0;[.Y82]=&quot;&quot;))" style:apply-style-name="Cellule_20_invalide" style:base-cell-address="Feuille1.Y82"/>
    </style:style>
    <style:style style:name="ce15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83]=0)" style:apply-style-name="Cellule_20_grisée" style:base-cell-address="Feuille1.Y83"/>
      <style:map style:condition="is-true-formula(AND([.V83]&lt;&gt;0;[.Y83]=&quot;&quot;))" style:apply-style-name="Cellule_20_invalide" style:base-cell-address="Feuille1.Y83"/>
    </style:style>
    <style:style style:name="ce15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84]=0)" style:apply-style-name="Cellule_20_grisée" style:base-cell-address="Feuille1.Y84"/>
      <style:map style:condition="is-true-formula(AND([.V84]&lt;&gt;0;[.Y84]=&quot;&quot;))" style:apply-style-name="Cellule_20_invalide" style:base-cell-address="Feuille1.Y84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P6"/>
        <table:content-validation table:name="val2" table:condition="of:cell-content-is-in-list(&quot;0&quot;;&quot;semi_seaking&quot;;&quot;seaking&quot;)" table:allow-empty-cell="false" table:display-list="sort-ascending" table:base-cell-address="Feuille1.R6"/>
        <table:content-validation table:name="val3" table:condition="of:cell-content-is-in-list(&quot;0&quot;;&quot;oscillator&quot;;&quot;circle&quot;;&quot;line&quot;;&quot;rectangle&quot;)" table:allow-empty-cell="false" table:display-list="unsorted" table:base-cell-address="Feuille1.K4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38"/>
        <table:table-column table:style-name="co5" table:default-cell-style-name="ce538"/>
        <table:table-column table:style-name="co6" table:default-cell-style-name="ce538"/>
        <table:table-column table:style-name="co7" table:default-cell-style-name="ce715"/>
        <table:table-column table:style-name="co8" table:default-cell-style-name="ce538"/>
        <table:table-column table:style-name="co9" table:default-cell-style-name="ce538"/>
        <table:table-column table:style-name="co10" table:default-cell-style-name="ce538"/>
        <table:table-column table:style-name="co11" table:default-cell-style-name="ce538"/>
        <table:table-column table:style-name="co12" table:default-cell-style-name="ce538"/>
        <table:table-column table:style-name="co13" table:default-cell-style-name="ce538"/>
        <table:table-column table:style-name="co14" table:default-cell-style-name="ce538"/>
        <table:table-column table:style-name="co15" table:default-cell-style-name="ce538"/>
        <table:table-column table:style-name="co16" table:default-cell-style-name="ce538"/>
        <table:table-column table:style-name="co17" table:default-cell-style-name="ce715"/>
        <table:table-column table:style-name="co18" table:default-cell-style-name="ce538"/>
        <table:table-column table:style-name="co19" table:default-cell-style-name="ce715"/>
        <table:table-column table:style-name="co20" table:default-cell-style-name="ce538"/>
        <table:table-column table:style-name="co21" table:default-cell-style-name="ce538"/>
        <table:table-column table:style-name="co22" table:default-cell-style-name="ce538"/>
        <table:table-column table:style-name="co20" table:number-columns-repeated="2" table:default-cell-style-name="ce538"/>
        <table:table-column table:style-name="co23" table:default-cell-style-name="Default"/>
        <table:table-column table:style-name="co20" table:number-columns-repeated="999" table:default-cell-style-name="Default"/>
        <table:table-row table:style-name="ro1">
          <table:table-cell table:style-name="ce4" office:value-type="string" calcext:value-type="string">
            <text:p>#weapon_name</text:p>
          </table:table-cell>
          <table:table-cell table:style-name="ce4" office:value-type="string" calcext:value-type="string">
            <text:p>display_name</text:p>
          </table:table-cell>
          <table:table-cell table:style-name="ce4" office:value-type="string" calcext:value-type="string">
            <text:p>image</text:p>
          </table:table-cell>
          <table:table-cell table:style-name="ce4" office:value-type="string" calcext:value-type="string">
            <text:p>width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frames</text:p>
          </table:table-cell>
          <table:table-cell table:style-name="ce4" office:value-type="string" calcext:value-type="string">
            <text:p>ammo_name</text:p>
          </table:table-cell>
          <table:table-cell table:style-name="ce236" office:value-type="string" calcext:value-type="string">
            <text:p>damage</text:p>
          </table:table-cell>
          <table:table-cell table:style-name="ce236" office:value-type="string" calcext:value-type="string">
            <text:p>vspeed</text:p>
          </table:table-cell>
          <table:table-cell table:style-name="ce236" office:value-type="string" calcext:value-type="string">
            <text:p>range</text:p>
          </table:table-cell>
          <table:table-cell table:style-name="ce236" office:value-type="string" calcext:value-type="string">
            <text:p>time_between_shots</text:p>
          </table:table-cell>
          <table:table-cell table:style-name="ce236" office:value-type="string" calcext:value-type="string">
            <text:p>rafale</text:p>
          </table:table-cell>
          <table:table-cell table:style-name="ce236" office:value-type="string" calcext:value-type="string">
            <text:p>rafale_cooldown</text:p>
          </table:table-cell>
          <table:table-cell table:style-name="ce236" office:value-type="string" calcext:value-type="string">
            <text:p>multishot</text:p>
          </table:table-cell>
          <table:table-cell table:style-name="ce236" office:value-type="string" calcext:value-type="string">
            <text:p>xspread</text:p>
          </table:table-cell>
          <table:table-cell table:style-name="ce236" office:value-type="string" calcext:value-type="string">
            <text:p>dispersion</text:p>
          </table:table-cell>
          <table:table-cell table:style-name="ce4" office:value-type="string" calcext:value-type="string">
            <text:p>alternate</text:p>
          </table:table-cell>
          <table:table-cell table:style-name="ce236" office:value-type="string" calcext:value-type="string">
            <text:p>angle_offset</text:p>
          </table:table-cell>
          <table:table-cell table:style-name="ce4" office:value-type="string" calcext:value-type="string">
            <text:p>target_homing</text:p>
          </table:table-cell>
          <table:table-cell table:style-name="ce1089" office:value-type="string" calcext:value-type="string">
            <text:p>pattern_type</text:p>
          </table:table-cell>
          <table:table-cell table:style-name="ce1089" office:value-type="string" calcext:value-type="string">
            <text:p>speed</text:p>
          </table:table-cell>
          <table:table-cell table:style-name="ce1089" office:value-type="string" calcext:value-type="string">
            <text:p>cw</text:p>
          </table:table-cell>
          <table:table-cell table:style-name="ce1089" office:value-type="string" calcext:value-type="string">
            <text:p>start</text:p>
          </table:table-cell>
          <table:table-cell table:style-name="ce1089" office:value-type="string" calcext:value-type="string">
            <text:p>width</text:p>
          </table:table-cell>
          <table:table-cell table:style-name="ce1089" office:value-type="string" calcext:value-type="string">
            <text:p>height</text:p>
          </table:table-cell>
          <table:table-cell table:style-name="ce1" table:number-columns-repeated="998"/>
          <table:table-cell/>
        </table:table-row>
        <table:table-row table:style-name="ro1">
          <table:table-cell table:style-name="ce6" office:value-type="string" calcext:value-type="string">
            <text:p>laser</text:p>
          </table:table-cell>
          <table:table-cell table:style-name="ce13" office:value-type="string" calcext:value-type="string">
            <text:p>Default_laser</text:p>
          </table:table-cell>
          <table:table-cell table:style-name="ce2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59" office:value-type="string" calcext:value-type="string">
            <text:p>laser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200" calcext:value-type="float">
            <text:p>2200</text:p>
          </table:table-cell>
          <table:table-cell table:style-name="ce165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71" table:content-validation-name="val3" office:value-type="float" office:value="0" calcext:value-type="float">
            <text:p>0</text:p>
          </table:table-cell>
          <table:table-cell table:style-name="ce881"/>
          <table:table-cell table:style-name="ce952"/>
          <table:table-cell table:style-name="ce1023" table:number-columns-repeated="2"/>
          <table:table-cell table:style-name="ce1506"/>
          <table:table-cell table:number-columns-repeated="999"/>
        </table:table-row>
        <table:table-row table:style-name="ro1">
          <table:table-cell table:style-name="ce11" office:value-type="string" calcext:value-type="string">
            <text:p>laserbeam</text:p>
          </table:table-cell>
          <table:table-cell table:style-name="ce2" office:value-type="string" calcext:value-type="string">
            <text:p>Laser_beam</text:p>
          </table:table-cell>
          <table:table-cell table:style-name="ce10" office:value-type="string" calcext:value-type="string">
            <text:p>2D/Equipment/laser.png</text:p>
          </table:table-cell>
          <table:table-cell table:number-columns-repeated="2" table:style-name="ce51" office:value-type="float" office:value="48" calcext:value-type="float">
            <text:p>48</text:p>
          </table:table-cell>
          <table:table-cell table:style-name="ce51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237" office:value-type="string" calcext:value-type="string">
            <text:p>0.5</text:p>
          </table:table-cell>
          <table:table-cell table:style-name="ce51" office:value-type="float" office:value="-1" calcext:value-type="float">
            <text:p>-1</text:p>
          </table:table-cell>
          <table:table-cell table:style-name="ce244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249" office:value-type="float" office:value="0" calcext:value-type="float">
            <text:p>0</text:p>
          </table:table-cell>
          <table:table-cell table:style-name="ce254" office:value-type="float" office:value="0" calcext:value-type="float">
            <text:p>0</text:p>
          </table:table-cell>
          <table:table-cell table:style-name="ce259" table:content-validation-name="val1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1078" table:content-validation-name="val2" office:value-type="string" calcext:value-type="string">
            <text:p>semi_homing</text:p>
          </table:table-cell>
          <table:table-cell table:style-name="ce278" table:content-validation-name="val3" office:value-type="float" office:value="0" calcext:value-type="float">
            <text:p>0</text:p>
          </table:table-cell>
          <table:table-cell table:style-name="ce888"/>
          <table:table-cell table:style-name="ce959"/>
          <table:table-cell table:style-name="ce1030" table:number-columns-repeated="2"/>
          <table:table-cell table:style-name="ce1507"/>
          <table:table-cell table:number-columns-repeated="999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9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  <table:table-cell/>
        </table:table-row>
        <table:table-row table:style-name="ro1">
          <table:table-cell table:style-name="ce12" office:value-type="string" calcext:value-type="string">
            <text:p>V_Alpha1_laser</text:p>
          </table:table-cell>
          <table:table-cell table:style-name="ce13" office:value-type="string" calcext:value-type="string">
            <text:p>Vanguard_Alpha1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0" office:value-type="string" calcext:value-type="string">
            <text:p>V_laserM</text:p>
          </table:table-cell>
          <table:table-cell table:style-name="ce128" office:value-type="float" office:value="20" calcext:value-type="float">
            <text:p>20</text:p>
          </table:table-cell>
          <table:table-cell table:style-name="ce631" office:value-type="float" office:value="370" calcext:value-type="float">
            <text:p>370</text:p>
          </table:table-cell>
          <table:table-cell table:style-name="ce173" office:value-type="float" office:value="0" calcext:value-type="float">
            <text:p>0</text:p>
          </table:table-cell>
          <table:table-cell table:style-name="ce47" office:value-type="string" calcext:value-type="string">
            <text:p>0.3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string" calcext:value-type="string">
            <text:p>1.5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79" table:content-validation-name="val3" office:value-type="float" office:value="0" calcext:value-type="float">
            <text:p>0</text:p>
          </table:table-cell>
          <table:table-cell table:style-name="ce341"/>
          <table:table-cell table:style-name="ce402"/>
          <table:table-cell table:style-name="ce463" table:number-columns-repeated="2"/>
          <table:table-cell table:style-name="ce1508"/>
          <table:table-cell table:number-columns-repeated="999"/>
        </table:table-row>
        <table:table-row table:style-name="ro1">
          <table:table-cell table:style-name="ce12" office:value-type="string" calcext:value-type="string">
            <text:p>V_Alpha2_laserInt</text:p>
          </table:table-cell>
          <table:table-cell table:style-name="ce13" office:value-type="string" calcext:value-type="string">
            <text:p>Vanguard_Alpha2_Laser_Interio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2" office:value-type="string" calcext:value-type="string">
            <text:p>V_laserM</text:p>
          </table:table-cell>
          <table:table-cell table:style-name="ce129" office:value-type="float" office:value="20" calcext:value-type="float">
            <text:p>20</text:p>
          </table:table-cell>
          <table:table-cell table:style-name="ce632" office:value-type="float" office:value="370" calcext:value-type="float">
            <text:p>370</text:p>
          </table:table-cell>
          <table:table-cell table:style-name="ce174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2.57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0" table:content-validation-name="val3" office:value-type="float" office:value="0" calcext:value-type="float">
            <text:p>0</text:p>
          </table:table-cell>
          <table:table-cell table:style-name="ce342"/>
          <table:table-cell table:style-name="ce403"/>
          <table:table-cell table:style-name="ce464" table:number-columns-repeated="2"/>
          <table:table-cell table:style-name="ce1509"/>
          <table:table-cell table:number-columns-repeated="999"/>
        </table:table-row>
        <table:table-row table:style-name="ro1">
          <table:table-cell table:style-name="ce12" office:value-type="string" calcext:value-type="string">
            <text:p>V_Alpha2_laserExt</text:p>
          </table:table-cell>
          <table:table-cell table:style-name="ce13" office:value-type="string" calcext:value-type="string">
            <text:p>Vanguard_Alpha2_Laser_Exterio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3" office:value-type="string" calcext:value-type="string">
            <text:p>V_laserM</text:p>
          </table:table-cell>
          <table:table-cell table:style-name="ce571" office:value-type="float" office:value="20" calcext:value-type="float">
            <text:p>20</text:p>
          </table:table-cell>
          <table:table-cell table:style-name="ce633" office:value-type="float" office:value="370" calcext:value-type="float">
            <text:p>370</text:p>
          </table:table-cell>
          <table:table-cell table:style-name="ce175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2.57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60" calcext:value-type="float">
            <text:p>60</text:p>
          </table:table-cell>
          <table:table-cell table:style-name="ce252" office:value-type="float" office:value="10" calcext:value-type="float">
            <text:p>1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1" table:content-validation-name="val3" office:value-type="float" office:value="0" calcext:value-type="float">
            <text:p>0</text:p>
          </table:table-cell>
          <table:table-cell table:style-name="ce343"/>
          <table:table-cell table:style-name="ce404"/>
          <table:table-cell table:style-name="ce465" table:number-columns-repeated="2"/>
          <table:table-cell table:style-name="ce1510"/>
          <table:table-cell table:number-columns-repeated="999"/>
        </table:table-row>
        <table:table-row table:style-name="ro1">
          <table:table-cell table:style-name="ce12" office:value-type="string" calcext:value-type="string">
            <text:p>V_Alpha3_laser</text:p>
          </table:table-cell>
          <table:table-cell table:style-name="ce13" office:value-type="string" calcext:value-type="string">
            <text:p>Vanguard_Alpha3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4" office:value-type="string" calcext:value-type="string">
            <text:p>V_laserM</text:p>
          </table:table-cell>
          <table:table-cell table:style-name="ce572" office:value-type="float" office:value="20" calcext:value-type="float">
            <text:p>20</text:p>
          </table:table-cell>
          <table:table-cell table:style-name="ce634" office:value-type="float" office:value="370" calcext:value-type="float">
            <text:p>370</text:p>
          </table:table-cell>
          <table:table-cell table:style-name="ce17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2" table:content-validation-name="val3" office:value-type="float" office:value="0" calcext:value-type="float">
            <text:p>0</text:p>
          </table:table-cell>
          <table:table-cell table:style-name="ce344"/>
          <table:table-cell table:style-name="ce405"/>
          <table:table-cell table:style-name="ce466" table:number-columns-repeated="2"/>
          <table:table-cell table:style-name="ce1511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1_laser</text:p>
          </table:table-cell>
          <table:table-cell table:style-name="ce13" office:value-type="string" calcext:value-type="string">
            <text:p>Vanguard_Sigma1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5" office:value-type="string" calcext:value-type="string">
            <text:p>V_laserM</text:p>
          </table:table-cell>
          <table:table-cell table:style-name="ce131" office:value-type="float" office:value="20" calcext:value-type="float">
            <text:p>20</text:p>
          </table:table-cell>
          <table:table-cell table:style-name="ce635" office:value-type="float" office:value="330" calcext:value-type="float">
            <text:p>330</text:p>
          </table:table-cell>
          <table:table-cell table:style-name="ce177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3" table:content-validation-name="val3" office:value-type="float" office:value="0" calcext:value-type="float">
            <text:p>0</text:p>
          </table:table-cell>
          <table:table-cell table:style-name="ce345"/>
          <table:table-cell table:style-name="ce406"/>
          <table:table-cell table:style-name="ce467" table:number-columns-repeated="2"/>
          <table:table-cell table:style-name="ce1512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1_laser180</text:p>
          </table:table-cell>
          <table:table-cell table:style-name="ce13" office:value-type="string" calcext:value-type="string">
            <text:p>Vanguard_Sigma1_Laser_18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6" office:value-type="string" calcext:value-type="string">
            <text:p>V_laserM</text:p>
          </table:table-cell>
          <table:table-cell table:style-name="ce574" office:value-type="float" office:value="20" calcext:value-type="float">
            <text:p>20</text:p>
          </table:table-cell>
          <table:table-cell table:style-name="ce636" office:value-type="float" office:value="330" calcext:value-type="float">
            <text:p>330</text:p>
          </table:table-cell>
          <table:table-cell table:style-name="ce178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4" table:content-validation-name="val3" office:value-type="float" office:value="0" calcext:value-type="float">
            <text:p>0</text:p>
          </table:table-cell>
          <table:table-cell table:style-name="ce346"/>
          <table:table-cell table:style-name="ce407"/>
          <table:table-cell table:style-name="ce468" table:number-columns-repeated="2"/>
          <table:table-cell table:style-name="ce1513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1_laser90</text:p>
          </table:table-cell>
          <table:table-cell table:style-name="ce13" office:value-type="string" calcext:value-type="string">
            <text:p>Vanguard_Sigma1_Laser_9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8" office:value-type="string" calcext:value-type="string">
            <text:p>V_laserM</text:p>
          </table:table-cell>
          <table:table-cell table:style-name="ce575" office:value-type="float" office:value="20" calcext:value-type="float">
            <text:p>20</text:p>
          </table:table-cell>
          <table:table-cell table:style-name="ce637" office:value-type="float" office:value="330" calcext:value-type="float">
            <text:p>330</text:p>
          </table:table-cell>
          <table:table-cell table:style-name="ce179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90" calcext:value-type="float">
            <text:p>9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5" table:content-validation-name="val3" office:value-type="float" office:value="0" calcext:value-type="float">
            <text:p>0</text:p>
          </table:table-cell>
          <table:table-cell table:style-name="ce347"/>
          <table:table-cell table:style-name="ce408"/>
          <table:table-cell table:style-name="ce469" table:number-columns-repeated="2"/>
          <table:table-cell table:style-name="ce1514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1_laser270</text:p>
          </table:table-cell>
          <table:table-cell table:style-name="ce13" office:value-type="string" calcext:value-type="string">
            <text:p>Vanguard_Sigma1_Laser_27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9" office:value-type="string" calcext:value-type="string">
            <text:p>V_laserM</text:p>
          </table:table-cell>
          <table:table-cell table:style-name="ce576" office:value-type="float" office:value="20" calcext:value-type="float">
            <text:p>20</text:p>
          </table:table-cell>
          <table:table-cell table:style-name="ce638" office:value-type="float" office:value="330" calcext:value-type="float">
            <text:p>330</text:p>
          </table:table-cell>
          <table:table-cell table:style-name="ce180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270" calcext:value-type="float">
            <text:p>27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6" table:content-validation-name="val3" office:value-type="float" office:value="0" calcext:value-type="float">
            <text:p>0</text:p>
          </table:table-cell>
          <table:table-cell table:style-name="ce348"/>
          <table:table-cell table:style-name="ce409"/>
          <table:table-cell table:style-name="ce470" table:number-columns-repeated="2"/>
          <table:table-cell table:style-name="ce1515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2_laser</text:p>
          </table:table-cell>
          <table:table-cell table:style-name="ce13" office:value-type="string" calcext:value-type="string">
            <text:p>Vanguard_Sigma2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0" office:value-type="string" calcext:value-type="string">
            <text:p>V_laserM</text:p>
          </table:table-cell>
          <table:table-cell table:style-name="ce577" office:value-type="float" office:value="20" calcext:value-type="float">
            <text:p>20</text:p>
          </table:table-cell>
          <table:table-cell table:style-name="ce639" office:value-type="float" office:value="330" calcext:value-type="float">
            <text:p>330</text:p>
          </table:table-cell>
          <table:table-cell table:style-name="ce181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7" table:content-validation-name="val3" office:value-type="float" office:value="0" calcext:value-type="float">
            <text:p>0</text:p>
          </table:table-cell>
          <table:table-cell table:style-name="ce349"/>
          <table:table-cell table:style-name="ce410"/>
          <table:table-cell table:style-name="ce471" table:number-columns-repeated="2"/>
          <table:table-cell table:style-name="ce1516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2_laser180</text:p>
          </table:table-cell>
          <table:table-cell table:style-name="ce13" office:value-type="string" calcext:value-type="string">
            <text:p>Vanguard_Sigma2_Laser_18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1" office:value-type="string" calcext:value-type="string">
            <text:p>V_laserM</text:p>
          </table:table-cell>
          <table:table-cell table:style-name="ce578" office:value-type="float" office:value="20" calcext:value-type="float">
            <text:p>20</text:p>
          </table:table-cell>
          <table:table-cell table:style-name="ce640" office:value-type="float" office:value="330" calcext:value-type="float">
            <text:p>330</text:p>
          </table:table-cell>
          <table:table-cell table:style-name="ce182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8" table:content-validation-name="val3" office:value-type="float" office:value="0" calcext:value-type="float">
            <text:p>0</text:p>
          </table:table-cell>
          <table:table-cell table:style-name="ce350"/>
          <table:table-cell table:style-name="ce411"/>
          <table:table-cell table:style-name="ce472" table:number-columns-repeated="2"/>
          <table:table-cell table:style-name="ce1517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2_laser90</text:p>
          </table:table-cell>
          <table:table-cell table:style-name="ce13" office:value-type="string" calcext:value-type="string">
            <text:p>Vanguard_Sigma2_Laser_9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2" office:value-type="string" calcext:value-type="string">
            <text:p>V_laserM</text:p>
          </table:table-cell>
          <table:table-cell table:style-name="ce579" office:value-type="float" office:value="20" calcext:value-type="float">
            <text:p>20</text:p>
          </table:table-cell>
          <table:table-cell table:style-name="ce641" office:value-type="float" office:value="330" calcext:value-type="float">
            <text:p>330</text:p>
          </table:table-cell>
          <table:table-cell table:style-name="ce183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90" calcext:value-type="float">
            <text:p>9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9" table:content-validation-name="val3" office:value-type="float" office:value="0" calcext:value-type="float">
            <text:p>0</text:p>
          </table:table-cell>
          <table:table-cell table:style-name="ce351"/>
          <table:table-cell table:style-name="ce412"/>
          <table:table-cell table:style-name="ce473" table:number-columns-repeated="2"/>
          <table:table-cell table:style-name="ce1518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2_laser270</text:p>
          </table:table-cell>
          <table:table-cell table:style-name="ce13" office:value-type="string" calcext:value-type="string">
            <text:p>Vanguard_Sigma2_Laser_27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3" office:value-type="string" calcext:value-type="string">
            <text:p>V_laserM</text:p>
          </table:table-cell>
          <table:table-cell table:style-name="ce580" office:value-type="float" office:value="20" calcext:value-type="float">
            <text:p>20</text:p>
          </table:table-cell>
          <table:table-cell table:style-name="ce642" office:value-type="float" office:value="330" calcext:value-type="float">
            <text:p>330</text:p>
          </table:table-cell>
          <table:table-cell table:style-name="ce184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270" calcext:value-type="float">
            <text:p>27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0" table:content-validation-name="val3" office:value-type="float" office:value="0" calcext:value-type="float">
            <text:p>0</text:p>
          </table:table-cell>
          <table:table-cell table:style-name="ce352"/>
          <table:table-cell table:style-name="ce413"/>
          <table:table-cell table:style-name="ce474" table:number-columns-repeated="2"/>
          <table:table-cell table:style-name="ce1519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3_laser</text:p>
          </table:table-cell>
          <table:table-cell table:style-name="ce13" office:value-type="string" calcext:value-type="string">
            <text:p>Vanguard_Sigma3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4" office:value-type="string" calcext:value-type="string">
            <text:p>V_laserM</text:p>
          </table:table-cell>
          <table:table-cell table:style-name="ce581" office:value-type="float" office:value="20" calcext:value-type="float">
            <text:p>20</text:p>
          </table:table-cell>
          <table:table-cell table:style-name="ce643" office:value-type="float" office:value="330" calcext:value-type="float">
            <text:p>330</text:p>
          </table:table-cell>
          <table:table-cell table:style-name="ce18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1" table:content-validation-name="val3" office:value-type="float" office:value="0" calcext:value-type="float">
            <text:p>0</text:p>
          </table:table-cell>
          <table:table-cell table:style-name="ce353"/>
          <table:table-cell table:style-name="ce414"/>
          <table:table-cell table:style-name="ce475" table:number-columns-repeated="2"/>
          <table:table-cell table:style-name="ce1520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3_laser180</text:p>
          </table:table-cell>
          <table:table-cell table:style-name="ce13" office:value-type="string" calcext:value-type="string">
            <text:p>Vanguard_Sigma3_Laser_18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5" office:value-type="string" calcext:value-type="string">
            <text:p>V_laserM</text:p>
          </table:table-cell>
          <table:table-cell table:style-name="ce582" office:value-type="float" office:value="20" calcext:value-type="float">
            <text:p>20</text:p>
          </table:table-cell>
          <table:table-cell table:style-name="ce644" office:value-type="float" office:value="330" calcext:value-type="float">
            <text:p>330</text:p>
          </table:table-cell>
          <table:table-cell table:style-name="ce186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2" table:content-validation-name="val3" office:value-type="float" office:value="0" calcext:value-type="float">
            <text:p>0</text:p>
          </table:table-cell>
          <table:table-cell table:style-name="ce354"/>
          <table:table-cell table:style-name="ce415"/>
          <table:table-cell table:style-name="ce476" table:number-columns-repeated="2"/>
          <table:table-cell table:style-name="ce1521"/>
          <table:table-cell table:number-columns-repeated="999"/>
        </table:table-row>
        <table:table-row table:style-name="ro1">
          <table:table-cell table:style-name="ce14" office:value-type="string" calcext:value-type="string">
            <text:p>V_Sigma3_laser_slow</text:p>
          </table:table-cell>
          <table:table-cell table:style-name="ce25" office:value-type="string" calcext:value-type="string">
            <text:p>Vanguard_Sigma3_Laser_Slow</text:p>
          </table:table-cell>
          <table:table-cell table:style-name="ce23" office:value-type="string" calcext:value-type="string">
            <text:p>2D/Equipment/laser_red.png</text:p>
          </table:table-cell>
          <table:table-cell table:number-columns-repeated="2" table:style-name="ce37" office:value-type="float" office:value="48" calcext:value-type="float">
            <text:p>48</text:p>
          </table:table-cell>
          <table:table-cell table:style-name="ce37" office:value-type="float" office:value="1" calcext:value-type="float">
            <text:p>1</text:p>
          </table:table-cell>
          <table:table-cell table:style-name="ce525" office:value-type="string" calcext:value-type="string">
            <text:p>V_laserM</text:p>
          </table:table-cell>
          <table:table-cell table:style-name="ce583" office:value-type="float" office:value="20" calcext:value-type="float">
            <text:p>20</text:p>
          </table:table-cell>
          <table:table-cell table:style-name="ce645" office:value-type="float" office:value="230" calcext:value-type="float">
            <text:p>230</text:p>
          </table:table-cell>
          <table:table-cell table:style-name="ce18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774" office:value-type="float" office:value="2" calcext:value-type="float">
            <text:p>2</text:p>
          </table:table-cell>
          <table:table-cell table:style-name="ce37" office:value-type="float" office:value="7" calcext:value-type="float">
            <text:p>7</text:p>
          </table:table-cell>
          <table:table-cell table:style-name="ce781" office:value-type="float" office:value="0" calcext:value-type="float">
            <text:p>0</text:p>
          </table:table-cell>
          <table:table-cell table:style-name="ce788" office:value-type="float" office:value="90" calcext:value-type="float">
            <text:p>90</text:p>
          </table:table-cell>
          <table:table-cell table:style-name="ce795" table:content-validation-name="val1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04" table:content-validation-name="val2" office:value-type="float" office:value="0" calcext:value-type="float">
            <text:p>0</text:p>
          </table:table-cell>
          <table:table-cell table:style-name="ce832" table:content-validation-name="val3" office:value-type="float" office:value="0" calcext:value-type="float">
            <text:p>0</text:p>
          </table:table-cell>
          <table:table-cell table:style-name="ce903"/>
          <table:table-cell table:style-name="ce974"/>
          <table:table-cell table:style-name="ce1045" table:number-columns-repeated="2"/>
          <table:table-cell table:style-name="ce1522"/>
          <table:table-cell table:number-columns-repeated="999"/>
        </table:table-row>
        <table:table-row table:style-name="ro1">
          <table:table-cell table:style-name="ce15" office:value-type="string" calcext:value-type="string">
            <text:p>V_Sigma3_laser180_slow</text:p>
          </table:table-cell>
          <table:table-cell table:style-name="ce34" office:value-type="string" calcext:value-type="string">
            <text:p>Vanguard_Sigma3_Laser_180_Slow</text:p>
          </table:table-cell>
          <table:table-cell table:style-name="ce24" office:value-type="string" calcext:value-type="string">
            <text:p>2D/Equipment/laser_red.png</text:p>
          </table:table-cell>
          <table:table-cell table:number-columns-repeated="2" table:style-name="ce38" office:value-type="float" office:value="48" calcext:value-type="float">
            <text:p>48</text:p>
          </table:table-cell>
          <table:table-cell table:style-name="ce38" office:value-type="float" office:value="1" calcext:value-type="float">
            <text:p>1</text:p>
          </table:table-cell>
          <table:table-cell table:style-name="ce526" office:value-type="string" calcext:value-type="string">
            <text:p>V_laserM</text:p>
          </table:table-cell>
          <table:table-cell table:style-name="ce584" office:value-type="float" office:value="20" calcext:value-type="float">
            <text:p>20</text:p>
          </table:table-cell>
          <table:table-cell table:style-name="ce646" office:value-type="float" office:value="230" calcext:value-type="float">
            <text:p>230</text:p>
          </table:table-cell>
          <table:table-cell table:style-name="ce18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775" office:value-type="float" office:value="2" calcext:value-type="float">
            <text:p>2</text:p>
          </table:table-cell>
          <table:table-cell table:style-name="ce38" office:value-type="float" office:value="7" calcext:value-type="float">
            <text:p>7</text:p>
          </table:table-cell>
          <table:table-cell table:style-name="ce782" office:value-type="float" office:value="0" calcext:value-type="float">
            <text:p>0</text:p>
          </table:table-cell>
          <table:table-cell table:style-name="ce789" office:value-type="float" office:value="90" calcext:value-type="float">
            <text:p>90</text:p>
          </table:table-cell>
          <table:table-cell table:style-name="ce796" table:content-validation-name="val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805" table:content-validation-name="val2" office:value-type="float" office:value="0" calcext:value-type="float">
            <text:p>0</text:p>
          </table:table-cell>
          <table:table-cell table:style-name="ce833" table:content-validation-name="val3" office:value-type="float" office:value="0" calcext:value-type="float">
            <text:p>0</text:p>
          </table:table-cell>
          <table:table-cell table:style-name="ce904"/>
          <table:table-cell table:style-name="ce975"/>
          <table:table-cell table:style-name="ce1046" table:number-columns-repeated="2"/>
          <table:table-cell table:style-name="ce1523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1_laser_supportL</text:p>
          </table:table-cell>
          <table:table-cell table:style-name="ce13" office:value-type="string" calcext:value-type="string">
            <text:p>Vanguard_Beta1_Laser_Support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7" office:value-type="string" calcext:value-type="string">
            <text:p>V_laserM</text:p>
          </table:table-cell>
          <table:table-cell table:style-name="ce132" office:value-type="float" office:value="20" calcext:value-type="float">
            <text:p>20</text:p>
          </table:table-cell>
          <table:table-cell table:style-name="ce647" office:value-type="float" office:value="550" calcext:value-type="float">
            <text:p>550</text:p>
          </table:table-cell>
          <table:table-cell table:style-name="ce189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60" calcext:value-type="float">
            <text:p>6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50" calcext:value-type="float">
            <text:p>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3" table:content-validation-name="val3" office:value-type="float" office:value="0" calcext:value-type="float">
            <text:p>0</text:p>
          </table:table-cell>
          <table:table-cell table:style-name="ce355"/>
          <table:table-cell table:style-name="ce416"/>
          <table:table-cell table:style-name="ce477" table:number-columns-repeated="2"/>
          <table:table-cell table:style-name="ce1524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1_laser_supportR</text:p>
          </table:table-cell>
          <table:table-cell table:style-name="ce13" office:value-type="string" calcext:value-type="string">
            <text:p>Vanguard_Beta1_Laser_Support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8" office:value-type="string" calcext:value-type="string">
            <text:p>V_laserM</text:p>
          </table:table-cell>
          <table:table-cell table:style-name="ce586" office:value-type="float" office:value="20" calcext:value-type="float">
            <text:p>20</text:p>
          </table:table-cell>
          <table:table-cell table:style-name="ce648" office:value-type="float" office:value="550" calcext:value-type="float">
            <text:p>550</text:p>
          </table:table-cell>
          <table:table-cell table:style-name="ce190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60" calcext:value-type="float">
            <text:p>6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-50" calcext:value-type="float">
            <text:p>-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4" table:content-validation-name="val3" office:value-type="float" office:value="0" calcext:value-type="float">
            <text:p>0</text:p>
          </table:table-cell>
          <table:table-cell table:style-name="ce356"/>
          <table:table-cell table:style-name="ce417"/>
          <table:table-cell table:style-name="ce478" table:number-columns-repeated="2"/>
          <table:table-cell table:style-name="ce1525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1_laser_supportL_exit</text:p>
          </table:table-cell>
          <table:table-cell table:style-name="ce13" office:value-type="string" calcext:value-type="string">
            <text:p>Vanguard_Beta1_Laser_Support_Left_Exi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9" office:value-type="string" calcext:value-type="string">
            <text:p>V_laserM</text:p>
          </table:table-cell>
          <table:table-cell table:style-name="ce587" office:value-type="float" office:value="20" calcext:value-type="float">
            <text:p>20</text:p>
          </table:table-cell>
          <table:table-cell table:style-name="ce649" office:value-type="float" office:value="550" calcext:value-type="float">
            <text:p>550</text:p>
          </table:table-cell>
          <table:table-cell table:style-name="ce191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50" calcext:value-type="float">
            <text:p>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5" table:content-validation-name="val3" office:value-type="float" office:value="0" calcext:value-type="float">
            <text:p>0</text:p>
          </table:table-cell>
          <table:table-cell table:style-name="ce357"/>
          <table:table-cell table:style-name="ce418"/>
          <table:table-cell table:style-name="ce479" table:number-columns-repeated="2"/>
          <table:table-cell table:style-name="ce1526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1_laser_supportR_exit</text:p>
          </table:table-cell>
          <table:table-cell table:style-name="ce13" office:value-type="string" calcext:value-type="string">
            <text:p>Vanguard_Beta1_Laser_Support_Right_Exi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0" office:value-type="string" calcext:value-type="string">
            <text:p>V_laserM</text:p>
          </table:table-cell>
          <table:table-cell table:style-name="ce588" office:value-type="float" office:value="20" calcext:value-type="float">
            <text:p>20</text:p>
          </table:table-cell>
          <table:table-cell table:style-name="ce650" office:value-type="float" office:value="550" calcext:value-type="float">
            <text:p>550</text:p>
          </table:table-cell>
          <table:table-cell table:style-name="ce192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-50" calcext:value-type="float">
            <text:p>-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6" table:content-validation-name="val3" office:value-type="float" office:value="0" calcext:value-type="float">
            <text:p>0</text:p>
          </table:table-cell>
          <table:table-cell table:style-name="ce358"/>
          <table:table-cell table:style-name="ce419"/>
          <table:table-cell table:style-name="ce480" table:number-columns-repeated="2"/>
          <table:table-cell table:style-name="ce1527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1_dragonball</text:p>
          </table:table-cell>
          <table:table-cell table:style-name="ce13" office:value-type="string" calcext:value-type="string">
            <text:p>Vanguard_Beta1_Dragonballs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1" office:value-type="float" office:value="50" calcext:value-type="float">
            <text:p>50</text:p>
          </table:table-cell>
          <table:table-cell table:style-name="ce651" office:value-type="float" office:value="600" calcext:value-type="float">
            <text:p>600</text:p>
          </table:table-cell>
          <table:table-cell table:style-name="ce193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30" calcext:value-type="float">
            <text:p>30</text:p>
          </table:table-cell>
          <table:table-cell table:style-name="ce252" office:value-type="float" office:value="7" calcext:value-type="float">
            <text:p>7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297" table:content-validation-name="val3" office:value-type="float" office:value="0" calcext:value-type="float">
            <text:p>0</text:p>
          </table:table-cell>
          <table:table-cell table:style-name="ce359"/>
          <table:table-cell table:style-name="ce420"/>
          <table:table-cell table:style-name="ce481" table:number-columns-repeated="2"/>
          <table:table-cell table:style-name="ce1528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1_dragonballNoLock</text:p>
          </table:table-cell>
          <table:table-cell table:style-name="ce13" office:value-type="string" calcext:value-type="string">
            <text:p>Vanguard_Beta1_Dragonballs_NoLock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2" office:value-type="float" office:value="50" calcext:value-type="float">
            <text:p>50</text:p>
          </table:table-cell>
          <table:table-cell table:style-name="ce652" office:value-type="float" office:value="600" calcext:value-type="float">
            <text:p>600</text:p>
          </table:table-cell>
          <table:table-cell table:style-name="ce194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30" calcext:value-type="float">
            <text:p>30</text:p>
          </table:table-cell>
          <table:table-cell table:style-name="ce252" office:value-type="float" office:value="7" calcext:value-type="float">
            <text:p>7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8" table:content-validation-name="val3" office:value-type="float" office:value="0" calcext:value-type="float">
            <text:p>0</text:p>
          </table:table-cell>
          <table:table-cell table:style-name="ce360"/>
          <table:table-cell table:style-name="ce421"/>
          <table:table-cell table:style-name="ce482" table:number-columns-repeated="2"/>
          <table:table-cell table:style-name="ce1529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2_dragonball</text:p>
          </table:table-cell>
          <table:table-cell table:style-name="ce13" office:value-type="string" calcext:value-type="string">
            <text:p>Vanguard_Beta2_Dragonballs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3" office:value-type="float" office:value="50" calcext:value-type="float">
            <text:p>50</text:p>
          </table:table-cell>
          <table:table-cell table:style-name="ce150" office:value-type="float" office:value="400" calcext:value-type="float">
            <text:p>400</text:p>
          </table:table-cell>
          <table:table-cell table:style-name="ce195" office:value-type="float" office:value="0" calcext:value-type="float">
            <text:p>0</text:p>
          </table:table-cell>
          <table:table-cell table:style-name="ce47" office:value-type="string" calcext:value-type="string">
            <text:p>0.05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string" calcext:value-type="string">
            <text:p>0.4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0" calcext:value-type="float">
            <text:p>10</text:p>
          </table:table-cell>
          <table:table-cell table:style-name="ce257" table:content-validation-name="val1" office:value-type="string" calcext:value-type="string">
            <text:p>ascending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299" table:content-validation-name="val3" office:value-type="float" office:value="0" calcext:value-type="float">
            <text:p>0</text:p>
          </table:table-cell>
          <table:table-cell table:style-name="ce361"/>
          <table:table-cell table:style-name="ce422"/>
          <table:table-cell table:style-name="ce483" table:number-columns-repeated="2"/>
          <table:table-cell table:style-name="ce1530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2_laser_support40</text:p>
          </table:table-cell>
          <table:table-cell table:style-name="ce13" office:value-type="string" calcext:value-type="string">
            <text:p>Vanguard_Beta2_Laser_Support_4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2" office:value-type="string" calcext:value-type="string">
            <text:p>V_laserM</text:p>
          </table:table-cell>
          <table:table-cell table:style-name="ce592" office:value-type="float" office:value="20" calcext:value-type="float">
            <text:p>20</text:p>
          </table:table-cell>
          <table:table-cell table:style-name="ce151" office:value-type="float" office:value="370" calcext:value-type="float">
            <text:p>370</text:p>
          </table:table-cell>
          <table:table-cell table:style-name="ce19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40" calcext:value-type="float">
            <text:p>4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0" table:content-validation-name="val3" office:value-type="float" office:value="0" calcext:value-type="float">
            <text:p>0</text:p>
          </table:table-cell>
          <table:table-cell table:style-name="ce362"/>
          <table:table-cell table:style-name="ce423"/>
          <table:table-cell table:style-name="ce484" table:number-columns-repeated="2"/>
          <table:table-cell table:style-name="ce1531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2_laser_support180</text:p>
          </table:table-cell>
          <table:table-cell table:style-name="ce13" office:value-type="string" calcext:value-type="string">
            <text:p>Vanguard_Beta2_Laser_Support_18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3" office:value-type="string" calcext:value-type="string">
            <text:p>V_laserM</text:p>
          </table:table-cell>
          <table:table-cell table:style-name="ce593" office:value-type="float" office:value="20" calcext:value-type="float">
            <text:p>20</text:p>
          </table:table-cell>
          <table:table-cell table:style-name="ce152" office:value-type="float" office:value="370" calcext:value-type="float">
            <text:p>370</text:p>
          </table:table-cell>
          <table:table-cell table:style-name="ce197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1" table:content-validation-name="val3" office:value-type="float" office:value="0" calcext:value-type="float">
            <text:p>0</text:p>
          </table:table-cell>
          <table:table-cell table:style-name="ce363"/>
          <table:table-cell table:style-name="ce424"/>
          <table:table-cell table:style-name="ce485" table:number-columns-repeated="2"/>
          <table:table-cell table:style-name="ce1532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2_laser_support320</text:p>
          </table:table-cell>
          <table:table-cell table:style-name="ce13" office:value-type="string" calcext:value-type="string">
            <text:p>Vanguard_Beta2_Laser_Support_32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4" office:value-type="string" calcext:value-type="string">
            <text:p>V_laserM</text:p>
          </table:table-cell>
          <table:table-cell table:style-name="ce594" office:value-type="float" office:value="20" calcext:value-type="float">
            <text:p>20</text:p>
          </table:table-cell>
          <table:table-cell table:style-name="ce153" office:value-type="float" office:value="370" calcext:value-type="float">
            <text:p>370</text:p>
          </table:table-cell>
          <table:table-cell table:style-name="ce198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-40" calcext:value-type="float">
            <text:p>-4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2" table:content-validation-name="val3" office:value-type="float" office:value="0" calcext:value-type="float">
            <text:p>0</text:p>
          </table:table-cell>
          <table:table-cell table:style-name="ce364"/>
          <table:table-cell table:style-name="ce425"/>
          <table:table-cell table:style-name="ce486" table:number-columns-repeated="2"/>
          <table:table-cell table:style-name="ce1533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3_laser1</text:p>
          </table:table-cell>
          <table:table-cell table:style-name="ce13" office:value-type="string" calcext:value-type="string">
            <text:p>Vanguard_Beta3_Laser_1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5" office:value-type="string" calcext:value-type="string">
            <text:p>V_laserM</text:p>
          </table:table-cell>
          <table:table-cell table:style-name="ce135" office:value-type="float" office:value="20" calcext:value-type="float">
            <text:p>20</text:p>
          </table:table-cell>
          <table:table-cell table:style-name="ce657" office:value-type="float" office:value="330" calcext:value-type="float">
            <text:p>330</text:p>
          </table:table-cell>
          <table:table-cell table:style-name="ce199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52" office:value-type="float" office:value="60" calcext:value-type="float">
            <text:p>6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3" table:content-validation-name="val3" office:value-type="float" office:value="0" calcext:value-type="float">
            <text:p>0</text:p>
          </table:table-cell>
          <table:table-cell table:style-name="ce365"/>
          <table:table-cell table:style-name="ce426"/>
          <table:table-cell table:style-name="ce487" table:number-columns-repeated="2"/>
          <table:table-cell table:style-name="ce1534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3_laser2</text:p>
          </table:table-cell>
          <table:table-cell table:style-name="ce13" office:value-type="string" calcext:value-type="string">
            <text:p>Vanguard_Beta3_Laser_2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6" office:value-type="string" calcext:value-type="string">
            <text:p>V_laserM</text:p>
          </table:table-cell>
          <table:table-cell table:style-name="ce136" office:value-type="float" office:value="20" calcext:value-type="float">
            <text:p>20</text:p>
          </table:table-cell>
          <table:table-cell table:style-name="ce658" office:value-type="float" office:value="500" calcext:value-type="float">
            <text:p>500</text:p>
          </table:table-cell>
          <table:table-cell table:style-name="ce200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45" calcext:value-type="float">
            <text:p>45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4" table:content-validation-name="val3" office:value-type="float" office:value="0" calcext:value-type="float">
            <text:p>0</text:p>
          </table:table-cell>
          <table:table-cell table:style-name="ce366"/>
          <table:table-cell table:style-name="ce427"/>
          <table:table-cell table:style-name="ce488" table:number-columns-repeated="2"/>
          <table:table-cell table:style-name="ce1535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3_dragonball</text:p>
          </table:table-cell>
          <table:table-cell table:style-name="ce13" office:value-type="string" calcext:value-type="string">
            <text:p>Vanguard_Beta3_Dragonballs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12" office:value-type="float" office:value="50" calcext:value-type="float">
            <text:p>50</text:p>
          </table:table-cell>
          <table:table-cell table:style-name="ce659" office:value-type="float" office:value="700" calcext:value-type="float">
            <text:p>700</text:p>
          </table:table-cell>
          <table:table-cell table:style-name="ce201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4" calcext:value-type="float">
            <text:p>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5" table:content-validation-name="val3" office:value-type="float" office:value="0" calcext:value-type="float">
            <text:p>0</text:p>
          </table:table-cell>
          <table:table-cell table:style-name="ce367"/>
          <table:table-cell table:style-name="ce428"/>
          <table:table-cell table:style-name="ce489" table:number-columns-repeated="2"/>
          <table:table-cell table:style-name="ce1536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3_laser_support</text:p>
          </table:table-cell>
          <table:table-cell table:style-name="ce13" office:value-type="string" calcext:value-type="string">
            <text:p>Vanguard_Beta3_Laser_Suppor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7" office:value-type="string" calcext:value-type="string">
            <text:p>V_laserM</text:p>
          </table:table-cell>
          <table:table-cell table:style-name="ce598" office:value-type="float" office:value="20" calcext:value-type="float">
            <text:p>20</text:p>
          </table:table-cell>
          <table:table-cell table:style-name="ce660" office:value-type="float" office:value="550" calcext:value-type="float">
            <text:p>550</text:p>
          </table:table-cell>
          <table:table-cell table:style-name="ce202" office:value-type="float" office:value="0" calcext:value-type="float">
            <text:p>0</text:p>
          </table:table-cell>
          <table:table-cell table:style-name="ce47" office:value-type="string" calcext:value-type="string">
            <text:p>0.05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16" calcext:value-type="float">
            <text:p>16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200" calcext:value-type="float">
            <text:p>20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6" table:content-validation-name="val3" office:value-type="float" office:value="0" calcext:value-type="float">
            <text:p>0</text:p>
          </table:table-cell>
          <table:table-cell table:style-name="ce368"/>
          <table:table-cell table:style-name="ce429"/>
          <table:table-cell table:style-name="ce490" table:number-columns-repeated="2"/>
          <table:table-cell table:style-name="ce1537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3_laser1NoLock</text:p>
          </table:table-cell>
          <table:table-cell table:style-name="ce13" office:value-type="string" calcext:value-type="string">
            <text:p>Vanguard_Beta3_Laser_1_NoLock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8" office:value-type="string" calcext:value-type="string">
            <text:p>V_laserM</text:p>
          </table:table-cell>
          <table:table-cell table:style-name="ce599" office:value-type="float" office:value="20" calcext:value-type="float">
            <text:p>20</text:p>
          </table:table-cell>
          <table:table-cell table:style-name="ce661" office:value-type="float" office:value="330" calcext:value-type="float">
            <text:p>330</text:p>
          </table:table-cell>
          <table:table-cell table:style-name="ce203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52" office:value-type="float" office:value="60" calcext:value-type="float">
            <text:p>6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7" table:content-validation-name="val3" office:value-type="float" office:value="0" calcext:value-type="float">
            <text:p>0</text:p>
          </table:table-cell>
          <table:table-cell table:style-name="ce369"/>
          <table:table-cell table:style-name="ce430"/>
          <table:table-cell table:style-name="ce491" table:number-columns-repeated="2"/>
          <table:table-cell table:style-name="ce1538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3_laser2NoLock</text:p>
          </table:table-cell>
          <table:table-cell table:style-name="ce13" office:value-type="string" calcext:value-type="string">
            <text:p>Vanguard_Beta3_Laser_2_NoLock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9" office:value-type="string" calcext:value-type="string">
            <text:p>V_laserM</text:p>
          </table:table-cell>
          <table:table-cell table:style-name="ce600" office:value-type="float" office:value="20" calcext:value-type="float">
            <text:p>20</text:p>
          </table:table-cell>
          <table:table-cell table:style-name="ce662" office:value-type="float" office:value="500" calcext:value-type="float">
            <text:p>500</text:p>
          </table:table-cell>
          <table:table-cell table:style-name="ce204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45" calcext:value-type="float">
            <text:p>45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8" table:content-validation-name="val3" office:value-type="float" office:value="0" calcext:value-type="float">
            <text:p>0</text:p>
          </table:table-cell>
          <table:table-cell table:style-name="ce370"/>
          <table:table-cell table:style-name="ce431"/>
          <table:table-cell table:style-name="ce492" table:number-columns-repeated="2"/>
          <table:table-cell table:style-name="ce1539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3_dragonballNoLock</text:p>
          </table:table-cell>
          <table:table-cell table:style-name="ce13" office:value-type="string" calcext:value-type="string">
            <text:p>Vanguard_Beta3_Dragonballs_NoLock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17" office:value-type="float" office:value="50" calcext:value-type="float">
            <text:p>50</text:p>
          </table:table-cell>
          <table:table-cell table:style-name="ce663" office:value-type="float" office:value="700" calcext:value-type="float">
            <text:p>700</text:p>
          </table:table-cell>
          <table:table-cell table:style-name="ce205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4" calcext:value-type="float">
            <text:p>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9" table:content-validation-name="val3" office:value-type="float" office:value="0" calcext:value-type="float">
            <text:p>0</text:p>
          </table:table-cell>
          <table:table-cell table:style-name="ce371"/>
          <table:table-cell table:style-name="ce432"/>
          <table:table-cell table:style-name="ce493" table:number-columns-repeated="2"/>
          <table:table-cell table:style-name="ce1540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1_laser_extL</text:p>
          </table:table-cell>
          <table:table-cell table:style-name="ce13" office:value-type="string" calcext:value-type="string">
            <text:p>Vanguard_Delta1_Laser_Exterior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0" office:value-type="string" calcext:value-type="string">
            <text:p>V_laserM</text:p>
          </table:table-cell>
          <table:table-cell table:style-name="ce602" office:value-type="float" office:value="20" calcext:value-type="float">
            <text:p>20</text:p>
          </table:table-cell>
          <table:table-cell table:style-name="ce664" office:value-type="float" office:value="550" calcext:value-type="float">
            <text:p>550</text:p>
          </table:table-cell>
          <table:table-cell table:style-name="ce206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25" calcext:value-type="float">
            <text:p>25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0" table:content-validation-name="val3" office:value-type="float" office:value="0" calcext:value-type="float">
            <text:p>0</text:p>
          </table:table-cell>
          <table:table-cell table:style-name="ce372"/>
          <table:table-cell table:style-name="ce433"/>
          <table:table-cell table:style-name="ce494" table:number-columns-repeated="2"/>
          <table:table-cell table:style-name="ce1541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1_laser_extR</text:p>
          </table:table-cell>
          <table:table-cell table:style-name="ce13" office:value-type="string" calcext:value-type="string">
            <text:p>Vanguard_Delta1_Laser_Exterior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1" office:value-type="string" calcext:value-type="string">
            <text:p>V_laserM</text:p>
          </table:table-cell>
          <table:table-cell table:style-name="ce603" office:value-type="float" office:value="20" calcext:value-type="float">
            <text:p>20</text:p>
          </table:table-cell>
          <table:table-cell table:style-name="ce665" office:value-type="float" office:value="550" calcext:value-type="float">
            <text:p>550</text:p>
          </table:table-cell>
          <table:table-cell table:style-name="ce207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335" calcext:value-type="float">
            <text:p>335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1" table:content-validation-name="val3" office:value-type="float" office:value="0" calcext:value-type="float">
            <text:p>0</text:p>
          </table:table-cell>
          <table:table-cell table:style-name="ce373"/>
          <table:table-cell table:style-name="ce434"/>
          <table:table-cell table:style-name="ce495" table:number-columns-repeated="2"/>
          <table:table-cell table:style-name="ce1542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1_laser_intL</text:p>
          </table:table-cell>
          <table:table-cell table:style-name="ce13" office:value-type="string" calcext:value-type="string">
            <text:p>Vanguard_Delta1_Laser_Interior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2" office:value-type="string" calcext:value-type="string">
            <text:p>V_laserM</text:p>
          </table:table-cell>
          <table:table-cell table:style-name="ce604" office:value-type="float" office:value="20" calcext:value-type="float">
            <text:p>20</text:p>
          </table:table-cell>
          <table:table-cell table:style-name="ce666" office:value-type="float" office:value="550" calcext:value-type="float">
            <text:p>550</text:p>
          </table:table-cell>
          <table:table-cell table:style-name="ce208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12" calcext:value-type="float">
            <text:p>12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2" table:content-validation-name="val3" office:value-type="float" office:value="0" calcext:value-type="float">
            <text:p>0</text:p>
          </table:table-cell>
          <table:table-cell table:style-name="ce374"/>
          <table:table-cell table:style-name="ce435"/>
          <table:table-cell table:style-name="ce496" table:number-columns-repeated="2"/>
          <table:table-cell table:style-name="ce1543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1_laser_intR</text:p>
          </table:table-cell>
          <table:table-cell table:style-name="ce13" office:value-type="string" calcext:value-type="string">
            <text:p>Vanguard_Delta1_Laser_Interior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3" office:value-type="string" calcext:value-type="string">
            <text:p>V_laserM</text:p>
          </table:table-cell>
          <table:table-cell table:style-name="ce605" office:value-type="float" office:value="20" calcext:value-type="float">
            <text:p>20</text:p>
          </table:table-cell>
          <table:table-cell table:style-name="ce667" office:value-type="float" office:value="550" calcext:value-type="float">
            <text:p>550</text:p>
          </table:table-cell>
          <table:table-cell table:style-name="ce209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348" calcext:value-type="float">
            <text:p>348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3" table:content-validation-name="val3" office:value-type="float" office:value="0" calcext:value-type="float">
            <text:p>0</text:p>
          </table:table-cell>
          <table:table-cell table:style-name="ce375"/>
          <table:table-cell table:style-name="ce436"/>
          <table:table-cell table:style-name="ce497" table:number-columns-repeated="2"/>
          <table:table-cell table:style-name="ce1544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1_blast</text:p>
          </table:table-cell>
          <table:table-cell table:style-name="ce13" office:value-type="string" calcext:value-type="string">
            <text:p>Vanguard_Delta1_Blas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138" office:value-type="float" office:value="20" calcext:value-type="float">
            <text:p>20</text:p>
          </table:table-cell>
          <table:table-cell table:style-name="ce156" office:value-type="float" office:value="650" calcext:value-type="float">
            <text:p>650</text:p>
          </table:table-cell>
          <table:table-cell table:style-name="ce210" office:value-type="float" office:value="0" calcext:value-type="float">
            <text:p>0</text:p>
          </table:table-cell>
          <table:table-cell table:style-name="ce238" office:value-type="string" calcext:value-type="string">
            <text:p>2.6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14" table:content-validation-name="val3" office:value-type="float" office:value="0" calcext:value-type="float">
            <text:p>0</text:p>
          </table:table-cell>
          <table:table-cell table:style-name="ce376"/>
          <table:table-cell table:style-name="ce437"/>
          <table:table-cell table:style-name="ce498" table:number-columns-repeated="2"/>
          <table:table-cell table:style-name="ce1545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2_ring1L</text:p>
          </table:table-cell>
          <table:table-cell table:style-name="ce13" office:value-type="string" calcext:value-type="string">
            <text:p>Vanguard_Delta2_Ring1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4" office:value-type="string" calcext:value-type="string">
            <text:p>V_laserM</text:p>
          </table:table-cell>
          <table:table-cell table:style-name="ce607" office:value-type="float" office:value="20" calcext:value-type="float">
            <text:p>20</text:p>
          </table:table-cell>
          <table:table-cell table:style-name="ce669" office:value-type="float" office:value="370" calcext:value-type="float">
            <text:p>370</text:p>
          </table:table-cell>
          <table:table-cell table:style-name="ce211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5" table:content-validation-name="val3" office:value-type="float" office:value="0" calcext:value-type="float">
            <text:p>0</text:p>
          </table:table-cell>
          <table:table-cell table:style-name="ce377"/>
          <table:table-cell table:style-name="ce438"/>
          <table:table-cell table:style-name="ce499" table:number-columns-repeated="2"/>
          <table:table-cell table:style-name="ce1546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2_ring1M</text:p>
          </table:table-cell>
          <table:table-cell table:style-name="ce13" office:value-type="string" calcext:value-type="string">
            <text:p>Vanguard_Delta2_Ring1_Mid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5" office:value-type="string" calcext:value-type="string">
            <text:p>V_laserM</text:p>
          </table:table-cell>
          <table:table-cell table:style-name="ce608" office:value-type="float" office:value="20" calcext:value-type="float">
            <text:p>20</text:p>
          </table:table-cell>
          <table:table-cell table:style-name="ce670" office:value-type="float" office:value="370" calcext:value-type="float">
            <text:p>370</text:p>
          </table:table-cell>
          <table:table-cell table:style-name="ce212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6" table:content-validation-name="val3" office:value-type="float" office:value="0" calcext:value-type="float">
            <text:p>0</text:p>
          </table:table-cell>
          <table:table-cell table:style-name="ce378"/>
          <table:table-cell table:style-name="ce439"/>
          <table:table-cell table:style-name="ce500" table:number-columns-repeated="2"/>
          <table:table-cell table:style-name="ce1547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2_ring1R</text:p>
          </table:table-cell>
          <table:table-cell table:style-name="ce13" office:value-type="string" calcext:value-type="string">
            <text:p>Vanguard_Delta2_Ring1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6" office:value-type="string" calcext:value-type="string">
            <text:p>V_laserM</text:p>
          </table:table-cell>
          <table:table-cell table:style-name="ce609" office:value-type="float" office:value="20" calcext:value-type="float">
            <text:p>20</text:p>
          </table:table-cell>
          <table:table-cell table:style-name="ce671" office:value-type="float" office:value="370" calcext:value-type="float">
            <text:p>370</text:p>
          </table:table-cell>
          <table:table-cell table:style-name="ce213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358" calcext:value-type="float">
            <text:p>358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7" table:content-validation-name="val3" office:value-type="float" office:value="0" calcext:value-type="float">
            <text:p>0</text:p>
          </table:table-cell>
          <table:table-cell table:style-name="ce379"/>
          <table:table-cell table:style-name="ce440"/>
          <table:table-cell table:style-name="ce501" table:number-columns-repeated="2"/>
          <table:table-cell table:style-name="ce1548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2_ring2L</text:p>
          </table:table-cell>
          <table:table-cell table:style-name="ce13" office:value-type="string" calcext:value-type="string">
            <text:p>Vanguard_Delta2_Ring2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7" office:value-type="string" calcext:value-type="string">
            <text:p>V_laserM</text:p>
          </table:table-cell>
          <table:table-cell table:style-name="ce610" office:value-type="float" office:value="20" calcext:value-type="float">
            <text:p>20</text:p>
          </table:table-cell>
          <table:table-cell table:style-name="ce672" office:value-type="float" office:value="370" calcext:value-type="float">
            <text:p>370</text:p>
          </table:table-cell>
          <table:table-cell table:style-name="ce214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8" table:content-validation-name="val3" office:value-type="float" office:value="0" calcext:value-type="float">
            <text:p>0</text:p>
          </table:table-cell>
          <table:table-cell table:style-name="ce380"/>
          <table:table-cell table:style-name="ce441"/>
          <table:table-cell table:style-name="ce502" table:number-columns-repeated="2"/>
          <table:table-cell table:style-name="ce1549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2_ring2M</text:p>
          </table:table-cell>
          <table:table-cell table:style-name="ce13" office:value-type="string" calcext:value-type="string">
            <text:p>Vanguard_Delta2_Ring2_Mid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8" office:value-type="string" calcext:value-type="string">
            <text:p>V_laserM</text:p>
          </table:table-cell>
          <table:table-cell table:style-name="ce611" office:value-type="float" office:value="20" calcext:value-type="float">
            <text:p>20</text:p>
          </table:table-cell>
          <table:table-cell table:style-name="ce673" office:value-type="float" office:value="370" calcext:value-type="float">
            <text:p>370</text:p>
          </table:table-cell>
          <table:table-cell table:style-name="ce215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9" table:content-validation-name="val3" office:value-type="float" office:value="0" calcext:value-type="float">
            <text:p>0</text:p>
          </table:table-cell>
          <table:table-cell table:style-name="ce381"/>
          <table:table-cell table:style-name="ce442"/>
          <table:table-cell table:style-name="ce503" table:number-columns-repeated="2"/>
          <table:table-cell table:style-name="ce1550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2_ring2R</text:p>
          </table:table-cell>
          <table:table-cell table:style-name="ce13" office:value-type="string" calcext:value-type="string">
            <text:p>Vanguard_Delta2_Ring2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9" office:value-type="string" calcext:value-type="string">
            <text:p>V_laserM</text:p>
          </table:table-cell>
          <table:table-cell table:style-name="ce612" office:value-type="float" office:value="20" calcext:value-type="float">
            <text:p>20</text:p>
          </table:table-cell>
          <table:table-cell table:style-name="ce674" office:value-type="float" office:value="370" calcext:value-type="float">
            <text:p>370</text:p>
          </table:table-cell>
          <table:table-cell table:style-name="ce216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358" calcext:value-type="float">
            <text:p>358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0" table:content-validation-name="val3" office:value-type="float" office:value="0" calcext:value-type="float">
            <text:p>0</text:p>
          </table:table-cell>
          <table:table-cell table:style-name="ce382"/>
          <table:table-cell table:style-name="ce443"/>
          <table:table-cell table:style-name="ce504" table:number-columns-repeated="2"/>
          <table:table-cell table:style-name="ce1551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3_blast</text:p>
          </table:table-cell>
          <table:table-cell table:style-name="ce13" office:value-type="string" calcext:value-type="string">
            <text:p>Vanguard_Delta3_Blas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613" office:value-type="float" office:value="20" calcext:value-type="float">
            <text:p>20</text:p>
          </table:table-cell>
          <table:table-cell table:style-name="ce675" office:value-type="float" office:value="650" calcext:value-type="float">
            <text:p>650</text:p>
          </table:table-cell>
          <table:table-cell table:style-name="ce217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4" calcext:value-type="float">
            <text:p>4</text:p>
          </table:table-cell>
          <table:table-cell table:style-name="ce239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50" calcext:value-type="float">
            <text:p>5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1" table:content-validation-name="val3" office:value-type="float" office:value="0" calcext:value-type="float">
            <text:p>0</text:p>
          </table:table-cell>
          <table:table-cell table:style-name="ce383"/>
          <table:table-cell table:style-name="ce444"/>
          <table:table-cell table:style-name="ce505" table:number-columns-repeated="2"/>
          <table:table-cell table:style-name="ce1552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3_laser1</text:p>
          </table:table-cell>
          <table:table-cell table:style-name="ce13" office:value-type="string" calcext:value-type="string">
            <text:p>Vanguard_Delta3_Laser1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0" office:value-type="string" calcext:value-type="string">
            <text:p>V_laserM</text:p>
          </table:table-cell>
          <table:table-cell table:style-name="ce614" office:value-type="float" office:value="20" calcext:value-type="float">
            <text:p>20</text:p>
          </table:table-cell>
          <table:table-cell table:style-name="ce676" office:value-type="float" office:value="500" calcext:value-type="float">
            <text:p>500</text:p>
          </table:table-cell>
          <table:table-cell table:style-name="ce218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5" calcext:value-type="float">
            <text:p>15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60" calcext:value-type="float">
            <text:p>16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2" table:content-validation-name="val3" office:value-type="float" office:value="0" calcext:value-type="float">
            <text:p>0</text:p>
          </table:table-cell>
          <table:table-cell table:style-name="ce384"/>
          <table:table-cell table:style-name="ce445"/>
          <table:table-cell table:style-name="ce506" table:number-columns-repeated="2"/>
          <table:table-cell table:style-name="ce1553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3_laser2L</text:p>
          </table:table-cell>
          <table:table-cell table:style-name="ce13" office:value-type="string" calcext:value-type="string">
            <text:p>Vanguard_Delta3_Laser2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1" office:value-type="string" calcext:value-type="string">
            <text:p>V_laserM</text:p>
          </table:table-cell>
          <table:table-cell table:style-name="ce615" office:value-type="float" office:value="20" calcext:value-type="float">
            <text:p>20</text:p>
          </table:table-cell>
          <table:table-cell table:style-name="ce677" office:value-type="float" office:value="500" calcext:value-type="float">
            <text:p>500</text:p>
          </table:table-cell>
          <table:table-cell table:style-name="ce219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3" table:content-validation-name="val3" office:value-type="float" office:value="0" calcext:value-type="float">
            <text:p>0</text:p>
          </table:table-cell>
          <table:table-cell table:style-name="ce385"/>
          <table:table-cell table:style-name="ce446"/>
          <table:table-cell table:style-name="ce507" table:number-columns-repeated="2"/>
          <table:table-cell table:style-name="ce1554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3_laser2R</text:p>
          </table:table-cell>
          <table:table-cell table:style-name="ce13" office:value-type="string" calcext:value-type="string">
            <text:p>Vanguard_Delta3_Laser2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2" office:value-type="string" calcext:value-type="string">
            <text:p>V_laserM</text:p>
          </table:table-cell>
          <table:table-cell table:style-name="ce616" office:value-type="float" office:value="20" calcext:value-type="float">
            <text:p>20</text:p>
          </table:table-cell>
          <table:table-cell table:style-name="ce678" office:value-type="float" office:value="500" calcext:value-type="float">
            <text:p>500</text:p>
          </table:table-cell>
          <table:table-cell table:style-name="ce220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359" calcext:value-type="float">
            <text:p>359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4" table:content-validation-name="val3" office:value-type="float" office:value="0" calcext:value-type="float">
            <text:p>0</text:p>
          </table:table-cell>
          <table:table-cell table:style-name="ce386"/>
          <table:table-cell table:style-name="ce447"/>
          <table:table-cell table:style-name="ce508" table:number-columns-repeated="2"/>
          <table:table-cell table:style-name="ce1555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3_laser3L</text:p>
          </table:table-cell>
          <table:table-cell table:style-name="ce13" office:value-type="string" calcext:value-type="string">
            <text:p>Vanguard_Delta3_Laser3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3" office:value-type="string" calcext:value-type="string">
            <text:p>V_laserM</text:p>
          </table:table-cell>
          <table:table-cell table:style-name="ce617" office:value-type="float" office:value="20" calcext:value-type="float">
            <text:p>20</text:p>
          </table:table-cell>
          <table:table-cell table:style-name="ce679" office:value-type="float" office:value="500" calcext:value-type="float">
            <text:p>500</text:p>
          </table:table-cell>
          <table:table-cell table:style-name="ce221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5" table:content-validation-name="val3" office:value-type="float" office:value="0" calcext:value-type="float">
            <text:p>0</text:p>
          </table:table-cell>
          <table:table-cell table:style-name="ce387"/>
          <table:table-cell table:style-name="ce448"/>
          <table:table-cell table:style-name="ce509" table:number-columns-repeated="2"/>
          <table:table-cell table:style-name="ce1556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3_laser3R</text:p>
          </table:table-cell>
          <table:table-cell table:style-name="ce13" office:value-type="string" calcext:value-type="string">
            <text:p>Vanguard_Delta3_Laser3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4" office:value-type="string" calcext:value-type="string">
            <text:p>V_laserM</text:p>
          </table:table-cell>
          <table:table-cell table:style-name="ce618" office:value-type="float" office:value="20" calcext:value-type="float">
            <text:p>20</text:p>
          </table:table-cell>
          <table:table-cell table:style-name="ce680" office:value-type="float" office:value="500" calcext:value-type="float">
            <text:p>500</text:p>
          </table:table-cell>
          <table:table-cell table:style-name="ce222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359" calcext:value-type="float">
            <text:p>359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6" table:content-validation-name="val3" office:value-type="float" office:value="0" calcext:value-type="float">
            <text:p>0</text:p>
          </table:table-cell>
          <table:table-cell table:style-name="ce388"/>
          <table:table-cell table:style-name="ce449"/>
          <table:table-cell table:style-name="ce510" table:number-columns-repeated="2"/>
          <table:table-cell table:style-name="ce1557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3_blast_exit</text:p>
          </table:table-cell>
          <table:table-cell table:style-name="ce13" office:value-type="string" calcext:value-type="string">
            <text:p>Vanguard_Delta3_Blast_Exi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619" office:value-type="float" office:value="20" calcext:value-type="float">
            <text:p>20</text:p>
          </table:table-cell>
          <table:table-cell table:style-name="ce681" office:value-type="float" office:value="650" calcext:value-type="float">
            <text:p>650</text:p>
          </table:table-cell>
          <table:table-cell table:style-name="ce223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10" calcext:value-type="float">
            <text:p>1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7" table:content-validation-name="val3" office:value-type="float" office:value="0" calcext:value-type="float">
            <text:p>0</text:p>
          </table:table-cell>
          <table:table-cell table:style-name="ce389"/>
          <table:table-cell table:style-name="ce450"/>
          <table:table-cell table:style-name="ce511" table:number-columns-repeated="2"/>
          <table:table-cell table:style-name="ce1558"/>
          <table:table-cell table:number-columns-repeated="999"/>
        </table:table-row>
        <table:table-row table:style-name="ro1">
          <table:table-cell table:style-name="ce12" office:value-type="string" calcext:value-type="string">
            <text:p>V_Gamma1_laser</text:p>
          </table:table-cell>
          <table:table-cell table:style-name="ce13" office:value-type="string" calcext:value-type="string">
            <text:p>Vanguard_Gamma1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5" office:value-type="string" calcext:value-type="string">
            <text:p>V_laserM</text:p>
          </table:table-cell>
          <table:table-cell table:style-name="ce620" office:value-type="float" office:value="20" calcext:value-type="float">
            <text:p>20</text:p>
          </table:table-cell>
          <table:table-cell table:style-name="ce682" office:value-type="float" office:value="370" calcext:value-type="float">
            <text:p>370</text:p>
          </table:table-cell>
          <table:table-cell table:style-name="ce224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12" calcext:value-type="float">
            <text:p>12</text:p>
          </table:table-cell>
          <table:table-cell table:style-name="ce239" office:value-type="string" calcext:value-type="string">
            <text:p>1.71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8" table:content-validation-name="val3" office:value-type="float" office:value="0" calcext:value-type="float">
            <text:p>0</text:p>
          </table:table-cell>
          <table:table-cell table:style-name="ce390"/>
          <table:table-cell table:style-name="ce451"/>
          <table:table-cell table:style-name="ce512" table:number-columns-repeated="2"/>
          <table:table-cell table:style-name="ce1559"/>
          <table:table-cell table:number-columns-repeated="999"/>
        </table:table-row>
        <table:table-row table:style-name="ro1">
          <table:table-cell table:style-name="ce12" office:value-type="string" calcext:value-type="string">
            <text:p>V_Gamma2_ball</text:p>
          </table:table-cell>
          <table:table-cell table:style-name="ce13" office:value-type="string" calcext:value-type="string">
            <text:p>Vanguard_Gamma2_Ball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6" office:value-type="string" calcext:value-type="string">
            <text:p>V_laserM</text:p>
          </table:table-cell>
          <table:table-cell table:style-name="ce621" office:value-type="float" office:value="20" calcext:value-type="float">
            <text:p>20</text:p>
          </table:table-cell>
          <table:table-cell table:style-name="ce683" office:value-type="float" office:value="230" calcext:value-type="float">
            <text:p>230</text:p>
          </table:table-cell>
          <table:table-cell table:style-name="ce225" office:value-type="float" office:value="0" calcext:value-type="float">
            <text:p>0</text:p>
          </table:table-cell>
          <table:table-cell table:style-name="ce47" office:value-type="string" calcext:value-type="string">
            <text:p>1.5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00" calcext:value-type="float">
            <text:p>10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9" table:content-validation-name="val3" office:value-type="float" office:value="0" calcext:value-type="float">
            <text:p>0</text:p>
          </table:table-cell>
          <table:table-cell table:style-name="ce391"/>
          <table:table-cell table:style-name="ce452"/>
          <table:table-cell table:style-name="ce513" table:number-columns-repeated="2"/>
          <table:table-cell table:style-name="ce1560"/>
          <table:table-cell table:number-columns-repeated="999"/>
        </table:table-row>
        <table:table-row table:style-name="ro1">
          <table:table-cell table:style-name="ce12" office:value-type="string" calcext:value-type="string">
            <text:p>V_Gamma2_missile</text:p>
          </table:table-cell>
          <table:table-cell table:style-name="ce13" office:value-type="string" calcext:value-type="string">
            <text:p>Vanguard_Gamma2_Missile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missile</text:p>
          </table:table-cell>
          <table:table-cell table:style-name="ce139" office:value-type="float" office:value="100" calcext:value-type="float">
            <text:p>100</text:p>
          </table:table-cell>
          <table:table-cell table:style-name="ce158" office:value-type="float" office:value="750" calcext:value-type="float">
            <text:p>750</text:p>
          </table:table-cell>
          <table:table-cell table:style-name="ce22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0" table:content-validation-name="val3" office:value-type="float" office:value="0" calcext:value-type="float">
            <text:p>0</text:p>
          </table:table-cell>
          <table:table-cell table:style-name="ce392"/>
          <table:table-cell table:style-name="ce453"/>
          <table:table-cell table:style-name="ce514" table:number-columns-repeated="2"/>
          <table:table-cell table:style-name="ce1561"/>
          <table:table-cell table:number-columns-repeated="999"/>
        </table:table-row>
        <table:table-row table:style-name="ro1">
          <table:table-cell table:style-name="ce12" office:value-type="string" calcext:value-type="string">
            <text:p>V_Gamma3_laserL</text:p>
          </table:table-cell>
          <table:table-cell table:style-name="ce13" office:value-type="string" calcext:value-type="string">
            <text:p>Vanguard_Gamma3_Laser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7" office:value-type="string" calcext:value-type="string">
            <text:p>V_laserM</text:p>
          </table:table-cell>
          <table:table-cell table:style-name="ce623" office:value-type="float" office:value="20" calcext:value-type="float">
            <text:p>20</text:p>
          </table:table-cell>
          <table:table-cell table:style-name="ce685" office:value-type="float" office:value="550" calcext:value-type="float">
            <text:p>550</text:p>
          </table:table-cell>
          <table:table-cell table:style-name="ce227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-15" calcext:value-type="float">
            <text:p>-15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1" table:content-validation-name="val3" office:value-type="float" office:value="0" calcext:value-type="float">
            <text:p>0</text:p>
          </table:table-cell>
          <table:table-cell table:style-name="ce393"/>
          <table:table-cell table:style-name="ce454"/>
          <table:table-cell table:style-name="ce515" table:number-columns-repeated="2"/>
          <table:table-cell table:style-name="ce1562"/>
          <table:table-cell table:number-columns-repeated="999"/>
        </table:table-row>
        <table:table-row table:style-name="ro1">
          <table:table-cell table:style-name="ce17" office:value-type="string" calcext:value-type="string">
            <text:p>V_Gamma3_laserR</text:p>
          </table:table-cell>
          <table:table-cell table:style-name="ce16" office:value-type="string" calcext:value-type="string">
            <text:p>Vanguard_Gamma3_Laser_Right</text:p>
          </table:table-cell>
          <table:table-cell table:style-name="ce26" office:value-type="string" calcext:value-type="string">
            <text:p>2D/Equipment/laser_red.png</text:p>
          </table:table-cell>
          <table:table-cell table:number-columns-repeated="2" table:style-name="ce39" office:value-type="float" office:value="48" calcext:value-type="float">
            <text:p>48</text:p>
          </table:table-cell>
          <table:table-cell table:style-name="ce39" office:value-type="float" office:value="1" calcext:value-type="float">
            <text:p>1</text:p>
          </table:table-cell>
          <table:table-cell table:style-name="ce118" office:value-type="string" calcext:value-type="string">
            <text:p>V_laserM</text:p>
          </table:table-cell>
          <table:table-cell table:style-name="ce624" office:value-type="float" office:value="20" calcext:value-type="float">
            <text:p>20</text:p>
          </table:table-cell>
          <table:table-cell table:style-name="ce686" office:value-type="float" office:value="550" calcext:value-type="float">
            <text:p>550</text:p>
          </table:table-cell>
          <table:table-cell table:style-name="ce228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15" calcext:value-type="float">
            <text:p>15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2" table:content-validation-name="val3" office:value-type="float" office:value="0" calcext:value-type="float">
            <text:p>0</text:p>
          </table:table-cell>
          <table:table-cell table:style-name="ce394"/>
          <table:table-cell table:style-name="ce455"/>
          <table:table-cell table:style-name="ce516" table:number-columns-repeated="2"/>
          <table:table-cell table:style-name="ce1563"/>
          <table:table-cell table:number-columns-repeated="999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9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  <table:table-cell/>
        </table:table-row>
        <table:table-row table:style-name="ro1">
          <table:table-cell table:style-name="ce19" office:value-type="string" calcext:value-type="string">
            <text:p>V_AlphaGold_sniper</text:p>
          </table:table-cell>
          <table:table-cell table:style-name="ce13" office:value-type="string" calcext:value-type="string">
            <text:p>Vanguard_AlphaGold_Snip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L</text:p>
          </table:table-cell>
          <table:table-cell table:style-name="ce140" office:value-type="float" office:value="20" calcext:value-type="float">
            <text:p>20</text:p>
          </table:table-cell>
          <table:table-cell table:style-name="ce159" office:value-type="float" office:value="650" calcext:value-type="float">
            <text:p>650</text:p>
          </table:table-cell>
          <table:table-cell table:style-name="ce22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1.5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3" table:content-validation-name="val3" office:value-type="float" office:value="0" calcext:value-type="float">
            <text:p>0</text:p>
          </table:table-cell>
          <table:table-cell table:style-name="ce395"/>
          <table:table-cell table:style-name="ce456"/>
          <table:table-cell table:style-name="ce517" table:number-columns-repeated="2"/>
          <table:table-cell table:style-name="ce1564"/>
          <table:table-cell table:number-columns-repeated="999"/>
        </table:table-row>
        <table:table-row table:style-name="ro1">
          <table:table-cell table:style-name="ce19" office:value-type="string" calcext:value-type="string">
            <text:p>V_AlphaGold_laser_double</text:p>
          </table:table-cell>
          <table:table-cell table:style-name="ce13" office:value-type="string" calcext:value-type="string">
            <text:p>Vanguard_AlphaGold_Laser_Double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9" office:value-type="string" calcext:value-type="string">
            <text:p>V_laserM</text:p>
          </table:table-cell>
          <table:table-cell table:style-name="ce141" office:value-type="float" office:value="20" calcext:value-type="float">
            <text:p>20</text:p>
          </table:table-cell>
          <table:table-cell table:style-name="ce688" office:value-type="float" office:value="370" calcext:value-type="float">
            <text:p>370</text:p>
          </table:table-cell>
          <table:table-cell table:style-name="ce230" office:value-type="float" office:value="0" calcext:value-type="float">
            <text:p>0</text:p>
          </table:table-cell>
          <table:table-cell table:style-name="ce47" office:value-type="string" calcext:value-type="string">
            <text:p>0.3</text:p>
          </table:table-cell>
          <table:table-cell table:style-name="ce47" office:value-type="float" office:value="15" calcext:value-type="float">
            <text:p>15</text:p>
          </table:table-cell>
          <table:table-cell table:style-name="ce239" office:value-type="float" office:value="3" calcext:value-type="float">
            <text:p>3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4" table:content-validation-name="val3" office:value-type="float" office:value="0" calcext:value-type="float">
            <text:p>0</text:p>
          </table:table-cell>
          <table:table-cell table:style-name="ce396"/>
          <table:table-cell table:style-name="ce457"/>
          <table:table-cell table:style-name="ce518" table:number-columns-repeated="2"/>
          <table:table-cell table:style-name="ce1565"/>
          <table:table-cell table:number-columns-repeated="999"/>
        </table:table-row>
        <table:table-row table:style-name="ro1">
          <table:table-cell table:style-name="ce19" office:value-type="string" calcext:value-type="string">
            <text:p>V_BetaGold_dragonball_arc</text:p>
          </table:table-cell>
          <table:table-cell table:style-name="ce13" office:value-type="string" calcext:value-type="string">
            <text:p>Vanguard_BetaGold_Dragonballs_Arc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5" office:value-type="float" office:value="50" calcext:value-type="float">
            <text:p>50</text:p>
          </table:table-cell>
          <table:table-cell table:style-name="ce160" office:value-type="float" office:value="400" calcext:value-type="float">
            <text:p>400</text:p>
          </table:table-cell>
          <table:table-cell table:style-name="ce231" office:value-type="float" office:value="0" calcext:value-type="float">
            <text:p>0</text:p>
          </table:table-cell>
          <table:table-cell table:style-name="ce47" office:value-type="string" calcext:value-type="string">
            <text:p>0.8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3" calcext:value-type="float">
            <text:p>3</text:p>
          </table:table-cell>
          <table:table-cell table:style-name="ce47" office:value-type="float" office:value="12" calcext:value-type="float">
            <text:p>12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35" table:content-validation-name="val3" office:value-type="float" office:value="0" calcext:value-type="float">
            <text:p>0</text:p>
          </table:table-cell>
          <table:table-cell table:style-name="ce397"/>
          <table:table-cell table:style-name="ce458"/>
          <table:table-cell table:style-name="ce519" table:number-columns-repeated="2"/>
          <table:table-cell table:style-name="ce1566"/>
          <table:table-cell table:number-columns-repeated="999"/>
        </table:table-row>
        <table:table-row table:style-name="ro1">
          <table:table-cell table:style-name="ce19" office:value-type="string" calcext:value-type="string">
            <text:p>V_BetaGold_dragonball_homing</text:p>
          </table:table-cell>
          <table:table-cell table:style-name="ce13" office:value-type="string" calcext:value-type="string">
            <text:p>Vanguard_BetaGold_Dragonballs_Homing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6" office:value-type="float" office:value="50" calcext:value-type="float">
            <text:p>50</text:p>
          </table:table-cell>
          <table:table-cell table:style-name="ce161" office:value-type="float" office:value="600" calcext:value-type="float">
            <text:p>600</text:p>
          </table:table-cell>
          <table:table-cell table:style-name="ce23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ce260"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style-name="ce267" table:content-validation-name="val2" office:value-type="string" calcext:value-type="string">
            <text:p>semi_homing</text:p>
          </table:table-cell>
          <table:table-cell table:style-name="ce336" table:content-validation-name="val3" office:value-type="float" office:value="0" calcext:value-type="float">
            <text:p>0</text:p>
          </table:table-cell>
          <table:table-cell table:style-name="ce398"/>
          <table:table-cell table:style-name="ce459"/>
          <table:table-cell table:style-name="ce520" table:number-columns-repeated="2"/>
          <table:table-cell table:style-name="ce1567"/>
          <table:table-cell table:number-columns-repeated="999"/>
        </table:table-row>
        <table:table-row table:style-name="ro1">
          <table:table-cell table:style-name="ce19" office:value-type="string" calcext:value-type="string">
            <text:p>V_BetaGold_dragonball_arc_alt</text:p>
          </table:table-cell>
          <table:table-cell table:style-name="ce13" office:value-type="string" calcext:value-type="string">
            <text:p>Vanguard_BetaGold_Dragonballs_Arc_Al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7" office:value-type="float" office:value="50" calcext:value-type="float">
            <text:p>50</text:p>
          </table:table-cell>
          <table:table-cell table:style-name="ce162" office:value-type="float" office:value="230" calcext:value-type="float">
            <text:p>230</text:p>
          </table:table-cell>
          <table:table-cell table:style-name="ce976" office:value-type="float" office:value="0" calcext:value-type="float">
            <text:p>0</text:p>
          </table:table-cell>
          <table:table-cell table:style-name="ce992" office:value-type="string" calcext:value-type="string">
            <text:p>0.01</text:p>
          </table:table-cell>
          <table:table-cell table:style-name="ce1008" office:value-type="float" office:value="1" calcext:value-type="float">
            <text:p>1</text:p>
          </table:table-cell>
          <table:table-cell table:style-name="ce1015" office:value-type="string" calcext:value-type="string">
            <text:p>0.2</text:p>
          </table:table-cell>
          <table:table-cell table:style-name="ce1008" office:value-type="float" office:value="16" calcext:value-type="float">
            <text:p>16</text:p>
          </table:table-cell>
          <table:table-cell table:style-name="ce1039" office:value-type="float" office:value="0" calcext:value-type="float">
            <text:p>0</text:p>
          </table:table-cell>
          <table:table-cell table:style-name="ce1056" office:value-type="float" office:value="150" calcext:value-type="float">
            <text:p>150</text:p>
          </table:table-cell>
          <table:table-cell table:style-name="ce1072" table:content-validation-name="val1" office:value-type="string" calcext:value-type="string">
            <text:p>ascending</text:p>
          </table:table-cell>
          <table:table-cell table:style-name="ce1008" office:value-type="float" office:value="0" calcext:value-type="float">
            <text:p>0</text:p>
          </table:table-cell>
          <table:table-cell table:style-name="ce1086" table:content-validation-name="val2" office:value-type="float" office:value="0" calcext:value-type="float">
            <text:p>0</text:p>
          </table:table-cell>
          <table:table-cell table:style-name="ce1172" table:content-validation-name="val3" office:value-type="float" office:value="0" calcext:value-type="float">
            <text:p>0</text:p>
          </table:table-cell>
          <table:table-cell table:style-name="ce399"/>
          <table:table-cell table:style-name="ce460"/>
          <table:table-cell table:style-name="ce521" table:number-columns-repeated="2"/>
          <table:table-cell table:style-name="ce1568"/>
          <table:table-cell table:number-columns-repeated="999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9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  <table:table-cell/>
        </table:table-row>
        <table:table-row table:style-name="ro1">
          <table:table-cell table:style-name="ce30" office:value-type="string" calcext:value-type="string">
            <text:p>V_Itsukoi_triple_shot</text:p>
          </table:table-cell>
          <table:table-cell office:value-type="string" calcext:value-type="string">
            <text:p>Vanguard_Itsukoi_Triple_Shot</text:p>
          </table:table-cell>
          <table:table-cell table:style-name="ce29" office:value-type="string" calcext:value-type="string">
            <text:p>2D/Equipment/laser_red.png</text:p>
          </table:table-cell>
          <table:table-cell table:number-columns-repeated="2" table:style-name="ce56" office:value-type="float" office:value="48" calcext:value-type="float">
            <text:p>48</text:p>
          </table:table-cell>
          <table:table-cell table:style-name="ce56" office:value-type="float" office:value="1" calcext:value-type="float">
            <text:p>1</text:p>
          </table:table-cell>
          <table:table-cell table:style-name="ce120" office:value-type="string" calcext:value-type="string">
            <text:p>V_laserM</text:p>
          </table:table-cell>
          <table:table-cell table:style-name="ce759" office:value-type="float" office:value="50" calcext:value-type="float">
            <text:p>50</text:p>
          </table:table-cell>
          <table:table-cell table:style-name="ce163" office:value-type="float" office:value="600" calcext:value-type="float">
            <text:p>600</text:p>
          </table:table-cell>
          <table:table-cell table:style-name="ce234" office:value-type="float" office:value="0" calcext:value-type="float">
            <text:p>0</text:p>
          </table:table-cell>
          <table:table-cell table:style-name="ce241" office:value-type="string" calcext:value-type="string">
            <text:p>0.2</text:p>
          </table:table-cell>
          <table:table-cell table:style-name="ce56" office:value-type="float" office:value="8" calcext:value-type="float">
            <text:p>8</text:p>
          </table:table-cell>
          <table:table-cell table:style-name="ce245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250" office:value-type="float" office:value="0" calcext:value-type="float">
            <text:p>0</text:p>
          </table:table-cell>
          <table:table-cell table:style-name="ce255" office:value-type="float" office:value="100" calcext:value-type="float">
            <text:p>100</text:p>
          </table:table-cell>
          <table:table-cell table:style-name="ce261" table:content-validation-name="val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268" table:content-validation-name="val2" office:value-type="string" calcext:value-type="string">
            <text:p>semi_homing</text:p>
          </table:table-cell>
          <table:table-cell table:style-name="ce338" table:content-validation-name="val3" office:value-type="float" office:value="0" calcext:value-type="float">
            <text:p>0</text:p>
          </table:table-cell>
          <table:table-cell table:style-name="ce400"/>
          <table:table-cell table:style-name="ce461"/>
          <table:table-cell table:style-name="ce522" table:number-columns-repeated="2"/>
          <table:table-cell table:style-name="ce1569"/>
          <table:table-cell table:number-columns-repeated="999"/>
        </table:table-row>
        <table:table-row table:style-name="ro1">
          <table:table-cell table:style-name="ce30" office:value-type="string" calcext:value-type="string">
            <text:p>V_Itsukoi_laserXL_ascending</text:p>
          </table:table-cell>
          <table:table-cell office:value-type="string" calcext:value-type="string">
            <text:p>Vanguard_Itsukoi_LaserXL_Ascending</text:p>
          </table:table-cell>
          <table:table-cell table:style-name="ce32" office:value-type="string" calcext:value-type="string">
            <text:p>2D/Equipment/laser_red.png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style-name="ce57" office:value-type="float" office:value="1" calcext:value-type="float">
            <text:p>1</text:p>
          </table:table-cell>
          <table:table-cell table:style-name="ce91" office:value-type="string" calcext:value-type="string">
            <text:p>V_laserXL</text:p>
          </table:table-cell>
          <table:table-cell table:style-name="ce57" office:value-type="float" office:value="50" calcext:value-type="float">
            <text:p>50</text:p>
          </table:table-cell>
          <table:table-cell table:style-name="ce164" office:value-type="float" office:value="800" calcext:value-type="float">
            <text:p>800</text:p>
          </table:table-cell>
          <table:table-cell table:style-name="ce235" office:value-type="float" office:value="0" calcext:value-type="float">
            <text:p>0</text:p>
          </table:table-cell>
          <table:table-cell table:style-name="ce242" office:value-type="string" calcext:value-type="string">
            <text:p>0.1</text:p>
          </table:table-cell>
          <table:table-cell table:style-name="ce57" office:value-type="float" office:value="1" calcext:value-type="float">
            <text:p>1</text:p>
          </table:table-cell>
          <table:table-cell table:style-name="ce246" office:value-type="float" office:value="4" calcext:value-type="float">
            <text:p>4</text:p>
          </table:table-cell>
          <table:table-cell table:style-name="ce57" office:value-type="float" office:value="9" calcext:value-type="float">
            <text:p>9</text:p>
          </table:table-cell>
          <table:table-cell table:style-name="ce251" office:value-type="float" office:value="0" calcext:value-type="float">
            <text:p>0</text:p>
          </table:table-cell>
          <table:table-cell table:style-name="ce256" office:value-type="float" office:value="80" calcext:value-type="float">
            <text:p>80</text:p>
          </table:table-cell>
          <table:table-cell table:style-name="ce262" table:content-validation-name="val1" office:value-type="string" calcext:value-type="string">
            <text:p>ascending</text:p>
          </table:table-cell>
          <table:table-cell table:style-name="ce57" office:value-type="float" office:value="0" calcext:value-type="float">
            <text:p>0</text:p>
          </table:table-cell>
          <table:table-cell table:style-name="ce269" table:content-validation-name="val2" office:value-type="string" calcext:value-type="string">
            <text:p>semi_homing</text:p>
          </table:table-cell>
          <table:table-cell table:style-name="ce339" table:content-validation-name="val3" office:value-type="float" office:value="0" calcext:value-type="float">
            <text:p>0</text:p>
          </table:table-cell>
          <table:table-cell table:style-name="ce401"/>
          <table:table-cell table:style-name="ce462"/>
          <table:table-cell table:style-name="ce523" table:number-columns-repeated="2"/>
          <table:table-cell table:style-name="ce1570"/>
          <table:table-cell table:number-columns-repeated="999"/>
        </table:table-row>
        <table:table-row table:style-name="ro1">
          <table:table-cell table:style-name="ce33" office:value-type="string" calcext:value-type="string">
            <text:p>V_Katyusha_dragonball_support</text:p>
          </table:table-cell>
          <table:table-cell table:style-name="ce18" office:value-type="string" calcext:value-type="string">
            <text:p>Vanguard_Katyusha_Dragonball_Support</text:p>
          </table:table-cell>
          <table:table-cell table:style-name="ce41" office:value-type="string" calcext:value-type="string">
            <text:p>2D/Equipment/laser_red.png</text:p>
          </table:table-cell>
          <table:table-cell table:number-columns-repeated="2" table:style-name="ce54" office:value-type="float" office:value="48" calcext:value-type="float">
            <text:p>48</text:p>
          </table:table-cell>
          <table:table-cell table:style-name="ce54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9" office:value-type="float" office:value="50" calcext:value-type="float">
            <text:p>50</text:p>
          </table:table-cell>
          <table:table-cell table:style-name="ce766" office:value-type="float" office:value="550" calcext:value-type="float">
            <text:p>550</text:p>
          </table:table-cell>
          <table:table-cell table:style-name="ce840" office:value-type="float" office:value="0" calcext:value-type="float">
            <text:p>0</text:p>
          </table:table-cell>
          <table:table-cell table:style-name="ce848" office:value-type="float" office:value="2" calcext:value-type="float">
            <text:p>2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3" calcext:value-type="float">
            <text:p>3</text:p>
          </table:table-cell>
          <table:table-cell table:style-name="ce848" office:value-type="float" office:value="12" calcext:value-type="float">
            <text:p>12</text:p>
          </table:table-cell>
          <table:table-cell table:style-name="ce861" office:value-type="float" office:value="0" calcext:value-type="float">
            <text:p>0</text:p>
          </table:table-cell>
          <table:table-cell table:style-name="ce868" office:value-type="float" office:value="120" calcext:value-type="float">
            <text:p>120</text:p>
          </table:table-cell>
          <table:table-cell table:style-name="ce876" table:content-validation-name="val1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98" table:content-validation-name="val2" office:value-type="string" calcext:value-type="string">
            <text:p>semi_homing</text:p>
          </table:table-cell>
          <table:table-cell table:style-name="ce957" table:content-validation-name="val3" office:value-type="float" office:value="0" calcext:value-type="float">
            <text:p>0</text:p>
          </table:table-cell>
          <table:table-cell table:style-name="ce1027"/>
          <table:table-cell table:style-name="ce1096"/>
          <table:table-cell table:style-name="ce1162" table:number-columns-repeated="2"/>
          <table:table-cell table:style-name="ce1571"/>
          <table:table-cell table:number-columns-repeated="999"/>
        </table:table-row>
        <table:table-row table:style-name="ro1">
          <table:table-cell table:style-name="ce30" office:value-type="string" calcext:value-type="string">
            <text:p>V_Itsukoi_carpet_bombing_right</text:p>
          </table:table-cell>
          <table:table-cell table:style-name="ce28" office:value-type="string" calcext:value-type="string">
            <text:p>Vanguard_Itsukoi_Carpet_Bombing</text:p>
          </table:table-cell>
          <table:table-cell table:style-name="ce44" office:value-type="string" calcext:value-type="string">
            <text:p>2D/Equipment/laser_red.png</text:p>
          </table:table-cell>
          <table:table-cell table:number-columns-repeated="2" table:style-name="ce63" office:value-type="float" office:value="48" calcext:value-type="float">
            <text:p>48</text:p>
          </table:table-cell>
          <table:table-cell table:style-name="ce63" office:value-type="float" office:value="1" calcext:value-type="float">
            <text:p>1</text:p>
          </table:table-cell>
          <table:table-cell office:value-type="string" calcext:value-type="string">
            <text:p>V_ballS</text:p>
          </table:table-cell>
          <table:table-cell office:value-type="float" office:value="10" calcext:value-type="float">
            <text:p>10</text:p>
          </table:table-cell>
          <table:table-cell table:style-name="ce776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538"/>
          <table:table-cell table:number-columns-repeated="999"/>
        </table:table-row>
        <table:table-row table:style-name="ro1">
          <table:table-cell table:style-name="ce30" office:value-type="string" calcext:value-type="string">
            <text:p>V_Itsukoi_carpet_bombing_left</text:p>
          </table:table-cell>
          <table:table-cell table:style-name="ce31" office:value-type="string" calcext:value-type="string">
            <text:p>Vanguard_Itsukoi_Carpet_Bombing</text:p>
          </table:table-cell>
          <table:table-cell table:style-name="ce50" office:value-type="string" calcext:value-type="string">
            <text:p>2D/Equipment/laser_red.png</text:p>
          </table:table-cell>
          <table:table-cell table:number-columns-repeated="2" table:style-name="ce77" office:value-type="float" office:value="48" calcext:value-type="float">
            <text:p>48</text:p>
          </table:table-cell>
          <table:table-cell table:style-name="ce77" office:value-type="float" office:value="1" calcext:value-type="float">
            <text:p>1</text:p>
          </table:table-cell>
          <table:table-cell office:value-type="string" calcext:value-type="string">
            <text:p>V_ballS</text:p>
          </table:table-cell>
          <table:table-cell office:value-type="float" office:value="10" calcext:value-type="float">
            <text:p>10</text:p>
          </table:table-cell>
          <table:table-cell table:style-name="ce779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" calcext:value-type="float">
            <text:p>-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538"/>
          <table:table-cell table:number-columns-repeated="999"/>
        </table:table-row>
        <table:table-row table:style-name="ro1">
          <table:table-cell table:style-name="ce36" office:value-type="string" calcext:value-type="string">
            <text:p>V_Katyusha_ring1L</text:p>
          </table:table-cell>
          <table:table-cell table:style-name="ce21" office:value-type="string" calcext:value-type="string">
            <text:p>Vanguard_Katyusha_Ring1_Left</text:p>
          </table:table-cell>
          <table:table-cell table:style-name="ce61" office:value-type="string" calcext:value-type="string">
            <text:p>2D/Equipment/laser_red.png</text:p>
          </table:table-cell>
          <table:table-cell table:number-columns-repeated="2" table:style-name="ce126" office:value-type="float" office:value="48" calcext:value-type="float">
            <text:p>48</text:p>
          </table:table-cell>
          <table:table-cell table:style-name="ce126" office:value-type="float" office:value="1" calcext:value-type="float">
            <text:p>1</text:p>
          </table:table-cell>
          <table:table-cell table:style-name="ce552" office:value-type="string" calcext:value-type="string">
            <text:p>V_laserM</text:p>
          </table:table-cell>
          <table:table-cell table:style-name="ce760" office:value-type="float" office:value="20" calcext:value-type="float">
            <text:p>20</text:p>
          </table:table-cell>
          <table:table-cell table:style-name="ce800" office:value-type="float" office:value="370" calcext:value-type="float">
            <text:p>370</text:p>
          </table:table-cell>
          <table:table-cell table:style-name="ce880" office:value-type="float" office:value="0" calcext:value-type="float">
            <text:p>0</text:p>
          </table:table-cell>
          <table:table-cell table:style-name="ce929" office:value-type="string" calcext:value-type="string">
            <text:p>0.4</text:p>
          </table:table-cell>
          <table:table-cell table:style-name="ce929" office:value-type="float" office:value="7" calcext:value-type="float">
            <text:p>7</text:p>
          </table:table-cell>
          <table:table-cell table:style-name="ce937" office:value-type="float" office:value="2" calcext:value-type="float">
            <text:p>2</text:p>
          </table:table-cell>
          <table:table-cell table:style-name="ce929" office:value-type="float" office:value="9" calcext:value-type="float">
            <text:p>9</text:p>
          </table:table-cell>
          <table:table-cell table:style-name="ce950" office:value-type="float" office:value="8" calcext:value-type="float">
            <text:p>8</text:p>
          </table:table-cell>
          <table:table-cell table:style-name="ce964" office:value-type="float" office:value="120" calcext:value-type="float">
            <text:p>120</text:p>
          </table:table-cell>
          <table:table-cell table:style-name="ce935" table:content-validation-name="val1" office:value-type="float" office:value="0" calcext:value-type="float">
            <text:p>0</text:p>
          </table:table-cell>
          <table:table-cell table:style-name="ce126" office:value-type="float" office:value="2" calcext:value-type="float">
            <text:p>2</text:p>
          </table:table-cell>
          <table:table-cell table:style-name="ce945" table:content-validation-name="val2" office:value-type="string" calcext:value-type="string">
            <text:p>semi_homing</text:p>
          </table:table-cell>
          <table:table-cell table:style-name="ce1019" table:content-validation-name="val3" office:value-type="float" office:value="0" calcext:value-type="float">
            <text:p>0</text:p>
          </table:table-cell>
          <table:table-cell table:style-name="ce1094"/>
          <table:table-cell table:style-name="ce1166"/>
          <table:table-cell table:style-name="ce1236" table:number-columns-repeated="2"/>
          <table:table-cell table:style-name="ce1572"/>
          <table:table-cell table:number-columns-repeated="999"/>
        </table:table-row>
        <table:table-row table:style-name="ro1">
          <table:table-cell table:style-name="ce36" office:value-type="string" calcext:value-type="string">
            <text:p>V_Katyusha_ring1M</text:p>
          </table:table-cell>
          <table:table-cell table:style-name="ce21" office:value-type="string" calcext:value-type="string">
            <text:p>Vanguard_Katyusha_Ring1_Mid</text:p>
          </table:table-cell>
          <table:table-cell table:style-name="ce61" office:value-type="string" calcext:value-type="string">
            <text:p>2D/Equipment/laser_red.png</text:p>
          </table:table-cell>
          <table:table-cell table:number-columns-repeated="2" table:style-name="ce126" office:value-type="float" office:value="48" calcext:value-type="float">
            <text:p>48</text:p>
          </table:table-cell>
          <table:table-cell table:style-name="ce126" office:value-type="float" office:value="1" calcext:value-type="float">
            <text:p>1</text:p>
          </table:table-cell>
          <table:table-cell table:style-name="ce553" office:value-type="string" calcext:value-type="string">
            <text:p>V_laserM</text:p>
          </table:table-cell>
          <table:table-cell table:style-name="ce761" office:value-type="float" office:value="20" calcext:value-type="float">
            <text:p>20</text:p>
          </table:table-cell>
          <table:table-cell table:style-name="ce801" office:value-type="float" office:value="370" calcext:value-type="float">
            <text:p>370</text:p>
          </table:table-cell>
          <table:table-cell table:style-name="ce882" office:value-type="float" office:value="0" calcext:value-type="float">
            <text:p>0</text:p>
          </table:table-cell>
          <table:table-cell table:style-name="ce930" office:value-type="string" calcext:value-type="string">
            <text:p>0.4</text:p>
          </table:table-cell>
          <table:table-cell table:style-name="ce922" office:value-type="float" office:value="7" calcext:value-type="float">
            <text:p>7</text:p>
          </table:table-cell>
          <table:table-cell table:style-name="ce938" office:value-type="float" office:value="2" calcext:value-type="float">
            <text:p>2</text:p>
          </table:table-cell>
          <table:table-cell table:style-name="ce922" office:value-type="float" office:value="9" calcext:value-type="float">
            <text:p>9</text:p>
          </table:table-cell>
          <table:table-cell table:style-name="ce951" office:value-type="float" office:value="8" calcext:value-type="float">
            <text:p>8</text:p>
          </table:table-cell>
          <table:table-cell table:style-name="ce965" office:value-type="float" office:value="120" calcext:value-type="float">
            <text:p>120</text:p>
          </table:table-cell>
          <table:table-cell table:style-name="ce935" table:content-validation-name="val1"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style-name="ce945" table:content-validation-name="val2" office:value-type="string" calcext:value-type="string">
            <text:p>semi_homing</text:p>
          </table:table-cell>
          <table:table-cell table:style-name="ce1020" table:content-validation-name="val3" office:value-type="float" office:value="0" calcext:value-type="float">
            <text:p>0</text:p>
          </table:table-cell>
          <table:table-cell table:style-name="ce1095"/>
          <table:table-cell table:style-name="ce1167"/>
          <table:table-cell table:style-name="ce1237" table:number-columns-repeated="2"/>
          <table:table-cell table:style-name="ce1573"/>
          <table:table-cell table:number-columns-repeated="999"/>
        </table:table-row>
        <table:table-row table:style-name="ro1">
          <table:table-cell table:style-name="ce45" office:value-type="string" calcext:value-type="string">
            <text:p>V_Katyusha_ring2L</text:p>
          </table:table-cell>
          <table:table-cell table:style-name="ce22" office:value-type="string" calcext:value-type="string">
            <text:p>Vanguard_Katyusha_Ring2_Left</text:p>
          </table:table-cell>
          <table:table-cell table:style-name="ce62" office:value-type="string" calcext:value-type="string">
            <text:p>2D/Equipment/laser_red.png</text:p>
          </table:table-cell>
          <table:table-cell table:number-columns-repeated="2" table:style-name="ce127" office:value-type="float" office:value="48" calcext:value-type="float">
            <text:p>48</text:p>
          </table:table-cell>
          <table:table-cell table:style-name="ce127" office:value-type="float" office:value="1" calcext:value-type="float">
            <text:p>1</text:p>
          </table:table-cell>
          <table:table-cell table:style-name="ce554" office:value-type="string" calcext:value-type="string">
            <text:p>V_laserM</text:p>
          </table:table-cell>
          <table:table-cell table:style-name="ce762" office:value-type="float" office:value="20" calcext:value-type="float">
            <text:p>20</text:p>
          </table:table-cell>
          <table:table-cell table:style-name="ce802" office:value-type="float" office:value="370" calcext:value-type="float">
            <text:p>370</text:p>
          </table:table-cell>
          <table:table-cell table:style-name="ce883" office:value-type="float" office:value="0" calcext:value-type="float">
            <text:p>0</text:p>
          </table:table-cell>
          <table:table-cell table:style-name="ce931" office:value-type="string" calcext:value-type="string">
            <text:p>0.4</text:p>
          </table:table-cell>
          <table:table-cell table:style-name="ce923" office:value-type="float" office:value="6" calcext:value-type="float">
            <text:p>6</text:p>
          </table:table-cell>
          <table:table-cell table:style-name="ce939" office:value-type="string" calcext:value-type="string">
            <text:p>2.6</text:p>
          </table:table-cell>
          <table:table-cell table:style-name="ce923" office:value-type="float" office:value="8" calcext:value-type="float">
            <text:p>8</text:p>
          </table:table-cell>
          <table:table-cell table:style-name="ce953" office:value-type="float" office:value="8" calcext:value-type="float">
            <text:p>8</text:p>
          </table:table-cell>
          <table:table-cell table:style-name="ce966" office:value-type="float" office:value="106" calcext:value-type="float">
            <text:p>106</text:p>
          </table:table-cell>
          <table:table-cell table:style-name="ce936" table:content-validation-name="val1" office:value-type="float" office:value="0" calcext:value-type="float">
            <text:p>0</text:p>
          </table:table-cell>
          <table:table-cell table:style-name="ce127" office:value-type="float" office:value="2" calcext:value-type="float">
            <text:p>2</text:p>
          </table:table-cell>
          <table:table-cell table:style-name="ce946" table:content-validation-name="val2" office:value-type="string" calcext:value-type="string">
            <text:p>semi_homing</text:p>
          </table:table-cell>
          <table:table-cell table:style-name="ce1021" table:content-validation-name="val3" office:value-type="float" office:value="0" calcext:value-type="float">
            <text:p>0</text:p>
          </table:table-cell>
          <table:table-cell table:style-name="ce1097"/>
          <table:table-cell table:style-name="ce1168"/>
          <table:table-cell table:style-name="ce1238" table:number-columns-repeated="2"/>
          <table:table-cell table:style-name="ce1574"/>
          <table:table-cell table:number-columns-repeated="999"/>
        </table:table-row>
        <table:table-row table:style-name="ro1">
          <table:table-cell table:style-name="ce45" office:value-type="string" calcext:value-type="string">
            <text:p>V_Katyusha_ring2M</text:p>
          </table:table-cell>
          <table:table-cell table:style-name="ce22" office:value-type="string" calcext:value-type="string">
            <text:p>Vanguard_Katyusha_Ring2_Mid</text:p>
          </table:table-cell>
          <table:table-cell table:style-name="ce62" office:value-type="string" calcext:value-type="string">
            <text:p>2D/Equipment/laser_red.png</text:p>
          </table:table-cell>
          <table:table-cell table:number-columns-repeated="2" table:style-name="ce127" office:value-type="float" office:value="48" calcext:value-type="float">
            <text:p>48</text:p>
          </table:table-cell>
          <table:table-cell table:style-name="ce127" office:value-type="float" office:value="1" calcext:value-type="float">
            <text:p>1</text:p>
          </table:table-cell>
          <table:table-cell table:style-name="ce555" office:value-type="string" calcext:value-type="string">
            <text:p>V_laserM</text:p>
          </table:table-cell>
          <table:table-cell table:style-name="ce763" office:value-type="float" office:value="20" calcext:value-type="float">
            <text:p>20</text:p>
          </table:table-cell>
          <table:table-cell table:style-name="ce803" office:value-type="float" office:value="370" calcext:value-type="float">
            <text:p>370</text:p>
          </table:table-cell>
          <table:table-cell table:style-name="ce884" office:value-type="float" office:value="0" calcext:value-type="float">
            <text:p>0</text:p>
          </table:table-cell>
          <table:table-cell table:style-name="ce932" office:value-type="string" calcext:value-type="string">
            <text:p>0.4</text:p>
          </table:table-cell>
          <table:table-cell table:style-name="ce924" office:value-type="float" office:value="6" calcext:value-type="float">
            <text:p>6</text:p>
          </table:table-cell>
          <table:table-cell table:style-name="ce940" office:value-type="string" calcext:value-type="string">
            <text:p>2.6</text:p>
          </table:table-cell>
          <table:table-cell table:style-name="ce924" office:value-type="float" office:value="8" calcext:value-type="float">
            <text:p>8</text:p>
          </table:table-cell>
          <table:table-cell table:style-name="ce954" office:value-type="float" office:value="8" calcext:value-type="float">
            <text:p>8</text:p>
          </table:table-cell>
          <table:table-cell table:style-name="ce967" office:value-type="float" office:value="106" calcext:value-type="float">
            <text:p>106</text:p>
          </table:table-cell>
          <table:table-cell table:style-name="ce936" table:content-validation-name="val1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946" table:content-validation-name="val2" office:value-type="string" calcext:value-type="string">
            <text:p>semi_homing</text:p>
          </table:table-cell>
          <table:table-cell table:style-name="ce1022" table:content-validation-name="val3" office:value-type="float" office:value="0" calcext:value-type="float">
            <text:p>0</text:p>
          </table:table-cell>
          <table:table-cell table:style-name="ce1098"/>
          <table:table-cell table:style-name="ce1169"/>
          <table:table-cell table:style-name="ce1239" table:number-columns-repeated="2"/>
          <table:table-cell table:style-name="ce1575"/>
          <table:table-cell table:number-columns-repeated="999"/>
        </table:table-row>
        <table:table-row table:style-name="ro1">
          <table:table-cell table:style-name="ce46" office:value-type="string" calcext:value-type="string">
            <text:p>V_Katyusha_dragonball</text:p>
          </table:table-cell>
          <table:table-cell table:style-name="ce35" office:value-type="string" calcext:value-type="string">
            <text:p>Vanguard_Katyusha_Dragonballs</text:p>
          </table:table-cell>
          <table:table-cell table:style-name="ce86" office:value-type="string" calcext:value-type="string">
            <text:p>2D/Equipment/laser_red.png</text:p>
          </table:table-cell>
          <table:table-cell table:number-columns-repeated="2" table:style-name="ce157" office:value-type="float" office:value="48" calcext:value-type="float">
            <text:p>48</text:p>
          </table:table-cell>
          <table:table-cell table:style-name="ce15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57" office:value-type="float" office:value="50" calcext:value-type="float">
            <text:p>50</text:p>
          </table:table-cell>
          <table:table-cell table:style-name="ce827" office:value-type="float" office:value="600" calcext:value-type="float">
            <text:p>600</text:p>
          </table:table-cell>
          <table:table-cell table:style-name="ce918" office:value-type="float" office:value="0" calcext:value-type="float">
            <text:p>0</text:p>
          </table:table-cell>
          <table:table-cell table:style-name="ce943" office:value-type="string" calcext:value-type="string">
            <text:p>0.23</text:p>
          </table:table-cell>
          <table:table-cell table:style-name="ce943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943" office:value-type="float" office:value="3" calcext:value-type="float">
            <text:p>3</text:p>
          </table:table-cell>
          <table:table-cell table:style-name="ce984" office:value-type="float" office:value="30" calcext:value-type="float">
            <text:p>30</text:p>
          </table:table-cell>
          <table:table-cell table:style-name="ce996" office:value-type="float" office:value="8" calcext:value-type="float">
            <text:p>8</text:p>
          </table:table-cell>
          <table:table-cell table:style-name="ce1007" table:content-validation-name="val1" office:value-type="string" calcext:value-type="string">
            <text:p>alternate</text:p>
          </table:table-cell>
          <table:table-cell table:style-name="ce943" office:value-type="float" office:value="0" calcext:value-type="float">
            <text:p>0</text:p>
          </table:table-cell>
          <table:table-cell table:style-name="ce1018" table:content-validation-name="val2" office:value-type="string" calcext:value-type="string">
            <text:p>semi_homing</text:p>
          </table:table-cell>
          <table:table-cell table:style-name="ce1104" table:content-validation-name="val3" office:value-type="float" office:value="0" calcext:value-type="float">
            <text:p>0</text:p>
          </table:table-cell>
          <table:table-cell table:number-columns-repeated="4"/>
          <table:table-cell table:style-name="ce538"/>
          <table:table-cell table:number-columns-repeated="999"/>
        </table:table-row>
        <table:table-row table:style-name="ro1">
          <table:table-cell table:style-name="ce48" office:value-type="string" calcext:value-type="string">
            <text:p>V_Katyusha_break_laser1</text:p>
          </table:table-cell>
          <table:table-cell table:style-name="ce40" office:value-type="string" calcext:value-type="string">
            <text:p>Vanguard_Katyusha_Break_Laser1</text:p>
          </table:table-cell>
          <table:table-cell table:style-name="ce145" office:value-type="string" calcext:value-type="string">
            <text:p>2D/Equipment/laser_red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625" office:value-type="string" calcext:value-type="string">
            <text:p>V_laserM</text:p>
          </table:table-cell>
          <table:table-cell table:style-name="ce764" office:value-type="float" office:value="20" calcext:value-type="float">
            <text:p>20</text:p>
          </table:table-cell>
          <table:table-cell table:style-name="ce850" office:value-type="float" office:value="330" calcext:value-type="float">
            <text:p>330</text:p>
          </table:table-cell>
          <table:table-cell table:style-name="ce962" office:value-type="float" office:value="0" calcext:value-type="float">
            <text:p>0</text:p>
          </table:table-cell>
          <table:table-cell table:style-name="ce258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258" office:value-type="float" office:value="6" calcext:value-type="float">
            <text:p>6</text:p>
          </table:table-cell>
          <table:table-cell table:style-name="ce1016" office:value-type="float" office:value="16" calcext:value-type="float">
            <text:p>16</text:p>
          </table:table-cell>
          <table:table-cell table:style-name="ce1037" office:value-type="float" office:value="60" calcext:value-type="float">
            <text:p>60</text:p>
          </table:table-cell>
          <table:table-cell table:style-name="ce1051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2" table:content-validation-name="val3" office:value-type="float" office:value="0" calcext:value-type="float">
            <text:p>0</text:p>
          </table:table-cell>
          <table:table-cell table:style-name="ce1220"/>
          <table:table-cell table:style-name="ce1297"/>
          <table:table-cell table:style-name="ce1370" table:number-columns-repeated="2"/>
          <table:table-cell table:style-name="ce1576"/>
          <table:table-cell table:number-columns-repeated="999"/>
        </table:table-row>
        <table:table-row table:style-name="ro1">
          <table:table-cell table:style-name="ce49" office:value-type="string" calcext:value-type="string">
            <text:p>V_Katyusha_break_laser2</text:p>
          </table:table-cell>
          <table:table-cell table:style-name="ce53" office:value-type="string" calcext:value-type="string">
            <text:p>Vanguard_Katyusha_Break_Laser2</text:p>
          </table:table-cell>
          <table:table-cell table:style-name="ce145" office:value-type="string" calcext:value-type="string">
            <text:p>2D/Equipment/laser_red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626" office:value-type="string" calcext:value-type="string">
            <text:p>V_laserM</text:p>
          </table:table-cell>
          <table:table-cell table:style-name="ce755" office:value-type="float" office:value="20" calcext:value-type="float">
            <text:p>20</text:p>
          </table:table-cell>
          <table:table-cell table:style-name="ce851" office:value-type="float" office:value="500" calcext:value-type="float">
            <text:p>500</text:p>
          </table:table-cell>
          <table:table-cell table:style-name="ce963" office:value-type="float" office:value="0" calcext:value-type="float">
            <text:p>0</text:p>
          </table:table-cell>
          <table:table-cell table:style-name="ce1005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258" office:value-type="float" office:value="5" calcext:value-type="float">
            <text:p>5</text:p>
          </table:table-cell>
          <table:table-cell table:style-name="ce1016" office:value-type="float" office:value="8" calcext:value-type="float">
            <text:p>8</text:p>
          </table:table-cell>
          <table:table-cell table:style-name="ce1037" office:value-type="float" office:value="45" calcext:value-type="float">
            <text:p>45</text:p>
          </table:table-cell>
          <table:table-cell table:style-name="ce1051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3" table:content-validation-name="val3" office:value-type="float" office:value="0" calcext:value-type="float">
            <text:p>0</text:p>
          </table:table-cell>
          <table:table-cell table:style-name="ce1221"/>
          <table:table-cell table:style-name="ce1298"/>
          <table:table-cell table:style-name="ce1371" table:number-columns-repeated="2"/>
          <table:table-cell table:style-name="ce1577"/>
          <table:table-cell table:number-columns-repeated="999"/>
        </table:table-row>
        <table:table-row table:style-name="ro1">
          <table:table-cell table:style-name="ce58" office:value-type="string" calcext:value-type="string">
            <text:p>V_Katyusha_break_dragonball</text:p>
          </table:table-cell>
          <table:table-cell table:style-name="ce55" office:value-type="string" calcext:value-type="string">
            <text:p>Vanguard_Katyusha_Break_Dragonballs</text:p>
          </table:table-cell>
          <table:table-cell table:style-name="ce145" office:value-type="string" calcext:value-type="string">
            <text:p>2D/Equipment/laser_red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65" office:value-type="float" office:value="50" calcext:value-type="float">
            <text:p>50</text:p>
          </table:table-cell>
          <table:table-cell table:style-name="ce852" office:value-type="float" office:value="700" calcext:value-type="float">
            <text:p>700</text:p>
          </table:table-cell>
          <table:table-cell table:style-name="ce968" office:value-type="float" office:value="0" calcext:value-type="float">
            <text:p>0</text:p>
          </table:table-cell>
          <table:table-cell table:style-name="ce1006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258" office:value-type="float" office:value="4" calcext:value-type="float">
            <text:p>4</text:p>
          </table:table-cell>
          <table:table-cell table:style-name="ce1016" office:value-type="float" office:value="4" calcext:value-type="float">
            <text:p>4</text:p>
          </table:table-cell>
          <table:table-cell table:style-name="ce1037" office:value-type="float" office:value="30" calcext:value-type="float">
            <text:p>30</text:p>
          </table:table-cell>
          <table:table-cell table:style-name="ce1051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4" table:content-validation-name="val3" office:value-type="float" office:value="0" calcext:value-type="float">
            <text:p>0</text:p>
          </table:table-cell>
          <table:table-cell table:style-name="ce1222"/>
          <table:table-cell table:style-name="ce1299"/>
          <table:table-cell table:style-name="ce1372" table:number-columns-repeated="2"/>
          <table:table-cell table:style-name="ce1578"/>
          <table:table-cell table:number-columns-repeated="999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9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  <table:table-cell/>
        </table:table-row>
        <table:table-row table:style-name="ro1">
          <table:table-cell table:style-name="ce125" office:value-type="string" calcext:value-type="string">
            <text:p>R_Sigma1_laserbeam</text:p>
          </table:table-cell>
          <table:table-cell table:style-name="ce171" office:value-type="string" calcext:value-type="string">
            <text:p>Royale_Sigma_Laserbeam</text:p>
          </table:table-cell>
          <table:table-cell table:style-name="ce524" office:value-type="string" calcext:value-type="string">
            <text:p>2D/Equipment/laser_red.png</text:p>
          </table:table-cell>
          <table:table-cell table:number-columns-repeated="2" table:style-name="ce546" office:value-type="float" office:value="48" calcext:value-type="float">
            <text:p>48</text:p>
          </table:table-cell>
          <table:table-cell table:style-name="ce546" office:value-type="float" office:value="1" calcext:value-type="float">
            <text:p>1</text:p>
          </table:table-cell>
          <table:table-cell table:style-name="ce91" office:value-type="string" calcext:value-type="string">
            <text:p>R_laserbeamS</text:p>
          </table:table-cell>
          <table:table-cell table:style-name="ce834" office:value-type="float" office:value="5" calcext:value-type="float">
            <text:p>5</text:p>
          </table:table-cell>
          <table:table-cell table:style-name="ce944" office:value-type="float" office:value="0" calcext:value-type="float">
            <text:p>0</text:p>
          </table:table-cell>
          <table:table-cell table:style-name="ce1068" office:value-type="float" office:value="0" calcext:value-type="float">
            <text:p>0</text:p>
          </table:table-cell>
          <table:table-cell table:style-name="ce1088" office:value-type="float" office:value="3" calcext:value-type="float">
            <text:p>3</text:p>
          </table:table-cell>
          <table:table-cell table:style-name="ce1088" office:value-type="float" office:value="-1" calcext:value-type="float">
            <text:p>-1</text:p>
          </table:table-cell>
          <table:table-cell table:style-name="ce1115" office:value-type="float" office:value="3" calcext:value-type="float">
            <text:p>3</text:p>
          </table:table-cell>
          <table:table-cell table:style-name="ce1088" office:value-type="float" office:value="1" calcext:value-type="float">
            <text:p>1</text:p>
          </table:table-cell>
          <table:table-cell table:style-name="ce1134" office:value-type="float" office:value="0" calcext:value-type="float">
            <text:p>0</text:p>
          </table:table-cell>
          <table:table-cell table:style-name="ce1156" office:value-type="float" office:value="0" calcext:value-type="float">
            <text:p>0</text:p>
          </table:table-cell>
          <table:table-cell table:style-name="ce1180" table:content-validation-name="val1" office:value-type="float" office:value="0" calcext:value-type="float">
            <text:p>0</text:p>
          </table:table-cell>
          <table:table-cell table:style-name="ce1088" office:value-type="float" office:value="0" calcext:value-type="float">
            <text:p>0</text:p>
          </table:table-cell>
          <table:table-cell table:style-name="ce1198" table:content-validation-name="val2" office:value-type="string" calcext:value-type="string">
            <text:p>semi_homing</text:p>
          </table:table-cell>
          <table:table-cell table:style-name="ce1287" table:content-validation-name="val3" office:value-type="float" office:value="0" calcext:value-type="float">
            <text:p>0</text:p>
          </table:table-cell>
          <table:table-cell table:style-name="ce1346"/>
          <table:table-cell table:style-name="ce1426"/>
          <table:table-cell table:style-name="ce1503" table:number-columns-repeated="2"/>
          <table:table-cell table:style-name="ce1579"/>
          <table:table-cell table:number-columns-repeated="999"/>
        </table:table-row>
        <table:table-row table:style-name="ro1">
          <table:table-cell table:style-name="ce133" office:value-type="string" calcext:value-type="string">
            <text:p>R_Gamma1_minirocket</text:p>
          </table:table-cell>
          <table:table-cell table:style-name="ce233" office:value-type="string" calcext:value-type="string">
            <text:p>Royale_Gamma_Minirocket</text:p>
          </table:table-cell>
          <table:table-cell table:style-name="ce527" office:value-type="string" calcext:value-type="string">
            <text:p>2D/Equipment/laser_red.png</text:p>
          </table:table-cell>
          <table:table-cell table:number-columns-repeated="2" table:style-name="ce547" office:value-type="float" office:value="48" calcext:value-type="float">
            <text:p>48</text:p>
          </table:table-cell>
          <table:table-cell table:style-name="ce547" office:value-type="float" office:value="1" calcext:value-type="float">
            <text:p>1</text:p>
          </table:table-cell>
          <table:table-cell table:style-name="ce91" office:value-type="string" calcext:value-type="string">
            <text:p>R_minirocket</text:p>
          </table:table-cell>
          <table:table-cell table:style-name="ce820" office:value-type="float" office:value="20" calcext:value-type="float">
            <text:p>20</text:p>
          </table:table-cell>
          <table:table-cell table:style-name="ce948" office:value-type="float" office:value="500" calcext:value-type="float">
            <text:p>500</text:p>
          </table:table-cell>
          <table:table-cell table:style-name="ce1055" office:value-type="float" office:value="0" calcext:value-type="float">
            <text:p>0</text:p>
          </table:table-cell>
          <table:table-cell table:style-name="ce547" office:value-type="string" calcext:value-type="string">
            <text:p>0.3</text:p>
          </table:table-cell>
          <table:table-cell table:style-name="ce547" office:value-type="float" office:value="3" calcext:value-type="float">
            <text:p>3</text:p>
          </table:table-cell>
          <table:table-cell table:style-name="ce1102" office:value-type="float" office:value="4" calcext:value-type="float">
            <text:p>4</text:p>
          </table:table-cell>
          <table:table-cell table:style-name="ce547" office:value-type="float" office:value="4" calcext:value-type="float">
            <text:p>4</text:p>
          </table:table-cell>
          <table:table-cell table:style-name="ce1121" office:value-type="float" office:value="20" calcext:value-type="float">
            <text:p>20</text:p>
          </table:table-cell>
          <table:table-cell table:style-name="ce1140" office:value-type="float" office:value="100" calcext:value-type="float">
            <text:p>100</text:p>
          </table:table-cell>
          <table:table-cell table:style-name="ce1159" table:content-validation-name="val1" office:value-type="float" office:value="0" calcext:value-type="float">
            <text:p>0</text:p>
          </table:table-cell>
          <table:table-cell table:style-name="ce547" office:value-type="float" office:value="180" calcext:value-type="float">
            <text:p>180</text:p>
          </table:table-cell>
          <table:table-cell table:style-name="ce1181" table:content-validation-name="val2" office:value-type="string" calcext:value-type="string">
            <text:p>homing</text:p>
          </table:table-cell>
          <table:table-cell table:style-name="ce1267" table:content-validation-name="val3" office:value-type="float" office:value="0" calcext:value-type="float">
            <text:p>0</text:p>
          </table:table-cell>
          <table:table-cell table:style-name="ce1347"/>
          <table:table-cell table:style-name="ce1427"/>
          <table:table-cell table:style-name="ce1504" table:number-columns-repeated="2"/>
          <table:table-cell table:style-name="ce1580"/>
          <table:table-cell table:number-columns-repeated="999"/>
        </table:table-row>
        <table:table-row table:style-name="ro1">
          <table:table-cell table:style-name="ce134" office:value-type="string" calcext:value-type="string">
            <text:p>R_Gamma1_laserbeam</text:p>
          </table:table-cell>
          <table:table-cell table:style-name="ce240" office:value-type="string" calcext:value-type="string">
            <text:p>Royale_Gamma_Laserbeam</text:p>
          </table:table-cell>
          <table:table-cell table:style-name="ce528" office:value-type="string" calcext:value-type="string">
            <text:p>2D/Equipment/laser_red.png</text:p>
          </table:table-cell>
          <table:table-cell table:number-columns-repeated="2" table:style-name="ce548" office:value-type="float" office:value="48" calcext:value-type="float">
            <text:p>48</text:p>
          </table:table-cell>
          <table:table-cell table:style-name="ce548" office:value-type="float" office:value="1" calcext:value-type="float">
            <text:p>1</text:p>
          </table:table-cell>
          <table:table-cell table:style-name="ce91" office:value-type="string" calcext:value-type="string">
            <text:p>R_laserbeamL</text:p>
          </table:table-cell>
          <table:table-cell table:style-name="ce821" office:value-type="float" office:value="10" calcext:value-type="float">
            <text:p>10</text:p>
          </table:table-cell>
          <table:table-cell table:style-name="ce921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548" office:value-type="float" office:value="3" calcext:value-type="float">
            <text:p>3</text:p>
          </table:table-cell>
          <table:table-cell table:style-name="ce548" office:value-type="float" office:value="-1" calcext:value-type="float">
            <text:p>-1</text:p>
          </table:table-cell>
          <table:table-cell table:style-name="ce1103" office:value-type="float" office:value="3" calcext:value-type="float">
            <text:p>3</text:p>
          </table:table-cell>
          <table:table-cell table:style-name="ce548" office:value-type="float" office:value="1" calcext:value-type="float">
            <text:p>1</text:p>
          </table:table-cell>
          <table:table-cell table:style-name="ce1122" office:value-type="float" office:value="0" calcext:value-type="float">
            <text:p>0</text:p>
          </table:table-cell>
          <table:table-cell table:style-name="ce1141" office:value-type="float" office:value="0" calcext:value-type="float">
            <text:p>0</text:p>
          </table:table-cell>
          <table:table-cell table:style-name="ce1160" table:content-validation-name="val1" office:value-type="float" office:value="0" calcext:value-type="float">
            <text:p>0</text:p>
          </table:table-cell>
          <table:table-cell table:style-name="ce548" office:value-type="float" office:value="0" calcext:value-type="float">
            <text:p>0</text:p>
          </table:table-cell>
          <table:table-cell table:style-name="ce1208" table:content-validation-name="val2" office:value-type="string" calcext:value-type="string">
            <text:p>semi_homing</text:p>
          </table:table-cell>
          <table:table-cell table:style-name="ce1268" table:content-validation-name="val3" office:value-type="float" office:value="0" calcext:value-type="float">
            <text:p>0</text:p>
          </table:table-cell>
          <table:table-cell table:style-name="ce1348"/>
          <table:table-cell table:style-name="ce1428"/>
          <table:table-cell table:style-name="ce1505" table:number-columns-repeated="2"/>
          <table:table-cell table:style-name="ce1581"/>
          <table:table-cell table:number-columns-repeated="999"/>
        </table:table-row>
        <table:table-row table:style-name="ro1">
          <table:table-cell table:number-columns-repeated="3"/>
          <table:table-cell table:style-name="Default" table:number-columns-repeated="21"/>
          <table:table-cell table:number-columns-repeated="1000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A60:Feuille1.F60 Feuille1.N21:Feuille1.N60 Feuille1.R21:Feuille1.S60 Feuille1.L21:Feuille1.L60 Feuille1.K45:Feuille1.K45 Feuille1.K60:Feuille1.K60 Feuille1.K2:Feuille1.L2 Feuille1.N2:Feuille1.N2 Feuille1.R2:Feuille1.S2 Feuille1.A2:Feuille1.F2 Feuille1.A21:Feuille1.F60 Feuille1.N5:Feuille1.N18 Feuille1.R5:Feuille1.S18 Feuille1.K21:Feuille1.K41 Feuille1.A5:Feuille1.F18 Feuille1.K5:Feuille1.L18 Feuille1.K43:Feuille1.K44 Feuille1.K49:Feuille1.K59 Feuille1.A62:Feuille1.F62 Feuille1.K62:Feuille1.L62 Feuille1.K63:Feuille1.L64 Feuille1.A63:Feuille1.F66 Feuille1.N62:Feuille1.N64 Feuille1.R62:Feuille1.S64 Feuille1.H2:Feuille1.I2">
            <calcext:condition calcext:apply-style-name="Cellule invalide" calcext:value="=&quot;&quot;" calcext:base-cell-address="Feuille1.A2"/>
          </calcext:conditional-format>
          <calcext:conditional-format calcext:target-range-address="Feuille1.M21:Feuille1.M60 Feuille1.K46:Feuille1.K48 Feuille1.M2:Feuille1.M2 Feuille1.M5:Feuille1.M18 Feuille1.M62:Feuille1.M64">
            <calcext:condition calcext:apply-style-name="Cellule grisée" calcext:value="formula-is(#REF!=0)" calcext:base-cell-address="Feuille1.K2"/>
          </calcext:conditional-format>
          <calcext:conditional-format calcext:target-range-address="Feuille1.O21:Feuille1.O60 Feuille1.O2:Feuille1.O2 Feuille1.O5:Feuille1.O18 Feuille1.O62:Feuille1.O64">
            <calcext:condition calcext:apply-style-name="Cellule grisée" calcext:value="formula-is(#REF!=1)" calcext:base-cell-address="Feuille1.O2"/>
            <calcext:condition calcext:apply-style-name="Cellule invalide" calcext:value="formula-is(AND(#REF!&gt;1;#REF!=&quot;&quot;))" calcext:base-cell-address="Feuille1.O2"/>
          </calcext:conditional-format>
          <calcext:conditional-format calcext:target-range-address="Feuille1.P21:Feuille1.P60 Feuille1.P2:Feuille1.P2 Feuille1.P5:Feuille1.P18 Feuille1.P62:Feuille1.P64">
            <calcext:condition calcext:apply-style-name="Cellule grisée" calcext:value="formula-is(#REF!=1)" calcext:base-cell-address="Feuille1.P2"/>
            <calcext:condition calcext:apply-style-name="Cellule invalide" calcext:value="formula-is(AND(#REF!&gt;1;#REF!=&quot;&quot;))" calcext:base-cell-address="Feuille1.P2"/>
          </calcext:conditional-format>
          <calcext:conditional-format calcext:target-range-address="Feuille1.Q21:Feuille1.Q60 Feuille1.Q2:Feuille1.Q2 Feuille1.Q5:Feuille1.Q18 Feuille1.Q62:Feuille1.Q64">
            <calcext:condition calcext:apply-style-name="Cellule grisée" calcext:value="formula-is(#REF!=1)" calcext:base-cell-address="Feuille1.Q2"/>
            <calcext:condition calcext:apply-style-name="Cellule invalide" calcext:value="formula-is(AND(#REF!&gt;1;#REF!=&quot;&quot;))" calcext:base-cell-address="Feuille1.Q2"/>
          </calcext:conditional-format>
          <calcext:conditional-format calcext:target-range-address="Feuille1.L3:Feuille1.L3 Feuille1.N3:Feuille1.N3 Feuille1.R3:Feuille1.R3 Feuille1.H3:Feuille1.I3 Feuille1.A3:Feuille1.F3">
            <calcext:condition calcext:apply-style-name="Cellule invalide" calcext:value="=&quot;&quot;" calcext:base-cell-address="Feuille1.A3"/>
          </calcext:conditional-format>
          <calcext:conditional-format calcext:target-range-address="Feuille1.O3:Feuille1.O3">
            <calcext:condition calcext:apply-style-name="Cellule grisée" calcext:value="formula-is([.N3]=1)" calcext:base-cell-address="Feuille1.O3"/>
            <calcext:condition calcext:apply-style-name="Cellule invalide" calcext:value="formula-is(AND([.N3]&gt;1;[.O3]=&quot;&quot;))" calcext:base-cell-address="Feuille1.O3"/>
          </calcext:conditional-format>
          <calcext:conditional-format calcext:target-range-address="Feuille1.P3:Feuille1.P3">
            <calcext:condition calcext:apply-style-name="Cellule grisée" calcext:value="formula-is([.N3]=1)" calcext:base-cell-address="Feuille1.P3"/>
            <calcext:condition calcext:apply-style-name="Cellule invalide" calcext:value="formula-is(AND([.N3]&gt;1;[.P3]=&quot;&quot;))" calcext:base-cell-address="Feuille1.P3"/>
          </calcext:conditional-format>
          <calcext:conditional-format calcext:target-range-address="Feuille1.Q3:Feuille1.Q3">
            <calcext:condition calcext:apply-style-name="Cellule grisée" calcext:value="formula-is([.N3]=1)" calcext:base-cell-address="Feuille1.Q3"/>
            <calcext:condition calcext:apply-style-name="Cellule invalide" calcext:value="formula-is(AND([.N3]&gt;1;[.Q3]=&quot;&quot;))" calcext:base-cell-address="Feuille1.Q3"/>
          </calcext:conditional-format>
          <calcext:conditional-format calcext:target-range-address="Feuille1.K3:Feuille1.K3">
            <calcext:condition calcext:apply-style-name="Cellule invalide" calcext:value="=&quot;&quot;" calcext:base-cell-address="Feuille1.K3"/>
          </calcext:conditional-format>
          <calcext:conditional-format calcext:target-range-address="Feuille1.M3:Feuille1.M3">
            <calcext:condition calcext:apply-style-name="Cellule grisée" calcext:value="formula-is([.L3]=0)" calcext:base-cell-address="Feuille1.M3"/>
          </calcext:conditional-format>
          <calcext:conditional-format calcext:target-range-address="Feuille1.N68:Feuille1.N68 Feuille1.R68:Feuille1.R68 Feuille1.L68:Feuille1.L68 Feuille1.C68:Feuille1.F68">
            <calcext:condition calcext:apply-style-name="Cellule invalide" calcext:value="=&quot;&quot;" calcext:base-cell-address="Feuille1.C68"/>
          </calcext:conditional-format>
          <calcext:conditional-format calcext:target-range-address="Feuille1.M68:Feuille1.M68">
            <calcext:condition calcext:apply-style-name="Cellule grisée" calcext:value="formula-is(#REF!=0)" calcext:base-cell-address="Feuille1.M68"/>
          </calcext:conditional-format>
          <calcext:conditional-format calcext:target-range-address="Feuille1.O68:Feuille1.O68">
            <calcext:condition calcext:apply-style-name="Cellule grisée" calcext:value="formula-is(#REF!=1)" calcext:base-cell-address="Feuille1.O68"/>
            <calcext:condition calcext:apply-style-name="Cellule invalide" calcext:value="formula-is(AND(#REF!&gt;1;#REF!=&quot;&quot;))" calcext:base-cell-address="Feuille1.O68"/>
          </calcext:conditional-format>
          <calcext:conditional-format calcext:target-range-address="Feuille1.P68:Feuille1.P68">
            <calcext:condition calcext:apply-style-name="Cellule grisée" calcext:value="formula-is(#REF!=1)" calcext:base-cell-address="Feuille1.P68"/>
            <calcext:condition calcext:apply-style-name="Cellule invalide" calcext:value="formula-is(AND(#REF!&gt;1;#REF!=&quot;&quot;))" calcext:base-cell-address="Feuille1.P68"/>
          </calcext:conditional-format>
          <calcext:conditional-format calcext:target-range-address="Feuille1.Q68:Feuille1.Q68">
            <calcext:condition calcext:apply-style-name="Cellule grisée" calcext:value="formula-is(#REF!=1)" calcext:base-cell-address="Feuille1.Q68"/>
            <calcext:condition calcext:apply-style-name="Cellule invalide" calcext:value="formula-is(AND(#REF!&gt;1;#REF!=&quot;&quot;))" calcext:base-cell-address="Feuille1.Q68"/>
          </calcext:conditional-format>
          <calcext:conditional-format calcext:target-range-address="Feuille1.K68:Feuille1.K68">
            <calcext:condition calcext:apply-style-name="Cellule invalide" calcext:value="=&quot;&quot;" calcext:base-cell-address="Feuille1.K68"/>
          </calcext:conditional-format>
          <calcext:conditional-format calcext:target-range-address="Feuille1.N69:Feuille1.N69 Feuille1.R69:Feuille1.R69 Feuille1.H69:Feuille1.I69 Feuille1.L69:Feuille1.L69 Feuille1.C69:Feuille1.F69">
            <calcext:condition calcext:apply-style-name="Cellule invalide" calcext:value="=&quot;&quot;" calcext:base-cell-address="Feuille1.C69"/>
          </calcext:conditional-format>
          <calcext:conditional-format calcext:target-range-address="Feuille1.M69:Feuille1.M69">
            <calcext:condition calcext:apply-style-name="Cellule grisée" calcext:value="formula-is(#REF!=0)" calcext:base-cell-address="Feuille1.M69"/>
          </calcext:conditional-format>
          <calcext:conditional-format calcext:target-range-address="Feuille1.O69:Feuille1.O69">
            <calcext:condition calcext:apply-style-name="Cellule grisée" calcext:value="formula-is(#REF!=1)" calcext:base-cell-address="Feuille1.O69"/>
            <calcext:condition calcext:apply-style-name="Cellule invalide" calcext:value="formula-is(AND(#REF!&gt;1;#REF!=&quot;&quot;))" calcext:base-cell-address="Feuille1.O69"/>
          </calcext:conditional-format>
          <calcext:conditional-format calcext:target-range-address="Feuille1.P69:Feuille1.P69">
            <calcext:condition calcext:apply-style-name="Cellule grisée" calcext:value="formula-is(#REF!=1)" calcext:base-cell-address="Feuille1.P69"/>
            <calcext:condition calcext:apply-style-name="Cellule invalide" calcext:value="formula-is(AND(#REF!&gt;1;#REF!=&quot;&quot;))" calcext:base-cell-address="Feuille1.P69"/>
          </calcext:conditional-format>
          <calcext:conditional-format calcext:target-range-address="Feuille1.Q69:Feuille1.Q69">
            <calcext:condition calcext:apply-style-name="Cellule grisée" calcext:value="formula-is(#REF!=1)" calcext:base-cell-address="Feuille1.Q69"/>
            <calcext:condition calcext:apply-style-name="Cellule invalide" calcext:value="formula-is(AND(#REF!&gt;1;#REF!=&quot;&quot;))" calcext:base-cell-address="Feuille1.Q69"/>
          </calcext:conditional-format>
          <calcext:conditional-format calcext:target-range-address="Feuille1.K69:Feuille1.K69">
            <calcext:condition calcext:apply-style-name="Cellule invalide" calcext:value="=&quot;&quot;" calcext:base-cell-address="Feuille1.K69"/>
          </calcext:conditional-format>
          <calcext:conditional-format calcext:target-range-address="Feuille1.S69:Feuille1.S69">
            <calcext:condition calcext:apply-style-name="Cellule invalide" calcext:value="=&quot;&quot;" calcext:base-cell-address="Feuille1.S69"/>
          </calcext:conditional-format>
          <calcext:conditional-format calcext:target-range-address="Feuille1.S68:Feuille1.S68">
            <calcext:condition calcext:apply-style-name="Cellule invalide" calcext:value="=&quot;&quot;" calcext:base-cell-address="Feuille1.S68"/>
          </calcext:conditional-format>
          <calcext:conditional-format calcext:target-range-address="Feuille1.G2:Feuille1.G2">
            <calcext:condition calcext:apply-style-name="Cellule invalide" calcext:value="=&quot;&quot;" calcext:base-cell-address="Feuille1.G2"/>
          </calcext:conditional-format>
          <calcext:conditional-format calcext:target-range-address="Feuille1.G5:Feuille1.G5">
            <calcext:condition calcext:apply-style-name="Cellule grisée" calcext:value="formula-is([.F5]=0)" calcext:base-cell-address="Feuille1.G5"/>
            <calcext:condition calcext:apply-style-name="Cellule invalide" calcext:value="formula-is(AND([.F5]&lt;&gt;0;[.G5]=&quot;&quot;))" calcext:base-cell-address="Feuille1.G5"/>
          </calcext:conditional-format>
          <calcext:conditional-format calcext:target-range-address="Feuille1.H5:Feuille1.I5">
            <calcext:condition calcext:apply-style-name="Cellule invalide" calcext:value="=&quot;&quot;" calcext:base-cell-address="Feuille1.H5"/>
          </calcext:conditional-format>
          <calcext:conditional-format calcext:target-range-address="Feuille1.T2:Feuille1.T2">
            <calcext:condition calcext:apply-style-name="Cellule invalide" calcext:value="=&quot;&quot;" calcext:base-cell-address="Feuille1.T2"/>
          </calcext:conditional-format>
          <calcext:conditional-format calcext:target-range-address="Feuille1.U2:Feuille1.U2">
            <calcext:condition calcext:apply-style-name="Cellule grisée" calcext:value="formula-is([.T2]=0)" calcext:base-cell-address="Feuille1.U2"/>
            <calcext:condition calcext:apply-style-name="Cellule invalide" calcext:value="formula-is(AND([.T2]&lt;&gt;0;[.U2]=&quot;&quot;))" calcext:base-cell-address="Feuille1.U2"/>
          </calcext:conditional-format>
          <calcext:conditional-format calcext:target-range-address="Feuille1.V2:Feuille1.V2">
            <calcext:condition calcext:apply-style-name="Cellule grisée" calcext:value="formula-is([.T2]=0)" calcext:base-cell-address="Feuille1.V2"/>
            <calcext:condition calcext:apply-style-name="Cellule invalide" calcext:value="formula-is(AND([.T2]&lt;&gt;0;[.V2]=&quot;&quot;))" calcext:base-cell-address="Feuille1.V2"/>
          </calcext:conditional-format>
          <calcext:conditional-format calcext:target-range-address="Feuille1.W2:Feuille1.X2">
            <calcext:condition calcext:apply-style-name="Cellule grisée" calcext:value="formula-is([.T2]=0)" calcext:base-cell-address="Feuille1.W2"/>
            <calcext:condition calcext:apply-style-name="Cellule invalide" calcext:value="formula-is(AND([.T2]&lt;&gt;0;[.W2]=&quot;&quot;))" calcext:base-cell-address="Feuille1.W2"/>
          </calcext:conditional-format>
          <calcext:conditional-format calcext:target-range-address="Feuille1.T3:Feuille1.T3">
            <calcext:condition calcext:apply-style-name="Cellule invalide" calcext:value="=&quot;&quot;" calcext:base-cell-address="Feuille1.T3"/>
          </calcext:conditional-format>
          <calcext:conditional-format calcext:target-range-address="Feuille1.U3:Feuille1.U3">
            <calcext:condition calcext:apply-style-name="Cellule grisée" calcext:value="formula-is([.T3]=0)" calcext:base-cell-address="Feuille1.U3"/>
            <calcext:condition calcext:apply-style-name="Cellule invalide" calcext:value="formula-is(AND([.T3]&lt;&gt;0;[.U3]=&quot;&quot;))" calcext:base-cell-address="Feuille1.U3"/>
          </calcext:conditional-format>
          <calcext:conditional-format calcext:target-range-address="Feuille1.V3:Feuille1.V3">
            <calcext:condition calcext:apply-style-name="Cellule grisée" calcext:value="formula-is([.T3]=0)" calcext:base-cell-address="Feuille1.V3"/>
            <calcext:condition calcext:apply-style-name="Cellule invalide" calcext:value="formula-is(AND([.T3]&lt;&gt;0;[.V3]=&quot;&quot;))" calcext:base-cell-address="Feuille1.V3"/>
          </calcext:conditional-format>
          <calcext:conditional-format calcext:target-range-address="Feuille1.W3:Feuille1.X3">
            <calcext:condition calcext:apply-style-name="Cellule grisée" calcext:value="formula-is([.T3]=0)" calcext:base-cell-address="Feuille1.W3"/>
            <calcext:condition calcext:apply-style-name="Cellule invalide" calcext:value="formula-is(AND([.T3]&lt;&gt;0;[.W3]=&quot;&quot;))" calcext:base-cell-address="Feuille1.W3"/>
          </calcext:conditional-format>
          <calcext:conditional-format calcext:target-range-address="Feuille1.T5:Feuille1.T5">
            <calcext:condition calcext:apply-style-name="Cellule invalide" calcext:value="=&quot;&quot;" calcext:base-cell-address="Feuille1.T5"/>
          </calcext:conditional-format>
          <calcext:conditional-format calcext:target-range-address="Feuille1.U5:Feuille1.U5">
            <calcext:condition calcext:apply-style-name="Cellule grisée" calcext:value="formula-is([.T5]=0)" calcext:base-cell-address="Feuille1.U5"/>
            <calcext:condition calcext:apply-style-name="Cellule invalide" calcext:value="formula-is(AND([.T5]&lt;&gt;0;[.U5]=&quot;&quot;))" calcext:base-cell-address="Feuille1.U5"/>
          </calcext:conditional-format>
          <calcext:conditional-format calcext:target-range-address="Feuille1.V5:Feuille1.V5">
            <calcext:condition calcext:apply-style-name="Cellule grisée" calcext:value="formula-is([.T5]=0)" calcext:base-cell-address="Feuille1.V5"/>
            <calcext:condition calcext:apply-style-name="Cellule invalide" calcext:value="formula-is(AND([.T5]&lt;&gt;0;[.V5]=&quot;&quot;))" calcext:base-cell-address="Feuille1.V5"/>
          </calcext:conditional-format>
          <calcext:conditional-format calcext:target-range-address="Feuille1.W5:Feuille1.X5">
            <calcext:condition calcext:apply-style-name="Cellule grisée" calcext:value="formula-is([.T5]=0)" calcext:base-cell-address="Feuille1.W5"/>
            <calcext:condition calcext:apply-style-name="Cellule invalide" calcext:value="formula-is(AND([.T5]&lt;&gt;0;[.W5]=&quot;&quot;))" calcext:base-cell-address="Feuille1.W5"/>
          </calcext:conditional-format>
          <calcext:conditional-format calcext:target-range-address="Feuille1.T6:Feuille1.T6">
            <calcext:condition calcext:apply-style-name="Cellule invalide" calcext:value="=&quot;&quot;" calcext:base-cell-address="Feuille1.T6"/>
          </calcext:conditional-format>
          <calcext:conditional-format calcext:target-range-address="Feuille1.U6:Feuille1.U6">
            <calcext:condition calcext:apply-style-name="Cellule grisée" calcext:value="formula-is([.T6]=0)" calcext:base-cell-address="Feuille1.U6"/>
            <calcext:condition calcext:apply-style-name="Cellule invalide" calcext:value="formula-is(AND([.T6]&lt;&gt;0;[.U6]=&quot;&quot;))" calcext:base-cell-address="Feuille1.U6"/>
          </calcext:conditional-format>
          <calcext:conditional-format calcext:target-range-address="Feuille1.V6:Feuille1.V6">
            <calcext:condition calcext:apply-style-name="Cellule grisée" calcext:value="formula-is([.T6]=0)" calcext:base-cell-address="Feuille1.V6"/>
            <calcext:condition calcext:apply-style-name="Cellule invalide" calcext:value="formula-is(AND([.T6]&lt;&gt;0;[.V6]=&quot;&quot;))" calcext:base-cell-address="Feuille1.V6"/>
          </calcext:conditional-format>
          <calcext:conditional-format calcext:target-range-address="Feuille1.W6:Feuille1.X6">
            <calcext:condition calcext:apply-style-name="Cellule grisée" calcext:value="formula-is([.T6]=0)" calcext:base-cell-address="Feuille1.W6"/>
            <calcext:condition calcext:apply-style-name="Cellule invalide" calcext:value="formula-is(AND([.T6]&lt;&gt;0;[.W6]=&quot;&quot;))" calcext:base-cell-address="Feuille1.W6"/>
          </calcext:conditional-format>
          <calcext:conditional-format calcext:target-range-address="Feuille1.T7:Feuille1.T7">
            <calcext:condition calcext:apply-style-name="Cellule invalide" calcext:value="=&quot;&quot;" calcext:base-cell-address="Feuille1.T7"/>
          </calcext:conditional-format>
          <calcext:conditional-format calcext:target-range-address="Feuille1.U7:Feuille1.U7">
            <calcext:condition calcext:apply-style-name="Cellule grisée" calcext:value="formula-is([.T7]=0)" calcext:base-cell-address="Feuille1.U7"/>
            <calcext:condition calcext:apply-style-name="Cellule invalide" calcext:value="formula-is(AND([.T7]&lt;&gt;0;[.U7]=&quot;&quot;))" calcext:base-cell-address="Feuille1.U7"/>
          </calcext:conditional-format>
          <calcext:conditional-format calcext:target-range-address="Feuille1.V7:Feuille1.V7">
            <calcext:condition calcext:apply-style-name="Cellule grisée" calcext:value="formula-is([.T7]=0)" calcext:base-cell-address="Feuille1.V7"/>
            <calcext:condition calcext:apply-style-name="Cellule invalide" calcext:value="formula-is(AND([.T7]&lt;&gt;0;[.V7]=&quot;&quot;))" calcext:base-cell-address="Feuille1.V7"/>
          </calcext:conditional-format>
          <calcext:conditional-format calcext:target-range-address="Feuille1.W7:Feuille1.X7">
            <calcext:condition calcext:apply-style-name="Cellule grisée" calcext:value="formula-is([.T7]=0)" calcext:base-cell-address="Feuille1.W7"/>
            <calcext:condition calcext:apply-style-name="Cellule invalide" calcext:value="formula-is(AND([.T7]&lt;&gt;0;[.W7]=&quot;&quot;))" calcext:base-cell-address="Feuille1.W7"/>
          </calcext:conditional-format>
          <calcext:conditional-format calcext:target-range-address="Feuille1.T8:Feuille1.T8">
            <calcext:condition calcext:apply-style-name="Cellule invalide" calcext:value="=&quot;&quot;" calcext:base-cell-address="Feuille1.T8"/>
          </calcext:conditional-format>
          <calcext:conditional-format calcext:target-range-address="Feuille1.U8:Feuille1.U8">
            <calcext:condition calcext:apply-style-name="Cellule grisée" calcext:value="formula-is([.T8]=0)" calcext:base-cell-address="Feuille1.U8"/>
            <calcext:condition calcext:apply-style-name="Cellule invalide" calcext:value="formula-is(AND([.T8]&lt;&gt;0;[.U8]=&quot;&quot;))" calcext:base-cell-address="Feuille1.U8"/>
          </calcext:conditional-format>
          <calcext:conditional-format calcext:target-range-address="Feuille1.V8:Feuille1.V8">
            <calcext:condition calcext:apply-style-name="Cellule grisée" calcext:value="formula-is([.T8]=0)" calcext:base-cell-address="Feuille1.V8"/>
            <calcext:condition calcext:apply-style-name="Cellule invalide" calcext:value="formula-is(AND([.T8]&lt;&gt;0;[.V8]=&quot;&quot;))" calcext:base-cell-address="Feuille1.V8"/>
          </calcext:conditional-format>
          <calcext:conditional-format calcext:target-range-address="Feuille1.W8:Feuille1.X8">
            <calcext:condition calcext:apply-style-name="Cellule grisée" calcext:value="formula-is([.T8]=0)" calcext:base-cell-address="Feuille1.W8"/>
            <calcext:condition calcext:apply-style-name="Cellule invalide" calcext:value="formula-is(AND([.T8]&lt;&gt;0;[.W8]=&quot;&quot;))" calcext:base-cell-address="Feuille1.W8"/>
          </calcext:conditional-format>
          <calcext:conditional-format calcext:target-range-address="Feuille1.T9:Feuille1.T9">
            <calcext:condition calcext:apply-style-name="Cellule invalide" calcext:value="=&quot;&quot;" calcext:base-cell-address="Feuille1.T9"/>
          </calcext:conditional-format>
          <calcext:conditional-format calcext:target-range-address="Feuille1.U9:Feuille1.U9">
            <calcext:condition calcext:apply-style-name="Cellule grisée" calcext:value="formula-is([.T9]=0)" calcext:base-cell-address="Feuille1.U9"/>
            <calcext:condition calcext:apply-style-name="Cellule invalide" calcext:value="formula-is(AND([.T9]&lt;&gt;0;[.U9]=&quot;&quot;))" calcext:base-cell-address="Feuille1.U9"/>
          </calcext:conditional-format>
          <calcext:conditional-format calcext:target-range-address="Feuille1.V9:Feuille1.V9">
            <calcext:condition calcext:apply-style-name="Cellule grisée" calcext:value="formula-is([.T9]=0)" calcext:base-cell-address="Feuille1.V9"/>
            <calcext:condition calcext:apply-style-name="Cellule invalide" calcext:value="formula-is(AND([.T9]&lt;&gt;0;[.V9]=&quot;&quot;))" calcext:base-cell-address="Feuille1.V9"/>
          </calcext:conditional-format>
          <calcext:conditional-format calcext:target-range-address="Feuille1.W9:Feuille1.X9">
            <calcext:condition calcext:apply-style-name="Cellule grisée" calcext:value="formula-is([.T9]=0)" calcext:base-cell-address="Feuille1.W9"/>
            <calcext:condition calcext:apply-style-name="Cellule invalide" calcext:value="formula-is(AND([.T9]&lt;&gt;0;[.W9]=&quot;&quot;))" calcext:base-cell-address="Feuille1.W9"/>
          </calcext:conditional-format>
          <calcext:conditional-format calcext:target-range-address="Feuille1.T10:Feuille1.T10">
            <calcext:condition calcext:apply-style-name="Cellule invalide" calcext:value="=&quot;&quot;" calcext:base-cell-address="Feuille1.T10"/>
          </calcext:conditional-format>
          <calcext:conditional-format calcext:target-range-address="Feuille1.U10:Feuille1.U10">
            <calcext:condition calcext:apply-style-name="Cellule grisée" calcext:value="formula-is([.T10]=0)" calcext:base-cell-address="Feuille1.U10"/>
            <calcext:condition calcext:apply-style-name="Cellule invalide" calcext:value="formula-is(AND([.T10]&lt;&gt;0;[.U10]=&quot;&quot;))" calcext:base-cell-address="Feuille1.U10"/>
          </calcext:conditional-format>
          <calcext:conditional-format calcext:target-range-address="Feuille1.V10:Feuille1.V10">
            <calcext:condition calcext:apply-style-name="Cellule grisée" calcext:value="formula-is([.T10]=0)" calcext:base-cell-address="Feuille1.V10"/>
            <calcext:condition calcext:apply-style-name="Cellule invalide" calcext:value="formula-is(AND([.T10]&lt;&gt;0;[.V10]=&quot;&quot;))" calcext:base-cell-address="Feuille1.V10"/>
          </calcext:conditional-format>
          <calcext:conditional-format calcext:target-range-address="Feuille1.W10:Feuille1.X10">
            <calcext:condition calcext:apply-style-name="Cellule grisée" calcext:value="formula-is([.T10]=0)" calcext:base-cell-address="Feuille1.W10"/>
            <calcext:condition calcext:apply-style-name="Cellule invalide" calcext:value="formula-is(AND([.T10]&lt;&gt;0;[.W10]=&quot;&quot;))" calcext:base-cell-address="Feuille1.W10"/>
          </calcext:conditional-format>
          <calcext:conditional-format calcext:target-range-address="Feuille1.T11:Feuille1.T11">
            <calcext:condition calcext:apply-style-name="Cellule invalide" calcext:value="=&quot;&quot;" calcext:base-cell-address="Feuille1.T11"/>
          </calcext:conditional-format>
          <calcext:conditional-format calcext:target-range-address="Feuille1.U11:Feuille1.U11">
            <calcext:condition calcext:apply-style-name="Cellule grisée" calcext:value="formula-is([.T11]=0)" calcext:base-cell-address="Feuille1.U11"/>
            <calcext:condition calcext:apply-style-name="Cellule invalide" calcext:value="formula-is(AND([.T11]&lt;&gt;0;[.U11]=&quot;&quot;))" calcext:base-cell-address="Feuille1.U11"/>
          </calcext:conditional-format>
          <calcext:conditional-format calcext:target-range-address="Feuille1.V11:Feuille1.V11">
            <calcext:condition calcext:apply-style-name="Cellule grisée" calcext:value="formula-is([.T11]=0)" calcext:base-cell-address="Feuille1.V11"/>
            <calcext:condition calcext:apply-style-name="Cellule invalide" calcext:value="formula-is(AND([.T11]&lt;&gt;0;[.V11]=&quot;&quot;))" calcext:base-cell-address="Feuille1.V11"/>
          </calcext:conditional-format>
          <calcext:conditional-format calcext:target-range-address="Feuille1.W11:Feuille1.X11">
            <calcext:condition calcext:apply-style-name="Cellule grisée" calcext:value="formula-is([.T11]=0)" calcext:base-cell-address="Feuille1.W11"/>
            <calcext:condition calcext:apply-style-name="Cellule invalide" calcext:value="formula-is(AND([.T11]&lt;&gt;0;[.W11]=&quot;&quot;))" calcext:base-cell-address="Feuille1.W11"/>
          </calcext:conditional-format>
          <calcext:conditional-format calcext:target-range-address="Feuille1.T12:Feuille1.T12">
            <calcext:condition calcext:apply-style-name="Cellule invalide" calcext:value="=&quot;&quot;" calcext:base-cell-address="Feuille1.T12"/>
          </calcext:conditional-format>
          <calcext:conditional-format calcext:target-range-address="Feuille1.U12:Feuille1.U12">
            <calcext:condition calcext:apply-style-name="Cellule grisée" calcext:value="formula-is([.T12]=0)" calcext:base-cell-address="Feuille1.U12"/>
            <calcext:condition calcext:apply-style-name="Cellule invalide" calcext:value="formula-is(AND([.T12]&lt;&gt;0;[.U12]=&quot;&quot;))" calcext:base-cell-address="Feuille1.U12"/>
          </calcext:conditional-format>
          <calcext:conditional-format calcext:target-range-address="Feuille1.V12:Feuille1.V12">
            <calcext:condition calcext:apply-style-name="Cellule grisée" calcext:value="formula-is([.T12]=0)" calcext:base-cell-address="Feuille1.V12"/>
            <calcext:condition calcext:apply-style-name="Cellule invalide" calcext:value="formula-is(AND([.T12]&lt;&gt;0;[.V12]=&quot;&quot;))" calcext:base-cell-address="Feuille1.V12"/>
          </calcext:conditional-format>
          <calcext:conditional-format calcext:target-range-address="Feuille1.W12:Feuille1.X12">
            <calcext:condition calcext:apply-style-name="Cellule grisée" calcext:value="formula-is([.T12]=0)" calcext:base-cell-address="Feuille1.W12"/>
            <calcext:condition calcext:apply-style-name="Cellule invalide" calcext:value="formula-is(AND([.T12]&lt;&gt;0;[.W12]=&quot;&quot;))" calcext:base-cell-address="Feuille1.W12"/>
          </calcext:conditional-format>
          <calcext:conditional-format calcext:target-range-address="Feuille1.T13:Feuille1.T13">
            <calcext:condition calcext:apply-style-name="Cellule invalide" calcext:value="=&quot;&quot;" calcext:base-cell-address="Feuille1.T13"/>
          </calcext:conditional-format>
          <calcext:conditional-format calcext:target-range-address="Feuille1.U13:Feuille1.U13">
            <calcext:condition calcext:apply-style-name="Cellule grisée" calcext:value="formula-is([.T13]=0)" calcext:base-cell-address="Feuille1.U13"/>
            <calcext:condition calcext:apply-style-name="Cellule invalide" calcext:value="formula-is(AND([.T13]&lt;&gt;0;[.U13]=&quot;&quot;))" calcext:base-cell-address="Feuille1.U13"/>
          </calcext:conditional-format>
          <calcext:conditional-format calcext:target-range-address="Feuille1.V13:Feuille1.V13">
            <calcext:condition calcext:apply-style-name="Cellule grisée" calcext:value="formula-is([.T13]=0)" calcext:base-cell-address="Feuille1.V13"/>
            <calcext:condition calcext:apply-style-name="Cellule invalide" calcext:value="formula-is(AND([.T13]&lt;&gt;0;[.V13]=&quot;&quot;))" calcext:base-cell-address="Feuille1.V13"/>
          </calcext:conditional-format>
          <calcext:conditional-format calcext:target-range-address="Feuille1.W13:Feuille1.X13">
            <calcext:condition calcext:apply-style-name="Cellule grisée" calcext:value="formula-is([.T13]=0)" calcext:base-cell-address="Feuille1.W13"/>
            <calcext:condition calcext:apply-style-name="Cellule invalide" calcext:value="formula-is(AND([.T13]&lt;&gt;0;[.W13]=&quot;&quot;))" calcext:base-cell-address="Feuille1.W13"/>
          </calcext:conditional-format>
          <calcext:conditional-format calcext:target-range-address="Feuille1.T14:Feuille1.T14">
            <calcext:condition calcext:apply-style-name="Cellule invalide" calcext:value="=&quot;&quot;" calcext:base-cell-address="Feuille1.T14"/>
          </calcext:conditional-format>
          <calcext:conditional-format calcext:target-range-address="Feuille1.U14:Feuille1.U14">
            <calcext:condition calcext:apply-style-name="Cellule grisée" calcext:value="formula-is([.T14]=0)" calcext:base-cell-address="Feuille1.U14"/>
            <calcext:condition calcext:apply-style-name="Cellule invalide" calcext:value="formula-is(AND([.T14]&lt;&gt;0;[.U14]=&quot;&quot;))" calcext:base-cell-address="Feuille1.U14"/>
          </calcext:conditional-format>
          <calcext:conditional-format calcext:target-range-address="Feuille1.V14:Feuille1.V14">
            <calcext:condition calcext:apply-style-name="Cellule grisée" calcext:value="formula-is([.T14]=0)" calcext:base-cell-address="Feuille1.V14"/>
            <calcext:condition calcext:apply-style-name="Cellule invalide" calcext:value="formula-is(AND([.T14]&lt;&gt;0;[.V14]=&quot;&quot;))" calcext:base-cell-address="Feuille1.V14"/>
          </calcext:conditional-format>
          <calcext:conditional-format calcext:target-range-address="Feuille1.W14:Feuille1.X14">
            <calcext:condition calcext:apply-style-name="Cellule grisée" calcext:value="formula-is([.T14]=0)" calcext:base-cell-address="Feuille1.W14"/>
            <calcext:condition calcext:apply-style-name="Cellule invalide" calcext:value="formula-is(AND([.T14]&lt;&gt;0;[.W14]=&quot;&quot;))" calcext:base-cell-address="Feuille1.W14"/>
          </calcext:conditional-format>
          <calcext:conditional-format calcext:target-range-address="Feuille1.T15:Feuille1.T15">
            <calcext:condition calcext:apply-style-name="Cellule invalide" calcext:value="=&quot;&quot;" calcext:base-cell-address="Feuille1.T15"/>
          </calcext:conditional-format>
          <calcext:conditional-format calcext:target-range-address="Feuille1.U15:Feuille1.U15">
            <calcext:condition calcext:apply-style-name="Cellule grisée" calcext:value="formula-is([.T15]=0)" calcext:base-cell-address="Feuille1.U15"/>
            <calcext:condition calcext:apply-style-name="Cellule invalide" calcext:value="formula-is(AND([.T15]&lt;&gt;0;[.U15]=&quot;&quot;))" calcext:base-cell-address="Feuille1.U15"/>
          </calcext:conditional-format>
          <calcext:conditional-format calcext:target-range-address="Feuille1.V15:Feuille1.V15">
            <calcext:condition calcext:apply-style-name="Cellule grisée" calcext:value="formula-is([.T15]=0)" calcext:base-cell-address="Feuille1.V15"/>
            <calcext:condition calcext:apply-style-name="Cellule invalide" calcext:value="formula-is(AND([.T15]&lt;&gt;0;[.V15]=&quot;&quot;))" calcext:base-cell-address="Feuille1.V15"/>
          </calcext:conditional-format>
          <calcext:conditional-format calcext:target-range-address="Feuille1.W15:Feuille1.X15">
            <calcext:condition calcext:apply-style-name="Cellule grisée" calcext:value="formula-is([.T15]=0)" calcext:base-cell-address="Feuille1.W15"/>
            <calcext:condition calcext:apply-style-name="Cellule invalide" calcext:value="formula-is(AND([.T15]&lt;&gt;0;[.W15]=&quot;&quot;))" calcext:base-cell-address="Feuille1.W15"/>
          </calcext:conditional-format>
          <calcext:conditional-format calcext:target-range-address="Feuille1.T16:Feuille1.T16">
            <calcext:condition calcext:apply-style-name="Cellule invalide" calcext:value="=&quot;&quot;" calcext:base-cell-address="Feuille1.T16"/>
          </calcext:conditional-format>
          <calcext:conditional-format calcext:target-range-address="Feuille1.U16:Feuille1.U16">
            <calcext:condition calcext:apply-style-name="Cellule grisée" calcext:value="formula-is([.T16]=0)" calcext:base-cell-address="Feuille1.U16"/>
            <calcext:condition calcext:apply-style-name="Cellule invalide" calcext:value="formula-is(AND([.T16]&lt;&gt;0;[.U16]=&quot;&quot;))" calcext:base-cell-address="Feuille1.U16"/>
          </calcext:conditional-format>
          <calcext:conditional-format calcext:target-range-address="Feuille1.V16:Feuille1.V16">
            <calcext:condition calcext:apply-style-name="Cellule grisée" calcext:value="formula-is([.T16]=0)" calcext:base-cell-address="Feuille1.V16"/>
            <calcext:condition calcext:apply-style-name="Cellule invalide" calcext:value="formula-is(AND([.T16]&lt;&gt;0;[.V16]=&quot;&quot;))" calcext:base-cell-address="Feuille1.V16"/>
          </calcext:conditional-format>
          <calcext:conditional-format calcext:target-range-address="Feuille1.W16:Feuille1.X16">
            <calcext:condition calcext:apply-style-name="Cellule grisée" calcext:value="formula-is([.T16]=0)" calcext:base-cell-address="Feuille1.W16"/>
            <calcext:condition calcext:apply-style-name="Cellule invalide" calcext:value="formula-is(AND([.T16]&lt;&gt;0;[.W16]=&quot;&quot;))" calcext:base-cell-address="Feuille1.W16"/>
          </calcext:conditional-format>
          <calcext:conditional-format calcext:target-range-address="Feuille1.T17:Feuille1.T17">
            <calcext:condition calcext:apply-style-name="Cellule invalide" calcext:value="=&quot;&quot;" calcext:base-cell-address="Feuille1.T17"/>
          </calcext:conditional-format>
          <calcext:conditional-format calcext:target-range-address="Feuille1.U17:Feuille1.U17">
            <calcext:condition calcext:apply-style-name="Cellule grisée" calcext:value="formula-is([.T17]=0)" calcext:base-cell-address="Feuille1.U17"/>
            <calcext:condition calcext:apply-style-name="Cellule invalide" calcext:value="formula-is(AND([.T17]&lt;&gt;0;[.U17]=&quot;&quot;))" calcext:base-cell-address="Feuille1.U17"/>
          </calcext:conditional-format>
          <calcext:conditional-format calcext:target-range-address="Feuille1.V17:Feuille1.V17">
            <calcext:condition calcext:apply-style-name="Cellule grisée" calcext:value="formula-is([.T17]=0)" calcext:base-cell-address="Feuille1.V17"/>
            <calcext:condition calcext:apply-style-name="Cellule invalide" calcext:value="formula-is(AND([.T17]&lt;&gt;0;[.V17]=&quot;&quot;))" calcext:base-cell-address="Feuille1.V17"/>
          </calcext:conditional-format>
          <calcext:conditional-format calcext:target-range-address="Feuille1.W17:Feuille1.X17">
            <calcext:condition calcext:apply-style-name="Cellule grisée" calcext:value="formula-is([.T17]=0)" calcext:base-cell-address="Feuille1.W17"/>
            <calcext:condition calcext:apply-style-name="Cellule invalide" calcext:value="formula-is(AND([.T17]&lt;&gt;0;[.W17]=&quot;&quot;))" calcext:base-cell-address="Feuille1.W17"/>
          </calcext:conditional-format>
          <calcext:conditional-format calcext:target-range-address="Feuille1.T18:Feuille1.T18">
            <calcext:condition calcext:apply-style-name="Cellule invalide" calcext:value="=&quot;&quot;" calcext:base-cell-address="Feuille1.T18"/>
          </calcext:conditional-format>
          <calcext:conditional-format calcext:target-range-address="Feuille1.U18:Feuille1.U18">
            <calcext:condition calcext:apply-style-name="Cellule grisée" calcext:value="formula-is([.T18]=0)" calcext:base-cell-address="Feuille1.U18"/>
            <calcext:condition calcext:apply-style-name="Cellule invalide" calcext:value="formula-is(AND([.T18]&lt;&gt;0;[.U18]=&quot;&quot;))" calcext:base-cell-address="Feuille1.U18"/>
          </calcext:conditional-format>
          <calcext:conditional-format calcext:target-range-address="Feuille1.V18:Feuille1.V18">
            <calcext:condition calcext:apply-style-name="Cellule grisée" calcext:value="formula-is([.T18]=0)" calcext:base-cell-address="Feuille1.V18"/>
            <calcext:condition calcext:apply-style-name="Cellule invalide" calcext:value="formula-is(AND([.T18]&lt;&gt;0;[.V18]=&quot;&quot;))" calcext:base-cell-address="Feuille1.V18"/>
          </calcext:conditional-format>
          <calcext:conditional-format calcext:target-range-address="Feuille1.W18:Feuille1.X18">
            <calcext:condition calcext:apply-style-name="Cellule grisée" calcext:value="formula-is([.T18]=0)" calcext:base-cell-address="Feuille1.W18"/>
            <calcext:condition calcext:apply-style-name="Cellule invalide" calcext:value="formula-is(AND([.T18]&lt;&gt;0;[.W18]=&quot;&quot;))" calcext:base-cell-address="Feuille1.W18"/>
          </calcext:conditional-format>
          <calcext:conditional-format calcext:target-range-address="Feuille1.T21:Feuille1.T21">
            <calcext:condition calcext:apply-style-name="Cellule invalide" calcext:value="=&quot;&quot;" calcext:base-cell-address="Feuille1.T21"/>
          </calcext:conditional-format>
          <calcext:conditional-format calcext:target-range-address="Feuille1.U21:Feuille1.U21">
            <calcext:condition calcext:apply-style-name="Cellule grisée" calcext:value="formula-is([.T21]=0)" calcext:base-cell-address="Feuille1.U21"/>
            <calcext:condition calcext:apply-style-name="Cellule invalide" calcext:value="formula-is(AND([.T21]&lt;&gt;0;[.U21]=&quot;&quot;))" calcext:base-cell-address="Feuille1.U21"/>
          </calcext:conditional-format>
          <calcext:conditional-format calcext:target-range-address="Feuille1.V21:Feuille1.V21">
            <calcext:condition calcext:apply-style-name="Cellule grisée" calcext:value="formula-is([.T21]=0)" calcext:base-cell-address="Feuille1.V21"/>
            <calcext:condition calcext:apply-style-name="Cellule invalide" calcext:value="formula-is(AND([.T21]&lt;&gt;0;[.V21]=&quot;&quot;))" calcext:base-cell-address="Feuille1.V21"/>
          </calcext:conditional-format>
          <calcext:conditional-format calcext:target-range-address="Feuille1.W21:Feuille1.X21">
            <calcext:condition calcext:apply-style-name="Cellule grisée" calcext:value="formula-is([.T21]=0)" calcext:base-cell-address="Feuille1.W21"/>
            <calcext:condition calcext:apply-style-name="Cellule invalide" calcext:value="formula-is(AND([.T21]&lt;&gt;0;[.W21]=&quot;&quot;))" calcext:base-cell-address="Feuille1.W21"/>
          </calcext:conditional-format>
          <calcext:conditional-format calcext:target-range-address="Feuille1.T22:Feuille1.T22">
            <calcext:condition calcext:apply-style-name="Cellule invalide" calcext:value="=&quot;&quot;" calcext:base-cell-address="Feuille1.T22"/>
          </calcext:conditional-format>
          <calcext:conditional-format calcext:target-range-address="Feuille1.U22:Feuille1.U22">
            <calcext:condition calcext:apply-style-name="Cellule grisée" calcext:value="formula-is([.T22]=0)" calcext:base-cell-address="Feuille1.U22"/>
            <calcext:condition calcext:apply-style-name="Cellule invalide" calcext:value="formula-is(AND([.T22]&lt;&gt;0;[.U22]=&quot;&quot;))" calcext:base-cell-address="Feuille1.U22"/>
          </calcext:conditional-format>
          <calcext:conditional-format calcext:target-range-address="Feuille1.V22:Feuille1.V22">
            <calcext:condition calcext:apply-style-name="Cellule grisée" calcext:value="formula-is([.T22]=0)" calcext:base-cell-address="Feuille1.V22"/>
            <calcext:condition calcext:apply-style-name="Cellule invalide" calcext:value="formula-is(AND([.T22]&lt;&gt;0;[.V22]=&quot;&quot;))" calcext:base-cell-address="Feuille1.V22"/>
          </calcext:conditional-format>
          <calcext:conditional-format calcext:target-range-address="Feuille1.W22:Feuille1.X22">
            <calcext:condition calcext:apply-style-name="Cellule grisée" calcext:value="formula-is([.T22]=0)" calcext:base-cell-address="Feuille1.W22"/>
            <calcext:condition calcext:apply-style-name="Cellule invalide" calcext:value="formula-is(AND([.T22]&lt;&gt;0;[.W22]=&quot;&quot;))" calcext:base-cell-address="Feuille1.W22"/>
          </calcext:conditional-format>
          <calcext:conditional-format calcext:target-range-address="Feuille1.T23:Feuille1.T23">
            <calcext:condition calcext:apply-style-name="Cellule invalide" calcext:value="=&quot;&quot;" calcext:base-cell-address="Feuille1.T23"/>
          </calcext:conditional-format>
          <calcext:conditional-format calcext:target-range-address="Feuille1.U23:Feuille1.U23">
            <calcext:condition calcext:apply-style-name="Cellule grisée" calcext:value="formula-is([.T23]=0)" calcext:base-cell-address="Feuille1.U23"/>
            <calcext:condition calcext:apply-style-name="Cellule invalide" calcext:value="formula-is(AND([.T23]&lt;&gt;0;[.U23]=&quot;&quot;))" calcext:base-cell-address="Feuille1.U23"/>
          </calcext:conditional-format>
          <calcext:conditional-format calcext:target-range-address="Feuille1.V23:Feuille1.V23">
            <calcext:condition calcext:apply-style-name="Cellule grisée" calcext:value="formula-is([.T23]=0)" calcext:base-cell-address="Feuille1.V23"/>
            <calcext:condition calcext:apply-style-name="Cellule invalide" calcext:value="formula-is(AND([.T23]&lt;&gt;0;[.V23]=&quot;&quot;))" calcext:base-cell-address="Feuille1.V23"/>
          </calcext:conditional-format>
          <calcext:conditional-format calcext:target-range-address="Feuille1.W23:Feuille1.X23">
            <calcext:condition calcext:apply-style-name="Cellule grisée" calcext:value="formula-is([.T23]=0)" calcext:base-cell-address="Feuille1.W23"/>
            <calcext:condition calcext:apply-style-name="Cellule invalide" calcext:value="formula-is(AND([.T23]&lt;&gt;0;[.W23]=&quot;&quot;))" calcext:base-cell-address="Feuille1.W23"/>
          </calcext:conditional-format>
          <calcext:conditional-format calcext:target-range-address="Feuille1.T24:Feuille1.T24">
            <calcext:condition calcext:apply-style-name="Cellule invalide" calcext:value="=&quot;&quot;" calcext:base-cell-address="Feuille1.T24"/>
          </calcext:conditional-format>
          <calcext:conditional-format calcext:target-range-address="Feuille1.U24:Feuille1.U24">
            <calcext:condition calcext:apply-style-name="Cellule grisée" calcext:value="formula-is([.T24]=0)" calcext:base-cell-address="Feuille1.U24"/>
            <calcext:condition calcext:apply-style-name="Cellule invalide" calcext:value="formula-is(AND([.T24]&lt;&gt;0;[.U24]=&quot;&quot;))" calcext:base-cell-address="Feuille1.U24"/>
          </calcext:conditional-format>
          <calcext:conditional-format calcext:target-range-address="Feuille1.V24:Feuille1.V24">
            <calcext:condition calcext:apply-style-name="Cellule grisée" calcext:value="formula-is([.T24]=0)" calcext:base-cell-address="Feuille1.V24"/>
            <calcext:condition calcext:apply-style-name="Cellule invalide" calcext:value="formula-is(AND([.T24]&lt;&gt;0;[.V24]=&quot;&quot;))" calcext:base-cell-address="Feuille1.V24"/>
          </calcext:conditional-format>
          <calcext:conditional-format calcext:target-range-address="Feuille1.W24:Feuille1.X24">
            <calcext:condition calcext:apply-style-name="Cellule grisée" calcext:value="formula-is([.T24]=0)" calcext:base-cell-address="Feuille1.W24"/>
            <calcext:condition calcext:apply-style-name="Cellule invalide" calcext:value="formula-is(AND([.T24]&lt;&gt;0;[.W24]=&quot;&quot;))" calcext:base-cell-address="Feuille1.W24"/>
          </calcext:conditional-format>
          <calcext:conditional-format calcext:target-range-address="Feuille1.T25:Feuille1.T25">
            <calcext:condition calcext:apply-style-name="Cellule invalide" calcext:value="=&quot;&quot;" calcext:base-cell-address="Feuille1.T25"/>
          </calcext:conditional-format>
          <calcext:conditional-format calcext:target-range-address="Feuille1.U25:Feuille1.U25">
            <calcext:condition calcext:apply-style-name="Cellule grisée" calcext:value="formula-is([.T25]=0)" calcext:base-cell-address="Feuille1.U25"/>
            <calcext:condition calcext:apply-style-name="Cellule invalide" calcext:value="formula-is(AND([.T25]&lt;&gt;0;[.U25]=&quot;&quot;))" calcext:base-cell-address="Feuille1.U25"/>
          </calcext:conditional-format>
          <calcext:conditional-format calcext:target-range-address="Feuille1.V25:Feuille1.V25">
            <calcext:condition calcext:apply-style-name="Cellule grisée" calcext:value="formula-is([.T25]=0)" calcext:base-cell-address="Feuille1.V25"/>
            <calcext:condition calcext:apply-style-name="Cellule invalide" calcext:value="formula-is(AND([.T25]&lt;&gt;0;[.V25]=&quot;&quot;))" calcext:base-cell-address="Feuille1.V25"/>
          </calcext:conditional-format>
          <calcext:conditional-format calcext:target-range-address="Feuille1.W25:Feuille1.X25">
            <calcext:condition calcext:apply-style-name="Cellule grisée" calcext:value="formula-is([.T25]=0)" calcext:base-cell-address="Feuille1.W25"/>
            <calcext:condition calcext:apply-style-name="Cellule invalide" calcext:value="formula-is(AND([.T25]&lt;&gt;0;[.W25]=&quot;&quot;))" calcext:base-cell-address="Feuille1.W25"/>
          </calcext:conditional-format>
          <calcext:conditional-format calcext:target-range-address="Feuille1.T26:Feuille1.T26">
            <calcext:condition calcext:apply-style-name="Cellule invalide" calcext:value="=&quot;&quot;" calcext:base-cell-address="Feuille1.T26"/>
          </calcext:conditional-format>
          <calcext:conditional-format calcext:target-range-address="Feuille1.U26:Feuille1.U26">
            <calcext:condition calcext:apply-style-name="Cellule grisée" calcext:value="formula-is([.T26]=0)" calcext:base-cell-address="Feuille1.U26"/>
            <calcext:condition calcext:apply-style-name="Cellule invalide" calcext:value="formula-is(AND([.T26]&lt;&gt;0;[.U26]=&quot;&quot;))" calcext:base-cell-address="Feuille1.U26"/>
          </calcext:conditional-format>
          <calcext:conditional-format calcext:target-range-address="Feuille1.V26:Feuille1.V26">
            <calcext:condition calcext:apply-style-name="Cellule grisée" calcext:value="formula-is([.T26]=0)" calcext:base-cell-address="Feuille1.V26"/>
            <calcext:condition calcext:apply-style-name="Cellule invalide" calcext:value="formula-is(AND([.T26]&lt;&gt;0;[.V26]=&quot;&quot;))" calcext:base-cell-address="Feuille1.V26"/>
          </calcext:conditional-format>
          <calcext:conditional-format calcext:target-range-address="Feuille1.W26:Feuille1.X26">
            <calcext:condition calcext:apply-style-name="Cellule grisée" calcext:value="formula-is([.T26]=0)" calcext:base-cell-address="Feuille1.W26"/>
            <calcext:condition calcext:apply-style-name="Cellule invalide" calcext:value="formula-is(AND([.T26]&lt;&gt;0;[.W26]=&quot;&quot;))" calcext:base-cell-address="Feuille1.W26"/>
          </calcext:conditional-format>
          <calcext:conditional-format calcext:target-range-address="Feuille1.T27:Feuille1.T27">
            <calcext:condition calcext:apply-style-name="Cellule invalide" calcext:value="=&quot;&quot;" calcext:base-cell-address="Feuille1.T27"/>
          </calcext:conditional-format>
          <calcext:conditional-format calcext:target-range-address="Feuille1.U27:Feuille1.U27">
            <calcext:condition calcext:apply-style-name="Cellule grisée" calcext:value="formula-is([.T27]=0)" calcext:base-cell-address="Feuille1.U27"/>
            <calcext:condition calcext:apply-style-name="Cellule invalide" calcext:value="formula-is(AND([.T27]&lt;&gt;0;[.U27]=&quot;&quot;))" calcext:base-cell-address="Feuille1.U27"/>
          </calcext:conditional-format>
          <calcext:conditional-format calcext:target-range-address="Feuille1.V27:Feuille1.V27">
            <calcext:condition calcext:apply-style-name="Cellule grisée" calcext:value="formula-is([.T27]=0)" calcext:base-cell-address="Feuille1.V27"/>
            <calcext:condition calcext:apply-style-name="Cellule invalide" calcext:value="formula-is(AND([.T27]&lt;&gt;0;[.V27]=&quot;&quot;))" calcext:base-cell-address="Feuille1.V27"/>
          </calcext:conditional-format>
          <calcext:conditional-format calcext:target-range-address="Feuille1.W27:Feuille1.X27">
            <calcext:condition calcext:apply-style-name="Cellule grisée" calcext:value="formula-is([.T27]=0)" calcext:base-cell-address="Feuille1.W27"/>
            <calcext:condition calcext:apply-style-name="Cellule invalide" calcext:value="formula-is(AND([.T27]&lt;&gt;0;[.W27]=&quot;&quot;))" calcext:base-cell-address="Feuille1.W27"/>
          </calcext:conditional-format>
          <calcext:conditional-format calcext:target-range-address="Feuille1.T28:Feuille1.T28">
            <calcext:condition calcext:apply-style-name="Cellule invalide" calcext:value="=&quot;&quot;" calcext:base-cell-address="Feuille1.T28"/>
          </calcext:conditional-format>
          <calcext:conditional-format calcext:target-range-address="Feuille1.U28:Feuille1.U28">
            <calcext:condition calcext:apply-style-name="Cellule grisée" calcext:value="formula-is([.T28]=0)" calcext:base-cell-address="Feuille1.U28"/>
            <calcext:condition calcext:apply-style-name="Cellule invalide" calcext:value="formula-is(AND([.T28]&lt;&gt;0;[.U28]=&quot;&quot;))" calcext:base-cell-address="Feuille1.U28"/>
          </calcext:conditional-format>
          <calcext:conditional-format calcext:target-range-address="Feuille1.V28:Feuille1.V28">
            <calcext:condition calcext:apply-style-name="Cellule grisée" calcext:value="formula-is([.T28]=0)" calcext:base-cell-address="Feuille1.V28"/>
            <calcext:condition calcext:apply-style-name="Cellule invalide" calcext:value="formula-is(AND([.T28]&lt;&gt;0;[.V28]=&quot;&quot;))" calcext:base-cell-address="Feuille1.V28"/>
          </calcext:conditional-format>
          <calcext:conditional-format calcext:target-range-address="Feuille1.W28:Feuille1.X28">
            <calcext:condition calcext:apply-style-name="Cellule grisée" calcext:value="formula-is([.T28]=0)" calcext:base-cell-address="Feuille1.W28"/>
            <calcext:condition calcext:apply-style-name="Cellule invalide" calcext:value="formula-is(AND([.T28]&lt;&gt;0;[.W28]=&quot;&quot;))" calcext:base-cell-address="Feuille1.W28"/>
          </calcext:conditional-format>
          <calcext:conditional-format calcext:target-range-address="Feuille1.T29:Feuille1.T29">
            <calcext:condition calcext:apply-style-name="Cellule invalide" calcext:value="=&quot;&quot;" calcext:base-cell-address="Feuille1.T29"/>
          </calcext:conditional-format>
          <calcext:conditional-format calcext:target-range-address="Feuille1.U29:Feuille1.U29">
            <calcext:condition calcext:apply-style-name="Cellule grisée" calcext:value="formula-is([.T29]=0)" calcext:base-cell-address="Feuille1.U29"/>
            <calcext:condition calcext:apply-style-name="Cellule invalide" calcext:value="formula-is(AND([.T29]&lt;&gt;0;[.U29]=&quot;&quot;))" calcext:base-cell-address="Feuille1.U29"/>
          </calcext:conditional-format>
          <calcext:conditional-format calcext:target-range-address="Feuille1.V29:Feuille1.V29">
            <calcext:condition calcext:apply-style-name="Cellule grisée" calcext:value="formula-is([.T29]=0)" calcext:base-cell-address="Feuille1.V29"/>
            <calcext:condition calcext:apply-style-name="Cellule invalide" calcext:value="formula-is(AND([.T29]&lt;&gt;0;[.V29]=&quot;&quot;))" calcext:base-cell-address="Feuille1.V29"/>
          </calcext:conditional-format>
          <calcext:conditional-format calcext:target-range-address="Feuille1.W29:Feuille1.X29">
            <calcext:condition calcext:apply-style-name="Cellule grisée" calcext:value="formula-is([.T29]=0)" calcext:base-cell-address="Feuille1.W29"/>
            <calcext:condition calcext:apply-style-name="Cellule invalide" calcext:value="formula-is(AND([.T29]&lt;&gt;0;[.W29]=&quot;&quot;))" calcext:base-cell-address="Feuille1.W29"/>
          </calcext:conditional-format>
          <calcext:conditional-format calcext:target-range-address="Feuille1.T30:Feuille1.T30">
            <calcext:condition calcext:apply-style-name="Cellule invalide" calcext:value="=&quot;&quot;" calcext:base-cell-address="Feuille1.T30"/>
          </calcext:conditional-format>
          <calcext:conditional-format calcext:target-range-address="Feuille1.U30:Feuille1.U30">
            <calcext:condition calcext:apply-style-name="Cellule grisée" calcext:value="formula-is([.T30]=0)" calcext:base-cell-address="Feuille1.U30"/>
            <calcext:condition calcext:apply-style-name="Cellule invalide" calcext:value="formula-is(AND([.T30]&lt;&gt;0;[.U30]=&quot;&quot;))" calcext:base-cell-address="Feuille1.U30"/>
          </calcext:conditional-format>
          <calcext:conditional-format calcext:target-range-address="Feuille1.V30:Feuille1.V30">
            <calcext:condition calcext:apply-style-name="Cellule grisée" calcext:value="formula-is([.T30]=0)" calcext:base-cell-address="Feuille1.V30"/>
            <calcext:condition calcext:apply-style-name="Cellule invalide" calcext:value="formula-is(AND([.T30]&lt;&gt;0;[.V30]=&quot;&quot;))" calcext:base-cell-address="Feuille1.V30"/>
          </calcext:conditional-format>
          <calcext:conditional-format calcext:target-range-address="Feuille1.W30:Feuille1.X30">
            <calcext:condition calcext:apply-style-name="Cellule grisée" calcext:value="formula-is([.T30]=0)" calcext:base-cell-address="Feuille1.W30"/>
            <calcext:condition calcext:apply-style-name="Cellule invalide" calcext:value="formula-is(AND([.T30]&lt;&gt;0;[.W30]=&quot;&quot;))" calcext:base-cell-address="Feuille1.W30"/>
          </calcext:conditional-format>
          <calcext:conditional-format calcext:target-range-address="Feuille1.T31:Feuille1.T31">
            <calcext:condition calcext:apply-style-name="Cellule invalide" calcext:value="=&quot;&quot;" calcext:base-cell-address="Feuille1.T31"/>
          </calcext:conditional-format>
          <calcext:conditional-format calcext:target-range-address="Feuille1.U31:Feuille1.U31">
            <calcext:condition calcext:apply-style-name="Cellule grisée" calcext:value="formula-is([.T31]=0)" calcext:base-cell-address="Feuille1.U31"/>
            <calcext:condition calcext:apply-style-name="Cellule invalide" calcext:value="formula-is(AND([.T31]&lt;&gt;0;[.U31]=&quot;&quot;))" calcext:base-cell-address="Feuille1.U31"/>
          </calcext:conditional-format>
          <calcext:conditional-format calcext:target-range-address="Feuille1.V31:Feuille1.V31">
            <calcext:condition calcext:apply-style-name="Cellule grisée" calcext:value="formula-is([.T31]=0)" calcext:base-cell-address="Feuille1.V31"/>
            <calcext:condition calcext:apply-style-name="Cellule invalide" calcext:value="formula-is(AND([.T31]&lt;&gt;0;[.V31]=&quot;&quot;))" calcext:base-cell-address="Feuille1.V31"/>
          </calcext:conditional-format>
          <calcext:conditional-format calcext:target-range-address="Feuille1.W31:Feuille1.X31">
            <calcext:condition calcext:apply-style-name="Cellule grisée" calcext:value="formula-is([.T31]=0)" calcext:base-cell-address="Feuille1.W31"/>
            <calcext:condition calcext:apply-style-name="Cellule invalide" calcext:value="formula-is(AND([.T31]&lt;&gt;0;[.W31]=&quot;&quot;))" calcext:base-cell-address="Feuille1.W31"/>
          </calcext:conditional-format>
          <calcext:conditional-format calcext:target-range-address="Feuille1.T32:Feuille1.T32">
            <calcext:condition calcext:apply-style-name="Cellule invalide" calcext:value="=&quot;&quot;" calcext:base-cell-address="Feuille1.T32"/>
          </calcext:conditional-format>
          <calcext:conditional-format calcext:target-range-address="Feuille1.U32:Feuille1.U32">
            <calcext:condition calcext:apply-style-name="Cellule grisée" calcext:value="formula-is([.T32]=0)" calcext:base-cell-address="Feuille1.U32"/>
            <calcext:condition calcext:apply-style-name="Cellule invalide" calcext:value="formula-is(AND([.T32]&lt;&gt;0;[.U32]=&quot;&quot;))" calcext:base-cell-address="Feuille1.U32"/>
          </calcext:conditional-format>
          <calcext:conditional-format calcext:target-range-address="Feuille1.V32:Feuille1.V32">
            <calcext:condition calcext:apply-style-name="Cellule grisée" calcext:value="formula-is([.T32]=0)" calcext:base-cell-address="Feuille1.V32"/>
            <calcext:condition calcext:apply-style-name="Cellule invalide" calcext:value="formula-is(AND([.T32]&lt;&gt;0;[.V32]=&quot;&quot;))" calcext:base-cell-address="Feuille1.V32"/>
          </calcext:conditional-format>
          <calcext:conditional-format calcext:target-range-address="Feuille1.W32:Feuille1.X32">
            <calcext:condition calcext:apply-style-name="Cellule grisée" calcext:value="formula-is([.T32]=0)" calcext:base-cell-address="Feuille1.W32"/>
            <calcext:condition calcext:apply-style-name="Cellule invalide" calcext:value="formula-is(AND([.T32]&lt;&gt;0;[.W32]=&quot;&quot;))" calcext:base-cell-address="Feuille1.W32"/>
          </calcext:conditional-format>
          <calcext:conditional-format calcext:target-range-address="Feuille1.T33:Feuille1.T33">
            <calcext:condition calcext:apply-style-name="Cellule invalide" calcext:value="=&quot;&quot;" calcext:base-cell-address="Feuille1.T33"/>
          </calcext:conditional-format>
          <calcext:conditional-format calcext:target-range-address="Feuille1.U33:Feuille1.U33">
            <calcext:condition calcext:apply-style-name="Cellule grisée" calcext:value="formula-is([.T33]=0)" calcext:base-cell-address="Feuille1.U33"/>
            <calcext:condition calcext:apply-style-name="Cellule invalide" calcext:value="formula-is(AND([.T33]&lt;&gt;0;[.U33]=&quot;&quot;))" calcext:base-cell-address="Feuille1.U33"/>
          </calcext:conditional-format>
          <calcext:conditional-format calcext:target-range-address="Feuille1.V33:Feuille1.V33">
            <calcext:condition calcext:apply-style-name="Cellule grisée" calcext:value="formula-is([.T33]=0)" calcext:base-cell-address="Feuille1.V33"/>
            <calcext:condition calcext:apply-style-name="Cellule invalide" calcext:value="formula-is(AND([.T33]&lt;&gt;0;[.V33]=&quot;&quot;))" calcext:base-cell-address="Feuille1.V33"/>
          </calcext:conditional-format>
          <calcext:conditional-format calcext:target-range-address="Feuille1.W33:Feuille1.X33">
            <calcext:condition calcext:apply-style-name="Cellule grisée" calcext:value="formula-is([.T33]=0)" calcext:base-cell-address="Feuille1.W33"/>
            <calcext:condition calcext:apply-style-name="Cellule invalide" calcext:value="formula-is(AND([.T33]&lt;&gt;0;[.W33]=&quot;&quot;))" calcext:base-cell-address="Feuille1.W33"/>
          </calcext:conditional-format>
          <calcext:conditional-format calcext:target-range-address="Feuille1.T34:Feuille1.T34">
            <calcext:condition calcext:apply-style-name="Cellule invalide" calcext:value="=&quot;&quot;" calcext:base-cell-address="Feuille1.T34"/>
          </calcext:conditional-format>
          <calcext:conditional-format calcext:target-range-address="Feuille1.U34:Feuille1.U34">
            <calcext:condition calcext:apply-style-name="Cellule grisée" calcext:value="formula-is([.T34]=0)" calcext:base-cell-address="Feuille1.U34"/>
            <calcext:condition calcext:apply-style-name="Cellule invalide" calcext:value="formula-is(AND([.T34]&lt;&gt;0;[.U34]=&quot;&quot;))" calcext:base-cell-address="Feuille1.U34"/>
          </calcext:conditional-format>
          <calcext:conditional-format calcext:target-range-address="Feuille1.V34:Feuille1.V34">
            <calcext:condition calcext:apply-style-name="Cellule grisée" calcext:value="formula-is([.T34]=0)" calcext:base-cell-address="Feuille1.V34"/>
            <calcext:condition calcext:apply-style-name="Cellule invalide" calcext:value="formula-is(AND([.T34]&lt;&gt;0;[.V34]=&quot;&quot;))" calcext:base-cell-address="Feuille1.V34"/>
          </calcext:conditional-format>
          <calcext:conditional-format calcext:target-range-address="Feuille1.W34:Feuille1.X34">
            <calcext:condition calcext:apply-style-name="Cellule grisée" calcext:value="formula-is([.T34]=0)" calcext:base-cell-address="Feuille1.W34"/>
            <calcext:condition calcext:apply-style-name="Cellule invalide" calcext:value="formula-is(AND([.T34]&lt;&gt;0;[.W34]=&quot;&quot;))" calcext:base-cell-address="Feuille1.W34"/>
          </calcext:conditional-format>
          <calcext:conditional-format calcext:target-range-address="Feuille1.T35:Feuille1.T35">
            <calcext:condition calcext:apply-style-name="Cellule invalide" calcext:value="=&quot;&quot;" calcext:base-cell-address="Feuille1.T35"/>
          </calcext:conditional-format>
          <calcext:conditional-format calcext:target-range-address="Feuille1.U35:Feuille1.U35">
            <calcext:condition calcext:apply-style-name="Cellule grisée" calcext:value="formula-is([.T35]=0)" calcext:base-cell-address="Feuille1.U35"/>
            <calcext:condition calcext:apply-style-name="Cellule invalide" calcext:value="formula-is(AND([.T35]&lt;&gt;0;[.U35]=&quot;&quot;))" calcext:base-cell-address="Feuille1.U35"/>
          </calcext:conditional-format>
          <calcext:conditional-format calcext:target-range-address="Feuille1.V35:Feuille1.V35">
            <calcext:condition calcext:apply-style-name="Cellule grisée" calcext:value="formula-is([.T35]=0)" calcext:base-cell-address="Feuille1.V35"/>
            <calcext:condition calcext:apply-style-name="Cellule invalide" calcext:value="formula-is(AND([.T35]&lt;&gt;0;[.V35]=&quot;&quot;))" calcext:base-cell-address="Feuille1.V35"/>
          </calcext:conditional-format>
          <calcext:conditional-format calcext:target-range-address="Feuille1.W35:Feuille1.X35">
            <calcext:condition calcext:apply-style-name="Cellule grisée" calcext:value="formula-is([.T35]=0)" calcext:base-cell-address="Feuille1.W35"/>
            <calcext:condition calcext:apply-style-name="Cellule invalide" calcext:value="formula-is(AND([.T35]&lt;&gt;0;[.W35]=&quot;&quot;))" calcext:base-cell-address="Feuille1.W35"/>
          </calcext:conditional-format>
          <calcext:conditional-format calcext:target-range-address="Feuille1.T36:Feuille1.T36">
            <calcext:condition calcext:apply-style-name="Cellule invalide" calcext:value="=&quot;&quot;" calcext:base-cell-address="Feuille1.T36"/>
          </calcext:conditional-format>
          <calcext:conditional-format calcext:target-range-address="Feuille1.U36:Feuille1.U36">
            <calcext:condition calcext:apply-style-name="Cellule grisée" calcext:value="formula-is([.T36]=0)" calcext:base-cell-address="Feuille1.U36"/>
            <calcext:condition calcext:apply-style-name="Cellule invalide" calcext:value="formula-is(AND([.T36]&lt;&gt;0;[.U36]=&quot;&quot;))" calcext:base-cell-address="Feuille1.U36"/>
          </calcext:conditional-format>
          <calcext:conditional-format calcext:target-range-address="Feuille1.V36:Feuille1.V36">
            <calcext:condition calcext:apply-style-name="Cellule grisée" calcext:value="formula-is([.T36]=0)" calcext:base-cell-address="Feuille1.V36"/>
            <calcext:condition calcext:apply-style-name="Cellule invalide" calcext:value="formula-is(AND([.T36]&lt;&gt;0;[.V36]=&quot;&quot;))" calcext:base-cell-address="Feuille1.V36"/>
          </calcext:conditional-format>
          <calcext:conditional-format calcext:target-range-address="Feuille1.W36:Feuille1.X36">
            <calcext:condition calcext:apply-style-name="Cellule grisée" calcext:value="formula-is([.T36]=0)" calcext:base-cell-address="Feuille1.W36"/>
            <calcext:condition calcext:apply-style-name="Cellule invalide" calcext:value="formula-is(AND([.T36]&lt;&gt;0;[.W36]=&quot;&quot;))" calcext:base-cell-address="Feuille1.W36"/>
          </calcext:conditional-format>
          <calcext:conditional-format calcext:target-range-address="Feuille1.T37:Feuille1.T37">
            <calcext:condition calcext:apply-style-name="Cellule invalide" calcext:value="=&quot;&quot;" calcext:base-cell-address="Feuille1.T37"/>
          </calcext:conditional-format>
          <calcext:conditional-format calcext:target-range-address="Feuille1.U37:Feuille1.U37">
            <calcext:condition calcext:apply-style-name="Cellule grisée" calcext:value="formula-is([.T37]=0)" calcext:base-cell-address="Feuille1.U37"/>
            <calcext:condition calcext:apply-style-name="Cellule invalide" calcext:value="formula-is(AND([.T37]&lt;&gt;0;[.U37]=&quot;&quot;))" calcext:base-cell-address="Feuille1.U37"/>
          </calcext:conditional-format>
          <calcext:conditional-format calcext:target-range-address="Feuille1.V37:Feuille1.V37">
            <calcext:condition calcext:apply-style-name="Cellule grisée" calcext:value="formula-is([.T37]=0)" calcext:base-cell-address="Feuille1.V37"/>
            <calcext:condition calcext:apply-style-name="Cellule invalide" calcext:value="formula-is(AND([.T37]&lt;&gt;0;[.V37]=&quot;&quot;))" calcext:base-cell-address="Feuille1.V37"/>
          </calcext:conditional-format>
          <calcext:conditional-format calcext:target-range-address="Feuille1.W37:Feuille1.X37">
            <calcext:condition calcext:apply-style-name="Cellule grisée" calcext:value="formula-is([.T37]=0)" calcext:base-cell-address="Feuille1.W37"/>
            <calcext:condition calcext:apply-style-name="Cellule invalide" calcext:value="formula-is(AND([.T37]&lt;&gt;0;[.W37]=&quot;&quot;))" calcext:base-cell-address="Feuille1.W37"/>
          </calcext:conditional-format>
          <calcext:conditional-format calcext:target-range-address="Feuille1.T38:Feuille1.T38">
            <calcext:condition calcext:apply-style-name="Cellule invalide" calcext:value="=&quot;&quot;" calcext:base-cell-address="Feuille1.T38"/>
          </calcext:conditional-format>
          <calcext:conditional-format calcext:target-range-address="Feuille1.U38:Feuille1.U38">
            <calcext:condition calcext:apply-style-name="Cellule grisée" calcext:value="formula-is([.T38]=0)" calcext:base-cell-address="Feuille1.U38"/>
            <calcext:condition calcext:apply-style-name="Cellule invalide" calcext:value="formula-is(AND([.T38]&lt;&gt;0;[.U38]=&quot;&quot;))" calcext:base-cell-address="Feuille1.U38"/>
          </calcext:conditional-format>
          <calcext:conditional-format calcext:target-range-address="Feuille1.V38:Feuille1.V38">
            <calcext:condition calcext:apply-style-name="Cellule grisée" calcext:value="formula-is([.T38]=0)" calcext:base-cell-address="Feuille1.V38"/>
            <calcext:condition calcext:apply-style-name="Cellule invalide" calcext:value="formula-is(AND([.T38]&lt;&gt;0;[.V38]=&quot;&quot;))" calcext:base-cell-address="Feuille1.V38"/>
          </calcext:conditional-format>
          <calcext:conditional-format calcext:target-range-address="Feuille1.W38:Feuille1.X38">
            <calcext:condition calcext:apply-style-name="Cellule grisée" calcext:value="formula-is([.T38]=0)" calcext:base-cell-address="Feuille1.W38"/>
            <calcext:condition calcext:apply-style-name="Cellule invalide" calcext:value="formula-is(AND([.T38]&lt;&gt;0;[.W38]=&quot;&quot;))" calcext:base-cell-address="Feuille1.W38"/>
          </calcext:conditional-format>
          <calcext:conditional-format calcext:target-range-address="Feuille1.T39:Feuille1.T39">
            <calcext:condition calcext:apply-style-name="Cellule invalide" calcext:value="=&quot;&quot;" calcext:base-cell-address="Feuille1.T39"/>
          </calcext:conditional-format>
          <calcext:conditional-format calcext:target-range-address="Feuille1.U39:Feuille1.U39">
            <calcext:condition calcext:apply-style-name="Cellule grisée" calcext:value="formula-is([.T39]=0)" calcext:base-cell-address="Feuille1.U39"/>
            <calcext:condition calcext:apply-style-name="Cellule invalide" calcext:value="formula-is(AND([.T39]&lt;&gt;0;[.U39]=&quot;&quot;))" calcext:base-cell-address="Feuille1.U39"/>
          </calcext:conditional-format>
          <calcext:conditional-format calcext:target-range-address="Feuille1.V39:Feuille1.V39">
            <calcext:condition calcext:apply-style-name="Cellule grisée" calcext:value="formula-is([.T39]=0)" calcext:base-cell-address="Feuille1.V39"/>
            <calcext:condition calcext:apply-style-name="Cellule invalide" calcext:value="formula-is(AND([.T39]&lt;&gt;0;[.V39]=&quot;&quot;))" calcext:base-cell-address="Feuille1.V39"/>
          </calcext:conditional-format>
          <calcext:conditional-format calcext:target-range-address="Feuille1.W39:Feuille1.X39">
            <calcext:condition calcext:apply-style-name="Cellule grisée" calcext:value="formula-is([.T39]=0)" calcext:base-cell-address="Feuille1.W39"/>
            <calcext:condition calcext:apply-style-name="Cellule invalide" calcext:value="formula-is(AND([.T39]&lt;&gt;0;[.W39]=&quot;&quot;))" calcext:base-cell-address="Feuille1.W39"/>
          </calcext:conditional-format>
          <calcext:conditional-format calcext:target-range-address="Feuille1.T40:Feuille1.T40">
            <calcext:condition calcext:apply-style-name="Cellule invalide" calcext:value="=&quot;&quot;" calcext:base-cell-address="Feuille1.T40"/>
          </calcext:conditional-format>
          <calcext:conditional-format calcext:target-range-address="Feuille1.U40:Feuille1.U40">
            <calcext:condition calcext:apply-style-name="Cellule grisée" calcext:value="formula-is([.T40]=0)" calcext:base-cell-address="Feuille1.U40"/>
            <calcext:condition calcext:apply-style-name="Cellule invalide" calcext:value="formula-is(AND([.T40]&lt;&gt;0;[.U40]=&quot;&quot;))" calcext:base-cell-address="Feuille1.U40"/>
          </calcext:conditional-format>
          <calcext:conditional-format calcext:target-range-address="Feuille1.V40:Feuille1.V40">
            <calcext:condition calcext:apply-style-name="Cellule grisée" calcext:value="formula-is([.T40]=0)" calcext:base-cell-address="Feuille1.V40"/>
            <calcext:condition calcext:apply-style-name="Cellule invalide" calcext:value="formula-is(AND([.T40]&lt;&gt;0;[.V40]=&quot;&quot;))" calcext:base-cell-address="Feuille1.V40"/>
          </calcext:conditional-format>
          <calcext:conditional-format calcext:target-range-address="Feuille1.W40:Feuille1.X40">
            <calcext:condition calcext:apply-style-name="Cellule grisée" calcext:value="formula-is([.T40]=0)" calcext:base-cell-address="Feuille1.W40"/>
            <calcext:condition calcext:apply-style-name="Cellule invalide" calcext:value="formula-is(AND([.T40]&lt;&gt;0;[.W40]=&quot;&quot;))" calcext:base-cell-address="Feuille1.W40"/>
          </calcext:conditional-format>
          <calcext:conditional-format calcext:target-range-address="Feuille1.T41:Feuille1.T41">
            <calcext:condition calcext:apply-style-name="Cellule invalide" calcext:value="=&quot;&quot;" calcext:base-cell-address="Feuille1.T41"/>
          </calcext:conditional-format>
          <calcext:conditional-format calcext:target-range-address="Feuille1.U41:Feuille1.U41">
            <calcext:condition calcext:apply-style-name="Cellule grisée" calcext:value="formula-is([.T41]=0)" calcext:base-cell-address="Feuille1.U41"/>
            <calcext:condition calcext:apply-style-name="Cellule invalide" calcext:value="formula-is(AND([.T41]&lt;&gt;0;[.U41]=&quot;&quot;))" calcext:base-cell-address="Feuille1.U41"/>
          </calcext:conditional-format>
          <calcext:conditional-format calcext:target-range-address="Feuille1.V41:Feuille1.V41">
            <calcext:condition calcext:apply-style-name="Cellule grisée" calcext:value="formula-is([.T41]=0)" calcext:base-cell-address="Feuille1.V41"/>
            <calcext:condition calcext:apply-style-name="Cellule invalide" calcext:value="formula-is(AND([.T41]&lt;&gt;0;[.V41]=&quot;&quot;))" calcext:base-cell-address="Feuille1.V41"/>
          </calcext:conditional-format>
          <calcext:conditional-format calcext:target-range-address="Feuille1.W41:Feuille1.X41">
            <calcext:condition calcext:apply-style-name="Cellule grisée" calcext:value="formula-is([.T41]=0)" calcext:base-cell-address="Feuille1.W41"/>
            <calcext:condition calcext:apply-style-name="Cellule invalide" calcext:value="formula-is(AND([.T41]&lt;&gt;0;[.W41]=&quot;&quot;))" calcext:base-cell-address="Feuille1.W41"/>
          </calcext:conditional-format>
          <calcext:conditional-format calcext:target-range-address="Feuille1.T42:Feuille1.T42">
            <calcext:condition calcext:apply-style-name="Cellule invalide" calcext:value="=&quot;&quot;" calcext:base-cell-address="Feuille1.T42"/>
          </calcext:conditional-format>
          <calcext:conditional-format calcext:target-range-address="Feuille1.U42:Feuille1.U42">
            <calcext:condition calcext:apply-style-name="Cellule grisée" calcext:value="formula-is([.T42]=0)" calcext:base-cell-address="Feuille1.U42"/>
            <calcext:condition calcext:apply-style-name="Cellule invalide" calcext:value="formula-is(AND([.T42]&lt;&gt;0;[.U42]=&quot;&quot;))" calcext:base-cell-address="Feuille1.U42"/>
          </calcext:conditional-format>
          <calcext:conditional-format calcext:target-range-address="Feuille1.V42:Feuille1.V42">
            <calcext:condition calcext:apply-style-name="Cellule grisée" calcext:value="formula-is([.T42]=0)" calcext:base-cell-address="Feuille1.V42"/>
            <calcext:condition calcext:apply-style-name="Cellule invalide" calcext:value="formula-is(AND([.T42]&lt;&gt;0;[.V42]=&quot;&quot;))" calcext:base-cell-address="Feuille1.V42"/>
          </calcext:conditional-format>
          <calcext:conditional-format calcext:target-range-address="Feuille1.W42:Feuille1.X42">
            <calcext:condition calcext:apply-style-name="Cellule grisée" calcext:value="formula-is([.T42]=0)" calcext:base-cell-address="Feuille1.W42"/>
            <calcext:condition calcext:apply-style-name="Cellule invalide" calcext:value="formula-is(AND([.T42]&lt;&gt;0;[.W42]=&quot;&quot;))" calcext:base-cell-address="Feuille1.W42"/>
          </calcext:conditional-format>
          <calcext:conditional-format calcext:target-range-address="Feuille1.T43:Feuille1.T43">
            <calcext:condition calcext:apply-style-name="Cellule invalide" calcext:value="=&quot;&quot;" calcext:base-cell-address="Feuille1.T43"/>
          </calcext:conditional-format>
          <calcext:conditional-format calcext:target-range-address="Feuille1.U43:Feuille1.U43">
            <calcext:condition calcext:apply-style-name="Cellule grisée" calcext:value="formula-is([.T43]=0)" calcext:base-cell-address="Feuille1.U43"/>
            <calcext:condition calcext:apply-style-name="Cellule invalide" calcext:value="formula-is(AND([.T43]&lt;&gt;0;[.U43]=&quot;&quot;))" calcext:base-cell-address="Feuille1.U43"/>
          </calcext:conditional-format>
          <calcext:conditional-format calcext:target-range-address="Feuille1.V43:Feuille1.V43">
            <calcext:condition calcext:apply-style-name="Cellule grisée" calcext:value="formula-is([.T43]=0)" calcext:base-cell-address="Feuille1.V43"/>
            <calcext:condition calcext:apply-style-name="Cellule invalide" calcext:value="formula-is(AND([.T43]&lt;&gt;0;[.V43]=&quot;&quot;))" calcext:base-cell-address="Feuille1.V43"/>
          </calcext:conditional-format>
          <calcext:conditional-format calcext:target-range-address="Feuille1.W43:Feuille1.X43">
            <calcext:condition calcext:apply-style-name="Cellule grisée" calcext:value="formula-is([.T43]=0)" calcext:base-cell-address="Feuille1.W43"/>
            <calcext:condition calcext:apply-style-name="Cellule invalide" calcext:value="formula-is(AND([.T43]&lt;&gt;0;[.W43]=&quot;&quot;))" calcext:base-cell-address="Feuille1.W43"/>
          </calcext:conditional-format>
          <calcext:conditional-format calcext:target-range-address="Feuille1.T44:Feuille1.T44">
            <calcext:condition calcext:apply-style-name="Cellule invalide" calcext:value="=&quot;&quot;" calcext:base-cell-address="Feuille1.T44"/>
          </calcext:conditional-format>
          <calcext:conditional-format calcext:target-range-address="Feuille1.U44:Feuille1.U44">
            <calcext:condition calcext:apply-style-name="Cellule grisée" calcext:value="formula-is([.T44]=0)" calcext:base-cell-address="Feuille1.U44"/>
            <calcext:condition calcext:apply-style-name="Cellule invalide" calcext:value="formula-is(AND([.T44]&lt;&gt;0;[.U44]=&quot;&quot;))" calcext:base-cell-address="Feuille1.U44"/>
          </calcext:conditional-format>
          <calcext:conditional-format calcext:target-range-address="Feuille1.V44:Feuille1.V44">
            <calcext:condition calcext:apply-style-name="Cellule grisée" calcext:value="formula-is([.T44]=0)" calcext:base-cell-address="Feuille1.V44"/>
            <calcext:condition calcext:apply-style-name="Cellule invalide" calcext:value="formula-is(AND([.T44]&lt;&gt;0;[.V44]=&quot;&quot;))" calcext:base-cell-address="Feuille1.V44"/>
          </calcext:conditional-format>
          <calcext:conditional-format calcext:target-range-address="Feuille1.W44:Feuille1.X44">
            <calcext:condition calcext:apply-style-name="Cellule grisée" calcext:value="formula-is([.T44]=0)" calcext:base-cell-address="Feuille1.W44"/>
            <calcext:condition calcext:apply-style-name="Cellule invalide" calcext:value="formula-is(AND([.T44]&lt;&gt;0;[.W44]=&quot;&quot;))" calcext:base-cell-address="Feuille1.W44"/>
          </calcext:conditional-format>
          <calcext:conditional-format calcext:target-range-address="Feuille1.T45:Feuille1.T45">
            <calcext:condition calcext:apply-style-name="Cellule invalide" calcext:value="=&quot;&quot;" calcext:base-cell-address="Feuille1.T45"/>
          </calcext:conditional-format>
          <calcext:conditional-format calcext:target-range-address="Feuille1.U45:Feuille1.U45">
            <calcext:condition calcext:apply-style-name="Cellule grisée" calcext:value="formula-is([.T45]=0)" calcext:base-cell-address="Feuille1.U45"/>
            <calcext:condition calcext:apply-style-name="Cellule invalide" calcext:value="formula-is(AND([.T45]&lt;&gt;0;[.U45]=&quot;&quot;))" calcext:base-cell-address="Feuille1.U45"/>
          </calcext:conditional-format>
          <calcext:conditional-format calcext:target-range-address="Feuille1.V45:Feuille1.V45">
            <calcext:condition calcext:apply-style-name="Cellule grisée" calcext:value="formula-is([.T45]=0)" calcext:base-cell-address="Feuille1.V45"/>
            <calcext:condition calcext:apply-style-name="Cellule invalide" calcext:value="formula-is(AND([.T45]&lt;&gt;0;[.V45]=&quot;&quot;))" calcext:base-cell-address="Feuille1.V45"/>
          </calcext:conditional-format>
          <calcext:conditional-format calcext:target-range-address="Feuille1.W45:Feuille1.X45">
            <calcext:condition calcext:apply-style-name="Cellule grisée" calcext:value="formula-is([.T45]=0)" calcext:base-cell-address="Feuille1.W45"/>
            <calcext:condition calcext:apply-style-name="Cellule invalide" calcext:value="formula-is(AND([.T45]&lt;&gt;0;[.W45]=&quot;&quot;))" calcext:base-cell-address="Feuille1.W45"/>
          </calcext:conditional-format>
          <calcext:conditional-format calcext:target-range-address="Feuille1.T46:Feuille1.T46">
            <calcext:condition calcext:apply-style-name="Cellule invalide" calcext:value="=&quot;&quot;" calcext:base-cell-address="Feuille1.T46"/>
          </calcext:conditional-format>
          <calcext:conditional-format calcext:target-range-address="Feuille1.U46:Feuille1.U46">
            <calcext:condition calcext:apply-style-name="Cellule grisée" calcext:value="formula-is([.T46]=0)" calcext:base-cell-address="Feuille1.U46"/>
            <calcext:condition calcext:apply-style-name="Cellule invalide" calcext:value="formula-is(AND([.T46]&lt;&gt;0;[.U46]=&quot;&quot;))" calcext:base-cell-address="Feuille1.U46"/>
          </calcext:conditional-format>
          <calcext:conditional-format calcext:target-range-address="Feuille1.V46:Feuille1.V46">
            <calcext:condition calcext:apply-style-name="Cellule grisée" calcext:value="formula-is([.T46]=0)" calcext:base-cell-address="Feuille1.V46"/>
            <calcext:condition calcext:apply-style-name="Cellule invalide" calcext:value="formula-is(AND([.T46]&lt;&gt;0;[.V46]=&quot;&quot;))" calcext:base-cell-address="Feuille1.V46"/>
          </calcext:conditional-format>
          <calcext:conditional-format calcext:target-range-address="Feuille1.W46:Feuille1.X46">
            <calcext:condition calcext:apply-style-name="Cellule grisée" calcext:value="formula-is([.T46]=0)" calcext:base-cell-address="Feuille1.W46"/>
            <calcext:condition calcext:apply-style-name="Cellule invalide" calcext:value="formula-is(AND([.T46]&lt;&gt;0;[.W46]=&quot;&quot;))" calcext:base-cell-address="Feuille1.W46"/>
          </calcext:conditional-format>
          <calcext:conditional-format calcext:target-range-address="Feuille1.T47:Feuille1.T47">
            <calcext:condition calcext:apply-style-name="Cellule invalide" calcext:value="=&quot;&quot;" calcext:base-cell-address="Feuille1.T47"/>
          </calcext:conditional-format>
          <calcext:conditional-format calcext:target-range-address="Feuille1.U47:Feuille1.U47">
            <calcext:condition calcext:apply-style-name="Cellule grisée" calcext:value="formula-is([.T47]=0)" calcext:base-cell-address="Feuille1.U47"/>
            <calcext:condition calcext:apply-style-name="Cellule invalide" calcext:value="formula-is(AND([.T47]&lt;&gt;0;[.U47]=&quot;&quot;))" calcext:base-cell-address="Feuille1.U47"/>
          </calcext:conditional-format>
          <calcext:conditional-format calcext:target-range-address="Feuille1.V47:Feuille1.V47">
            <calcext:condition calcext:apply-style-name="Cellule grisée" calcext:value="formula-is([.T47]=0)" calcext:base-cell-address="Feuille1.V47"/>
            <calcext:condition calcext:apply-style-name="Cellule invalide" calcext:value="formula-is(AND([.T47]&lt;&gt;0;[.V47]=&quot;&quot;))" calcext:base-cell-address="Feuille1.V47"/>
          </calcext:conditional-format>
          <calcext:conditional-format calcext:target-range-address="Feuille1.W47:Feuille1.X47">
            <calcext:condition calcext:apply-style-name="Cellule grisée" calcext:value="formula-is([.T47]=0)" calcext:base-cell-address="Feuille1.W47"/>
            <calcext:condition calcext:apply-style-name="Cellule invalide" calcext:value="formula-is(AND([.T47]&lt;&gt;0;[.W47]=&quot;&quot;))" calcext:base-cell-address="Feuille1.W47"/>
          </calcext:conditional-format>
          <calcext:conditional-format calcext:target-range-address="Feuille1.T48:Feuille1.T48">
            <calcext:condition calcext:apply-style-name="Cellule invalide" calcext:value="=&quot;&quot;" calcext:base-cell-address="Feuille1.T48"/>
          </calcext:conditional-format>
          <calcext:conditional-format calcext:target-range-address="Feuille1.U48:Feuille1.U48">
            <calcext:condition calcext:apply-style-name="Cellule grisée" calcext:value="formula-is([.T48]=0)" calcext:base-cell-address="Feuille1.U48"/>
            <calcext:condition calcext:apply-style-name="Cellule invalide" calcext:value="formula-is(AND([.T48]&lt;&gt;0;[.U48]=&quot;&quot;))" calcext:base-cell-address="Feuille1.U48"/>
          </calcext:conditional-format>
          <calcext:conditional-format calcext:target-range-address="Feuille1.V48:Feuille1.V48">
            <calcext:condition calcext:apply-style-name="Cellule grisée" calcext:value="formula-is([.T48]=0)" calcext:base-cell-address="Feuille1.V48"/>
            <calcext:condition calcext:apply-style-name="Cellule invalide" calcext:value="formula-is(AND([.T48]&lt;&gt;0;[.V48]=&quot;&quot;))" calcext:base-cell-address="Feuille1.V48"/>
          </calcext:conditional-format>
          <calcext:conditional-format calcext:target-range-address="Feuille1.W48:Feuille1.X48">
            <calcext:condition calcext:apply-style-name="Cellule grisée" calcext:value="formula-is([.T48]=0)" calcext:base-cell-address="Feuille1.W48"/>
            <calcext:condition calcext:apply-style-name="Cellule invalide" calcext:value="formula-is(AND([.T48]&lt;&gt;0;[.W48]=&quot;&quot;))" calcext:base-cell-address="Feuille1.W48"/>
          </calcext:conditional-format>
          <calcext:conditional-format calcext:target-range-address="Feuille1.T49:Feuille1.T49">
            <calcext:condition calcext:apply-style-name="Cellule invalide" calcext:value="=&quot;&quot;" calcext:base-cell-address="Feuille1.T49"/>
          </calcext:conditional-format>
          <calcext:conditional-format calcext:target-range-address="Feuille1.U49:Feuille1.U49">
            <calcext:condition calcext:apply-style-name="Cellule grisée" calcext:value="formula-is([.T49]=0)" calcext:base-cell-address="Feuille1.U49"/>
            <calcext:condition calcext:apply-style-name="Cellule invalide" calcext:value="formula-is(AND([.T49]&lt;&gt;0;[.U49]=&quot;&quot;))" calcext:base-cell-address="Feuille1.U49"/>
          </calcext:conditional-format>
          <calcext:conditional-format calcext:target-range-address="Feuille1.V49:Feuille1.V49">
            <calcext:condition calcext:apply-style-name="Cellule grisée" calcext:value="formula-is([.T49]=0)" calcext:base-cell-address="Feuille1.V49"/>
            <calcext:condition calcext:apply-style-name="Cellule invalide" calcext:value="formula-is(AND([.T49]&lt;&gt;0;[.V49]=&quot;&quot;))" calcext:base-cell-address="Feuille1.V49"/>
          </calcext:conditional-format>
          <calcext:conditional-format calcext:target-range-address="Feuille1.W49:Feuille1.X49">
            <calcext:condition calcext:apply-style-name="Cellule grisée" calcext:value="formula-is([.T49]=0)" calcext:base-cell-address="Feuille1.W49"/>
            <calcext:condition calcext:apply-style-name="Cellule invalide" calcext:value="formula-is(AND([.T49]&lt;&gt;0;[.W49]=&quot;&quot;))" calcext:base-cell-address="Feuille1.W49"/>
          </calcext:conditional-format>
          <calcext:conditional-format calcext:target-range-address="Feuille1.T50:Feuille1.T50">
            <calcext:condition calcext:apply-style-name="Cellule invalide" calcext:value="=&quot;&quot;" calcext:base-cell-address="Feuille1.T50"/>
          </calcext:conditional-format>
          <calcext:conditional-format calcext:target-range-address="Feuille1.U50:Feuille1.U50">
            <calcext:condition calcext:apply-style-name="Cellule grisée" calcext:value="formula-is([.T50]=0)" calcext:base-cell-address="Feuille1.U50"/>
            <calcext:condition calcext:apply-style-name="Cellule invalide" calcext:value="formula-is(AND([.T50]&lt;&gt;0;[.U50]=&quot;&quot;))" calcext:base-cell-address="Feuille1.U50"/>
          </calcext:conditional-format>
          <calcext:conditional-format calcext:target-range-address="Feuille1.V50:Feuille1.V50">
            <calcext:condition calcext:apply-style-name="Cellule grisée" calcext:value="formula-is([.T50]=0)" calcext:base-cell-address="Feuille1.V50"/>
            <calcext:condition calcext:apply-style-name="Cellule invalide" calcext:value="formula-is(AND([.T50]&lt;&gt;0;[.V50]=&quot;&quot;))" calcext:base-cell-address="Feuille1.V50"/>
          </calcext:conditional-format>
          <calcext:conditional-format calcext:target-range-address="Feuille1.W50:Feuille1.X50">
            <calcext:condition calcext:apply-style-name="Cellule grisée" calcext:value="formula-is([.T50]=0)" calcext:base-cell-address="Feuille1.W50"/>
            <calcext:condition calcext:apply-style-name="Cellule invalide" calcext:value="formula-is(AND([.T50]&lt;&gt;0;[.W50]=&quot;&quot;))" calcext:base-cell-address="Feuille1.W50"/>
          </calcext:conditional-format>
          <calcext:conditional-format calcext:target-range-address="Feuille1.T51:Feuille1.T51">
            <calcext:condition calcext:apply-style-name="Cellule invalide" calcext:value="=&quot;&quot;" calcext:base-cell-address="Feuille1.T51"/>
          </calcext:conditional-format>
          <calcext:conditional-format calcext:target-range-address="Feuille1.U51:Feuille1.U51">
            <calcext:condition calcext:apply-style-name="Cellule grisée" calcext:value="formula-is([.T51]=0)" calcext:base-cell-address="Feuille1.U51"/>
            <calcext:condition calcext:apply-style-name="Cellule invalide" calcext:value="formula-is(AND([.T51]&lt;&gt;0;[.U51]=&quot;&quot;))" calcext:base-cell-address="Feuille1.U51"/>
          </calcext:conditional-format>
          <calcext:conditional-format calcext:target-range-address="Feuille1.V51:Feuille1.V51">
            <calcext:condition calcext:apply-style-name="Cellule grisée" calcext:value="formula-is([.T51]=0)" calcext:base-cell-address="Feuille1.V51"/>
            <calcext:condition calcext:apply-style-name="Cellule invalide" calcext:value="formula-is(AND([.T51]&lt;&gt;0;[.V51]=&quot;&quot;))" calcext:base-cell-address="Feuille1.V51"/>
          </calcext:conditional-format>
          <calcext:conditional-format calcext:target-range-address="Feuille1.W51:Feuille1.X51">
            <calcext:condition calcext:apply-style-name="Cellule grisée" calcext:value="formula-is([.T51]=0)" calcext:base-cell-address="Feuille1.W51"/>
            <calcext:condition calcext:apply-style-name="Cellule invalide" calcext:value="formula-is(AND([.T51]&lt;&gt;0;[.W51]=&quot;&quot;))" calcext:base-cell-address="Feuille1.W51"/>
          </calcext:conditional-format>
          <calcext:conditional-format calcext:target-range-address="Feuille1.T52:Feuille1.T52">
            <calcext:condition calcext:apply-style-name="Cellule invalide" calcext:value="=&quot;&quot;" calcext:base-cell-address="Feuille1.T52"/>
          </calcext:conditional-format>
          <calcext:conditional-format calcext:target-range-address="Feuille1.U52:Feuille1.U52">
            <calcext:condition calcext:apply-style-name="Cellule grisée" calcext:value="formula-is([.T52]=0)" calcext:base-cell-address="Feuille1.U52"/>
            <calcext:condition calcext:apply-style-name="Cellule invalide" calcext:value="formula-is(AND([.T52]&lt;&gt;0;[.U52]=&quot;&quot;))" calcext:base-cell-address="Feuille1.U52"/>
          </calcext:conditional-format>
          <calcext:conditional-format calcext:target-range-address="Feuille1.V52:Feuille1.V52">
            <calcext:condition calcext:apply-style-name="Cellule grisée" calcext:value="formula-is([.T52]=0)" calcext:base-cell-address="Feuille1.V52"/>
            <calcext:condition calcext:apply-style-name="Cellule invalide" calcext:value="formula-is(AND([.T52]&lt;&gt;0;[.V52]=&quot;&quot;))" calcext:base-cell-address="Feuille1.V52"/>
          </calcext:conditional-format>
          <calcext:conditional-format calcext:target-range-address="Feuille1.W52:Feuille1.X52">
            <calcext:condition calcext:apply-style-name="Cellule grisée" calcext:value="formula-is([.T52]=0)" calcext:base-cell-address="Feuille1.W52"/>
            <calcext:condition calcext:apply-style-name="Cellule invalide" calcext:value="formula-is(AND([.T52]&lt;&gt;0;[.W52]=&quot;&quot;))" calcext:base-cell-address="Feuille1.W52"/>
          </calcext:conditional-format>
          <calcext:conditional-format calcext:target-range-address="Feuille1.T53:Feuille1.T53">
            <calcext:condition calcext:apply-style-name="Cellule invalide" calcext:value="=&quot;&quot;" calcext:base-cell-address="Feuille1.T53"/>
          </calcext:conditional-format>
          <calcext:conditional-format calcext:target-range-address="Feuille1.U53:Feuille1.U53">
            <calcext:condition calcext:apply-style-name="Cellule grisée" calcext:value="formula-is([.T53]=0)" calcext:base-cell-address="Feuille1.U53"/>
            <calcext:condition calcext:apply-style-name="Cellule invalide" calcext:value="formula-is(AND([.T53]&lt;&gt;0;[.U53]=&quot;&quot;))" calcext:base-cell-address="Feuille1.U53"/>
          </calcext:conditional-format>
          <calcext:conditional-format calcext:target-range-address="Feuille1.V53:Feuille1.V53">
            <calcext:condition calcext:apply-style-name="Cellule grisée" calcext:value="formula-is([.T53]=0)" calcext:base-cell-address="Feuille1.V53"/>
            <calcext:condition calcext:apply-style-name="Cellule invalide" calcext:value="formula-is(AND([.T53]&lt;&gt;0;[.V53]=&quot;&quot;))" calcext:base-cell-address="Feuille1.V53"/>
          </calcext:conditional-format>
          <calcext:conditional-format calcext:target-range-address="Feuille1.W53:Feuille1.X53">
            <calcext:condition calcext:apply-style-name="Cellule grisée" calcext:value="formula-is([.T53]=0)" calcext:base-cell-address="Feuille1.W53"/>
            <calcext:condition calcext:apply-style-name="Cellule invalide" calcext:value="formula-is(AND([.T53]&lt;&gt;0;[.W53]=&quot;&quot;))" calcext:base-cell-address="Feuille1.W53"/>
          </calcext:conditional-format>
          <calcext:conditional-format calcext:target-range-address="Feuille1.T54:Feuille1.T54">
            <calcext:condition calcext:apply-style-name="Cellule invalide" calcext:value="=&quot;&quot;" calcext:base-cell-address="Feuille1.T54"/>
          </calcext:conditional-format>
          <calcext:conditional-format calcext:target-range-address="Feuille1.U54:Feuille1.U54">
            <calcext:condition calcext:apply-style-name="Cellule grisée" calcext:value="formula-is([.T54]=0)" calcext:base-cell-address="Feuille1.U54"/>
            <calcext:condition calcext:apply-style-name="Cellule invalide" calcext:value="formula-is(AND([.T54]&lt;&gt;0;[.U54]=&quot;&quot;))" calcext:base-cell-address="Feuille1.U54"/>
          </calcext:conditional-format>
          <calcext:conditional-format calcext:target-range-address="Feuille1.V54:Feuille1.V54">
            <calcext:condition calcext:apply-style-name="Cellule grisée" calcext:value="formula-is([.T54]=0)" calcext:base-cell-address="Feuille1.V54"/>
            <calcext:condition calcext:apply-style-name="Cellule invalide" calcext:value="formula-is(AND([.T54]&lt;&gt;0;[.V54]=&quot;&quot;))" calcext:base-cell-address="Feuille1.V54"/>
          </calcext:conditional-format>
          <calcext:conditional-format calcext:target-range-address="Feuille1.W54:Feuille1.X54">
            <calcext:condition calcext:apply-style-name="Cellule grisée" calcext:value="formula-is([.T54]=0)" calcext:base-cell-address="Feuille1.W54"/>
            <calcext:condition calcext:apply-style-name="Cellule invalide" calcext:value="formula-is(AND([.T54]&lt;&gt;0;[.W54]=&quot;&quot;))" calcext:base-cell-address="Feuille1.W54"/>
          </calcext:conditional-format>
          <calcext:conditional-format calcext:target-range-address="Feuille1.T55:Feuille1.T55">
            <calcext:condition calcext:apply-style-name="Cellule invalide" calcext:value="=&quot;&quot;" calcext:base-cell-address="Feuille1.T55"/>
          </calcext:conditional-format>
          <calcext:conditional-format calcext:target-range-address="Feuille1.U55:Feuille1.U55">
            <calcext:condition calcext:apply-style-name="Cellule grisée" calcext:value="formula-is([.T55]=0)" calcext:base-cell-address="Feuille1.U55"/>
            <calcext:condition calcext:apply-style-name="Cellule invalide" calcext:value="formula-is(AND([.T55]&lt;&gt;0;[.U55]=&quot;&quot;))" calcext:base-cell-address="Feuille1.U55"/>
          </calcext:conditional-format>
          <calcext:conditional-format calcext:target-range-address="Feuille1.V55:Feuille1.V55">
            <calcext:condition calcext:apply-style-name="Cellule grisée" calcext:value="formula-is([.T55]=0)" calcext:base-cell-address="Feuille1.V55"/>
            <calcext:condition calcext:apply-style-name="Cellule invalide" calcext:value="formula-is(AND([.T55]&lt;&gt;0;[.V55]=&quot;&quot;))" calcext:base-cell-address="Feuille1.V55"/>
          </calcext:conditional-format>
          <calcext:conditional-format calcext:target-range-address="Feuille1.W55:Feuille1.X55">
            <calcext:condition calcext:apply-style-name="Cellule grisée" calcext:value="formula-is([.T55]=0)" calcext:base-cell-address="Feuille1.W55"/>
            <calcext:condition calcext:apply-style-name="Cellule invalide" calcext:value="formula-is(AND([.T55]&lt;&gt;0;[.W55]=&quot;&quot;))" calcext:base-cell-address="Feuille1.W55"/>
          </calcext:conditional-format>
          <calcext:conditional-format calcext:target-range-address="Feuille1.T56:Feuille1.T56">
            <calcext:condition calcext:apply-style-name="Cellule invalide" calcext:value="=&quot;&quot;" calcext:base-cell-address="Feuille1.T56"/>
          </calcext:conditional-format>
          <calcext:conditional-format calcext:target-range-address="Feuille1.U56:Feuille1.U56">
            <calcext:condition calcext:apply-style-name="Cellule grisée" calcext:value="formula-is([.T56]=0)" calcext:base-cell-address="Feuille1.U56"/>
            <calcext:condition calcext:apply-style-name="Cellule invalide" calcext:value="formula-is(AND([.T56]&lt;&gt;0;[.U56]=&quot;&quot;))" calcext:base-cell-address="Feuille1.U56"/>
          </calcext:conditional-format>
          <calcext:conditional-format calcext:target-range-address="Feuille1.V56:Feuille1.V56">
            <calcext:condition calcext:apply-style-name="Cellule grisée" calcext:value="formula-is([.T56]=0)" calcext:base-cell-address="Feuille1.V56"/>
            <calcext:condition calcext:apply-style-name="Cellule invalide" calcext:value="formula-is(AND([.T56]&lt;&gt;0;[.V56]=&quot;&quot;))" calcext:base-cell-address="Feuille1.V56"/>
          </calcext:conditional-format>
          <calcext:conditional-format calcext:target-range-address="Feuille1.W56:Feuille1.X56">
            <calcext:condition calcext:apply-style-name="Cellule grisée" calcext:value="formula-is([.T56]=0)" calcext:base-cell-address="Feuille1.W56"/>
            <calcext:condition calcext:apply-style-name="Cellule invalide" calcext:value="formula-is(AND([.T56]&lt;&gt;0;[.W56]=&quot;&quot;))" calcext:base-cell-address="Feuille1.W56"/>
          </calcext:conditional-format>
          <calcext:conditional-format calcext:target-range-address="Feuille1.T57:Feuille1.T57">
            <calcext:condition calcext:apply-style-name="Cellule invalide" calcext:value="=&quot;&quot;" calcext:base-cell-address="Feuille1.T57"/>
          </calcext:conditional-format>
          <calcext:conditional-format calcext:target-range-address="Feuille1.U57:Feuille1.U57">
            <calcext:condition calcext:apply-style-name="Cellule grisée" calcext:value="formula-is([.T57]=0)" calcext:base-cell-address="Feuille1.U57"/>
            <calcext:condition calcext:apply-style-name="Cellule invalide" calcext:value="formula-is(AND([.T57]&lt;&gt;0;[.U57]=&quot;&quot;))" calcext:base-cell-address="Feuille1.U57"/>
          </calcext:conditional-format>
          <calcext:conditional-format calcext:target-range-address="Feuille1.V57:Feuille1.V57">
            <calcext:condition calcext:apply-style-name="Cellule grisée" calcext:value="formula-is([.T57]=0)" calcext:base-cell-address="Feuille1.V57"/>
            <calcext:condition calcext:apply-style-name="Cellule invalide" calcext:value="formula-is(AND([.T57]&lt;&gt;0;[.V57]=&quot;&quot;))" calcext:base-cell-address="Feuille1.V57"/>
          </calcext:conditional-format>
          <calcext:conditional-format calcext:target-range-address="Feuille1.W57:Feuille1.X57">
            <calcext:condition calcext:apply-style-name="Cellule grisée" calcext:value="formula-is([.T57]=0)" calcext:base-cell-address="Feuille1.W57"/>
            <calcext:condition calcext:apply-style-name="Cellule invalide" calcext:value="formula-is(AND([.T57]&lt;&gt;0;[.W57]=&quot;&quot;))" calcext:base-cell-address="Feuille1.W57"/>
          </calcext:conditional-format>
          <calcext:conditional-format calcext:target-range-address="Feuille1.T58:Feuille1.T58">
            <calcext:condition calcext:apply-style-name="Cellule invalide" calcext:value="=&quot;&quot;" calcext:base-cell-address="Feuille1.T58"/>
          </calcext:conditional-format>
          <calcext:conditional-format calcext:target-range-address="Feuille1.U58:Feuille1.U58">
            <calcext:condition calcext:apply-style-name="Cellule grisée" calcext:value="formula-is([.T58]=0)" calcext:base-cell-address="Feuille1.U58"/>
            <calcext:condition calcext:apply-style-name="Cellule invalide" calcext:value="formula-is(AND([.T58]&lt;&gt;0;[.U58]=&quot;&quot;))" calcext:base-cell-address="Feuille1.U58"/>
          </calcext:conditional-format>
          <calcext:conditional-format calcext:target-range-address="Feuille1.V58:Feuille1.V58">
            <calcext:condition calcext:apply-style-name="Cellule grisée" calcext:value="formula-is([.T58]=0)" calcext:base-cell-address="Feuille1.V58"/>
            <calcext:condition calcext:apply-style-name="Cellule invalide" calcext:value="formula-is(AND([.T58]&lt;&gt;0;[.V58]=&quot;&quot;))" calcext:base-cell-address="Feuille1.V58"/>
          </calcext:conditional-format>
          <calcext:conditional-format calcext:target-range-address="Feuille1.W58:Feuille1.X58">
            <calcext:condition calcext:apply-style-name="Cellule grisée" calcext:value="formula-is([.T58]=0)" calcext:base-cell-address="Feuille1.W58"/>
            <calcext:condition calcext:apply-style-name="Cellule invalide" calcext:value="formula-is(AND([.T58]&lt;&gt;0;[.W58]=&quot;&quot;))" calcext:base-cell-address="Feuille1.W58"/>
          </calcext:conditional-format>
          <calcext:conditional-format calcext:target-range-address="Feuille1.T59:Feuille1.T59">
            <calcext:condition calcext:apply-style-name="Cellule invalide" calcext:value="=&quot;&quot;" calcext:base-cell-address="Feuille1.T59"/>
          </calcext:conditional-format>
          <calcext:conditional-format calcext:target-range-address="Feuille1.U59:Feuille1.U59">
            <calcext:condition calcext:apply-style-name="Cellule grisée" calcext:value="formula-is([.T59]=0)" calcext:base-cell-address="Feuille1.U59"/>
            <calcext:condition calcext:apply-style-name="Cellule invalide" calcext:value="formula-is(AND([.T59]&lt;&gt;0;[.U59]=&quot;&quot;))" calcext:base-cell-address="Feuille1.U59"/>
          </calcext:conditional-format>
          <calcext:conditional-format calcext:target-range-address="Feuille1.V59:Feuille1.V59">
            <calcext:condition calcext:apply-style-name="Cellule grisée" calcext:value="formula-is([.T59]=0)" calcext:base-cell-address="Feuille1.V59"/>
            <calcext:condition calcext:apply-style-name="Cellule invalide" calcext:value="formula-is(AND([.T59]&lt;&gt;0;[.V59]=&quot;&quot;))" calcext:base-cell-address="Feuille1.V59"/>
          </calcext:conditional-format>
          <calcext:conditional-format calcext:target-range-address="Feuille1.W59:Feuille1.X59">
            <calcext:condition calcext:apply-style-name="Cellule grisée" calcext:value="formula-is([.T59]=0)" calcext:base-cell-address="Feuille1.W59"/>
            <calcext:condition calcext:apply-style-name="Cellule invalide" calcext:value="formula-is(AND([.T59]&lt;&gt;0;[.W59]=&quot;&quot;))" calcext:base-cell-address="Feuille1.W59"/>
          </calcext:conditional-format>
          <calcext:conditional-format calcext:target-range-address="Feuille1.T60:Feuille1.T60">
            <calcext:condition calcext:apply-style-name="Cellule invalide" calcext:value="=&quot;&quot;" calcext:base-cell-address="Feuille1.T60"/>
          </calcext:conditional-format>
          <calcext:conditional-format calcext:target-range-address="Feuille1.U60:Feuille1.U60">
            <calcext:condition calcext:apply-style-name="Cellule grisée" calcext:value="formula-is([.T60]=0)" calcext:base-cell-address="Feuille1.U60"/>
            <calcext:condition calcext:apply-style-name="Cellule invalide" calcext:value="formula-is(AND([.T60]&lt;&gt;0;[.U60]=&quot;&quot;))" calcext:base-cell-address="Feuille1.U60"/>
          </calcext:conditional-format>
          <calcext:conditional-format calcext:target-range-address="Feuille1.V60:Feuille1.V60">
            <calcext:condition calcext:apply-style-name="Cellule grisée" calcext:value="formula-is([.T60]=0)" calcext:base-cell-address="Feuille1.V60"/>
            <calcext:condition calcext:apply-style-name="Cellule invalide" calcext:value="formula-is(AND([.T60]&lt;&gt;0;[.V60]=&quot;&quot;))" calcext:base-cell-address="Feuille1.V60"/>
          </calcext:conditional-format>
          <calcext:conditional-format calcext:target-range-address="Feuille1.W60:Feuille1.X60">
            <calcext:condition calcext:apply-style-name="Cellule grisée" calcext:value="formula-is([.T60]=0)" calcext:base-cell-address="Feuille1.W60"/>
            <calcext:condition calcext:apply-style-name="Cellule invalide" calcext:value="formula-is(AND([.T60]&lt;&gt;0;[.W60]=&quot;&quot;))" calcext:base-cell-address="Feuille1.W60"/>
          </calcext:conditional-format>
          <calcext:conditional-format calcext:target-range-address="Feuille1.T62:Feuille1.T62">
            <calcext:condition calcext:apply-style-name="Cellule invalide" calcext:value="=&quot;&quot;" calcext:base-cell-address="Feuille1.T62"/>
          </calcext:conditional-format>
          <calcext:conditional-format calcext:target-range-address="Feuille1.U62:Feuille1.U62">
            <calcext:condition calcext:apply-style-name="Cellule grisée" calcext:value="formula-is([.T62]=0)" calcext:base-cell-address="Feuille1.U62"/>
            <calcext:condition calcext:apply-style-name="Cellule invalide" calcext:value="formula-is(AND([.T62]&lt;&gt;0;[.U62]=&quot;&quot;))" calcext:base-cell-address="Feuille1.U62"/>
          </calcext:conditional-format>
          <calcext:conditional-format calcext:target-range-address="Feuille1.V62:Feuille1.V62">
            <calcext:condition calcext:apply-style-name="Cellule grisée" calcext:value="formula-is([.T62]=0)" calcext:base-cell-address="Feuille1.V62"/>
            <calcext:condition calcext:apply-style-name="Cellule invalide" calcext:value="formula-is(AND([.T62]&lt;&gt;0;[.V62]=&quot;&quot;))" calcext:base-cell-address="Feuille1.V62"/>
          </calcext:conditional-format>
          <calcext:conditional-format calcext:target-range-address="Feuille1.W62:Feuille1.X62">
            <calcext:condition calcext:apply-style-name="Cellule grisée" calcext:value="formula-is([.T62]=0)" calcext:base-cell-address="Feuille1.W62"/>
            <calcext:condition calcext:apply-style-name="Cellule invalide" calcext:value="formula-is(AND([.T62]&lt;&gt;0;[.W62]=&quot;&quot;))" calcext:base-cell-address="Feuille1.W62"/>
          </calcext:conditional-format>
          <calcext:conditional-format calcext:target-range-address="Feuille1.T63:Feuille1.T63">
            <calcext:condition calcext:apply-style-name="Cellule invalide" calcext:value="=&quot;&quot;" calcext:base-cell-address="Feuille1.T63"/>
          </calcext:conditional-format>
          <calcext:conditional-format calcext:target-range-address="Feuille1.U63:Feuille1.U63">
            <calcext:condition calcext:apply-style-name="Cellule grisée" calcext:value="formula-is([.T63]=0)" calcext:base-cell-address="Feuille1.U63"/>
            <calcext:condition calcext:apply-style-name="Cellule invalide" calcext:value="formula-is(AND([.T63]&lt;&gt;0;[.U63]=&quot;&quot;))" calcext:base-cell-address="Feuille1.U63"/>
          </calcext:conditional-format>
          <calcext:conditional-format calcext:target-range-address="Feuille1.V63:Feuille1.V63">
            <calcext:condition calcext:apply-style-name="Cellule grisée" calcext:value="formula-is([.T63]=0)" calcext:base-cell-address="Feuille1.V63"/>
            <calcext:condition calcext:apply-style-name="Cellule invalide" calcext:value="formula-is(AND([.T63]&lt;&gt;0;[.V63]=&quot;&quot;))" calcext:base-cell-address="Feuille1.V63"/>
          </calcext:conditional-format>
          <calcext:conditional-format calcext:target-range-address="Feuille1.W63:Feuille1.X63">
            <calcext:condition calcext:apply-style-name="Cellule grisée" calcext:value="formula-is([.T63]=0)" calcext:base-cell-address="Feuille1.W63"/>
            <calcext:condition calcext:apply-style-name="Cellule invalide" calcext:value="formula-is(AND([.T63]&lt;&gt;0;[.W63]=&quot;&quot;))" calcext:base-cell-address="Feuille1.W63"/>
          </calcext:conditional-format>
          <calcext:conditional-format calcext:target-range-address="Feuille1.T64:Feuille1.T64">
            <calcext:condition calcext:apply-style-name="Cellule invalide" calcext:value="=&quot;&quot;" calcext:base-cell-address="Feuille1.T64"/>
          </calcext:conditional-format>
          <calcext:conditional-format calcext:target-range-address="Feuille1.U64:Feuille1.U64">
            <calcext:condition calcext:apply-style-name="Cellule grisée" calcext:value="formula-is([.T64]=0)" calcext:base-cell-address="Feuille1.U64"/>
            <calcext:condition calcext:apply-style-name="Cellule invalide" calcext:value="formula-is(AND([.T64]&lt;&gt;0;[.U64]=&quot;&quot;))" calcext:base-cell-address="Feuille1.U64"/>
          </calcext:conditional-format>
          <calcext:conditional-format calcext:target-range-address="Feuille1.V64:Feuille1.V64">
            <calcext:condition calcext:apply-style-name="Cellule grisée" calcext:value="formula-is([.T64]=0)" calcext:base-cell-address="Feuille1.V64"/>
            <calcext:condition calcext:apply-style-name="Cellule invalide" calcext:value="formula-is(AND([.T64]&lt;&gt;0;[.V64]=&quot;&quot;))" calcext:base-cell-address="Feuille1.V64"/>
          </calcext:conditional-format>
          <calcext:conditional-format calcext:target-range-address="Feuille1.W64:Feuille1.X64">
            <calcext:condition calcext:apply-style-name="Cellule grisée" calcext:value="formula-is([.T64]=0)" calcext:base-cell-address="Feuille1.W64"/>
            <calcext:condition calcext:apply-style-name="Cellule invalide" calcext:value="formula-is(AND([.T64]&lt;&gt;0;[.W64]=&quot;&quot;))" calcext:base-cell-address="Feuille1.W64"/>
          </calcext:conditional-format>
          <calcext:conditional-format calcext:target-range-address="Feuille1.T65:Feuille1.T65">
            <calcext:condition calcext:apply-style-name="Cellule invalide" calcext:value="=&quot;&quot;" calcext:base-cell-address="Feuille1.T65"/>
          </calcext:conditional-format>
          <calcext:conditional-format calcext:target-range-address="Feuille1.U65:Feuille1.U65">
            <calcext:condition calcext:apply-style-name="Cellule grisée" calcext:value="formula-is([.T65]=0)" calcext:base-cell-address="Feuille1.U65"/>
            <calcext:condition calcext:apply-style-name="Cellule invalide" calcext:value="formula-is(AND([.T65]&lt;&gt;0;[.U65]=&quot;&quot;))" calcext:base-cell-address="Feuille1.U65"/>
          </calcext:conditional-format>
          <calcext:conditional-format calcext:target-range-address="Feuille1.V65:Feuille1.V65">
            <calcext:condition calcext:apply-style-name="Cellule grisée" calcext:value="formula-is([.T65]=0)" calcext:base-cell-address="Feuille1.V65"/>
            <calcext:condition calcext:apply-style-name="Cellule invalide" calcext:value="formula-is(AND([.T65]&lt;&gt;0;[.V65]=&quot;&quot;))" calcext:base-cell-address="Feuille1.V65"/>
          </calcext:conditional-format>
          <calcext:conditional-format calcext:target-range-address="Feuille1.W65:Feuille1.X65">
            <calcext:condition calcext:apply-style-name="Cellule grisée" calcext:value="formula-is([.T65]=0)" calcext:base-cell-address="Feuille1.W65"/>
            <calcext:condition calcext:apply-style-name="Cellule invalide" calcext:value="formula-is(AND([.T65]&lt;&gt;0;[.W65]=&quot;&quot;))" calcext:base-cell-address="Feuille1.W65"/>
          </calcext:conditional-format>
          <calcext:conditional-format calcext:target-range-address="Feuille1.U66:Feuille1.U66">
            <calcext:condition calcext:apply-style-name="Cellule grisée" calcext:value="formula-is([.T66]=0)" calcext:base-cell-address="Feuille1.U66"/>
            <calcext:condition calcext:apply-style-name="Cellule invalide" calcext:value="formula-is(AND([.T66]&lt;&gt;0;[.U66]=&quot;&quot;))" calcext:base-cell-address="Feuille1.U66"/>
          </calcext:conditional-format>
          <calcext:conditional-format calcext:target-range-address="Feuille1.V66:Feuille1.V66">
            <calcext:condition calcext:apply-style-name="Cellule grisée" calcext:value="formula-is([.T66]=0)" calcext:base-cell-address="Feuille1.V66"/>
            <calcext:condition calcext:apply-style-name="Cellule invalide" calcext:value="formula-is(AND([.T66]&lt;&gt;0;[.V66]=&quot;&quot;))" calcext:base-cell-address="Feuille1.V66"/>
          </calcext:conditional-format>
          <calcext:conditional-format calcext:target-range-address="Feuille1.W66:Feuille1.X66">
            <calcext:condition calcext:apply-style-name="Cellule grisée" calcext:value="formula-is([.T66]=0)" calcext:base-cell-address="Feuille1.W66"/>
            <calcext:condition calcext:apply-style-name="Cellule invalide" calcext:value="formula-is(AND([.T66]&lt;&gt;0;[.W66]=&quot;&quot;))" calcext:base-cell-address="Feuille1.W66"/>
          </calcext:conditional-format>
          <calcext:conditional-format calcext:target-range-address="Feuille1.T68:Feuille1.T68">
            <calcext:condition calcext:apply-style-name="Cellule invalide" calcext:value="=&quot;&quot;" calcext:base-cell-address="Feuille1.T68"/>
          </calcext:conditional-format>
          <calcext:conditional-format calcext:target-range-address="Feuille1.U68:Feuille1.U68">
            <calcext:condition calcext:apply-style-name="Cellule grisée" calcext:value="formula-is([.T68]=0)" calcext:base-cell-address="Feuille1.U68"/>
            <calcext:condition calcext:apply-style-name="Cellule invalide" calcext:value="formula-is(AND([.T68]&lt;&gt;0;[.U68]=&quot;&quot;))" calcext:base-cell-address="Feuille1.U68"/>
          </calcext:conditional-format>
          <calcext:conditional-format calcext:target-range-address="Feuille1.V68:Feuille1.V68">
            <calcext:condition calcext:apply-style-name="Cellule grisée" calcext:value="formula-is([.T68]=0)" calcext:base-cell-address="Feuille1.V68"/>
            <calcext:condition calcext:apply-style-name="Cellule invalide" calcext:value="formula-is(AND([.T68]&lt;&gt;0;[.V68]=&quot;&quot;))" calcext:base-cell-address="Feuille1.V68"/>
          </calcext:conditional-format>
          <calcext:conditional-format calcext:target-range-address="Feuille1.W68:Feuille1.X68">
            <calcext:condition calcext:apply-style-name="Cellule grisée" calcext:value="formula-is([.T68]=0)" calcext:base-cell-address="Feuille1.W68"/>
            <calcext:condition calcext:apply-style-name="Cellule invalide" calcext:value="formula-is(AND([.T68]&lt;&gt;0;[.W68]=&quot;&quot;))" calcext:base-cell-address="Feuille1.W68"/>
          </calcext:conditional-format>
          <calcext:conditional-format calcext:target-range-address="Feuille1.T69:Feuille1.T69">
            <calcext:condition calcext:apply-style-name="Cellule invalide" calcext:value="=&quot;&quot;" calcext:base-cell-address="Feuille1.T69"/>
          </calcext:conditional-format>
          <calcext:conditional-format calcext:target-range-address="Feuille1.U69:Feuille1.U69">
            <calcext:condition calcext:apply-style-name="Cellule grisée" calcext:value="formula-is([.T69]=0)" calcext:base-cell-address="Feuille1.U69"/>
            <calcext:condition calcext:apply-style-name="Cellule invalide" calcext:value="formula-is(AND([.T69]&lt;&gt;0;[.U69]=&quot;&quot;))" calcext:base-cell-address="Feuille1.U69"/>
          </calcext:conditional-format>
          <calcext:conditional-format calcext:target-range-address="Feuille1.V69:Feuille1.V69">
            <calcext:condition calcext:apply-style-name="Cellule grisée" calcext:value="formula-is([.T69]=0)" calcext:base-cell-address="Feuille1.V69"/>
            <calcext:condition calcext:apply-style-name="Cellule invalide" calcext:value="formula-is(AND([.T69]&lt;&gt;0;[.V69]=&quot;&quot;))" calcext:base-cell-address="Feuille1.V69"/>
          </calcext:conditional-format>
          <calcext:conditional-format calcext:target-range-address="Feuille1.W69:Feuille1.X69">
            <calcext:condition calcext:apply-style-name="Cellule grisée" calcext:value="formula-is([.T69]=0)" calcext:base-cell-address="Feuille1.W69"/>
            <calcext:condition calcext:apply-style-name="Cellule invalide" calcext:value="formula-is(AND([.T69]&lt;&gt;0;[.W69]=&quot;&quot;))" calcext:base-cell-address="Feuille1.W69"/>
          </calcext:conditional-format>
          <calcext:conditional-format calcext:target-range-address="Feuille1.G6:Feuille1.G6">
            <calcext:condition calcext:apply-style-name="Cellule grisée" calcext:value="formula-is([.F6]=0)" calcext:base-cell-address="Feuille1.G6"/>
            <calcext:condition calcext:apply-style-name="Cellule invalide" calcext:value="formula-is(AND([.F6]&lt;&gt;0;[.G6]=&quot;&quot;))" calcext:base-cell-address="Feuille1.G6"/>
          </calcext:conditional-format>
          <calcext:conditional-format calcext:target-range-address="Feuille1.H6:Feuille1.I6">
            <calcext:condition calcext:apply-style-name="Cellule invalide" calcext:value="=&quot;&quot;" calcext:base-cell-address="Feuille1.H6"/>
          </calcext:conditional-format>
          <calcext:conditional-format calcext:target-range-address="Feuille1.G7:Feuille1.G7">
            <calcext:condition calcext:apply-style-name="Cellule grisée" calcext:value="formula-is([.F7]=0)" calcext:base-cell-address="Feuille1.G7"/>
            <calcext:condition calcext:apply-style-name="Cellule invalide" calcext:value="formula-is(AND([.F7]&lt;&gt;0;[.G7]=&quot;&quot;))" calcext:base-cell-address="Feuille1.G7"/>
          </calcext:conditional-format>
          <calcext:conditional-format calcext:target-range-address="Feuille1.H7:Feuille1.I7">
            <calcext:condition calcext:apply-style-name="Cellule invalide" calcext:value="=&quot;&quot;" calcext:base-cell-address="Feuille1.H7"/>
          </calcext:conditional-format>
          <calcext:conditional-format calcext:target-range-address="Feuille1.G8:Feuille1.G8">
            <calcext:condition calcext:apply-style-name="Cellule grisée" calcext:value="formula-is([.F8]=0)" calcext:base-cell-address="Feuille1.G8"/>
            <calcext:condition calcext:apply-style-name="Cellule invalide" calcext:value="formula-is(AND([.F8]&lt;&gt;0;[.G8]=&quot;&quot;))" calcext:base-cell-address="Feuille1.G8"/>
          </calcext:conditional-format>
          <calcext:conditional-format calcext:target-range-address="Feuille1.H8:Feuille1.I8">
            <calcext:condition calcext:apply-style-name="Cellule invalide" calcext:value="=&quot;&quot;" calcext:base-cell-address="Feuille1.H8"/>
          </calcext:conditional-format>
          <calcext:conditional-format calcext:target-range-address="Feuille1.H9:Feuille1.I9">
            <calcext:condition calcext:apply-style-name="Cellule invalide" calcext:value="=&quot;&quot;" calcext:base-cell-address="Feuille1.H9"/>
          </calcext:conditional-format>
          <calcext:conditional-format calcext:target-range-address="Feuille1.G9:Feuille1.G9">
            <calcext:condition calcext:apply-style-name="Cellule grisée" calcext:value="formula-is([.F9]=0)" calcext:base-cell-address="Feuille1.G9"/>
            <calcext:condition calcext:apply-style-name="Cellule invalide" calcext:value="formula-is(AND([.F9]&lt;&gt;0;[.G9]=&quot;&quot;))" calcext:base-cell-address="Feuille1.G9"/>
          </calcext:conditional-format>
          <calcext:conditional-format calcext:target-range-address="Feuille1.H10:Feuille1.I10">
            <calcext:condition calcext:apply-style-name="Cellule invalide" calcext:value="=&quot;&quot;" calcext:base-cell-address="Feuille1.H10"/>
          </calcext:conditional-format>
          <calcext:conditional-format calcext:target-range-address="Feuille1.G10:Feuille1.G10">
            <calcext:condition calcext:apply-style-name="Cellule grisée" calcext:value="formula-is([.F10]=0)" calcext:base-cell-address="Feuille1.G10"/>
            <calcext:condition calcext:apply-style-name="Cellule invalide" calcext:value="formula-is(AND([.F10]&lt;&gt;0;[.G10]=&quot;&quot;))" calcext:base-cell-address="Feuille1.G10"/>
          </calcext:conditional-format>
          <calcext:conditional-format calcext:target-range-address="Feuille1.H11:Feuille1.I11">
            <calcext:condition calcext:apply-style-name="Cellule invalide" calcext:value="=&quot;&quot;" calcext:base-cell-address="Feuille1.H11"/>
          </calcext:conditional-format>
          <calcext:conditional-format calcext:target-range-address="Feuille1.G11:Feuille1.G11">
            <calcext:condition calcext:apply-style-name="Cellule grisée" calcext:value="formula-is([.F11]=0)" calcext:base-cell-address="Feuille1.G11"/>
            <calcext:condition calcext:apply-style-name="Cellule invalide" calcext:value="formula-is(AND([.F11]&lt;&gt;0;[.G11]=&quot;&quot;))" calcext:base-cell-address="Feuille1.G11"/>
          </calcext:conditional-format>
          <calcext:conditional-format calcext:target-range-address="Feuille1.H12:Feuille1.I12">
            <calcext:condition calcext:apply-style-name="Cellule invalide" calcext:value="=&quot;&quot;" calcext:base-cell-address="Feuille1.H12"/>
          </calcext:conditional-format>
          <calcext:conditional-format calcext:target-range-address="Feuille1.G12:Feuille1.G12">
            <calcext:condition calcext:apply-style-name="Cellule grisée" calcext:value="formula-is([.F12]=0)" calcext:base-cell-address="Feuille1.G12"/>
            <calcext:condition calcext:apply-style-name="Cellule invalide" calcext:value="formula-is(AND([.F12]&lt;&gt;0;[.G12]=&quot;&quot;))" calcext:base-cell-address="Feuille1.G12"/>
          </calcext:conditional-format>
          <calcext:conditional-format calcext:target-range-address="Feuille1.H13:Feuille1.I13">
            <calcext:condition calcext:apply-style-name="Cellule invalide" calcext:value="=&quot;&quot;" calcext:base-cell-address="Feuille1.H13"/>
          </calcext:conditional-format>
          <calcext:conditional-format calcext:target-range-address="Feuille1.G13:Feuille1.G13">
            <calcext:condition calcext:apply-style-name="Cellule grisée" calcext:value="formula-is([.F13]=0)" calcext:base-cell-address="Feuille1.G13"/>
            <calcext:condition calcext:apply-style-name="Cellule invalide" calcext:value="formula-is(AND([.F13]&lt;&gt;0;[.G13]=&quot;&quot;))" calcext:base-cell-address="Feuille1.G13"/>
          </calcext:conditional-format>
          <calcext:conditional-format calcext:target-range-address="Feuille1.H14:Feuille1.I14">
            <calcext:condition calcext:apply-style-name="Cellule invalide" calcext:value="=&quot;&quot;" calcext:base-cell-address="Feuille1.H14"/>
          </calcext:conditional-format>
          <calcext:conditional-format calcext:target-range-address="Feuille1.G14:Feuille1.G14">
            <calcext:condition calcext:apply-style-name="Cellule grisée" calcext:value="formula-is([.F14]=0)" calcext:base-cell-address="Feuille1.G14"/>
            <calcext:condition calcext:apply-style-name="Cellule invalide" calcext:value="formula-is(AND([.F14]&lt;&gt;0;[.G14]=&quot;&quot;))" calcext:base-cell-address="Feuille1.G14"/>
          </calcext:conditional-format>
          <calcext:conditional-format calcext:target-range-address="Feuille1.H15:Feuille1.I15">
            <calcext:condition calcext:apply-style-name="Cellule invalide" calcext:value="=&quot;&quot;" calcext:base-cell-address="Feuille1.H15"/>
          </calcext:conditional-format>
          <calcext:conditional-format calcext:target-range-address="Feuille1.G15:Feuille1.G15">
            <calcext:condition calcext:apply-style-name="Cellule grisée" calcext:value="formula-is([.F15]=0)" calcext:base-cell-address="Feuille1.G15"/>
            <calcext:condition calcext:apply-style-name="Cellule invalide" calcext:value="formula-is(AND([.F15]&lt;&gt;0;[.G15]=&quot;&quot;))" calcext:base-cell-address="Feuille1.G15"/>
          </calcext:conditional-format>
          <calcext:conditional-format calcext:target-range-address="Feuille1.H16:Feuille1.I16">
            <calcext:condition calcext:apply-style-name="Cellule invalide" calcext:value="=&quot;&quot;" calcext:base-cell-address="Feuille1.H16"/>
          </calcext:conditional-format>
          <calcext:conditional-format calcext:target-range-address="Feuille1.G16:Feuille1.G16">
            <calcext:condition calcext:apply-style-name="Cellule grisée" calcext:value="formula-is([.F16]=0)" calcext:base-cell-address="Feuille1.G16"/>
            <calcext:condition calcext:apply-style-name="Cellule invalide" calcext:value="formula-is(AND([.F16]&lt;&gt;0;[.G16]=&quot;&quot;))" calcext:base-cell-address="Feuille1.G16"/>
          </calcext:conditional-format>
          <calcext:conditional-format calcext:target-range-address="Feuille1.H17:Feuille1.I17">
            <calcext:condition calcext:apply-style-name="Cellule invalide" calcext:value="=&quot;&quot;" calcext:base-cell-address="Feuille1.H17"/>
          </calcext:conditional-format>
          <calcext:conditional-format calcext:target-range-address="Feuille1.G17:Feuille1.G17">
            <calcext:condition calcext:apply-style-name="Cellule grisée" calcext:value="formula-is([.F17]=0)" calcext:base-cell-address="Feuille1.G17"/>
            <calcext:condition calcext:apply-style-name="Cellule invalide" calcext:value="formula-is(AND([.F17]&lt;&gt;0;[.G17]=&quot;&quot;))" calcext:base-cell-address="Feuille1.G17"/>
          </calcext:conditional-format>
          <calcext:conditional-format calcext:target-range-address="Feuille1.H18:Feuille1.I18">
            <calcext:condition calcext:apply-style-name="Cellule invalide" calcext:value="=&quot;&quot;" calcext:base-cell-address="Feuille1.H18"/>
          </calcext:conditional-format>
          <calcext:conditional-format calcext:target-range-address="Feuille1.G18:Feuille1.G18">
            <calcext:condition calcext:apply-style-name="Cellule grisée" calcext:value="formula-is([.F18]=0)" calcext:base-cell-address="Feuille1.G18"/>
            <calcext:condition calcext:apply-style-name="Cellule invalide" calcext:value="formula-is(AND([.F18]&lt;&gt;0;[.G18]=&quot;&quot;))" calcext:base-cell-address="Feuille1.G18"/>
          </calcext:conditional-format>
          <calcext:conditional-format calcext:target-range-address="Feuille1.H21:Feuille1.I21">
            <calcext:condition calcext:apply-style-name="Cellule invalide" calcext:value="=&quot;&quot;" calcext:base-cell-address="Feuille1.H21"/>
          </calcext:conditional-format>
          <calcext:conditional-format calcext:target-range-address="Feuille1.G21:Feuille1.G21">
            <calcext:condition calcext:apply-style-name="Cellule grisée" calcext:value="formula-is([.F21]=0)" calcext:base-cell-address="Feuille1.G21"/>
            <calcext:condition calcext:apply-style-name="Cellule invalide" calcext:value="formula-is(AND([.F21]&lt;&gt;0;[.G21]=&quot;&quot;))" calcext:base-cell-address="Feuille1.G21"/>
          </calcext:conditional-format>
          <calcext:conditional-format calcext:target-range-address="Feuille1.H22:Feuille1.I22">
            <calcext:condition calcext:apply-style-name="Cellule invalide" calcext:value="=&quot;&quot;" calcext:base-cell-address="Feuille1.H22"/>
          </calcext:conditional-format>
          <calcext:conditional-format calcext:target-range-address="Feuille1.G22:Feuille1.G22">
            <calcext:condition calcext:apply-style-name="Cellule grisée" calcext:value="formula-is([.F22]=0)" calcext:base-cell-address="Feuille1.G22"/>
            <calcext:condition calcext:apply-style-name="Cellule invalide" calcext:value="formula-is(AND([.F22]&lt;&gt;0;[.G22]=&quot;&quot;))" calcext:base-cell-address="Feuille1.G22"/>
          </calcext:conditional-format>
          <calcext:conditional-format calcext:target-range-address="Feuille1.H23:Feuille1.I23">
            <calcext:condition calcext:apply-style-name="Cellule invalide" calcext:value="=&quot;&quot;" calcext:base-cell-address="Feuille1.H23"/>
          </calcext:conditional-format>
          <calcext:conditional-format calcext:target-range-address="Feuille1.G23:Feuille1.G23">
            <calcext:condition calcext:apply-style-name="Cellule grisée" calcext:value="formula-is([.F23]=0)" calcext:base-cell-address="Feuille1.G23"/>
            <calcext:condition calcext:apply-style-name="Cellule invalide" calcext:value="formula-is(AND([.F23]&lt;&gt;0;[.G23]=&quot;&quot;))" calcext:base-cell-address="Feuille1.G23"/>
          </calcext:conditional-format>
          <calcext:conditional-format calcext:target-range-address="Feuille1.H24:Feuille1.I24">
            <calcext:condition calcext:apply-style-name="Cellule invalide" calcext:value="=&quot;&quot;" calcext:base-cell-address="Feuille1.H24"/>
          </calcext:conditional-format>
          <calcext:conditional-format calcext:target-range-address="Feuille1.G24:Feuille1.G24">
            <calcext:condition calcext:apply-style-name="Cellule grisée" calcext:value="formula-is([.F24]=0)" calcext:base-cell-address="Feuille1.G24"/>
            <calcext:condition calcext:apply-style-name="Cellule invalide" calcext:value="formula-is(AND([.F24]&lt;&gt;0;[.G24]=&quot;&quot;))" calcext:base-cell-address="Feuille1.G24"/>
          </calcext:conditional-format>
          <calcext:conditional-format calcext:target-range-address="Feuille1.I25:Feuille1.I25">
            <calcext:condition calcext:apply-style-name="Cellule invalide" calcext:value="=&quot;&quot;" calcext:base-cell-address="Feuille1.I25"/>
          </calcext:conditional-format>
          <calcext:conditional-format calcext:target-range-address="Feuille1.I26:Feuille1.I26">
            <calcext:condition calcext:apply-style-name="Cellule invalide" calcext:value="=&quot;&quot;" calcext:base-cell-address="Feuille1.I26"/>
          </calcext:conditional-format>
          <calcext:conditional-format calcext:target-range-address="Feuille1.G28:Feuille1.G28">
            <calcext:condition calcext:apply-style-name="Cellule grisée" calcext:value="formula-is([.F28]=0)" calcext:base-cell-address="Feuille1.G28"/>
            <calcext:condition calcext:apply-style-name="Cellule invalide" calcext:value="formula-is(AND([.F28]&lt;&gt;0;[.G28]=&quot;&quot;))" calcext:base-cell-address="Feuille1.G28"/>
          </calcext:conditional-format>
          <calcext:conditional-format calcext:target-range-address="Feuille1.H28:Feuille1.H28">
            <calcext:condition calcext:apply-style-name="Cellule invalide" calcext:value="=&quot;&quot;" calcext:base-cell-address="Feuille1.H28"/>
          </calcext:conditional-format>
          <calcext:conditional-format calcext:target-range-address="Feuille1.G29:Feuille1.G29">
            <calcext:condition calcext:apply-style-name="Cellule grisée" calcext:value="formula-is([.F29]=0)" calcext:base-cell-address="Feuille1.G29"/>
            <calcext:condition calcext:apply-style-name="Cellule invalide" calcext:value="formula-is(AND([.F29]&lt;&gt;0;[.G29]=&quot;&quot;))" calcext:base-cell-address="Feuille1.G29"/>
          </calcext:conditional-format>
          <calcext:conditional-format calcext:target-range-address="Feuille1.H29:Feuille1.H29">
            <calcext:condition calcext:apply-style-name="Cellule invalide" calcext:value="=&quot;&quot;" calcext:base-cell-address="Feuille1.H29"/>
          </calcext:conditional-format>
          <calcext:conditional-format calcext:target-range-address="Feuille1.G30:Feuille1.G30">
            <calcext:condition calcext:apply-style-name="Cellule grisée" calcext:value="formula-is([.F30]=0)" calcext:base-cell-address="Feuille1.G30"/>
            <calcext:condition calcext:apply-style-name="Cellule invalide" calcext:value="formula-is(AND([.F30]&lt;&gt;0;[.G30]=&quot;&quot;))" calcext:base-cell-address="Feuille1.G30"/>
          </calcext:conditional-format>
          <calcext:conditional-format calcext:target-range-address="Feuille1.H30:Feuille1.H30">
            <calcext:condition calcext:apply-style-name="Cellule invalide" calcext:value="=&quot;&quot;" calcext:base-cell-address="Feuille1.H30"/>
          </calcext:conditional-format>
          <calcext:conditional-format calcext:target-range-address="Feuille1.I28:Feuille1.I28">
            <calcext:condition calcext:apply-style-name="Cellule invalide" calcext:value="=&quot;&quot;" calcext:base-cell-address="Feuille1.I28"/>
          </calcext:conditional-format>
          <calcext:conditional-format calcext:target-range-address="Feuille1.I29:Feuille1.I29">
            <calcext:condition calcext:apply-style-name="Cellule invalide" calcext:value="=&quot;&quot;" calcext:base-cell-address="Feuille1.I29"/>
          </calcext:conditional-format>
          <calcext:conditional-format calcext:target-range-address="Feuille1.I30:Feuille1.I30">
            <calcext:condition calcext:apply-style-name="Cellule invalide" calcext:value="=&quot;&quot;" calcext:base-cell-address="Feuille1.I30"/>
          </calcext:conditional-format>
          <calcext:conditional-format calcext:target-range-address="Feuille1.H31:Feuille1.I31">
            <calcext:condition calcext:apply-style-name="Cellule invalide" calcext:value="=&quot;&quot;" calcext:base-cell-address="Feuille1.H31"/>
          </calcext:conditional-format>
          <calcext:conditional-format calcext:target-range-address="Feuille1.G31:Feuille1.G31">
            <calcext:condition calcext:apply-style-name="Cellule grisée" calcext:value="formula-is([.F31]=0)" calcext:base-cell-address="Feuille1.G31"/>
            <calcext:condition calcext:apply-style-name="Cellule invalide" calcext:value="formula-is(AND([.F31]&lt;&gt;0;[.G31]=&quot;&quot;))" calcext:base-cell-address="Feuille1.G31"/>
          </calcext:conditional-format>
          <calcext:conditional-format calcext:target-range-address="Feuille1.G32:Feuille1.G32">
            <calcext:condition calcext:apply-style-name="Cellule grisée" calcext:value="formula-is([.F32]=0)" calcext:base-cell-address="Feuille1.G32"/>
            <calcext:condition calcext:apply-style-name="Cellule invalide" calcext:value="formula-is(AND([.F32]&lt;&gt;0;[.G32]=&quot;&quot;))" calcext:base-cell-address="Feuille1.G32"/>
          </calcext:conditional-format>
          <calcext:conditional-format calcext:target-range-address="Feuille1.H32:Feuille1.I32">
            <calcext:condition calcext:apply-style-name="Cellule invalide" calcext:value="=&quot;&quot;" calcext:base-cell-address="Feuille1.H32"/>
          </calcext:conditional-format>
          <calcext:conditional-format calcext:target-range-address="Feuille1.N19:Feuille1.N19 Feuille1.R19:Feuille1.S19 Feuille1.A19:Feuille1.F19 Feuille1.K19:Feuille1.L19">
            <calcext:condition calcext:apply-style-name="Cellule invalide" calcext:value="=&quot;&quot;" calcext:base-cell-address="Feuille1.A19"/>
          </calcext:conditional-format>
          <calcext:conditional-format calcext:target-range-address="Feuille1.M19:Feuille1.M19">
            <calcext:condition calcext:apply-style-name="Cellule grisée" calcext:value="formula-is(#REF!=0)" calcext:base-cell-address="Feuille1.M19"/>
          </calcext:conditional-format>
          <calcext:conditional-format calcext:target-range-address="Feuille1.O19:Feuille1.O19">
            <calcext:condition calcext:apply-style-name="Cellule grisée" calcext:value="formula-is(#REF!=1)" calcext:base-cell-address="Feuille1.O19"/>
            <calcext:condition calcext:apply-style-name="Cellule invalide" calcext:value="formula-is(AND(#REF!&gt;1;#REF!=&quot;&quot;))" calcext:base-cell-address="Feuille1.O19"/>
          </calcext:conditional-format>
          <calcext:conditional-format calcext:target-range-address="Feuille1.P19:Feuille1.P19">
            <calcext:condition calcext:apply-style-name="Cellule grisée" calcext:value="formula-is(#REF!=1)" calcext:base-cell-address="Feuille1.P19"/>
            <calcext:condition calcext:apply-style-name="Cellule invalide" calcext:value="formula-is(AND(#REF!&gt;1;#REF!=&quot;&quot;))" calcext:base-cell-address="Feuille1.P19"/>
          </calcext:conditional-format>
          <calcext:conditional-format calcext:target-range-address="Feuille1.Q19:Feuille1.Q19">
            <calcext:condition calcext:apply-style-name="Cellule grisée" calcext:value="formula-is(#REF!=1)" calcext:base-cell-address="Feuille1.Q19"/>
            <calcext:condition calcext:apply-style-name="Cellule invalide" calcext:value="formula-is(AND(#REF!&gt;1;#REF!=&quot;&quot;))" calcext:base-cell-address="Feuille1.Q19"/>
          </calcext:conditional-format>
          <calcext:conditional-format calcext:target-range-address="Feuille1.T19:Feuille1.T19">
            <calcext:condition calcext:apply-style-name="Cellule invalide" calcext:value="=&quot;&quot;" calcext:base-cell-address="Feuille1.T19"/>
          </calcext:conditional-format>
          <calcext:conditional-format calcext:target-range-address="Feuille1.U19:Feuille1.U19">
            <calcext:condition calcext:apply-style-name="Cellule grisée" calcext:value="formula-is([.T19]=0)" calcext:base-cell-address="Feuille1.U19"/>
            <calcext:condition calcext:apply-style-name="Cellule invalide" calcext:value="formula-is(AND([.T19]&lt;&gt;0;[.U19]=&quot;&quot;))" calcext:base-cell-address="Feuille1.U19"/>
          </calcext:conditional-format>
          <calcext:conditional-format calcext:target-range-address="Feuille1.V19:Feuille1.V19">
            <calcext:condition calcext:apply-style-name="Cellule grisée" calcext:value="formula-is([.T19]=0)" calcext:base-cell-address="Feuille1.V19"/>
            <calcext:condition calcext:apply-style-name="Cellule invalide" calcext:value="formula-is(AND([.T19]&lt;&gt;0;[.V19]=&quot;&quot;))" calcext:base-cell-address="Feuille1.V19"/>
          </calcext:conditional-format>
          <calcext:conditional-format calcext:target-range-address="Feuille1.W19:Feuille1.X19">
            <calcext:condition calcext:apply-style-name="Cellule grisée" calcext:value="formula-is([.T19]=0)" calcext:base-cell-address="Feuille1.W19"/>
            <calcext:condition calcext:apply-style-name="Cellule invalide" calcext:value="formula-is(AND([.T19]&lt;&gt;0;[.W19]=&quot;&quot;))" calcext:base-cell-address="Feuille1.W19"/>
          </calcext:conditional-format>
          <calcext:conditional-format calcext:target-range-address="Feuille1.H19:Feuille1.I19">
            <calcext:condition calcext:apply-style-name="Cellule invalide" calcext:value="=&quot;&quot;" calcext:base-cell-address="Feuille1.H19"/>
          </calcext:conditional-format>
          <calcext:conditional-format calcext:target-range-address="Feuille1.G19:Feuille1.G19">
            <calcext:condition calcext:apply-style-name="Cellule grisée" calcext:value="formula-is([.F19]=0)" calcext:base-cell-address="Feuille1.G19"/>
            <calcext:condition calcext:apply-style-name="Cellule invalide" calcext:value="formula-is(AND([.F19]&lt;&gt;0;[.G19]=&quot;&quot;))" calcext:base-cell-address="Feuille1.G19"/>
          </calcext:conditional-format>
          <calcext:conditional-format calcext:target-range-address="Feuille1.N20:Feuille1.N20 Feuille1.R20:Feuille1.S20 Feuille1.C20:Feuille1.F20 Feuille1.K20:Feuille1.L20">
            <calcext:condition calcext:apply-style-name="Cellule invalide" calcext:value="=&quot;&quot;" calcext:base-cell-address="Feuille1.C20"/>
          </calcext:conditional-format>
          <calcext:conditional-format calcext:target-range-address="Feuille1.M20:Feuille1.M20">
            <calcext:condition calcext:apply-style-name="Cellule grisée" calcext:value="formula-is(#REF!=0)" calcext:base-cell-address="Feuille1.M20"/>
          </calcext:conditional-format>
          <calcext:conditional-format calcext:target-range-address="Feuille1.O20:Feuille1.O20">
            <calcext:condition calcext:apply-style-name="Cellule grisée" calcext:value="formula-is(#REF!=1)" calcext:base-cell-address="Feuille1.O20"/>
            <calcext:condition calcext:apply-style-name="Cellule invalide" calcext:value="formula-is(AND(#REF!&gt;1;#REF!=&quot;&quot;))" calcext:base-cell-address="Feuille1.O20"/>
          </calcext:conditional-format>
          <calcext:conditional-format calcext:target-range-address="Feuille1.P20:Feuille1.P20">
            <calcext:condition calcext:apply-style-name="Cellule grisée" calcext:value="formula-is(#REF!=1)" calcext:base-cell-address="Feuille1.P20"/>
            <calcext:condition calcext:apply-style-name="Cellule invalide" calcext:value="formula-is(AND(#REF!&gt;1;#REF!=&quot;&quot;))" calcext:base-cell-address="Feuille1.P20"/>
          </calcext:conditional-format>
          <calcext:conditional-format calcext:target-range-address="Feuille1.Q20:Feuille1.Q20">
            <calcext:condition calcext:apply-style-name="Cellule grisée" calcext:value="formula-is(#REF!=1)" calcext:base-cell-address="Feuille1.Q20"/>
            <calcext:condition calcext:apply-style-name="Cellule invalide" calcext:value="formula-is(AND(#REF!&gt;1;#REF!=&quot;&quot;))" calcext:base-cell-address="Feuille1.Q20"/>
          </calcext:conditional-format>
          <calcext:conditional-format calcext:target-range-address="Feuille1.T20:Feuille1.T20">
            <calcext:condition calcext:apply-style-name="Cellule invalide" calcext:value="=&quot;&quot;" calcext:base-cell-address="Feuille1.T20"/>
          </calcext:conditional-format>
          <calcext:conditional-format calcext:target-range-address="Feuille1.U20:Feuille1.U20">
            <calcext:condition calcext:apply-style-name="Cellule grisée" calcext:value="formula-is([.T20]=0)" calcext:base-cell-address="Feuille1.U20"/>
            <calcext:condition calcext:apply-style-name="Cellule invalide" calcext:value="formula-is(AND([.T20]&lt;&gt;0;[.U20]=&quot;&quot;))" calcext:base-cell-address="Feuille1.U20"/>
          </calcext:conditional-format>
          <calcext:conditional-format calcext:target-range-address="Feuille1.V20:Feuille1.V20">
            <calcext:condition calcext:apply-style-name="Cellule grisée" calcext:value="formula-is([.T20]=0)" calcext:base-cell-address="Feuille1.V20"/>
            <calcext:condition calcext:apply-style-name="Cellule invalide" calcext:value="formula-is(AND([.T20]&lt;&gt;0;[.V20]=&quot;&quot;))" calcext:base-cell-address="Feuille1.V20"/>
          </calcext:conditional-format>
          <calcext:conditional-format calcext:target-range-address="Feuille1.W20:Feuille1.X20">
            <calcext:condition calcext:apply-style-name="Cellule grisée" calcext:value="formula-is([.T20]=0)" calcext:base-cell-address="Feuille1.W20"/>
            <calcext:condition calcext:apply-style-name="Cellule invalide" calcext:value="formula-is(AND([.T20]&lt;&gt;0;[.W20]=&quot;&quot;))" calcext:base-cell-address="Feuille1.W20"/>
          </calcext:conditional-format>
          <calcext:conditional-format calcext:target-range-address="Feuille1.H20:Feuille1.I20">
            <calcext:condition calcext:apply-style-name="Cellule invalide" calcext:value="=&quot;&quot;" calcext:base-cell-address="Feuille1.H20"/>
          </calcext:conditional-format>
          <calcext:conditional-format calcext:target-range-address="Feuille1.G20:Feuille1.G20">
            <calcext:condition calcext:apply-style-name="Cellule grisée" calcext:value="formula-is([.F20]=0)" calcext:base-cell-address="Feuille1.G20"/>
            <calcext:condition calcext:apply-style-name="Cellule invalide" calcext:value="formula-is(AND([.F20]&lt;&gt;0;[.G20]=&quot;&quot;))" calcext:base-cell-address="Feuille1.G20"/>
          </calcext:conditional-format>
          <calcext:conditional-format calcext:target-range-address="Feuille1.A20:Feuille1.A20">
            <calcext:condition calcext:apply-style-name="Cellule invalide" calcext:value="=&quot;&quot;" calcext:base-cell-address="Feuille1.A20"/>
          </calcext:conditional-format>
          <calcext:conditional-format calcext:target-range-address="Feuille1.B20:Feuille1.B20">
            <calcext:condition calcext:apply-style-name="Cellule invalide" calcext:value="=&quot;&quot;" calcext:base-cell-address="Feuille1.B20"/>
          </calcext:conditional-format>
          <calcext:conditional-format calcext:target-range-address="Feuille1.I27:Feuille1.I27">
            <calcext:condition calcext:apply-style-name="Cellule invalide" calcext:value="=&quot;&quot;" calcext:base-cell-address="Feuille1.I27"/>
          </calcext:conditional-format>
          <calcext:conditional-format calcext:target-range-address="Feuille1.I33:Feuille1.I33">
            <calcext:condition calcext:apply-style-name="Cellule invalide" calcext:value="=&quot;&quot;" calcext:base-cell-address="Feuille1.I33"/>
          </calcext:conditional-format>
          <calcext:conditional-format calcext:target-range-address="Feuille1.H34:Feuille1.I34">
            <calcext:condition calcext:apply-style-name="Cellule invalide" calcext:value="=&quot;&quot;" calcext:base-cell-address="Feuille1.H34"/>
          </calcext:conditional-format>
          <calcext:conditional-format calcext:target-range-address="Feuille1.G34:Feuille1.G34">
            <calcext:condition calcext:apply-style-name="Cellule grisée" calcext:value="formula-is([.F34]=0)" calcext:base-cell-address="Feuille1.G34"/>
            <calcext:condition calcext:apply-style-name="Cellule invalide" calcext:value="formula-is(AND([.F34]&lt;&gt;0;[.G34]=&quot;&quot;))" calcext:base-cell-address="Feuille1.G34"/>
          </calcext:conditional-format>
          <calcext:conditional-format calcext:target-range-address="Feuille1.H35:Feuille1.I35">
            <calcext:condition calcext:apply-style-name="Cellule invalide" calcext:value="=&quot;&quot;" calcext:base-cell-address="Feuille1.H35"/>
          </calcext:conditional-format>
          <calcext:conditional-format calcext:target-range-address="Feuille1.G35:Feuille1.G35">
            <calcext:condition calcext:apply-style-name="Cellule grisée" calcext:value="formula-is([.F35]=0)" calcext:base-cell-address="Feuille1.G35"/>
            <calcext:condition calcext:apply-style-name="Cellule invalide" calcext:value="formula-is(AND([.F35]&lt;&gt;0;[.G35]=&quot;&quot;))" calcext:base-cell-address="Feuille1.G35"/>
          </calcext:conditional-format>
          <calcext:conditional-format calcext:target-range-address="Feuille1.G36:Feuille1.G36">
            <calcext:condition calcext:apply-style-name="Cellule grisée" calcext:value="formula-is([.F36]=0)" calcext:base-cell-address="Feuille1.G36"/>
            <calcext:condition calcext:apply-style-name="Cellule invalide" calcext:value="formula-is(AND([.F36]&lt;&gt;0;[.G36]=&quot;&quot;))" calcext:base-cell-address="Feuille1.G36"/>
          </calcext:conditional-format>
          <calcext:conditional-format calcext:target-range-address="Feuille1.H36:Feuille1.I36">
            <calcext:condition calcext:apply-style-name="Cellule invalide" calcext:value="=&quot;&quot;" calcext:base-cell-address="Feuille1.H36"/>
          </calcext:conditional-format>
          <calcext:conditional-format calcext:target-range-address="Feuille1.I37:Feuille1.I37">
            <calcext:condition calcext:apply-style-name="Cellule invalide" calcext:value="=&quot;&quot;" calcext:base-cell-address="Feuille1.I37"/>
          </calcext:conditional-format>
          <calcext:conditional-format calcext:target-range-address="Feuille1.H38:Feuille1.I38">
            <calcext:condition calcext:apply-style-name="Cellule invalide" calcext:value="=&quot;&quot;" calcext:base-cell-address="Feuille1.H38"/>
          </calcext:conditional-format>
          <calcext:conditional-format calcext:target-range-address="Feuille1.G38:Feuille1.G38">
            <calcext:condition calcext:apply-style-name="Cellule grisée" calcext:value="formula-is([.F38]=0)" calcext:base-cell-address="Feuille1.G38"/>
            <calcext:condition calcext:apply-style-name="Cellule invalide" calcext:value="formula-is(AND([.F38]&lt;&gt;0;[.G38]=&quot;&quot;))" calcext:base-cell-address="Feuille1.G38"/>
          </calcext:conditional-format>
          <calcext:conditional-format calcext:target-range-address="Feuille1.H39:Feuille1.I39">
            <calcext:condition calcext:apply-style-name="Cellule invalide" calcext:value="=&quot;&quot;" calcext:base-cell-address="Feuille1.H39"/>
          </calcext:conditional-format>
          <calcext:conditional-format calcext:target-range-address="Feuille1.G39:Feuille1.G39">
            <calcext:condition calcext:apply-style-name="Cellule grisée" calcext:value="formula-is([.F39]=0)" calcext:base-cell-address="Feuille1.G39"/>
            <calcext:condition calcext:apply-style-name="Cellule invalide" calcext:value="formula-is(AND([.F39]&lt;&gt;0;[.G39]=&quot;&quot;))" calcext:base-cell-address="Feuille1.G39"/>
          </calcext:conditional-format>
          <calcext:conditional-format calcext:target-range-address="Feuille1.H40:Feuille1.I40">
            <calcext:condition calcext:apply-style-name="Cellule invalide" calcext:value="=&quot;&quot;" calcext:base-cell-address="Feuille1.H40"/>
          </calcext:conditional-format>
          <calcext:conditional-format calcext:target-range-address="Feuille1.G40:Feuille1.G40">
            <calcext:condition calcext:apply-style-name="Cellule grisée" calcext:value="formula-is([.F40]=0)" calcext:base-cell-address="Feuille1.G40"/>
            <calcext:condition calcext:apply-style-name="Cellule invalide" calcext:value="formula-is(AND([.F40]&lt;&gt;0;[.G40]=&quot;&quot;))" calcext:base-cell-address="Feuille1.G40"/>
          </calcext:conditional-format>
          <calcext:conditional-format calcext:target-range-address="Feuille1.H41:Feuille1.I41">
            <calcext:condition calcext:apply-style-name="Cellule invalide" calcext:value="=&quot;&quot;" calcext:base-cell-address="Feuille1.H41"/>
          </calcext:conditional-format>
          <calcext:conditional-format calcext:target-range-address="Feuille1.G41:Feuille1.G41">
            <calcext:condition calcext:apply-style-name="Cellule grisée" calcext:value="formula-is([.F41]=0)" calcext:base-cell-address="Feuille1.G41"/>
            <calcext:condition calcext:apply-style-name="Cellule invalide" calcext:value="formula-is(AND([.F41]&lt;&gt;0;[.G41]=&quot;&quot;))" calcext:base-cell-address="Feuille1.G41"/>
          </calcext:conditional-format>
          <calcext:conditional-format calcext:target-range-address="Feuille1.K42:Feuille1.K42">
            <calcext:condition calcext:apply-style-name="Cellule invalide" calcext:value="=&quot;&quot;" calcext:base-cell-address="Feuille1.K42"/>
          </calcext:conditional-format>
          <calcext:conditional-format calcext:target-range-address="Feuille1.H42:Feuille1.I42">
            <calcext:condition calcext:apply-style-name="Cellule invalide" calcext:value="=&quot;&quot;" calcext:base-cell-address="Feuille1.H42"/>
          </calcext:conditional-format>
          <calcext:conditional-format calcext:target-range-address="Feuille1.G43:Feuille1.G43">
            <calcext:condition calcext:apply-style-name="Cellule grisée" calcext:value="formula-is([.F43]=0)" calcext:base-cell-address="Feuille1.G43"/>
            <calcext:condition calcext:apply-style-name="Cellule invalide" calcext:value="formula-is(AND([.F43]&lt;&gt;0;[.G43]=&quot;&quot;))" calcext:base-cell-address="Feuille1.G43"/>
          </calcext:conditional-format>
          <calcext:conditional-format calcext:target-range-address="Feuille1.H43:Feuille1.H43">
            <calcext:condition calcext:apply-style-name="Cellule invalide" calcext:value="=&quot;&quot;" calcext:base-cell-address="Feuille1.H43"/>
          </calcext:conditional-format>
          <calcext:conditional-format calcext:target-range-address="Feuille1.I43:Feuille1.I43">
            <calcext:condition calcext:apply-style-name="Cellule invalide" calcext:value="=&quot;&quot;" calcext:base-cell-address="Feuille1.I43"/>
          </calcext:conditional-format>
          <calcext:conditional-format calcext:target-range-address="Feuille1.G44:Feuille1.G44">
            <calcext:condition calcext:apply-style-name="Cellule grisée" calcext:value="formula-is([.F44]=0)" calcext:base-cell-address="Feuille1.G44"/>
            <calcext:condition calcext:apply-style-name="Cellule invalide" calcext:value="formula-is(AND([.F44]&lt;&gt;0;[.G44]=&quot;&quot;))" calcext:base-cell-address="Feuille1.G44"/>
          </calcext:conditional-format>
          <calcext:conditional-format calcext:target-range-address="Feuille1.H44:Feuille1.H44">
            <calcext:condition calcext:apply-style-name="Cellule invalide" calcext:value="=&quot;&quot;" calcext:base-cell-address="Feuille1.H44"/>
          </calcext:conditional-format>
          <calcext:conditional-format calcext:target-range-address="Feuille1.I44:Feuille1.I44">
            <calcext:condition calcext:apply-style-name="Cellule invalide" calcext:value="=&quot;&quot;" calcext:base-cell-address="Feuille1.I44"/>
          </calcext:conditional-format>
          <calcext:conditional-format calcext:target-range-address="Feuille1.G45:Feuille1.G45">
            <calcext:condition calcext:apply-style-name="Cellule grisée" calcext:value="formula-is([.F45]=0)" calcext:base-cell-address="Feuille1.G45"/>
            <calcext:condition calcext:apply-style-name="Cellule invalide" calcext:value="formula-is(AND([.F45]&lt;&gt;0;[.G45]=&quot;&quot;))" calcext:base-cell-address="Feuille1.G45"/>
          </calcext:conditional-format>
          <calcext:conditional-format calcext:target-range-address="Feuille1.H45:Feuille1.H45">
            <calcext:condition calcext:apply-style-name="Cellule invalide" calcext:value="=&quot;&quot;" calcext:base-cell-address="Feuille1.H45"/>
          </calcext:conditional-format>
          <calcext:conditional-format calcext:target-range-address="Feuille1.I45:Feuille1.I45">
            <calcext:condition calcext:apply-style-name="Cellule invalide" calcext:value="=&quot;&quot;" calcext:base-cell-address="Feuille1.I45"/>
          </calcext:conditional-format>
          <calcext:conditional-format calcext:target-range-address="Feuille1.G46:Feuille1.G46">
            <calcext:condition calcext:apply-style-name="Cellule grisée" calcext:value="formula-is([.F46]=0)" calcext:base-cell-address="Feuille1.G46"/>
            <calcext:condition calcext:apply-style-name="Cellule invalide" calcext:value="formula-is(AND([.F46]&lt;&gt;0;[.G46]=&quot;&quot;))" calcext:base-cell-address="Feuille1.G46"/>
          </calcext:conditional-format>
          <calcext:conditional-format calcext:target-range-address="Feuille1.H46:Feuille1.H46">
            <calcext:condition calcext:apply-style-name="Cellule invalide" calcext:value="=&quot;&quot;" calcext:base-cell-address="Feuille1.H46"/>
          </calcext:conditional-format>
          <calcext:conditional-format calcext:target-range-address="Feuille1.I46:Feuille1.I46">
            <calcext:condition calcext:apply-style-name="Cellule invalide" calcext:value="=&quot;&quot;" calcext:base-cell-address="Feuille1.I46"/>
          </calcext:conditional-format>
          <calcext:conditional-format calcext:target-range-address="Feuille1.G47:Feuille1.G47">
            <calcext:condition calcext:apply-style-name="Cellule grisée" calcext:value="formula-is([.F47]=0)" calcext:base-cell-address="Feuille1.G47"/>
            <calcext:condition calcext:apply-style-name="Cellule invalide" calcext:value="formula-is(AND([.F47]&lt;&gt;0;[.G47]=&quot;&quot;))" calcext:base-cell-address="Feuille1.G47"/>
          </calcext:conditional-format>
          <calcext:conditional-format calcext:target-range-address="Feuille1.H47:Feuille1.H47">
            <calcext:condition calcext:apply-style-name="Cellule invalide" calcext:value="=&quot;&quot;" calcext:base-cell-address="Feuille1.H47"/>
          </calcext:conditional-format>
          <calcext:conditional-format calcext:target-range-address="Feuille1.I47:Feuille1.I47">
            <calcext:condition calcext:apply-style-name="Cellule invalide" calcext:value="=&quot;&quot;" calcext:base-cell-address="Feuille1.I47"/>
          </calcext:conditional-format>
          <calcext:conditional-format calcext:target-range-address="Feuille1.G48:Feuille1.G48">
            <calcext:condition calcext:apply-style-name="Cellule grisée" calcext:value="formula-is([.F48]=0)" calcext:base-cell-address="Feuille1.G48"/>
            <calcext:condition calcext:apply-style-name="Cellule invalide" calcext:value="formula-is(AND([.F48]&lt;&gt;0;[.G48]=&quot;&quot;))" calcext:base-cell-address="Feuille1.G48"/>
          </calcext:conditional-format>
          <calcext:conditional-format calcext:target-range-address="Feuille1.H48:Feuille1.H48">
            <calcext:condition calcext:apply-style-name="Cellule invalide" calcext:value="=&quot;&quot;" calcext:base-cell-address="Feuille1.H48"/>
          </calcext:conditional-format>
          <calcext:conditional-format calcext:target-range-address="Feuille1.I48:Feuille1.I48">
            <calcext:condition calcext:apply-style-name="Cellule invalide" calcext:value="=&quot;&quot;" calcext:base-cell-address="Feuille1.I48"/>
          </calcext:conditional-format>
          <calcext:conditional-format calcext:target-range-address="Feuille1.H49:Feuille1.I49">
            <calcext:condition calcext:apply-style-name="Cellule invalide" calcext:value="=&quot;&quot;" calcext:base-cell-address="Feuille1.H49"/>
          </calcext:conditional-format>
          <calcext:conditional-format calcext:target-range-address="Feuille1.G50:Feuille1.G50">
            <calcext:condition calcext:apply-style-name="Cellule grisée" calcext:value="formula-is([.F50]=0)" calcext:base-cell-address="Feuille1.G50"/>
            <calcext:condition calcext:apply-style-name="Cellule invalide" calcext:value="formula-is(AND([.F50]&lt;&gt;0;[.G50]=&quot;&quot;))" calcext:base-cell-address="Feuille1.G50"/>
          </calcext:conditional-format>
          <calcext:conditional-format calcext:target-range-address="Feuille1.H50:Feuille1.I50">
            <calcext:condition calcext:apply-style-name="Cellule invalide" calcext:value="=&quot;&quot;" calcext:base-cell-address="Feuille1.H50"/>
          </calcext:conditional-format>
          <calcext:conditional-format calcext:target-range-address="Feuille1.G51:Feuille1.G51">
            <calcext:condition calcext:apply-style-name="Cellule grisée" calcext:value="formula-is([.F51]=0)" calcext:base-cell-address="Feuille1.G51"/>
            <calcext:condition calcext:apply-style-name="Cellule invalide" calcext:value="formula-is(AND([.F51]&lt;&gt;0;[.G51]=&quot;&quot;))" calcext:base-cell-address="Feuille1.G51"/>
          </calcext:conditional-format>
          <calcext:conditional-format calcext:target-range-address="Feuille1.H51:Feuille1.I51">
            <calcext:condition calcext:apply-style-name="Cellule invalide" calcext:value="=&quot;&quot;" calcext:base-cell-address="Feuille1.H51"/>
          </calcext:conditional-format>
          <calcext:conditional-format calcext:target-range-address="Feuille1.G52:Feuille1.G52">
            <calcext:condition calcext:apply-style-name="Cellule grisée" calcext:value="formula-is([.F52]=0)" calcext:base-cell-address="Feuille1.G52"/>
            <calcext:condition calcext:apply-style-name="Cellule invalide" calcext:value="formula-is(AND([.F52]&lt;&gt;0;[.G52]=&quot;&quot;))" calcext:base-cell-address="Feuille1.G52"/>
          </calcext:conditional-format>
          <calcext:conditional-format calcext:target-range-address="Feuille1.H52:Feuille1.I52">
            <calcext:condition calcext:apply-style-name="Cellule invalide" calcext:value="=&quot;&quot;" calcext:base-cell-address="Feuille1.H52"/>
          </calcext:conditional-format>
          <calcext:conditional-format calcext:target-range-address="Feuille1.G53:Feuille1.G53">
            <calcext:condition calcext:apply-style-name="Cellule grisée" calcext:value="formula-is([.F53]=0)" calcext:base-cell-address="Feuille1.G53"/>
            <calcext:condition calcext:apply-style-name="Cellule invalide" calcext:value="formula-is(AND([.F53]&lt;&gt;0;[.G53]=&quot;&quot;))" calcext:base-cell-address="Feuille1.G53"/>
          </calcext:conditional-format>
          <calcext:conditional-format calcext:target-range-address="Feuille1.H53:Feuille1.I53">
            <calcext:condition calcext:apply-style-name="Cellule invalide" calcext:value="=&quot;&quot;" calcext:base-cell-address="Feuille1.H53"/>
          </calcext:conditional-format>
          <calcext:conditional-format calcext:target-range-address="Feuille1.G54:Feuille1.G54">
            <calcext:condition calcext:apply-style-name="Cellule grisée" calcext:value="formula-is([.F54]=0)" calcext:base-cell-address="Feuille1.G54"/>
            <calcext:condition calcext:apply-style-name="Cellule invalide" calcext:value="formula-is(AND([.F54]&lt;&gt;0;[.G54]=&quot;&quot;))" calcext:base-cell-address="Feuille1.G54"/>
          </calcext:conditional-format>
          <calcext:conditional-format calcext:target-range-address="Feuille1.H54:Feuille1.I54">
            <calcext:condition calcext:apply-style-name="Cellule invalide" calcext:value="=&quot;&quot;" calcext:base-cell-address="Feuille1.H54"/>
          </calcext:conditional-format>
          <calcext:conditional-format calcext:target-range-address="Feuille1.H55:Feuille1.I55">
            <calcext:condition calcext:apply-style-name="Cellule invalide" calcext:value="=&quot;&quot;" calcext:base-cell-address="Feuille1.H55"/>
          </calcext:conditional-format>
          <calcext:conditional-format calcext:target-range-address="Feuille1.G56:Feuille1.G56">
            <calcext:condition calcext:apply-style-name="Cellule grisée" calcext:value="formula-is([.F56]=0)" calcext:base-cell-address="Feuille1.G56"/>
            <calcext:condition calcext:apply-style-name="Cellule invalide" calcext:value="formula-is(AND([.F56]&lt;&gt;0;[.G56]=&quot;&quot;))" calcext:base-cell-address="Feuille1.G56"/>
          </calcext:conditional-format>
          <calcext:conditional-format calcext:target-range-address="Feuille1.H56:Feuille1.H56">
            <calcext:condition calcext:apply-style-name="Cellule invalide" calcext:value="=&quot;&quot;" calcext:base-cell-address="Feuille1.H56"/>
          </calcext:conditional-format>
          <calcext:conditional-format calcext:target-range-address="Feuille1.I56:Feuille1.I56">
            <calcext:condition calcext:apply-style-name="Cellule invalide" calcext:value="=&quot;&quot;" calcext:base-cell-address="Feuille1.I56"/>
          </calcext:conditional-format>
          <calcext:conditional-format calcext:target-range-address="Feuille1.H57:Feuille1.I57">
            <calcext:condition calcext:apply-style-name="Cellule invalide" calcext:value="=&quot;&quot;" calcext:base-cell-address="Feuille1.H57"/>
          </calcext:conditional-format>
          <calcext:conditional-format calcext:target-range-address="Feuille1.G57:Feuille1.G57">
            <calcext:condition calcext:apply-style-name="Cellule grisée" calcext:value="formula-is([.F57]=0)" calcext:base-cell-address="Feuille1.G57"/>
            <calcext:condition calcext:apply-style-name="Cellule invalide" calcext:value="formula-is(AND([.F57]&lt;&gt;0;[.G57]=&quot;&quot;))" calcext:base-cell-address="Feuille1.G57"/>
          </calcext:conditional-format>
          <calcext:conditional-format calcext:target-range-address="Feuille1.H58:Feuille1.I58">
            <calcext:condition calcext:apply-style-name="Cellule invalide" calcext:value="=&quot;&quot;" calcext:base-cell-address="Feuille1.H58"/>
          </calcext:conditional-format>
          <calcext:conditional-format calcext:target-range-address="Feuille1.H59:Feuille1.I59">
            <calcext:condition calcext:apply-style-name="Cellule invalide" calcext:value="=&quot;&quot;" calcext:base-cell-address="Feuille1.H59"/>
          </calcext:conditional-format>
          <calcext:conditional-format calcext:target-range-address="Feuille1.G59:Feuille1.G59">
            <calcext:condition calcext:apply-style-name="Cellule grisée" calcext:value="formula-is([.F59]=0)" calcext:base-cell-address="Feuille1.G59"/>
            <calcext:condition calcext:apply-style-name="Cellule invalide" calcext:value="formula-is(AND([.F59]&lt;&gt;0;[.G59]=&quot;&quot;))" calcext:base-cell-address="Feuille1.G59"/>
          </calcext:conditional-format>
          <calcext:conditional-format calcext:target-range-address="Feuille1.H60:Feuille1.I60">
            <calcext:condition calcext:apply-style-name="Cellule invalide" calcext:value="=&quot;&quot;" calcext:base-cell-address="Feuille1.H60"/>
          </calcext:conditional-format>
          <calcext:conditional-format calcext:target-range-address="Feuille1.G60:Feuille1.G60">
            <calcext:condition calcext:apply-style-name="Cellule grisée" calcext:value="formula-is([.F60]=0)" calcext:base-cell-address="Feuille1.G60"/>
            <calcext:condition calcext:apply-style-name="Cellule invalide" calcext:value="formula-is(AND([.F60]&lt;&gt;0;[.G60]=&quot;&quot;))" calcext:base-cell-address="Feuille1.G60"/>
          </calcext:conditional-format>
          <calcext:conditional-format calcext:target-range-address="Feuille1.H62:Feuille1.H62">
            <calcext:condition calcext:apply-style-name="Cellule invalide" calcext:value="=&quot;&quot;" calcext:base-cell-address="Feuille1.H62"/>
          </calcext:conditional-format>
          <calcext:conditional-format calcext:target-range-address="Feuille1.I62:Feuille1.I62">
            <calcext:condition calcext:apply-style-name="Cellule invalide" calcext:value="=&quot;&quot;" calcext:base-cell-address="Feuille1.I62"/>
          </calcext:conditional-format>
          <calcext:conditional-format calcext:target-range-address="Feuille1.G63:Feuille1.G63">
            <calcext:condition calcext:apply-style-name="Cellule grisée" calcext:value="formula-is([.F63]=0)" calcext:base-cell-address="Feuille1.G63"/>
            <calcext:condition calcext:apply-style-name="Cellule invalide" calcext:value="formula-is(AND([.F63]&lt;&gt;0;[.G63]=&quot;&quot;))" calcext:base-cell-address="Feuille1.G63"/>
          </calcext:conditional-format>
          <calcext:conditional-format calcext:target-range-address="Feuille1.H63:Feuille1.H63">
            <calcext:condition calcext:apply-style-name="Cellule invalide" calcext:value="=&quot;&quot;" calcext:base-cell-address="Feuille1.H63"/>
          </calcext:conditional-format>
          <calcext:conditional-format calcext:target-range-address="Feuille1.I63:Feuille1.I63">
            <calcext:condition calcext:apply-style-name="Cellule invalide" calcext:value="=&quot;&quot;" calcext:base-cell-address="Feuille1.I63"/>
          </calcext:conditional-format>
          <calcext:conditional-format calcext:target-range-address="Feuille1.I64:Feuille1.I64">
            <calcext:condition calcext:apply-style-name="Cellule invalide" calcext:value="=&quot;&quot;" calcext:base-cell-address="Feuille1.I64"/>
          </calcext:conditional-format>
          <calcext:conditional-format calcext:target-range-address="Feuille1.I66:Feuille1.I66">
            <calcext:condition calcext:apply-style-name="Cellule invalide" calcext:value="=&quot;&quot;" calcext:base-cell-address="Feuille1.I66"/>
          </calcext:conditional-format>
          <calcext:conditional-format calcext:target-range-address="Feuille1.G68:Feuille1.G68">
            <calcext:condition calcext:apply-style-name="Cellule grisée" calcext:value="formula-is([.F68]=0)" calcext:base-cell-address="Feuille1.G68"/>
            <calcext:condition calcext:apply-style-name="Cellule invalide" calcext:value="formula-is(AND([.F68]&lt;&gt;0;[.G68]=&quot;&quot;))" calcext:base-cell-address="Feuille1.G68"/>
          </calcext:conditional-format>
          <calcext:conditional-format calcext:target-range-address="Feuille1.I65:Feuille1.I65">
            <calcext:condition calcext:apply-style-name="Cellule invalide" calcext:value="=&quot;&quot;" calcext:base-cell-address="Feuille1.I65"/>
          </calcext:conditional-format>
          <calcext:conditional-format calcext:target-range-address="Feuille1.Q65:Feuille1.Q65">
            <calcext:condition calcext:apply-style-name="Cellule grisée" calcext:value="formula-is(#REF!=1)" calcext:base-cell-address="Feuille1.Q65"/>
            <calcext:condition calcext:apply-style-name="Cellule invalide" calcext:value="formula-is(AND(#REF!&gt;1;#REF!=&quot;&quot;))" calcext:base-cell-address="Feuille1.Q65"/>
          </calcext:conditional-format>
          <calcext:conditional-format calcext:target-range-address="Feuille1.S65:Feuille1.S65">
            <calcext:condition calcext:apply-style-name="Cellule invalide" calcext:value="=&quot;&quot;" calcext:base-cell-address="Feuille1.S65"/>
          </calcext:conditional-format>
          <calcext:conditional-format calcext:target-range-address="Feuille1.I68:Feuille1.I68">
            <calcext:condition calcext:apply-style-name="Cellule invalide" calcext:value="=&quot;&quot;" calcext:base-cell-address="Feuille1.I68"/>
          </calcext:conditional-format>
          <calcext:conditional-format calcext:target-range-address="Feuille1.J2:Feuille1.J2">
            <calcext:condition calcext:apply-style-name="Cellule invalide" calcext:value="=&quot;&quot;" calcext:base-cell-address="Feuille1.J2"/>
          </calcext:conditional-format>
          <calcext:conditional-format calcext:target-range-address="Feuille1.J3:Feuille1.J3">
            <calcext:condition calcext:apply-style-name="Cellule invalide" calcext:value="=&quot;&quot;" calcext:base-cell-address="Feuille1.J3"/>
          </calcext:conditional-format>
          <calcext:conditional-format calcext:target-range-address="Feuille1.J5:Feuille1.J5">
            <calcext:condition calcext:apply-style-name="Cellule invalide" calcext:value="=&quot;&quot;" calcext:base-cell-address="Feuille1.J5"/>
          </calcext:conditional-format>
          <calcext:conditional-format calcext:target-range-address="Feuille1.J6:Feuille1.J6">
            <calcext:condition calcext:apply-style-name="Cellule invalide" calcext:value="=&quot;&quot;" calcext:base-cell-address="Feuille1.J6"/>
          </calcext:conditional-format>
          <calcext:conditional-format calcext:target-range-address="Feuille1.J7:Feuille1.J7">
            <calcext:condition calcext:apply-style-name="Cellule invalide" calcext:value="=&quot;&quot;" calcext:base-cell-address="Feuille1.J7"/>
          </calcext:conditional-format>
          <calcext:conditional-format calcext:target-range-address="Feuille1.J8:Feuille1.J8">
            <calcext:condition calcext:apply-style-name="Cellule invalide" calcext:value="=&quot;&quot;" calcext:base-cell-address="Feuille1.J8"/>
          </calcext:conditional-format>
          <calcext:conditional-format calcext:target-range-address="Feuille1.J9:Feuille1.J9">
            <calcext:condition calcext:apply-style-name="Cellule invalide" calcext:value="=&quot;&quot;" calcext:base-cell-address="Feuille1.J9"/>
          </calcext:conditional-format>
          <calcext:conditional-format calcext:target-range-address="Feuille1.J10:Feuille1.J10">
            <calcext:condition calcext:apply-style-name="Cellule invalide" calcext:value="=&quot;&quot;" calcext:base-cell-address="Feuille1.J10"/>
          </calcext:conditional-format>
          <calcext:conditional-format calcext:target-range-address="Feuille1.J11:Feuille1.J11">
            <calcext:condition calcext:apply-style-name="Cellule invalide" calcext:value="=&quot;&quot;" calcext:base-cell-address="Feuille1.J11"/>
          </calcext:conditional-format>
          <calcext:conditional-format calcext:target-range-address="Feuille1.J12:Feuille1.J12">
            <calcext:condition calcext:apply-style-name="Cellule invalide" calcext:value="=&quot;&quot;" calcext:base-cell-address="Feuille1.J12"/>
          </calcext:conditional-format>
          <calcext:conditional-format calcext:target-range-address="Feuille1.J13:Feuille1.J13">
            <calcext:condition calcext:apply-style-name="Cellule invalide" calcext:value="=&quot;&quot;" calcext:base-cell-address="Feuille1.J13"/>
          </calcext:conditional-format>
          <calcext:conditional-format calcext:target-range-address="Feuille1.J14:Feuille1.J14">
            <calcext:condition calcext:apply-style-name="Cellule invalide" calcext:value="=&quot;&quot;" calcext:base-cell-address="Feuille1.J14"/>
          </calcext:conditional-format>
          <calcext:conditional-format calcext:target-range-address="Feuille1.J15:Feuille1.J15">
            <calcext:condition calcext:apply-style-name="Cellule invalide" calcext:value="=&quot;&quot;" calcext:base-cell-address="Feuille1.J15"/>
          </calcext:conditional-format>
          <calcext:conditional-format calcext:target-range-address="Feuille1.J16:Feuille1.J16">
            <calcext:condition calcext:apply-style-name="Cellule invalide" calcext:value="=&quot;&quot;" calcext:base-cell-address="Feuille1.J16"/>
          </calcext:conditional-format>
          <calcext:conditional-format calcext:target-range-address="Feuille1.J17:Feuille1.J17">
            <calcext:condition calcext:apply-style-name="Cellule invalide" calcext:value="=&quot;&quot;" calcext:base-cell-address="Feuille1.J17"/>
          </calcext:conditional-format>
          <calcext:conditional-format calcext:target-range-address="Feuille1.J18:Feuille1.J18">
            <calcext:condition calcext:apply-style-name="Cellule invalide" calcext:value="=&quot;&quot;" calcext:base-cell-address="Feuille1.J18"/>
          </calcext:conditional-format>
          <calcext:conditional-format calcext:target-range-address="Feuille1.J19:Feuille1.J19">
            <calcext:condition calcext:apply-style-name="Cellule invalide" calcext:value="=&quot;&quot;" calcext:base-cell-address="Feuille1.J19"/>
          </calcext:conditional-format>
          <calcext:conditional-format calcext:target-range-address="Feuille1.J20:Feuille1.J20">
            <calcext:condition calcext:apply-style-name="Cellule invalide" calcext:value="=&quot;&quot;" calcext:base-cell-address="Feuille1.J20"/>
          </calcext:conditional-format>
          <calcext:conditional-format calcext:target-range-address="Feuille1.J21:Feuille1.J21">
            <calcext:condition calcext:apply-style-name="Cellule invalide" calcext:value="=&quot;&quot;" calcext:base-cell-address="Feuille1.J21"/>
          </calcext:conditional-format>
          <calcext:conditional-format calcext:target-range-address="Feuille1.J22:Feuille1.J22">
            <calcext:condition calcext:apply-style-name="Cellule invalide" calcext:value="=&quot;&quot;" calcext:base-cell-address="Feuille1.J22"/>
          </calcext:conditional-format>
          <calcext:conditional-format calcext:target-range-address="Feuille1.J23:Feuille1.J23">
            <calcext:condition calcext:apply-style-name="Cellule invalide" calcext:value="=&quot;&quot;" calcext:base-cell-address="Feuille1.J23"/>
          </calcext:conditional-format>
          <calcext:conditional-format calcext:target-range-address="Feuille1.J24:Feuille1.J24">
            <calcext:condition calcext:apply-style-name="Cellule invalide" calcext:value="=&quot;&quot;" calcext:base-cell-address="Feuille1.J24"/>
          </calcext:conditional-format>
          <calcext:conditional-format calcext:target-range-address="Feuille1.J25:Feuille1.J25">
            <calcext:condition calcext:apply-style-name="Cellule invalide" calcext:value="=&quot;&quot;" calcext:base-cell-address="Feuille1.J25"/>
          </calcext:conditional-format>
          <calcext:conditional-format calcext:target-range-address="Feuille1.J26:Feuille1.J26">
            <calcext:condition calcext:apply-style-name="Cellule invalide" calcext:value="=&quot;&quot;" calcext:base-cell-address="Feuille1.J26"/>
          </calcext:conditional-format>
          <calcext:conditional-format calcext:target-range-address="Feuille1.J27:Feuille1.J27">
            <calcext:condition calcext:apply-style-name="Cellule invalide" calcext:value="=&quot;&quot;" calcext:base-cell-address="Feuille1.J27"/>
          </calcext:conditional-format>
          <calcext:conditional-format calcext:target-range-address="Feuille1.J28:Feuille1.J28">
            <calcext:condition calcext:apply-style-name="Cellule invalide" calcext:value="=&quot;&quot;" calcext:base-cell-address="Feuille1.J28"/>
          </calcext:conditional-format>
          <calcext:conditional-format calcext:target-range-address="Feuille1.J29:Feuille1.J29">
            <calcext:condition calcext:apply-style-name="Cellule invalide" calcext:value="=&quot;&quot;" calcext:base-cell-address="Feuille1.J29"/>
          </calcext:conditional-format>
          <calcext:conditional-format calcext:target-range-address="Feuille1.J30:Feuille1.J30">
            <calcext:condition calcext:apply-style-name="Cellule invalide" calcext:value="=&quot;&quot;" calcext:base-cell-address="Feuille1.J30"/>
          </calcext:conditional-format>
          <calcext:conditional-format calcext:target-range-address="Feuille1.J31:Feuille1.J31">
            <calcext:condition calcext:apply-style-name="Cellule invalide" calcext:value="=&quot;&quot;" calcext:base-cell-address="Feuille1.J31"/>
          </calcext:conditional-format>
          <calcext:conditional-format calcext:target-range-address="Feuille1.J32:Feuille1.J32">
            <calcext:condition calcext:apply-style-name="Cellule invalide" calcext:value="=&quot;&quot;" calcext:base-cell-address="Feuille1.J32"/>
          </calcext:conditional-format>
          <calcext:conditional-format calcext:target-range-address="Feuille1.J33:Feuille1.J33">
            <calcext:condition calcext:apply-style-name="Cellule invalide" calcext:value="=&quot;&quot;" calcext:base-cell-address="Feuille1.J33"/>
          </calcext:conditional-format>
          <calcext:conditional-format calcext:target-range-address="Feuille1.J34:Feuille1.J34">
            <calcext:condition calcext:apply-style-name="Cellule invalide" calcext:value="=&quot;&quot;" calcext:base-cell-address="Feuille1.J34"/>
          </calcext:conditional-format>
          <calcext:conditional-format calcext:target-range-address="Feuille1.J35:Feuille1.J35">
            <calcext:condition calcext:apply-style-name="Cellule invalide" calcext:value="=&quot;&quot;" calcext:base-cell-address="Feuille1.J35"/>
          </calcext:conditional-format>
          <calcext:conditional-format calcext:target-range-address="Feuille1.J36:Feuille1.J36">
            <calcext:condition calcext:apply-style-name="Cellule invalide" calcext:value="=&quot;&quot;" calcext:base-cell-address="Feuille1.J36"/>
          </calcext:conditional-format>
          <calcext:conditional-format calcext:target-range-address="Feuille1.J37:Feuille1.J37">
            <calcext:condition calcext:apply-style-name="Cellule invalide" calcext:value="=&quot;&quot;" calcext:base-cell-address="Feuille1.J37"/>
          </calcext:conditional-format>
          <calcext:conditional-format calcext:target-range-address="Feuille1.J38:Feuille1.J38">
            <calcext:condition calcext:apply-style-name="Cellule invalide" calcext:value="=&quot;&quot;" calcext:base-cell-address="Feuille1.J38"/>
          </calcext:conditional-format>
          <calcext:conditional-format calcext:target-range-address="Feuille1.J39:Feuille1.J39">
            <calcext:condition calcext:apply-style-name="Cellule invalide" calcext:value="=&quot;&quot;" calcext:base-cell-address="Feuille1.J39"/>
          </calcext:conditional-format>
          <calcext:conditional-format calcext:target-range-address="Feuille1.J40:Feuille1.J40">
            <calcext:condition calcext:apply-style-name="Cellule invalide" calcext:value="=&quot;&quot;" calcext:base-cell-address="Feuille1.J40"/>
          </calcext:conditional-format>
          <calcext:conditional-format calcext:target-range-address="Feuille1.J41:Feuille1.J41">
            <calcext:condition calcext:apply-style-name="Cellule invalide" calcext:value="=&quot;&quot;" calcext:base-cell-address="Feuille1.J41"/>
          </calcext:conditional-format>
          <calcext:conditional-format calcext:target-range-address="Feuille1.J42:Feuille1.J42">
            <calcext:condition calcext:apply-style-name="Cellule invalide" calcext:value="=&quot;&quot;" calcext:base-cell-address="Feuille1.J42"/>
          </calcext:conditional-format>
          <calcext:conditional-format calcext:target-range-address="Feuille1.J43:Feuille1.J43">
            <calcext:condition calcext:apply-style-name="Cellule invalide" calcext:value="=&quot;&quot;" calcext:base-cell-address="Feuille1.J43"/>
          </calcext:conditional-format>
          <calcext:conditional-format calcext:target-range-address="Feuille1.J44:Feuille1.J44">
            <calcext:condition calcext:apply-style-name="Cellule invalide" calcext:value="=&quot;&quot;" calcext:base-cell-address="Feuille1.J44"/>
          </calcext:conditional-format>
          <calcext:conditional-format calcext:target-range-address="Feuille1.J45:Feuille1.J45">
            <calcext:condition calcext:apply-style-name="Cellule invalide" calcext:value="=&quot;&quot;" calcext:base-cell-address="Feuille1.J45"/>
          </calcext:conditional-format>
          <calcext:conditional-format calcext:target-range-address="Feuille1.J46:Feuille1.J46">
            <calcext:condition calcext:apply-style-name="Cellule invalide" calcext:value="=&quot;&quot;" calcext:base-cell-address="Feuille1.J46"/>
          </calcext:conditional-format>
          <calcext:conditional-format calcext:target-range-address="Feuille1.J47:Feuille1.J47">
            <calcext:condition calcext:apply-style-name="Cellule invalide" calcext:value="=&quot;&quot;" calcext:base-cell-address="Feuille1.J47"/>
          </calcext:conditional-format>
          <calcext:conditional-format calcext:target-range-address="Feuille1.J48:Feuille1.J48">
            <calcext:condition calcext:apply-style-name="Cellule invalide" calcext:value="=&quot;&quot;" calcext:base-cell-address="Feuille1.J48"/>
          </calcext:conditional-format>
          <calcext:conditional-format calcext:target-range-address="Feuille1.J49:Feuille1.J49">
            <calcext:condition calcext:apply-style-name="Cellule invalide" calcext:value="=&quot;&quot;" calcext:base-cell-address="Feuille1.J49"/>
          </calcext:conditional-format>
          <calcext:conditional-format calcext:target-range-address="Feuille1.J50:Feuille1.J50">
            <calcext:condition calcext:apply-style-name="Cellule invalide" calcext:value="=&quot;&quot;" calcext:base-cell-address="Feuille1.J50"/>
          </calcext:conditional-format>
          <calcext:conditional-format calcext:target-range-address="Feuille1.J51:Feuille1.J51">
            <calcext:condition calcext:apply-style-name="Cellule invalide" calcext:value="=&quot;&quot;" calcext:base-cell-address="Feuille1.J51"/>
          </calcext:conditional-format>
          <calcext:conditional-format calcext:target-range-address="Feuille1.J52:Feuille1.J52">
            <calcext:condition calcext:apply-style-name="Cellule invalide" calcext:value="=&quot;&quot;" calcext:base-cell-address="Feuille1.J52"/>
          </calcext:conditional-format>
          <calcext:conditional-format calcext:target-range-address="Feuille1.J53:Feuille1.J53">
            <calcext:condition calcext:apply-style-name="Cellule invalide" calcext:value="=&quot;&quot;" calcext:base-cell-address="Feuille1.J53"/>
          </calcext:conditional-format>
          <calcext:conditional-format calcext:target-range-address="Feuille1.J54:Feuille1.J54">
            <calcext:condition calcext:apply-style-name="Cellule invalide" calcext:value="=&quot;&quot;" calcext:base-cell-address="Feuille1.J54"/>
          </calcext:conditional-format>
          <calcext:conditional-format calcext:target-range-address="Feuille1.J55:Feuille1.J55">
            <calcext:condition calcext:apply-style-name="Cellule invalide" calcext:value="=&quot;&quot;" calcext:base-cell-address="Feuille1.J55"/>
          </calcext:conditional-format>
          <calcext:conditional-format calcext:target-range-address="Feuille1.J56:Feuille1.J56">
            <calcext:condition calcext:apply-style-name="Cellule invalide" calcext:value="=&quot;&quot;" calcext:base-cell-address="Feuille1.J56"/>
          </calcext:conditional-format>
          <calcext:conditional-format calcext:target-range-address="Feuille1.J57:Feuille1.J57">
            <calcext:condition calcext:apply-style-name="Cellule invalide" calcext:value="=&quot;&quot;" calcext:base-cell-address="Feuille1.J57"/>
          </calcext:conditional-format>
          <calcext:conditional-format calcext:target-range-address="Feuille1.J58:Feuille1.J58">
            <calcext:condition calcext:apply-style-name="Cellule invalide" calcext:value="=&quot;&quot;" calcext:base-cell-address="Feuille1.J58"/>
          </calcext:conditional-format>
          <calcext:conditional-format calcext:target-range-address="Feuille1.J59:Feuille1.J59">
            <calcext:condition calcext:apply-style-name="Cellule invalide" calcext:value="=&quot;&quot;" calcext:base-cell-address="Feuille1.J59"/>
          </calcext:conditional-format>
          <calcext:conditional-format calcext:target-range-address="Feuille1.J60:Feuille1.J60">
            <calcext:condition calcext:apply-style-name="Cellule invalide" calcext:value="=&quot;&quot;" calcext:base-cell-address="Feuille1.J60"/>
          </calcext:conditional-format>
          <calcext:conditional-format calcext:target-range-address="Feuille1.J62:Feuille1.J62">
            <calcext:condition calcext:apply-style-name="Cellule invalide" calcext:value="=&quot;&quot;" calcext:base-cell-address="Feuille1.J62"/>
          </calcext:conditional-format>
          <calcext:conditional-format calcext:target-range-address="Feuille1.J63:Feuille1.J63">
            <calcext:condition calcext:apply-style-name="Cellule invalide" calcext:value="=&quot;&quot;" calcext:base-cell-address="Feuille1.J63"/>
          </calcext:conditional-format>
          <calcext:conditional-format calcext:target-range-address="Feuille1.J64:Feuille1.J64">
            <calcext:condition calcext:apply-style-name="Cellule invalide" calcext:value="=&quot;&quot;" calcext:base-cell-address="Feuille1.J64"/>
          </calcext:conditional-format>
          <calcext:conditional-format calcext:target-range-address="Feuille1.J65:Feuille1.J65">
            <calcext:condition calcext:apply-style-name="Cellule invalide" calcext:value="=&quot;&quot;" calcext:base-cell-address="Feuille1.J65"/>
          </calcext:conditional-format>
          <calcext:conditional-format calcext:target-range-address="Feuille1.J68:Feuille1.J68">
            <calcext:condition calcext:apply-style-name="Cellule invalide" calcext:value="=&quot;&quot;" calcext:base-cell-address="Feuille1.J68"/>
          </calcext:conditional-format>
          <calcext:conditional-format calcext:target-range-address="Feuille1.J69:Feuille1.J69">
            <calcext:condition calcext:apply-style-name="Cellule invalide" calcext:value="=&quot;&quot;" calcext:base-cell-address="Feuille1.J69"/>
          </calcext:conditional-format>
          <calcext:conditional-format calcext:target-range-address="Feuille1.A70:Feuille1.F70">
            <calcext:condition calcext:apply-style-name="Cellule invalide" calcext:value="=&quot;&quot;" calcext:base-cell-address="Feuille1.A70"/>
          </calcext:conditional-format>
          <calcext:conditional-format calcext:target-range-address="Feuille1.U70:Feuille1.U70">
            <calcext:condition calcext:apply-style-name="Cellule grisée" calcext:value="formula-is([.T70]=0)" calcext:base-cell-address="Feuille1.U70"/>
            <calcext:condition calcext:apply-style-name="Cellule invalide" calcext:value="formula-is(AND([.T70]&lt;&gt;0;[.U70]=&quot;&quot;))" calcext:base-cell-address="Feuille1.U70"/>
          </calcext:conditional-format>
          <calcext:conditional-format calcext:target-range-address="Feuille1.V70:Feuille1.V70">
            <calcext:condition calcext:apply-style-name="Cellule grisée" calcext:value="formula-is([.T70]=0)" calcext:base-cell-address="Feuille1.V70"/>
            <calcext:condition calcext:apply-style-name="Cellule invalide" calcext:value="formula-is(AND([.T70]&lt;&gt;0;[.V70]=&quot;&quot;))" calcext:base-cell-address="Feuille1.V70"/>
          </calcext:conditional-format>
          <calcext:conditional-format calcext:target-range-address="Feuille1.W70:Feuille1.X70">
            <calcext:condition calcext:apply-style-name="Cellule grisée" calcext:value="formula-is([.T70]=0)" calcext:base-cell-address="Feuille1.W70"/>
            <calcext:condition calcext:apply-style-name="Cellule invalide" calcext:value="formula-is(AND([.T70]&lt;&gt;0;[.W70]=&quot;&quot;))" calcext:base-cell-address="Feuille1.W70"/>
          </calcext:conditional-format>
          <calcext:conditional-format calcext:target-range-address="Feuille1.K70:Feuille1.L70 Feuille1.N70:Feuille1.N70 Feuille1.R70:Feuille1.R70">
            <calcext:condition calcext:apply-style-name="Cellule invalide" calcext:value="=&quot;&quot;" calcext:base-cell-address="Feuille1.K70"/>
          </calcext:conditional-format>
          <calcext:conditional-format calcext:target-range-address="Feuille1.M70:Feuille1.M70">
            <calcext:condition calcext:apply-style-name="Cellule grisée" calcext:value="formula-is(#REF!=0)" calcext:base-cell-address="Feuille1.M70"/>
          </calcext:conditional-format>
          <calcext:conditional-format calcext:target-range-address="Feuille1.O70:Feuille1.O70">
            <calcext:condition calcext:apply-style-name="Cellule grisée" calcext:value="formula-is(#REF!=1)" calcext:base-cell-address="Feuille1.O70"/>
            <calcext:condition calcext:apply-style-name="Cellule invalide" calcext:value="formula-is(AND(#REF!&gt;1;#REF!=&quot;&quot;))" calcext:base-cell-address="Feuille1.O70"/>
          </calcext:conditional-format>
          <calcext:conditional-format calcext:target-range-address="Feuille1.P70:Feuille1.P70">
            <calcext:condition calcext:apply-style-name="Cellule grisée" calcext:value="formula-is(#REF!=1)" calcext:base-cell-address="Feuille1.P70"/>
            <calcext:condition calcext:apply-style-name="Cellule invalide" calcext:value="formula-is(AND(#REF!&gt;1;#REF!=&quot;&quot;))" calcext:base-cell-address="Feuille1.P70"/>
          </calcext:conditional-format>
          <calcext:conditional-format calcext:target-range-address="Feuille1.Q70:Feuille1.Q70">
            <calcext:condition calcext:apply-style-name="Cellule grisée" calcext:value="formula-is(#REF!=1)" calcext:base-cell-address="Feuille1.Q70"/>
            <calcext:condition calcext:apply-style-name="Cellule invalide" calcext:value="formula-is(AND(#REF!&gt;1;#REF!=&quot;&quot;))" calcext:base-cell-address="Feuille1.Q70"/>
          </calcext:conditional-format>
          <calcext:conditional-format calcext:target-range-address="Feuille1.T70:Feuille1.T70">
            <calcext:condition calcext:apply-style-name="Cellule invalide" calcext:value="=&quot;&quot;" calcext:base-cell-address="Feuille1.T70"/>
          </calcext:conditional-format>
          <calcext:conditional-format calcext:target-range-address="Feuille1.J70:Feuille1.J70">
            <calcext:condition calcext:apply-style-name="Cellule invalide" calcext:value="=&quot;&quot;" calcext:base-cell-address="Feuille1.J70"/>
          </calcext:conditional-format>
          <calcext:conditional-format calcext:target-range-address="Feuille1.I70:Feuille1.I70">
            <calcext:condition calcext:apply-style-name="Cellule invalide" calcext:value="=&quot;&quot;" calcext:base-cell-address="Feuille1.I70"/>
          </calcext:conditional-format>
          <calcext:conditional-format calcext:target-range-address="Feuille1.S70:Feuille1.S70">
            <calcext:condition calcext:apply-style-name="Cellule invalide" calcext:value="=&quot;&quot;" calcext:base-cell-address="Feuille1.S70"/>
          </calcext:conditional-format>
          <calcext:conditional-format calcext:target-range-address="Feuille1.B71:Feuille1.B71">
            <calcext:condition calcext:apply-style-name="Cellule invalide" calcext:value="=&quot;&quot;" calcext:base-cell-address="Feuille1.B71"/>
          </calcext:conditional-format>
          <calcext:conditional-format calcext:target-range-address="Feuille1.C71:Feuille1.C71">
            <calcext:condition calcext:apply-style-name="Cellule invalide" calcext:value="=&quot;&quot;" calcext:base-cell-address="Feuille1.C71"/>
          </calcext:conditional-format>
          <calcext:conditional-format calcext:target-range-address="Feuille1.D71:Feuille1.F71">
            <calcext:condition calcext:apply-style-name="Cellule invalide" calcext:value="=&quot;&quot;" calcext:base-cell-address="Feuille1.D71"/>
          </calcext:conditional-format>
          <calcext:conditional-format calcext:target-range-address="Feuille1.B72:Feuille1.B72">
            <calcext:condition calcext:apply-style-name="Cellule invalide" calcext:value="=&quot;&quot;" calcext:base-cell-address="Feuille1.B72"/>
          </calcext:conditional-format>
          <calcext:conditional-format calcext:target-range-address="Feuille1.C72:Feuille1.C72">
            <calcext:condition calcext:apply-style-name="Cellule invalide" calcext:value="=&quot;&quot;" calcext:base-cell-address="Feuille1.C72"/>
          </calcext:conditional-format>
          <calcext:conditional-format calcext:target-range-address="Feuille1.D72:Feuille1.F72">
            <calcext:condition calcext:apply-style-name="Cellule invalide" calcext:value="=&quot;&quot;" calcext:base-cell-address="Feuille1.D72"/>
          </calcext:conditional-format>
          <calcext:conditional-format calcext:target-range-address="Feuille1.I71:Feuille1.I71">
            <calcext:condition calcext:apply-style-name="Cellule invalide" calcext:value="=&quot;&quot;" calcext:base-cell-address="Feuille1.I71"/>
          </calcext:conditional-format>
          <calcext:conditional-format calcext:target-range-address="Feuille1.I72:Feuille1.I72">
            <calcext:condition calcext:apply-style-name="Cellule invalide" calcext:value="=&quot;&quot;" calcext:base-cell-address="Feuille1.I72"/>
          </calcext:conditional-format>
          <calcext:conditional-format calcext:target-range-address="Feuille1.R73:Feuille1.S74 Feuille1.A73:Feuille1.F74">
            <calcext:condition calcext:apply-style-name="Cellule invalide" calcext:value="=&quot;&quot;" calcext:base-cell-address="Feuille1.A73"/>
          </calcext:conditional-format>
          <calcext:conditional-format calcext:target-range-address="Feuille1.Q73:Feuille1.Q74">
            <calcext:condition calcext:apply-style-name="Cellule grisée" calcext:value="formula-is(#REF!=1)" calcext:base-cell-address="Feuille1.Q73"/>
            <calcext:condition calcext:apply-style-name="Cellule invalide" calcext:value="formula-is(AND(#REF!&gt;1;#REF!=&quot;&quot;))" calcext:base-cell-address="Feuille1.Q73"/>
          </calcext:conditional-format>
          <calcext:conditional-format calcext:target-range-address="Feuille1.T73:Feuille1.T73">
            <calcext:condition calcext:apply-style-name="Cellule invalide" calcext:value="=&quot;&quot;" calcext:base-cell-address="Feuille1.T73"/>
          </calcext:conditional-format>
          <calcext:conditional-format calcext:target-range-address="Feuille1.U73:Feuille1.U73">
            <calcext:condition calcext:apply-style-name="Cellule grisée" calcext:value="formula-is([.T73]=0)" calcext:base-cell-address="Feuille1.U73"/>
            <calcext:condition calcext:apply-style-name="Cellule invalide" calcext:value="formula-is(AND([.T73]&lt;&gt;0;[.U73]=&quot;&quot;))" calcext:base-cell-address="Feuille1.U73"/>
          </calcext:conditional-format>
          <calcext:conditional-format calcext:target-range-address="Feuille1.V73:Feuille1.V73">
            <calcext:condition calcext:apply-style-name="Cellule grisée" calcext:value="formula-is([.T73]=0)" calcext:base-cell-address="Feuille1.V73"/>
            <calcext:condition calcext:apply-style-name="Cellule invalide" calcext:value="formula-is(AND([.T73]&lt;&gt;0;[.V73]=&quot;&quot;))" calcext:base-cell-address="Feuille1.V73"/>
          </calcext:conditional-format>
          <calcext:conditional-format calcext:target-range-address="Feuille1.W73:Feuille1.X73">
            <calcext:condition calcext:apply-style-name="Cellule grisée" calcext:value="formula-is([.T73]=0)" calcext:base-cell-address="Feuille1.W73"/>
            <calcext:condition calcext:apply-style-name="Cellule invalide" calcext:value="formula-is(AND([.T73]&lt;&gt;0;[.W73]=&quot;&quot;))" calcext:base-cell-address="Feuille1.W73"/>
          </calcext:conditional-format>
          <calcext:conditional-format calcext:target-range-address="Feuille1.T74:Feuille1.T74">
            <calcext:condition calcext:apply-style-name="Cellule invalide" calcext:value="=&quot;&quot;" calcext:base-cell-address="Feuille1.T74"/>
          </calcext:conditional-format>
          <calcext:conditional-format calcext:target-range-address="Feuille1.U74:Feuille1.U74">
            <calcext:condition calcext:apply-style-name="Cellule grisée" calcext:value="formula-is([.T74]=0)" calcext:base-cell-address="Feuille1.U74"/>
            <calcext:condition calcext:apply-style-name="Cellule invalide" calcext:value="formula-is(AND([.T74]&lt;&gt;0;[.U74]=&quot;&quot;))" calcext:base-cell-address="Feuille1.U74"/>
          </calcext:conditional-format>
          <calcext:conditional-format calcext:target-range-address="Feuille1.V74:Feuille1.V74">
            <calcext:condition calcext:apply-style-name="Cellule grisée" calcext:value="formula-is([.T74]=0)" calcext:base-cell-address="Feuille1.V74"/>
            <calcext:condition calcext:apply-style-name="Cellule invalide" calcext:value="formula-is(AND([.T74]&lt;&gt;0;[.V74]=&quot;&quot;))" calcext:base-cell-address="Feuille1.V74"/>
          </calcext:conditional-format>
          <calcext:conditional-format calcext:target-range-address="Feuille1.W74:Feuille1.X74">
            <calcext:condition calcext:apply-style-name="Cellule grisée" calcext:value="formula-is([.T74]=0)" calcext:base-cell-address="Feuille1.W74"/>
            <calcext:condition calcext:apply-style-name="Cellule invalide" calcext:value="formula-is(AND([.T74]&lt;&gt;0;[.W74]=&quot;&quot;))" calcext:base-cell-address="Feuille1.W74"/>
          </calcext:conditional-format>
          <calcext:conditional-format calcext:target-range-address="Feuille1.G73:Feuille1.G73">
            <calcext:condition calcext:apply-style-name="Cellule grisée" calcext:value="formula-is([.F73]=0)" calcext:base-cell-address="Feuille1.G73"/>
            <calcext:condition calcext:apply-style-name="Cellule invalide" calcext:value="formula-is(AND([.F73]&lt;&gt;0;[.G73]=&quot;&quot;))" calcext:base-cell-address="Feuille1.G73"/>
          </calcext:conditional-format>
          <calcext:conditional-format calcext:target-range-address="Feuille1.I73:Feuille1.I73">
            <calcext:condition calcext:apply-style-name="Cellule invalide" calcext:value="=&quot;&quot;" calcext:base-cell-address="Feuille1.I73"/>
          </calcext:conditional-format>
          <calcext:conditional-format calcext:target-range-address="Feuille1.G74:Feuille1.G74">
            <calcext:condition calcext:apply-style-name="Cellule grisée" calcext:value="formula-is([.F74]=0)" calcext:base-cell-address="Feuille1.G74"/>
            <calcext:condition calcext:apply-style-name="Cellule invalide" calcext:value="formula-is(AND([.F74]&lt;&gt;0;[.G74]=&quot;&quot;))" calcext:base-cell-address="Feuille1.G74"/>
          </calcext:conditional-format>
          <calcext:conditional-format calcext:target-range-address="Feuille1.I74:Feuille1.I74">
            <calcext:condition calcext:apply-style-name="Cellule invalide" calcext:value="=&quot;&quot;" calcext:base-cell-address="Feuille1.I74"/>
          </calcext:conditional-format>
          <calcext:conditional-format calcext:target-range-address="Feuille1.J73:Feuille1.J73">
            <calcext:condition calcext:apply-style-name="Cellule invalide" calcext:value="=&quot;&quot;" calcext:base-cell-address="Feuille1.J73"/>
          </calcext:conditional-format>
          <calcext:conditional-format calcext:target-range-address="Feuille1.J74:Feuille1.J74">
            <calcext:condition calcext:apply-style-name="Cellule invalide" calcext:value="=&quot;&quot;" calcext:base-cell-address="Feuille1.J74"/>
          </calcext:conditional-format>
          <calcext:conditional-format calcext:target-range-address="Feuille1.R75:Feuille1.S76 Feuille1.A75:Feuille1.F76">
            <calcext:condition calcext:apply-style-name="Cellule invalide" calcext:value="=&quot;&quot;" calcext:base-cell-address="Feuille1.A75"/>
          </calcext:conditional-format>
          <calcext:conditional-format calcext:target-range-address="Feuille1.Q75:Feuille1.Q76">
            <calcext:condition calcext:apply-style-name="Cellule grisée" calcext:value="formula-is(#REF!=1)" calcext:base-cell-address="Feuille1.Q75"/>
            <calcext:condition calcext:apply-style-name="Cellule invalide" calcext:value="formula-is(AND(#REF!&gt;1;#REF!=&quot;&quot;))" calcext:base-cell-address="Feuille1.Q75"/>
          </calcext:conditional-format>
          <calcext:conditional-format calcext:target-range-address="Feuille1.T75:Feuille1.T75">
            <calcext:condition calcext:apply-style-name="Cellule invalide" calcext:value="=&quot;&quot;" calcext:base-cell-address="Feuille1.T75"/>
          </calcext:conditional-format>
          <calcext:conditional-format calcext:target-range-address="Feuille1.U75:Feuille1.U75">
            <calcext:condition calcext:apply-style-name="Cellule grisée" calcext:value="formula-is([.T75]=0)" calcext:base-cell-address="Feuille1.U75"/>
            <calcext:condition calcext:apply-style-name="Cellule invalide" calcext:value="formula-is(AND([.T75]&lt;&gt;0;[.U75]=&quot;&quot;))" calcext:base-cell-address="Feuille1.U75"/>
          </calcext:conditional-format>
          <calcext:conditional-format calcext:target-range-address="Feuille1.V75:Feuille1.V75">
            <calcext:condition calcext:apply-style-name="Cellule grisée" calcext:value="formula-is([.T75]=0)" calcext:base-cell-address="Feuille1.V75"/>
            <calcext:condition calcext:apply-style-name="Cellule invalide" calcext:value="formula-is(AND([.T75]&lt;&gt;0;[.V75]=&quot;&quot;))" calcext:base-cell-address="Feuille1.V75"/>
          </calcext:conditional-format>
          <calcext:conditional-format calcext:target-range-address="Feuille1.W75:Feuille1.X75">
            <calcext:condition calcext:apply-style-name="Cellule grisée" calcext:value="formula-is([.T75]=0)" calcext:base-cell-address="Feuille1.W75"/>
            <calcext:condition calcext:apply-style-name="Cellule invalide" calcext:value="formula-is(AND([.T75]&lt;&gt;0;[.W75]=&quot;&quot;))" calcext:base-cell-address="Feuille1.W75"/>
          </calcext:conditional-format>
          <calcext:conditional-format calcext:target-range-address="Feuille1.T76:Feuille1.T76">
            <calcext:condition calcext:apply-style-name="Cellule invalide" calcext:value="=&quot;&quot;" calcext:base-cell-address="Feuille1.T76"/>
          </calcext:conditional-format>
          <calcext:conditional-format calcext:target-range-address="Feuille1.U76:Feuille1.U76">
            <calcext:condition calcext:apply-style-name="Cellule grisée" calcext:value="formula-is([.T76]=0)" calcext:base-cell-address="Feuille1.U76"/>
            <calcext:condition calcext:apply-style-name="Cellule invalide" calcext:value="formula-is(AND([.T76]&lt;&gt;0;[.U76]=&quot;&quot;))" calcext:base-cell-address="Feuille1.U76"/>
          </calcext:conditional-format>
          <calcext:conditional-format calcext:target-range-address="Feuille1.V76:Feuille1.V76">
            <calcext:condition calcext:apply-style-name="Cellule grisée" calcext:value="formula-is([.T76]=0)" calcext:base-cell-address="Feuille1.V76"/>
            <calcext:condition calcext:apply-style-name="Cellule invalide" calcext:value="formula-is(AND([.T76]&lt;&gt;0;[.V76]=&quot;&quot;))" calcext:base-cell-address="Feuille1.V76"/>
          </calcext:conditional-format>
          <calcext:conditional-format calcext:target-range-address="Feuille1.W76:Feuille1.X76">
            <calcext:condition calcext:apply-style-name="Cellule grisée" calcext:value="formula-is([.T76]=0)" calcext:base-cell-address="Feuille1.W76"/>
            <calcext:condition calcext:apply-style-name="Cellule invalide" calcext:value="formula-is(AND([.T76]&lt;&gt;0;[.W76]=&quot;&quot;))" calcext:base-cell-address="Feuille1.W76"/>
          </calcext:conditional-format>
          <calcext:conditional-format calcext:target-range-address="Feuille1.G75:Feuille1.G75">
            <calcext:condition calcext:apply-style-name="Cellule grisée" calcext:value="formula-is([.F75]=0)" calcext:base-cell-address="Feuille1.G75"/>
            <calcext:condition calcext:apply-style-name="Cellule invalide" calcext:value="formula-is(AND([.F75]&lt;&gt;0;[.G75]=&quot;&quot;))" calcext:base-cell-address="Feuille1.G75"/>
          </calcext:conditional-format>
          <calcext:conditional-format calcext:target-range-address="Feuille1.I75:Feuille1.I75">
            <calcext:condition calcext:apply-style-name="Cellule invalide" calcext:value="=&quot;&quot;" calcext:base-cell-address="Feuille1.I75"/>
          </calcext:conditional-format>
          <calcext:conditional-format calcext:target-range-address="Feuille1.G76:Feuille1.G76">
            <calcext:condition calcext:apply-style-name="Cellule grisée" calcext:value="formula-is([.F76]=0)" calcext:base-cell-address="Feuille1.G76"/>
            <calcext:condition calcext:apply-style-name="Cellule invalide" calcext:value="formula-is(AND([.F76]&lt;&gt;0;[.G76]=&quot;&quot;))" calcext:base-cell-address="Feuille1.G76"/>
          </calcext:conditional-format>
          <calcext:conditional-format calcext:target-range-address="Feuille1.I76:Feuille1.I76">
            <calcext:condition calcext:apply-style-name="Cellule invalide" calcext:value="=&quot;&quot;" calcext:base-cell-address="Feuille1.I76"/>
          </calcext:conditional-format>
          <calcext:conditional-format calcext:target-range-address="Feuille1.J75:Feuille1.J75">
            <calcext:condition calcext:apply-style-name="Cellule invalide" calcext:value="=&quot;&quot;" calcext:base-cell-address="Feuille1.J75"/>
          </calcext:conditional-format>
          <calcext:conditional-format calcext:target-range-address="Feuille1.J76:Feuille1.J76">
            <calcext:condition calcext:apply-style-name="Cellule invalide" calcext:value="=&quot;&quot;" calcext:base-cell-address="Feuille1.J76"/>
          </calcext:conditional-format>
          <calcext:conditional-format calcext:target-range-address="Feuille1.N73:Feuille1.N73 Feuille1.K73:Feuille1.L73">
            <calcext:condition calcext:apply-style-name="Cellule invalide" calcext:value="=&quot;&quot;" calcext:base-cell-address="Feuille1.K73"/>
          </calcext:conditional-format>
          <calcext:conditional-format calcext:target-range-address="Feuille1.M73:Feuille1.M73">
            <calcext:condition calcext:apply-style-name="Cellule grisée" calcext:value="formula-is(#REF!=0)" calcext:base-cell-address="Feuille1.M73"/>
          </calcext:conditional-format>
          <calcext:conditional-format calcext:target-range-address="Feuille1.O73:Feuille1.O73">
            <calcext:condition calcext:apply-style-name="Cellule grisée" calcext:value="formula-is(#REF!=1)" calcext:base-cell-address="Feuille1.O73"/>
            <calcext:condition calcext:apply-style-name="Cellule invalide" calcext:value="formula-is(AND(#REF!&gt;1;#REF!=&quot;&quot;))" calcext:base-cell-address="Feuille1.O73"/>
          </calcext:conditional-format>
          <calcext:conditional-format calcext:target-range-address="Feuille1.P73:Feuille1.P73">
            <calcext:condition calcext:apply-style-name="Cellule grisée" calcext:value="formula-is(#REF!=1)" calcext:base-cell-address="Feuille1.P73"/>
            <calcext:condition calcext:apply-style-name="Cellule invalide" calcext:value="formula-is(AND(#REF!&gt;1;#REF!=&quot;&quot;))" calcext:base-cell-address="Feuille1.P73"/>
          </calcext:conditional-format>
          <calcext:conditional-format calcext:target-range-address="Feuille1.N74:Feuille1.N74 Feuille1.L74:Feuille1.L74">
            <calcext:condition calcext:apply-style-name="Cellule invalide" calcext:value="=&quot;&quot;" calcext:base-cell-address="Feuille1.L74"/>
          </calcext:conditional-format>
          <calcext:conditional-format calcext:target-range-address="Feuille1.M74:Feuille1.M74">
            <calcext:condition calcext:apply-style-name="Cellule grisée" calcext:value="formula-is(#REF!=0)" calcext:base-cell-address="Feuille1.M74"/>
          </calcext:conditional-format>
          <calcext:conditional-format calcext:target-range-address="Feuille1.O74:Feuille1.O74">
            <calcext:condition calcext:apply-style-name="Cellule grisée" calcext:value="formula-is(#REF!=1)" calcext:base-cell-address="Feuille1.O74"/>
            <calcext:condition calcext:apply-style-name="Cellule invalide" calcext:value="formula-is(AND(#REF!&gt;1;#REF!=&quot;&quot;))" calcext:base-cell-address="Feuille1.O74"/>
          </calcext:conditional-format>
          <calcext:conditional-format calcext:target-range-address="Feuille1.P74:Feuille1.P74">
            <calcext:condition calcext:apply-style-name="Cellule grisée" calcext:value="formula-is(#REF!=1)" calcext:base-cell-address="Feuille1.P74"/>
            <calcext:condition calcext:apply-style-name="Cellule invalide" calcext:value="formula-is(AND(#REF!&gt;1;#REF!=&quot;&quot;))" calcext:base-cell-address="Feuille1.P74"/>
          </calcext:conditional-format>
          <calcext:conditional-format calcext:target-range-address="Feuille1.N75:Feuille1.N75 Feuille1.L75:Feuille1.L75">
            <calcext:condition calcext:apply-style-name="Cellule invalide" calcext:value="=&quot;&quot;" calcext:base-cell-address="Feuille1.L75"/>
          </calcext:conditional-format>
          <calcext:conditional-format calcext:target-range-address="Feuille1.M75:Feuille1.M75">
            <calcext:condition calcext:apply-style-name="Cellule grisée" calcext:value="formula-is(#REF!=0)" calcext:base-cell-address="Feuille1.M75"/>
          </calcext:conditional-format>
          <calcext:conditional-format calcext:target-range-address="Feuille1.O75:Feuille1.O75">
            <calcext:condition calcext:apply-style-name="Cellule grisée" calcext:value="formula-is(#REF!=1)" calcext:base-cell-address="Feuille1.O75"/>
            <calcext:condition calcext:apply-style-name="Cellule invalide" calcext:value="formula-is(AND(#REF!&gt;1;#REF!=&quot;&quot;))" calcext:base-cell-address="Feuille1.O75"/>
          </calcext:conditional-format>
          <calcext:conditional-format calcext:target-range-address="Feuille1.P75:Feuille1.P75">
            <calcext:condition calcext:apply-style-name="Cellule grisée" calcext:value="formula-is(#REF!=1)" calcext:base-cell-address="Feuille1.P75"/>
            <calcext:condition calcext:apply-style-name="Cellule invalide" calcext:value="formula-is(AND(#REF!&gt;1;#REF!=&quot;&quot;))" calcext:base-cell-address="Feuille1.P75"/>
          </calcext:conditional-format>
          <calcext:conditional-format calcext:target-range-address="Feuille1.N76:Feuille1.N76 Feuille1.L76:Feuille1.L76">
            <calcext:condition calcext:apply-style-name="Cellule invalide" calcext:value="=&quot;&quot;" calcext:base-cell-address="Feuille1.L76"/>
          </calcext:conditional-format>
          <calcext:conditional-format calcext:target-range-address="Feuille1.M76:Feuille1.M76">
            <calcext:condition calcext:apply-style-name="Cellule grisée" calcext:value="formula-is(#REF!=0)" calcext:base-cell-address="Feuille1.M76"/>
          </calcext:conditional-format>
          <calcext:conditional-format calcext:target-range-address="Feuille1.O76:Feuille1.O76">
            <calcext:condition calcext:apply-style-name="Cellule grisée" calcext:value="formula-is(#REF!=1)" calcext:base-cell-address="Feuille1.O76"/>
            <calcext:condition calcext:apply-style-name="Cellule invalide" calcext:value="formula-is(AND(#REF!&gt;1;#REF!=&quot;&quot;))" calcext:base-cell-address="Feuille1.O76"/>
          </calcext:conditional-format>
          <calcext:conditional-format calcext:target-range-address="Feuille1.P76:Feuille1.P76">
            <calcext:condition calcext:apply-style-name="Cellule grisée" calcext:value="formula-is(#REF!=1)" calcext:base-cell-address="Feuille1.P76"/>
            <calcext:condition calcext:apply-style-name="Cellule invalide" calcext:value="formula-is(AND(#REF!&gt;1;#REF!=&quot;&quot;))" calcext:base-cell-address="Feuille1.P76"/>
          </calcext:conditional-format>
          <calcext:conditional-format calcext:target-range-address="Feuille1.K74:Feuille1.K74">
            <calcext:condition calcext:apply-style-name="Cellule invalide" calcext:value="=&quot;&quot;" calcext:base-cell-address="Feuille1.K74"/>
          </calcext:conditional-format>
          <calcext:conditional-format calcext:target-range-address="Feuille1.K75:Feuille1.K75">
            <calcext:condition calcext:apply-style-name="Cellule invalide" calcext:value="=&quot;&quot;" calcext:base-cell-address="Feuille1.K75"/>
          </calcext:conditional-format>
          <calcext:conditional-format calcext:target-range-address="Feuille1.K76:Feuille1.K76">
            <calcext:condition calcext:apply-style-name="Cellule invalide" calcext:value="=&quot;&quot;" calcext:base-cell-address="Feuille1.K76"/>
          </calcext:conditional-format>
          <calcext:conditional-format calcext:target-range-address="Feuille1.A77:Feuille1.F77">
            <calcext:condition calcext:apply-style-name="Cellule invalide" calcext:value="=&quot;&quot;" calcext:base-cell-address="Feuille1.A77"/>
          </calcext:conditional-format>
          <calcext:conditional-format calcext:target-range-address="Feuille1.N77:Feuille1.N77 Feuille1.R77:Feuille1.S77 Feuille1.K77:Feuille1.L77">
            <calcext:condition calcext:apply-style-name="Cellule invalide" calcext:value="=&quot;&quot;" calcext:base-cell-address="Feuille1.K77"/>
          </calcext:conditional-format>
          <calcext:conditional-format calcext:target-range-address="Feuille1.M77:Feuille1.M77">
            <calcext:condition calcext:apply-style-name="Cellule grisée" calcext:value="formula-is(#REF!=0)" calcext:base-cell-address="Feuille1.M77"/>
          </calcext:conditional-format>
          <calcext:conditional-format calcext:target-range-address="Feuille1.O77:Feuille1.O77">
            <calcext:condition calcext:apply-style-name="Cellule grisée" calcext:value="formula-is(#REF!=1)" calcext:base-cell-address="Feuille1.O77"/>
            <calcext:condition calcext:apply-style-name="Cellule invalide" calcext:value="formula-is(AND(#REF!&gt;1;#REF!=&quot;&quot;))" calcext:base-cell-address="Feuille1.O77"/>
          </calcext:conditional-format>
          <calcext:conditional-format calcext:target-range-address="Feuille1.P77:Feuille1.P77">
            <calcext:condition calcext:apply-style-name="Cellule grisée" calcext:value="formula-is(#REF!=1)" calcext:base-cell-address="Feuille1.P77"/>
            <calcext:condition calcext:apply-style-name="Cellule invalide" calcext:value="formula-is(AND(#REF!&gt;1;#REF!=&quot;&quot;))" calcext:base-cell-address="Feuille1.P77"/>
          </calcext:conditional-format>
          <calcext:conditional-format calcext:target-range-address="Feuille1.Q77:Feuille1.Q77">
            <calcext:condition calcext:apply-style-name="Cellule grisée" calcext:value="formula-is(#REF!=1)" calcext:base-cell-address="Feuille1.Q77"/>
            <calcext:condition calcext:apply-style-name="Cellule invalide" calcext:value="formula-is(AND(#REF!&gt;1;#REF!=&quot;&quot;))" calcext:base-cell-address="Feuille1.Q77"/>
          </calcext:conditional-format>
          <calcext:conditional-format calcext:target-range-address="Feuille1.T77:Feuille1.T77">
            <calcext:condition calcext:apply-style-name="Cellule invalide" calcext:value="=&quot;&quot;" calcext:base-cell-address="Feuille1.T77"/>
          </calcext:conditional-format>
          <calcext:conditional-format calcext:target-range-address="Feuille1.I77:Feuille1.I77">
            <calcext:condition calcext:apply-style-name="Cellule invalide" calcext:value="=&quot;&quot;" calcext:base-cell-address="Feuille1.I77"/>
          </calcext:conditional-format>
          <calcext:conditional-format calcext:target-range-address="Feuille1.J77:Feuille1.J77">
            <calcext:condition calcext:apply-style-name="Cellule invalide" calcext:value="=&quot;&quot;" calcext:base-cell-address="Feuille1.J77"/>
          </calcext:conditional-format>
          <calcext:conditional-format calcext:target-range-address="Feuille1.N78:Feuille1.N80 Feuille1.R78:Feuille1.S80 Feuille1.L78:Feuille1.L80 Feuille1.C78:Feuille1.F80 Feuille1.A78:Feuille1.B78 Feuille1.K78:Feuille1.K78">
            <calcext:condition calcext:apply-style-name="Cellule invalide" calcext:value="=&quot;&quot;" calcext:base-cell-address="Feuille1.A78"/>
          </calcext:conditional-format>
          <calcext:conditional-format calcext:target-range-address="Feuille1.M78:Feuille1.M80">
            <calcext:condition calcext:apply-style-name="Cellule grisée" calcext:value="formula-is(#REF!=0)" calcext:base-cell-address="Feuille1.M78"/>
          </calcext:conditional-format>
          <calcext:conditional-format calcext:target-range-address="Feuille1.O78:Feuille1.O80">
            <calcext:condition calcext:apply-style-name="Cellule grisée" calcext:value="formula-is(#REF!=1)" calcext:base-cell-address="Feuille1.O78"/>
            <calcext:condition calcext:apply-style-name="Cellule invalide" calcext:value="formula-is(AND(#REF!&gt;1;#REF!=&quot;&quot;))" calcext:base-cell-address="Feuille1.O78"/>
          </calcext:conditional-format>
          <calcext:conditional-format calcext:target-range-address="Feuille1.P78:Feuille1.P80">
            <calcext:condition calcext:apply-style-name="Cellule grisée" calcext:value="formula-is(#REF!=1)" calcext:base-cell-address="Feuille1.P78"/>
            <calcext:condition calcext:apply-style-name="Cellule invalide" calcext:value="formula-is(AND(#REF!&gt;1;#REF!=&quot;&quot;))" calcext:base-cell-address="Feuille1.P78"/>
          </calcext:conditional-format>
          <calcext:conditional-format calcext:target-range-address="Feuille1.Q78:Feuille1.Q80">
            <calcext:condition calcext:apply-style-name="Cellule grisée" calcext:value="formula-is(#REF!=1)" calcext:base-cell-address="Feuille1.Q78"/>
            <calcext:condition calcext:apply-style-name="Cellule invalide" calcext:value="formula-is(AND(#REF!&gt;1;#REF!=&quot;&quot;))" calcext:base-cell-address="Feuille1.Q78"/>
          </calcext:conditional-format>
          <calcext:conditional-format calcext:target-range-address="Feuille1.T78:Feuille1.T78">
            <calcext:condition calcext:apply-style-name="Cellule invalide" calcext:value="=&quot;&quot;" calcext:base-cell-address="Feuille1.T78"/>
          </calcext:conditional-format>
          <calcext:conditional-format calcext:target-range-address="Feuille1.U78:Feuille1.U78">
            <calcext:condition calcext:apply-style-name="Cellule grisée" calcext:value="formula-is([.T78]=0)" calcext:base-cell-address="Feuille1.U78"/>
            <calcext:condition calcext:apply-style-name="Cellule invalide" calcext:value="formula-is(AND([.T78]&lt;&gt;0;[.U78]=&quot;&quot;))" calcext:base-cell-address="Feuille1.U78"/>
          </calcext:conditional-format>
          <calcext:conditional-format calcext:target-range-address="Feuille1.V78:Feuille1.V78">
            <calcext:condition calcext:apply-style-name="Cellule grisée" calcext:value="formula-is([.T78]=0)" calcext:base-cell-address="Feuille1.V78"/>
            <calcext:condition calcext:apply-style-name="Cellule invalide" calcext:value="formula-is(AND([.T78]&lt;&gt;0;[.V78]=&quot;&quot;))" calcext:base-cell-address="Feuille1.V78"/>
          </calcext:conditional-format>
          <calcext:conditional-format calcext:target-range-address="Feuille1.W78:Feuille1.X78">
            <calcext:condition calcext:apply-style-name="Cellule grisée" calcext:value="formula-is([.T78]=0)" calcext:base-cell-address="Feuille1.W78"/>
            <calcext:condition calcext:apply-style-name="Cellule invalide" calcext:value="formula-is(AND([.T78]&lt;&gt;0;[.W78]=&quot;&quot;))" calcext:base-cell-address="Feuille1.W78"/>
          </calcext:conditional-format>
          <calcext:conditional-format calcext:target-range-address="Feuille1.T79:Feuille1.T79">
            <calcext:condition calcext:apply-style-name="Cellule invalide" calcext:value="=&quot;&quot;" calcext:base-cell-address="Feuille1.T79"/>
          </calcext:conditional-format>
          <calcext:conditional-format calcext:target-range-address="Feuille1.U79:Feuille1.U79">
            <calcext:condition calcext:apply-style-name="Cellule grisée" calcext:value="formula-is([.T79]=0)" calcext:base-cell-address="Feuille1.U79"/>
            <calcext:condition calcext:apply-style-name="Cellule invalide" calcext:value="formula-is(AND([.T79]&lt;&gt;0;[.U79]=&quot;&quot;))" calcext:base-cell-address="Feuille1.U79"/>
          </calcext:conditional-format>
          <calcext:conditional-format calcext:target-range-address="Feuille1.V79:Feuille1.V79">
            <calcext:condition calcext:apply-style-name="Cellule grisée" calcext:value="formula-is([.T79]=0)" calcext:base-cell-address="Feuille1.V79"/>
            <calcext:condition calcext:apply-style-name="Cellule invalide" calcext:value="formula-is(AND([.T79]&lt;&gt;0;[.V79]=&quot;&quot;))" calcext:base-cell-address="Feuille1.V79"/>
          </calcext:conditional-format>
          <calcext:conditional-format calcext:target-range-address="Feuille1.W79:Feuille1.X79">
            <calcext:condition calcext:apply-style-name="Cellule grisée" calcext:value="formula-is([.T79]=0)" calcext:base-cell-address="Feuille1.W79"/>
            <calcext:condition calcext:apply-style-name="Cellule invalide" calcext:value="formula-is(AND([.T79]&lt;&gt;0;[.W79]=&quot;&quot;))" calcext:base-cell-address="Feuille1.W79"/>
          </calcext:conditional-format>
          <calcext:conditional-format calcext:target-range-address="Feuille1.T80:Feuille1.T80">
            <calcext:condition calcext:apply-style-name="Cellule invalide" calcext:value="=&quot;&quot;" calcext:base-cell-address="Feuille1.T80"/>
          </calcext:conditional-format>
          <calcext:conditional-format calcext:target-range-address="Feuille1.U80:Feuille1.U80">
            <calcext:condition calcext:apply-style-name="Cellule grisée" calcext:value="formula-is([.T80]=0)" calcext:base-cell-address="Feuille1.U80"/>
            <calcext:condition calcext:apply-style-name="Cellule invalide" calcext:value="formula-is(AND([.T80]&lt;&gt;0;[.U80]=&quot;&quot;))" calcext:base-cell-address="Feuille1.U80"/>
          </calcext:conditional-format>
          <calcext:conditional-format calcext:target-range-address="Feuille1.V80:Feuille1.V80">
            <calcext:condition calcext:apply-style-name="Cellule grisée" calcext:value="formula-is([.T80]=0)" calcext:base-cell-address="Feuille1.V80"/>
            <calcext:condition calcext:apply-style-name="Cellule invalide" calcext:value="formula-is(AND([.T80]&lt;&gt;0;[.V80]=&quot;&quot;))" calcext:base-cell-address="Feuille1.V80"/>
          </calcext:conditional-format>
          <calcext:conditional-format calcext:target-range-address="Feuille1.W80:Feuille1.X80">
            <calcext:condition calcext:apply-style-name="Cellule grisée" calcext:value="formula-is([.T80]=0)" calcext:base-cell-address="Feuille1.W80"/>
            <calcext:condition calcext:apply-style-name="Cellule invalide" calcext:value="formula-is(AND([.T80]&lt;&gt;0;[.W80]=&quot;&quot;))" calcext:base-cell-address="Feuille1.W80"/>
          </calcext:conditional-format>
          <calcext:conditional-format calcext:target-range-address="Feuille1.I78:Feuille1.I78">
            <calcext:condition calcext:apply-style-name="Cellule invalide" calcext:value="=&quot;&quot;" calcext:base-cell-address="Feuille1.I78"/>
          </calcext:conditional-format>
          <calcext:conditional-format calcext:target-range-address="Feuille1.G78:Feuille1.G78">
            <calcext:condition calcext:apply-style-name="Cellule grisée" calcext:value="formula-is([.F78]=0)" calcext:base-cell-address="Feuille1.G78"/>
            <calcext:condition calcext:apply-style-name="Cellule invalide" calcext:value="formula-is(AND([.F78]&lt;&gt;0;[.G78]=&quot;&quot;))" calcext:base-cell-address="Feuille1.G78"/>
          </calcext:conditional-format>
          <calcext:conditional-format calcext:target-range-address="Feuille1.G79:Feuille1.G79">
            <calcext:condition calcext:apply-style-name="Cellule grisée" calcext:value="formula-is([.F79]=0)" calcext:base-cell-address="Feuille1.G79"/>
            <calcext:condition calcext:apply-style-name="Cellule invalide" calcext:value="formula-is(AND([.F79]&lt;&gt;0;[.G79]=&quot;&quot;))" calcext:base-cell-address="Feuille1.G79"/>
          </calcext:conditional-format>
          <calcext:conditional-format calcext:target-range-address="Feuille1.H79:Feuille1.I79">
            <calcext:condition calcext:apply-style-name="Cellule invalide" calcext:value="=&quot;&quot;" calcext:base-cell-address="Feuille1.H79"/>
          </calcext:conditional-format>
          <calcext:conditional-format calcext:target-range-address="Feuille1.I80:Feuille1.I80">
            <calcext:condition calcext:apply-style-name="Cellule invalide" calcext:value="=&quot;&quot;" calcext:base-cell-address="Feuille1.I80"/>
          </calcext:conditional-format>
          <calcext:conditional-format calcext:target-range-address="Feuille1.J78:Feuille1.J78">
            <calcext:condition calcext:apply-style-name="Cellule invalide" calcext:value="=&quot;&quot;" calcext:base-cell-address="Feuille1.J78"/>
          </calcext:conditional-format>
          <calcext:conditional-format calcext:target-range-address="Feuille1.J79:Feuille1.J79">
            <calcext:condition calcext:apply-style-name="Cellule invalide" calcext:value="=&quot;&quot;" calcext:base-cell-address="Feuille1.J79"/>
          </calcext:conditional-format>
          <calcext:conditional-format calcext:target-range-address="Feuille1.J80:Feuille1.J80">
            <calcext:condition calcext:apply-style-name="Cellule invalide" calcext:value="=&quot;&quot;" calcext:base-cell-address="Feuille1.J80"/>
          </calcext:conditional-format>
          <calcext:conditional-format calcext:target-range-address="Feuille1.A79:Feuille1.A79">
            <calcext:condition calcext:apply-style-name="Cellule invalide" calcext:value="=&quot;&quot;" calcext:base-cell-address="Feuille1.A79"/>
          </calcext:conditional-format>
          <calcext:conditional-format calcext:target-range-address="Feuille1.A80:Feuille1.A80">
            <calcext:condition calcext:apply-style-name="Cellule invalide" calcext:value="=&quot;&quot;" calcext:base-cell-address="Feuille1.A80"/>
          </calcext:conditional-format>
          <calcext:conditional-format calcext:target-range-address="Feuille1.B79:Feuille1.B79">
            <calcext:condition calcext:apply-style-name="Cellule invalide" calcext:value="=&quot;&quot;" calcext:base-cell-address="Feuille1.B79"/>
          </calcext:conditional-format>
          <calcext:conditional-format calcext:target-range-address="Feuille1.B80:Feuille1.B80">
            <calcext:condition calcext:apply-style-name="Cellule invalide" calcext:value="=&quot;&quot;" calcext:base-cell-address="Feuille1.B80"/>
          </calcext:conditional-format>
          <calcext:conditional-format calcext:target-range-address="Feuille1.H78:Feuille1.H78">
            <calcext:condition calcext:apply-style-name="Cellule invalide" calcext:value="=&quot;&quot;" calcext:base-cell-address="Feuille1.H78"/>
          </calcext:conditional-format>
          <calcext:conditional-format calcext:target-range-address="Feuille1.H76:Feuille1.H76">
            <calcext:condition calcext:apply-style-name="Cellule invalide" calcext:value="=&quot;&quot;" calcext:base-cell-address="Feuille1.H76"/>
          </calcext:conditional-format>
          <calcext:conditional-format calcext:target-range-address="Feuille1.H75:Feuille1.H75">
            <calcext:condition calcext:apply-style-name="Cellule invalide" calcext:value="=&quot;&quot;" calcext:base-cell-address="Feuille1.H75"/>
          </calcext:conditional-format>
          <calcext:conditional-format calcext:target-range-address="Feuille1.H74:Feuille1.H74">
            <calcext:condition calcext:apply-style-name="Cellule invalide" calcext:value="=&quot;&quot;" calcext:base-cell-address="Feuille1.H74"/>
          </calcext:conditional-format>
          <calcext:conditional-format calcext:target-range-address="Feuille1.H73:Feuille1.H73">
            <calcext:condition calcext:apply-style-name="Cellule invalide" calcext:value="=&quot;&quot;" calcext:base-cell-address="Feuille1.H73"/>
          </calcext:conditional-format>
          <calcext:conditional-format calcext:target-range-address="Feuille1.H68:Feuille1.H68">
            <calcext:condition calcext:apply-style-name="Cellule invalide" calcext:value="=&quot;&quot;" calcext:base-cell-address="Feuille1.H68"/>
          </calcext:conditional-format>
          <calcext:conditional-format calcext:target-range-address="Feuille1.H80:Feuille1.H80">
            <calcext:condition calcext:apply-style-name="Cellule invalide" calcext:value="=&quot;&quot;" calcext:base-cell-address="Feuille1.H80"/>
          </calcext:conditional-format>
          <calcext:conditional-format calcext:target-range-address="Feuille1.K79:Feuille1.K79">
            <calcext:condition calcext:apply-style-name="Cellule invalide" calcext:value="=&quot;&quot;" calcext:base-cell-address="Feuille1.K79"/>
          </calcext:conditional-format>
          <calcext:conditional-format calcext:target-range-address="Feuille1.K80:Feuille1.K80">
            <calcext:condition calcext:apply-style-name="Cellule invalide" calcext:value="=&quot;&quot;" calcext:base-cell-address="Feuille1.K80"/>
          </calcext:conditional-format>
          <calcext:conditional-format calcext:target-range-address="Feuille1.S3:Feuille1.S3">
            <calcext:condition calcext:apply-style-name="Cellule invalide" calcext:value="=&quot;&quot;" calcext:base-cell-address="Feuille1.S3"/>
          </calcext:conditional-format>
          <calcext:conditional-format calcext:target-range-address="Feuille1.H77:Feuille1.H77">
            <calcext:condition calcext:apply-style-name="Cellule invalide" calcext:value="=&quot;&quot;" calcext:base-cell-address="Feuille1.H77"/>
          </calcext:conditional-format>
          <calcext:conditional-format calcext:target-range-address="Feuille1.H70:Feuille1.H70">
            <calcext:condition calcext:apply-style-name="Cellule invalide" calcext:value="=&quot;&quot;" calcext:base-cell-address="Feuille1.H70"/>
          </calcext:conditional-format>
          <calcext:conditional-format calcext:target-range-address="Feuille1.H66:Feuille1.H66">
            <calcext:condition calcext:apply-style-name="Cellule invalide" calcext:value="=&quot;&quot;" calcext:base-cell-address="Feuille1.H66"/>
          </calcext:conditional-format>
          <calcext:conditional-format calcext:target-range-address="Feuille1.H65:Feuille1.H65">
            <calcext:condition calcext:apply-style-name="Cellule invalide" calcext:value="=&quot;&quot;" calcext:base-cell-address="Feuille1.H65"/>
          </calcext:conditional-format>
          <calcext:conditional-format calcext:target-range-address="Feuille1.H64:Feuille1.H64">
            <calcext:condition calcext:apply-style-name="Cellule invalide" calcext:value="=&quot;&quot;" calcext:base-cell-address="Feuille1.H64"/>
          </calcext:conditional-format>
          <calcext:conditional-format calcext:target-range-address="Feuille1.H37:Feuille1.H37">
            <calcext:condition calcext:apply-style-name="Cellule invalide" calcext:value="=&quot;&quot;" calcext:base-cell-address="Feuille1.H37"/>
          </calcext:conditional-format>
          <calcext:conditional-format calcext:target-range-address="Feuille1.H33:Feuille1.H33">
            <calcext:condition calcext:apply-style-name="Cellule invalide" calcext:value="=&quot;&quot;" calcext:base-cell-address="Feuille1.H33"/>
          </calcext:conditional-format>
          <calcext:conditional-format calcext:target-range-address="Feuille1.H27:Feuille1.H27">
            <calcext:condition calcext:apply-style-name="Cellule invalide" calcext:value="=&quot;&quot;" calcext:base-cell-address="Feuille1.H27"/>
          </calcext:conditional-format>
          <calcext:conditional-format calcext:target-range-address="Feuille1.H26:Feuille1.H26">
            <calcext:condition calcext:apply-style-name="Cellule invalide" calcext:value="=&quot;&quot;" calcext:base-cell-address="Feuille1.H26"/>
          </calcext:conditional-format>
          <calcext:conditional-format calcext:target-range-address="Feuille1.H25:Feuille1.H25">
            <calcext:condition calcext:apply-style-name="Cellule invalide" calcext:value="=&quot;&quot;" calcext:base-cell-address="Feuille1.H25"/>
          </calcext:conditional-format>
          <calcext:conditional-format calcext:target-range-address="Feuille1.J66:Feuille1.J66">
            <calcext:condition calcext:apply-style-name="Cellule invalide" calcext:value="=&quot;&quot;" calcext:base-cell-address="Feuille1.J66"/>
          </calcext:conditional-format>
          <calcext:conditional-format calcext:target-range-address="Feuille1.T66:Feuille1.T66">
            <calcext:condition calcext:apply-style-name="Cellule invalide" calcext:value="=&quot;&quot;" calcext:base-cell-address="Feuille1.T66"/>
          </calcext:conditional-format>
          <calcext:conditional-format calcext:target-range-address="Feuille1.N66:Feuille1.N66 Feuille1.R66:Feuille1.S66 Feuille1.L66:Feuille1.L66">
            <calcext:condition calcext:apply-style-name="Cellule invalide" calcext:value="=&quot;&quot;" calcext:base-cell-address="Feuille1.L66"/>
          </calcext:conditional-format>
          <calcext:conditional-format calcext:target-range-address="Feuille1.M66:Feuille1.M66">
            <calcext:condition calcext:apply-style-name="Cellule grisée" calcext:value="formula-is(#REF!=0)" calcext:base-cell-address="Feuille1.M66"/>
          </calcext:conditional-format>
          <calcext:conditional-format calcext:target-range-address="Feuille1.O66:Feuille1.O66">
            <calcext:condition calcext:apply-style-name="Cellule grisée" calcext:value="formula-is(#REF!=1)" calcext:base-cell-address="Feuille1.O66"/>
            <calcext:condition calcext:apply-style-name="Cellule invalide" calcext:value="formula-is(AND(#REF!&gt;1;#REF!=&quot;&quot;))" calcext:base-cell-address="Feuille1.O66"/>
          </calcext:conditional-format>
          <calcext:conditional-format calcext:target-range-address="Feuille1.P66:Feuille1.P66">
            <calcext:condition calcext:apply-style-name="Cellule grisée" calcext:value="formula-is(#REF!=1)" calcext:base-cell-address="Feuille1.P66"/>
            <calcext:condition calcext:apply-style-name="Cellule invalide" calcext:value="formula-is(AND(#REF!&gt;1;#REF!=&quot;&quot;))" calcext:base-cell-address="Feuille1.P66"/>
          </calcext:conditional-format>
          <calcext:conditional-format calcext:target-range-address="Feuille1.Q66:Feuille1.Q66">
            <calcext:condition calcext:apply-style-name="Cellule grisée" calcext:value="formula-is(#REF!=1)" calcext:base-cell-address="Feuille1.Q66"/>
            <calcext:condition calcext:apply-style-name="Cellule invalide" calcext:value="formula-is(AND(#REF!&gt;1;#REF!=&quot;&quot;))" calcext:base-cell-address="Feuille1.Q66"/>
          </calcext:conditional-format>
          <calcext:conditional-format calcext:target-range-address="Feuille1.K66:Feuille1.K66">
            <calcext:condition calcext:apply-style-name="Cellule invalide" calcext:value="=&quot;&quot;" calcext:base-cell-address="Feuille1.K66"/>
          </calcext:conditional-format>
          <calcext:conditional-format calcext:target-range-address="Feuille1.Y2:Feuille1.Y2">
            <calcext:condition calcext:apply-style-name="Cellule grisée" calcext:value="formula-is([.V2]=0)" calcext:base-cell-address="Feuille1.Y2"/>
            <calcext:condition calcext:apply-style-name="Cellule invalide" calcext:value="formula-is(AND([.V2]&lt;&gt;0;[.Y2]=&quot;&quot;))" calcext:base-cell-address="Feuille1.Y2"/>
          </calcext:conditional-format>
          <calcext:conditional-format calcext:target-range-address="Feuille1.Y3:Feuille1.Y3">
            <calcext:condition calcext:apply-style-name="Cellule grisée" calcext:value="formula-is([.V3]=0)" calcext:base-cell-address="Feuille1.Y3"/>
            <calcext:condition calcext:apply-style-name="Cellule invalide" calcext:value="formula-is(AND([.V3]&lt;&gt;0;[.Y3]=&quot;&quot;))" calcext:base-cell-address="Feuille1.Y3"/>
          </calcext:conditional-format>
          <calcext:conditional-format calcext:target-range-address="Feuille1.Y5:Feuille1.Y5">
            <calcext:condition calcext:apply-style-name="Cellule grisée" calcext:value="formula-is([.V5]=0)" calcext:base-cell-address="Feuille1.Y5"/>
            <calcext:condition calcext:apply-style-name="Cellule invalide" calcext:value="formula-is(AND([.V5]&lt;&gt;0;[.Y5]=&quot;&quot;))" calcext:base-cell-address="Feuille1.Y5"/>
          </calcext:conditional-format>
          <calcext:conditional-format calcext:target-range-address="Feuille1.Y6:Feuille1.Y6">
            <calcext:condition calcext:apply-style-name="Cellule grisée" calcext:value="formula-is([.V6]=0)" calcext:base-cell-address="Feuille1.Y6"/>
            <calcext:condition calcext:apply-style-name="Cellule invalide" calcext:value="formula-is(AND([.V6]&lt;&gt;0;[.Y6]=&quot;&quot;))" calcext:base-cell-address="Feuille1.Y6"/>
          </calcext:conditional-format>
          <calcext:conditional-format calcext:target-range-address="Feuille1.Y7:Feuille1.Y7">
            <calcext:condition calcext:apply-style-name="Cellule grisée" calcext:value="formula-is([.V7]=0)" calcext:base-cell-address="Feuille1.Y7"/>
            <calcext:condition calcext:apply-style-name="Cellule invalide" calcext:value="formula-is(AND([.V7]&lt;&gt;0;[.Y7]=&quot;&quot;))" calcext:base-cell-address="Feuille1.Y7"/>
          </calcext:conditional-format>
          <calcext:conditional-format calcext:target-range-address="Feuille1.Y8:Feuille1.Y8">
            <calcext:condition calcext:apply-style-name="Cellule grisée" calcext:value="formula-is([.V8]=0)" calcext:base-cell-address="Feuille1.Y8"/>
            <calcext:condition calcext:apply-style-name="Cellule invalide" calcext:value="formula-is(AND([.V8]&lt;&gt;0;[.Y8]=&quot;&quot;))" calcext:base-cell-address="Feuille1.Y8"/>
          </calcext:conditional-format>
          <calcext:conditional-format calcext:target-range-address="Feuille1.Y9:Feuille1.Y9">
            <calcext:condition calcext:apply-style-name="Cellule grisée" calcext:value="formula-is([.V9]=0)" calcext:base-cell-address="Feuille1.Y9"/>
            <calcext:condition calcext:apply-style-name="Cellule invalide" calcext:value="formula-is(AND([.V9]&lt;&gt;0;[.Y9]=&quot;&quot;))" calcext:base-cell-address="Feuille1.Y9"/>
          </calcext:conditional-format>
          <calcext:conditional-format calcext:target-range-address="Feuille1.Y10:Feuille1.Y10">
            <calcext:condition calcext:apply-style-name="Cellule grisée" calcext:value="formula-is([.V10]=0)" calcext:base-cell-address="Feuille1.Y10"/>
            <calcext:condition calcext:apply-style-name="Cellule invalide" calcext:value="formula-is(AND([.V10]&lt;&gt;0;[.Y10]=&quot;&quot;))" calcext:base-cell-address="Feuille1.Y10"/>
          </calcext:conditional-format>
          <calcext:conditional-format calcext:target-range-address="Feuille1.Y11:Feuille1.Y11">
            <calcext:condition calcext:apply-style-name="Cellule grisée" calcext:value="formula-is([.V11]=0)" calcext:base-cell-address="Feuille1.Y11"/>
            <calcext:condition calcext:apply-style-name="Cellule invalide" calcext:value="formula-is(AND([.V11]&lt;&gt;0;[.Y11]=&quot;&quot;))" calcext:base-cell-address="Feuille1.Y11"/>
          </calcext:conditional-format>
          <calcext:conditional-format calcext:target-range-address="Feuille1.Y12:Feuille1.Y12">
            <calcext:condition calcext:apply-style-name="Cellule grisée" calcext:value="formula-is([.V12]=0)" calcext:base-cell-address="Feuille1.Y12"/>
            <calcext:condition calcext:apply-style-name="Cellule invalide" calcext:value="formula-is(AND([.V12]&lt;&gt;0;[.Y12]=&quot;&quot;))" calcext:base-cell-address="Feuille1.Y12"/>
          </calcext:conditional-format>
          <calcext:conditional-format calcext:target-range-address="Feuille1.Y13:Feuille1.Y13">
            <calcext:condition calcext:apply-style-name="Cellule grisée" calcext:value="formula-is([.V13]=0)" calcext:base-cell-address="Feuille1.Y13"/>
            <calcext:condition calcext:apply-style-name="Cellule invalide" calcext:value="formula-is(AND([.V13]&lt;&gt;0;[.Y13]=&quot;&quot;))" calcext:base-cell-address="Feuille1.Y13"/>
          </calcext:conditional-format>
          <calcext:conditional-format calcext:target-range-address="Feuille1.Y14:Feuille1.Y14">
            <calcext:condition calcext:apply-style-name="Cellule grisée" calcext:value="formula-is([.V14]=0)" calcext:base-cell-address="Feuille1.Y14"/>
            <calcext:condition calcext:apply-style-name="Cellule invalide" calcext:value="formula-is(AND([.V14]&lt;&gt;0;[.Y14]=&quot;&quot;))" calcext:base-cell-address="Feuille1.Y14"/>
          </calcext:conditional-format>
          <calcext:conditional-format calcext:target-range-address="Feuille1.Y15:Feuille1.Y15">
            <calcext:condition calcext:apply-style-name="Cellule grisée" calcext:value="formula-is([.V15]=0)" calcext:base-cell-address="Feuille1.Y15"/>
            <calcext:condition calcext:apply-style-name="Cellule invalide" calcext:value="formula-is(AND([.V15]&lt;&gt;0;[.Y15]=&quot;&quot;))" calcext:base-cell-address="Feuille1.Y15"/>
          </calcext:conditional-format>
          <calcext:conditional-format calcext:target-range-address="Feuille1.Y16:Feuille1.Y16">
            <calcext:condition calcext:apply-style-name="Cellule grisée" calcext:value="formula-is([.V16]=0)" calcext:base-cell-address="Feuille1.Y16"/>
            <calcext:condition calcext:apply-style-name="Cellule invalide" calcext:value="formula-is(AND([.V16]&lt;&gt;0;[.Y16]=&quot;&quot;))" calcext:base-cell-address="Feuille1.Y16"/>
          </calcext:conditional-format>
          <calcext:conditional-format calcext:target-range-address="Feuille1.Y17:Feuille1.Y17">
            <calcext:condition calcext:apply-style-name="Cellule grisée" calcext:value="formula-is([.V17]=0)" calcext:base-cell-address="Feuille1.Y17"/>
            <calcext:condition calcext:apply-style-name="Cellule invalide" calcext:value="formula-is(AND([.V17]&lt;&gt;0;[.Y17]=&quot;&quot;))" calcext:base-cell-address="Feuille1.Y17"/>
          </calcext:conditional-format>
          <calcext:conditional-format calcext:target-range-address="Feuille1.Y18:Feuille1.Y18">
            <calcext:condition calcext:apply-style-name="Cellule grisée" calcext:value="formula-is([.V18]=0)" calcext:base-cell-address="Feuille1.Y18"/>
            <calcext:condition calcext:apply-style-name="Cellule invalide" calcext:value="formula-is(AND([.V18]&lt;&gt;0;[.Y18]=&quot;&quot;))" calcext:base-cell-address="Feuille1.Y18"/>
          </calcext:conditional-format>
          <calcext:conditional-format calcext:target-range-address="Feuille1.Y21:Feuille1.Y21">
            <calcext:condition calcext:apply-style-name="Cellule grisée" calcext:value="formula-is([.V21]=0)" calcext:base-cell-address="Feuille1.Y21"/>
            <calcext:condition calcext:apply-style-name="Cellule invalide" calcext:value="formula-is(AND([.V21]&lt;&gt;0;[.Y21]=&quot;&quot;))" calcext:base-cell-address="Feuille1.Y21"/>
          </calcext:conditional-format>
          <calcext:conditional-format calcext:target-range-address="Feuille1.Y22:Feuille1.Y22">
            <calcext:condition calcext:apply-style-name="Cellule grisée" calcext:value="formula-is([.V22]=0)" calcext:base-cell-address="Feuille1.Y22"/>
            <calcext:condition calcext:apply-style-name="Cellule invalide" calcext:value="formula-is(AND([.V22]&lt;&gt;0;[.Y22]=&quot;&quot;))" calcext:base-cell-address="Feuille1.Y22"/>
          </calcext:conditional-format>
          <calcext:conditional-format calcext:target-range-address="Feuille1.Y23:Feuille1.Y23">
            <calcext:condition calcext:apply-style-name="Cellule grisée" calcext:value="formula-is([.V23]=0)" calcext:base-cell-address="Feuille1.Y23"/>
            <calcext:condition calcext:apply-style-name="Cellule invalide" calcext:value="formula-is(AND([.V23]&lt;&gt;0;[.Y23]=&quot;&quot;))" calcext:base-cell-address="Feuille1.Y23"/>
          </calcext:conditional-format>
          <calcext:conditional-format calcext:target-range-address="Feuille1.Y24:Feuille1.Y24">
            <calcext:condition calcext:apply-style-name="Cellule grisée" calcext:value="formula-is([.V24]=0)" calcext:base-cell-address="Feuille1.Y24"/>
            <calcext:condition calcext:apply-style-name="Cellule invalide" calcext:value="formula-is(AND([.V24]&lt;&gt;0;[.Y24]=&quot;&quot;))" calcext:base-cell-address="Feuille1.Y24"/>
          </calcext:conditional-format>
          <calcext:conditional-format calcext:target-range-address="Feuille1.Y25:Feuille1.Y25">
            <calcext:condition calcext:apply-style-name="Cellule grisée" calcext:value="formula-is([.V25]=0)" calcext:base-cell-address="Feuille1.Y25"/>
            <calcext:condition calcext:apply-style-name="Cellule invalide" calcext:value="formula-is(AND([.V25]&lt;&gt;0;[.Y25]=&quot;&quot;))" calcext:base-cell-address="Feuille1.Y25"/>
          </calcext:conditional-format>
          <calcext:conditional-format calcext:target-range-address="Feuille1.Y26:Feuille1.Y26">
            <calcext:condition calcext:apply-style-name="Cellule grisée" calcext:value="formula-is([.V26]=0)" calcext:base-cell-address="Feuille1.Y26"/>
            <calcext:condition calcext:apply-style-name="Cellule invalide" calcext:value="formula-is(AND([.V26]&lt;&gt;0;[.Y26]=&quot;&quot;))" calcext:base-cell-address="Feuille1.Y26"/>
          </calcext:conditional-format>
          <calcext:conditional-format calcext:target-range-address="Feuille1.Y27:Feuille1.Y27">
            <calcext:condition calcext:apply-style-name="Cellule grisée" calcext:value="formula-is([.V27]=0)" calcext:base-cell-address="Feuille1.Y27"/>
            <calcext:condition calcext:apply-style-name="Cellule invalide" calcext:value="formula-is(AND([.V27]&lt;&gt;0;[.Y27]=&quot;&quot;))" calcext:base-cell-address="Feuille1.Y27"/>
          </calcext:conditional-format>
          <calcext:conditional-format calcext:target-range-address="Feuille1.Y28:Feuille1.Y28">
            <calcext:condition calcext:apply-style-name="Cellule grisée" calcext:value="formula-is([.V28]=0)" calcext:base-cell-address="Feuille1.Y28"/>
            <calcext:condition calcext:apply-style-name="Cellule invalide" calcext:value="formula-is(AND([.V28]&lt;&gt;0;[.Y28]=&quot;&quot;))" calcext:base-cell-address="Feuille1.Y28"/>
          </calcext:conditional-format>
          <calcext:conditional-format calcext:target-range-address="Feuille1.Y29:Feuille1.Y29">
            <calcext:condition calcext:apply-style-name="Cellule grisée" calcext:value="formula-is([.V29]=0)" calcext:base-cell-address="Feuille1.Y29"/>
            <calcext:condition calcext:apply-style-name="Cellule invalide" calcext:value="formula-is(AND([.V29]&lt;&gt;0;[.Y29]=&quot;&quot;))" calcext:base-cell-address="Feuille1.Y29"/>
          </calcext:conditional-format>
          <calcext:conditional-format calcext:target-range-address="Feuille1.Y30:Feuille1.Y30">
            <calcext:condition calcext:apply-style-name="Cellule grisée" calcext:value="formula-is([.V30]=0)" calcext:base-cell-address="Feuille1.Y30"/>
            <calcext:condition calcext:apply-style-name="Cellule invalide" calcext:value="formula-is(AND([.V30]&lt;&gt;0;[.Y30]=&quot;&quot;))" calcext:base-cell-address="Feuille1.Y30"/>
          </calcext:conditional-format>
          <calcext:conditional-format calcext:target-range-address="Feuille1.Y31:Feuille1.Y31">
            <calcext:condition calcext:apply-style-name="Cellule grisée" calcext:value="formula-is([.V31]=0)" calcext:base-cell-address="Feuille1.Y31"/>
            <calcext:condition calcext:apply-style-name="Cellule invalide" calcext:value="formula-is(AND([.V31]&lt;&gt;0;[.Y31]=&quot;&quot;))" calcext:base-cell-address="Feuille1.Y31"/>
          </calcext:conditional-format>
          <calcext:conditional-format calcext:target-range-address="Feuille1.Y32:Feuille1.Y32">
            <calcext:condition calcext:apply-style-name="Cellule grisée" calcext:value="formula-is([.V32]=0)" calcext:base-cell-address="Feuille1.Y32"/>
            <calcext:condition calcext:apply-style-name="Cellule invalide" calcext:value="formula-is(AND([.V32]&lt;&gt;0;[.Y32]=&quot;&quot;))" calcext:base-cell-address="Feuille1.Y32"/>
          </calcext:conditional-format>
          <calcext:conditional-format calcext:target-range-address="Feuille1.Y33:Feuille1.Y33">
            <calcext:condition calcext:apply-style-name="Cellule grisée" calcext:value="formula-is([.V33]=0)" calcext:base-cell-address="Feuille1.Y33"/>
            <calcext:condition calcext:apply-style-name="Cellule invalide" calcext:value="formula-is(AND([.V33]&lt;&gt;0;[.Y33]=&quot;&quot;))" calcext:base-cell-address="Feuille1.Y33"/>
          </calcext:conditional-format>
          <calcext:conditional-format calcext:target-range-address="Feuille1.Y34:Feuille1.Y34">
            <calcext:condition calcext:apply-style-name="Cellule grisée" calcext:value="formula-is([.V34]=0)" calcext:base-cell-address="Feuille1.Y34"/>
            <calcext:condition calcext:apply-style-name="Cellule invalide" calcext:value="formula-is(AND([.V34]&lt;&gt;0;[.Y34]=&quot;&quot;))" calcext:base-cell-address="Feuille1.Y34"/>
          </calcext:conditional-format>
          <calcext:conditional-format calcext:target-range-address="Feuille1.Y35:Feuille1.Y35">
            <calcext:condition calcext:apply-style-name="Cellule grisée" calcext:value="formula-is([.V35]=0)" calcext:base-cell-address="Feuille1.Y35"/>
            <calcext:condition calcext:apply-style-name="Cellule invalide" calcext:value="formula-is(AND([.V35]&lt;&gt;0;[.Y35]=&quot;&quot;))" calcext:base-cell-address="Feuille1.Y35"/>
          </calcext:conditional-format>
          <calcext:conditional-format calcext:target-range-address="Feuille1.Y36:Feuille1.Y36">
            <calcext:condition calcext:apply-style-name="Cellule grisée" calcext:value="formula-is([.V36]=0)" calcext:base-cell-address="Feuille1.Y36"/>
            <calcext:condition calcext:apply-style-name="Cellule invalide" calcext:value="formula-is(AND([.V36]&lt;&gt;0;[.Y36]=&quot;&quot;))" calcext:base-cell-address="Feuille1.Y36"/>
          </calcext:conditional-format>
          <calcext:conditional-format calcext:target-range-address="Feuille1.Y37:Feuille1.Y37">
            <calcext:condition calcext:apply-style-name="Cellule grisée" calcext:value="formula-is([.V37]=0)" calcext:base-cell-address="Feuille1.Y37"/>
            <calcext:condition calcext:apply-style-name="Cellule invalide" calcext:value="formula-is(AND([.V37]&lt;&gt;0;[.Y37]=&quot;&quot;))" calcext:base-cell-address="Feuille1.Y37"/>
          </calcext:conditional-format>
          <calcext:conditional-format calcext:target-range-address="Feuille1.Y38:Feuille1.Y38">
            <calcext:condition calcext:apply-style-name="Cellule grisée" calcext:value="formula-is([.V38]=0)" calcext:base-cell-address="Feuille1.Y38"/>
            <calcext:condition calcext:apply-style-name="Cellule invalide" calcext:value="formula-is(AND([.V38]&lt;&gt;0;[.Y38]=&quot;&quot;))" calcext:base-cell-address="Feuille1.Y38"/>
          </calcext:conditional-format>
          <calcext:conditional-format calcext:target-range-address="Feuille1.Y39:Feuille1.Y39">
            <calcext:condition calcext:apply-style-name="Cellule grisée" calcext:value="formula-is([.V39]=0)" calcext:base-cell-address="Feuille1.Y39"/>
            <calcext:condition calcext:apply-style-name="Cellule invalide" calcext:value="formula-is(AND([.V39]&lt;&gt;0;[.Y39]=&quot;&quot;))" calcext:base-cell-address="Feuille1.Y39"/>
          </calcext:conditional-format>
          <calcext:conditional-format calcext:target-range-address="Feuille1.Y40:Feuille1.Y40">
            <calcext:condition calcext:apply-style-name="Cellule grisée" calcext:value="formula-is([.V40]=0)" calcext:base-cell-address="Feuille1.Y40"/>
            <calcext:condition calcext:apply-style-name="Cellule invalide" calcext:value="formula-is(AND([.V40]&lt;&gt;0;[.Y40]=&quot;&quot;))" calcext:base-cell-address="Feuille1.Y40"/>
          </calcext:conditional-format>
          <calcext:conditional-format calcext:target-range-address="Feuille1.Y41:Feuille1.Y41">
            <calcext:condition calcext:apply-style-name="Cellule grisée" calcext:value="formula-is([.V41]=0)" calcext:base-cell-address="Feuille1.Y41"/>
            <calcext:condition calcext:apply-style-name="Cellule invalide" calcext:value="formula-is(AND([.V41]&lt;&gt;0;[.Y41]=&quot;&quot;))" calcext:base-cell-address="Feuille1.Y41"/>
          </calcext:conditional-format>
          <calcext:conditional-format calcext:target-range-address="Feuille1.Y42:Feuille1.Y42">
            <calcext:condition calcext:apply-style-name="Cellule grisée" calcext:value="formula-is([.V42]=0)" calcext:base-cell-address="Feuille1.Y42"/>
            <calcext:condition calcext:apply-style-name="Cellule invalide" calcext:value="formula-is(AND([.V42]&lt;&gt;0;[.Y42]=&quot;&quot;))" calcext:base-cell-address="Feuille1.Y42"/>
          </calcext:conditional-format>
          <calcext:conditional-format calcext:target-range-address="Feuille1.Y43:Feuille1.Y43">
            <calcext:condition calcext:apply-style-name="Cellule grisée" calcext:value="formula-is([.V43]=0)" calcext:base-cell-address="Feuille1.Y43"/>
            <calcext:condition calcext:apply-style-name="Cellule invalide" calcext:value="formula-is(AND([.V43]&lt;&gt;0;[.Y43]=&quot;&quot;))" calcext:base-cell-address="Feuille1.Y43"/>
          </calcext:conditional-format>
          <calcext:conditional-format calcext:target-range-address="Feuille1.Y44:Feuille1.Y44">
            <calcext:condition calcext:apply-style-name="Cellule grisée" calcext:value="formula-is([.V44]=0)" calcext:base-cell-address="Feuille1.Y44"/>
            <calcext:condition calcext:apply-style-name="Cellule invalide" calcext:value="formula-is(AND([.V44]&lt;&gt;0;[.Y44]=&quot;&quot;))" calcext:base-cell-address="Feuille1.Y44"/>
          </calcext:conditional-format>
          <calcext:conditional-format calcext:target-range-address="Feuille1.Y45:Feuille1.Y45">
            <calcext:condition calcext:apply-style-name="Cellule grisée" calcext:value="formula-is([.V45]=0)" calcext:base-cell-address="Feuille1.Y45"/>
            <calcext:condition calcext:apply-style-name="Cellule invalide" calcext:value="formula-is(AND([.V45]&lt;&gt;0;[.Y45]=&quot;&quot;))" calcext:base-cell-address="Feuille1.Y45"/>
          </calcext:conditional-format>
          <calcext:conditional-format calcext:target-range-address="Feuille1.Y46:Feuille1.Y46">
            <calcext:condition calcext:apply-style-name="Cellule grisée" calcext:value="formula-is([.V46]=0)" calcext:base-cell-address="Feuille1.Y46"/>
            <calcext:condition calcext:apply-style-name="Cellule invalide" calcext:value="formula-is(AND([.V46]&lt;&gt;0;[.Y46]=&quot;&quot;))" calcext:base-cell-address="Feuille1.Y46"/>
          </calcext:conditional-format>
          <calcext:conditional-format calcext:target-range-address="Feuille1.Y47:Feuille1.Y47">
            <calcext:condition calcext:apply-style-name="Cellule grisée" calcext:value="formula-is([.V47]=0)" calcext:base-cell-address="Feuille1.Y47"/>
            <calcext:condition calcext:apply-style-name="Cellule invalide" calcext:value="formula-is(AND([.V47]&lt;&gt;0;[.Y47]=&quot;&quot;))" calcext:base-cell-address="Feuille1.Y47"/>
          </calcext:conditional-format>
          <calcext:conditional-format calcext:target-range-address="Feuille1.Y48:Feuille1.Y48">
            <calcext:condition calcext:apply-style-name="Cellule grisée" calcext:value="formula-is([.V48]=0)" calcext:base-cell-address="Feuille1.Y48"/>
            <calcext:condition calcext:apply-style-name="Cellule invalide" calcext:value="formula-is(AND([.V48]&lt;&gt;0;[.Y48]=&quot;&quot;))" calcext:base-cell-address="Feuille1.Y48"/>
          </calcext:conditional-format>
          <calcext:conditional-format calcext:target-range-address="Feuille1.Y49:Feuille1.Y49">
            <calcext:condition calcext:apply-style-name="Cellule grisée" calcext:value="formula-is([.V49]=0)" calcext:base-cell-address="Feuille1.Y49"/>
            <calcext:condition calcext:apply-style-name="Cellule invalide" calcext:value="formula-is(AND([.V49]&lt;&gt;0;[.Y49]=&quot;&quot;))" calcext:base-cell-address="Feuille1.Y49"/>
          </calcext:conditional-format>
          <calcext:conditional-format calcext:target-range-address="Feuille1.Y50:Feuille1.Y50">
            <calcext:condition calcext:apply-style-name="Cellule grisée" calcext:value="formula-is([.V50]=0)" calcext:base-cell-address="Feuille1.Y50"/>
            <calcext:condition calcext:apply-style-name="Cellule invalide" calcext:value="formula-is(AND([.V50]&lt;&gt;0;[.Y50]=&quot;&quot;))" calcext:base-cell-address="Feuille1.Y50"/>
          </calcext:conditional-format>
          <calcext:conditional-format calcext:target-range-address="Feuille1.Y51:Feuille1.Y51">
            <calcext:condition calcext:apply-style-name="Cellule grisée" calcext:value="formula-is([.V51]=0)" calcext:base-cell-address="Feuille1.Y51"/>
            <calcext:condition calcext:apply-style-name="Cellule invalide" calcext:value="formula-is(AND([.V51]&lt;&gt;0;[.Y51]=&quot;&quot;))" calcext:base-cell-address="Feuille1.Y51"/>
          </calcext:conditional-format>
          <calcext:conditional-format calcext:target-range-address="Feuille1.Y52:Feuille1.Y52">
            <calcext:condition calcext:apply-style-name="Cellule grisée" calcext:value="formula-is([.V52]=0)" calcext:base-cell-address="Feuille1.Y52"/>
            <calcext:condition calcext:apply-style-name="Cellule invalide" calcext:value="formula-is(AND([.V52]&lt;&gt;0;[.Y52]=&quot;&quot;))" calcext:base-cell-address="Feuille1.Y52"/>
          </calcext:conditional-format>
          <calcext:conditional-format calcext:target-range-address="Feuille1.Y53:Feuille1.Y53">
            <calcext:condition calcext:apply-style-name="Cellule grisée" calcext:value="formula-is([.V53]=0)" calcext:base-cell-address="Feuille1.Y53"/>
            <calcext:condition calcext:apply-style-name="Cellule invalide" calcext:value="formula-is(AND([.V53]&lt;&gt;0;[.Y53]=&quot;&quot;))" calcext:base-cell-address="Feuille1.Y53"/>
          </calcext:conditional-format>
          <calcext:conditional-format calcext:target-range-address="Feuille1.Y54:Feuille1.Y54">
            <calcext:condition calcext:apply-style-name="Cellule grisée" calcext:value="formula-is([.V54]=0)" calcext:base-cell-address="Feuille1.Y54"/>
            <calcext:condition calcext:apply-style-name="Cellule invalide" calcext:value="formula-is(AND([.V54]&lt;&gt;0;[.Y54]=&quot;&quot;))" calcext:base-cell-address="Feuille1.Y54"/>
          </calcext:conditional-format>
          <calcext:conditional-format calcext:target-range-address="Feuille1.Y55:Feuille1.Y55">
            <calcext:condition calcext:apply-style-name="Cellule grisée" calcext:value="formula-is([.V55]=0)" calcext:base-cell-address="Feuille1.Y55"/>
            <calcext:condition calcext:apply-style-name="Cellule invalide" calcext:value="formula-is(AND([.V55]&lt;&gt;0;[.Y55]=&quot;&quot;))" calcext:base-cell-address="Feuille1.Y55"/>
          </calcext:conditional-format>
          <calcext:conditional-format calcext:target-range-address="Feuille1.Y56:Feuille1.Y56">
            <calcext:condition calcext:apply-style-name="Cellule grisée" calcext:value="formula-is([.V56]=0)" calcext:base-cell-address="Feuille1.Y56"/>
            <calcext:condition calcext:apply-style-name="Cellule invalide" calcext:value="formula-is(AND([.V56]&lt;&gt;0;[.Y56]=&quot;&quot;))" calcext:base-cell-address="Feuille1.Y56"/>
          </calcext:conditional-format>
          <calcext:conditional-format calcext:target-range-address="Feuille1.Y57:Feuille1.Y57">
            <calcext:condition calcext:apply-style-name="Cellule grisée" calcext:value="formula-is([.V57]=0)" calcext:base-cell-address="Feuille1.Y57"/>
            <calcext:condition calcext:apply-style-name="Cellule invalide" calcext:value="formula-is(AND([.V57]&lt;&gt;0;[.Y57]=&quot;&quot;))" calcext:base-cell-address="Feuille1.Y57"/>
          </calcext:conditional-format>
          <calcext:conditional-format calcext:target-range-address="Feuille1.Y58:Feuille1.Y58">
            <calcext:condition calcext:apply-style-name="Cellule grisée" calcext:value="formula-is([.V58]=0)" calcext:base-cell-address="Feuille1.Y58"/>
            <calcext:condition calcext:apply-style-name="Cellule invalide" calcext:value="formula-is(AND([.V58]&lt;&gt;0;[.Y58]=&quot;&quot;))" calcext:base-cell-address="Feuille1.Y58"/>
          </calcext:conditional-format>
          <calcext:conditional-format calcext:target-range-address="Feuille1.Y59:Feuille1.Y59">
            <calcext:condition calcext:apply-style-name="Cellule grisée" calcext:value="formula-is([.V59]=0)" calcext:base-cell-address="Feuille1.Y59"/>
            <calcext:condition calcext:apply-style-name="Cellule invalide" calcext:value="formula-is(AND([.V59]&lt;&gt;0;[.Y59]=&quot;&quot;))" calcext:base-cell-address="Feuille1.Y59"/>
          </calcext:conditional-format>
          <calcext:conditional-format calcext:target-range-address="Feuille1.Y60:Feuille1.Y60">
            <calcext:condition calcext:apply-style-name="Cellule grisée" calcext:value="formula-is([.V60]=0)" calcext:base-cell-address="Feuille1.Y60"/>
            <calcext:condition calcext:apply-style-name="Cellule invalide" calcext:value="formula-is(AND([.V60]&lt;&gt;0;[.Y60]=&quot;&quot;))" calcext:base-cell-address="Feuille1.Y60"/>
          </calcext:conditional-format>
          <calcext:conditional-format calcext:target-range-address="Feuille1.Y62:Feuille1.Y62">
            <calcext:condition calcext:apply-style-name="Cellule grisée" calcext:value="formula-is([.V62]=0)" calcext:base-cell-address="Feuille1.Y62"/>
            <calcext:condition calcext:apply-style-name="Cellule invalide" calcext:value="formula-is(AND([.V62]&lt;&gt;0;[.Y62]=&quot;&quot;))" calcext:base-cell-address="Feuille1.Y62"/>
          </calcext:conditional-format>
          <calcext:conditional-format calcext:target-range-address="Feuille1.Y63:Feuille1.Y63">
            <calcext:condition calcext:apply-style-name="Cellule grisée" calcext:value="formula-is([.V63]=0)" calcext:base-cell-address="Feuille1.Y63"/>
            <calcext:condition calcext:apply-style-name="Cellule invalide" calcext:value="formula-is(AND([.V63]&lt;&gt;0;[.Y63]=&quot;&quot;))" calcext:base-cell-address="Feuille1.Y63"/>
          </calcext:conditional-format>
          <calcext:conditional-format calcext:target-range-address="Feuille1.Y64:Feuille1.Y64">
            <calcext:condition calcext:apply-style-name="Cellule grisée" calcext:value="formula-is([.V64]=0)" calcext:base-cell-address="Feuille1.Y64"/>
            <calcext:condition calcext:apply-style-name="Cellule invalide" calcext:value="formula-is(AND([.V64]&lt;&gt;0;[.Y64]=&quot;&quot;))" calcext:base-cell-address="Feuille1.Y64"/>
          </calcext:conditional-format>
          <calcext:conditional-format calcext:target-range-address="Feuille1.Y65:Feuille1.Y65">
            <calcext:condition calcext:apply-style-name="Cellule grisée" calcext:value="formula-is([.V65]=0)" calcext:base-cell-address="Feuille1.Y65"/>
            <calcext:condition calcext:apply-style-name="Cellule invalide" calcext:value="formula-is(AND([.V65]&lt;&gt;0;[.Y65]=&quot;&quot;))" calcext:base-cell-address="Feuille1.Y65"/>
          </calcext:conditional-format>
          <calcext:conditional-format calcext:target-range-address="Feuille1.Y66:Feuille1.Y66">
            <calcext:condition calcext:apply-style-name="Cellule grisée" calcext:value="formula-is([.V66]=0)" calcext:base-cell-address="Feuille1.Y66"/>
            <calcext:condition calcext:apply-style-name="Cellule invalide" calcext:value="formula-is(AND([.V66]&lt;&gt;0;[.Y66]=&quot;&quot;))" calcext:base-cell-address="Feuille1.Y66"/>
          </calcext:conditional-format>
          <calcext:conditional-format calcext:target-range-address="Feuille1.Y68:Feuille1.Y68">
            <calcext:condition calcext:apply-style-name="Cellule grisée" calcext:value="formula-is([.V68]=0)" calcext:base-cell-address="Feuille1.Y68"/>
            <calcext:condition calcext:apply-style-name="Cellule invalide" calcext:value="formula-is(AND([.V68]&lt;&gt;0;[.Y68]=&quot;&quot;))" calcext:base-cell-address="Feuille1.Y68"/>
          </calcext:conditional-format>
          <calcext:conditional-format calcext:target-range-address="Feuille1.Y69:Feuille1.Y69">
            <calcext:condition calcext:apply-style-name="Cellule grisée" calcext:value="formula-is([.V69]=0)" calcext:base-cell-address="Feuille1.Y69"/>
            <calcext:condition calcext:apply-style-name="Cellule invalide" calcext:value="formula-is(AND([.V69]&lt;&gt;0;[.Y69]=&quot;&quot;))" calcext:base-cell-address="Feuille1.Y69"/>
          </calcext:conditional-format>
          <calcext:conditional-format calcext:target-range-address="Feuille1.Y19:Feuille1.Y19">
            <calcext:condition calcext:apply-style-name="Cellule grisée" calcext:value="formula-is([.V19]=0)" calcext:base-cell-address="Feuille1.Y19"/>
            <calcext:condition calcext:apply-style-name="Cellule invalide" calcext:value="formula-is(AND([.V19]&lt;&gt;0;[.Y19]=&quot;&quot;))" calcext:base-cell-address="Feuille1.Y19"/>
          </calcext:conditional-format>
          <calcext:conditional-format calcext:target-range-address="Feuille1.Y20:Feuille1.Y20">
            <calcext:condition calcext:apply-style-name="Cellule grisée" calcext:value="formula-is([.V20]=0)" calcext:base-cell-address="Feuille1.Y20"/>
            <calcext:condition calcext:apply-style-name="Cellule invalide" calcext:value="formula-is(AND([.V20]&lt;&gt;0;[.Y20]=&quot;&quot;))" calcext:base-cell-address="Feuille1.Y20"/>
          </calcext:conditional-format>
          <calcext:conditional-format calcext:target-range-address="Feuille1.Y70:Feuille1.Y70">
            <calcext:condition calcext:apply-style-name="Cellule grisée" calcext:value="formula-is([.V70]=0)" calcext:base-cell-address="Feuille1.Y70"/>
            <calcext:condition calcext:apply-style-name="Cellule invalide" calcext:value="formula-is(AND([.V70]&lt;&gt;0;[.Y70]=&quot;&quot;))" calcext:base-cell-address="Feuille1.Y70"/>
          </calcext:conditional-format>
          <calcext:conditional-format calcext:target-range-address="Feuille1.Y73:Feuille1.Y73">
            <calcext:condition calcext:apply-style-name="Cellule grisée" calcext:value="formula-is([.V73]=0)" calcext:base-cell-address="Feuille1.Y73"/>
            <calcext:condition calcext:apply-style-name="Cellule invalide" calcext:value="formula-is(AND([.V73]&lt;&gt;0;[.Y73]=&quot;&quot;))" calcext:base-cell-address="Feuille1.Y73"/>
          </calcext:conditional-format>
          <calcext:conditional-format calcext:target-range-address="Feuille1.Y74:Feuille1.Y74">
            <calcext:condition calcext:apply-style-name="Cellule grisée" calcext:value="formula-is([.V74]=0)" calcext:base-cell-address="Feuille1.Y74"/>
            <calcext:condition calcext:apply-style-name="Cellule invalide" calcext:value="formula-is(AND([.V74]&lt;&gt;0;[.Y74]=&quot;&quot;))" calcext:base-cell-address="Feuille1.Y74"/>
          </calcext:conditional-format>
          <calcext:conditional-format calcext:target-range-address="Feuille1.Y75:Feuille1.Y75">
            <calcext:condition calcext:apply-style-name="Cellule grisée" calcext:value="formula-is([.V75]=0)" calcext:base-cell-address="Feuille1.Y75"/>
            <calcext:condition calcext:apply-style-name="Cellule invalide" calcext:value="formula-is(AND([.V75]&lt;&gt;0;[.Y75]=&quot;&quot;))" calcext:base-cell-address="Feuille1.Y75"/>
          </calcext:conditional-format>
          <calcext:conditional-format calcext:target-range-address="Feuille1.Y76:Feuille1.Y76">
            <calcext:condition calcext:apply-style-name="Cellule grisée" calcext:value="formula-is([.V76]=0)" calcext:base-cell-address="Feuille1.Y76"/>
            <calcext:condition calcext:apply-style-name="Cellule invalide" calcext:value="formula-is(AND([.V76]&lt;&gt;0;[.Y76]=&quot;&quot;))" calcext:base-cell-address="Feuille1.Y76"/>
          </calcext:conditional-format>
          <calcext:conditional-format calcext:target-range-address="Feuille1.Y78:Feuille1.Y78">
            <calcext:condition calcext:apply-style-name="Cellule grisée" calcext:value="formula-is([.V78]=0)" calcext:base-cell-address="Feuille1.Y78"/>
            <calcext:condition calcext:apply-style-name="Cellule invalide" calcext:value="formula-is(AND([.V78]&lt;&gt;0;[.Y78]=&quot;&quot;))" calcext:base-cell-address="Feuille1.Y78"/>
          </calcext:conditional-format>
          <calcext:conditional-format calcext:target-range-address="Feuille1.Y79:Feuille1.Y79">
            <calcext:condition calcext:apply-style-name="Cellule grisée" calcext:value="formula-is([.V79]=0)" calcext:base-cell-address="Feuille1.Y79"/>
            <calcext:condition calcext:apply-style-name="Cellule invalide" calcext:value="formula-is(AND([.V79]&lt;&gt;0;[.Y79]=&quot;&quot;))" calcext:base-cell-address="Feuille1.Y79"/>
          </calcext:conditional-format>
          <calcext:conditional-format calcext:target-range-address="Feuille1.Y80:Feuille1.Y80">
            <calcext:condition calcext:apply-style-name="Cellule grisée" calcext:value="formula-is([.V80]=0)" calcext:base-cell-address="Feuille1.Y80"/>
            <calcext:condition calcext:apply-style-name="Cellule invalide" calcext:value="formula-is(AND([.V80]&lt;&gt;0;[.Y80]=&quot;&quot;))" calcext:base-cell-address="Feuille1.Y80"/>
          </calcext:conditional-format>
          <calcext:conditional-format calcext:target-range-address="Feuille1.N83:Feuille1.N83 Feuille1.R83:Feuille1.S83 Feuille1.A83:Feuille1.F83 Feuille1.K83:Feuille1.L83">
            <calcext:condition calcext:apply-style-name="Cellule invalide" calcext:value="=&quot;&quot;" calcext:base-cell-address="Feuille1.A83"/>
          </calcext:conditional-format>
          <calcext:conditional-format calcext:target-range-address="Feuille1.M83:Feuille1.M83">
            <calcext:condition calcext:apply-style-name="Cellule grisée" calcext:value="formula-is(#REF!=0)" calcext:base-cell-address="Feuille1.M83"/>
          </calcext:conditional-format>
          <calcext:conditional-format calcext:target-range-address="Feuille1.O83:Feuille1.O83">
            <calcext:condition calcext:apply-style-name="Cellule grisée" calcext:value="formula-is(#REF!=1)" calcext:base-cell-address="Feuille1.O83"/>
            <calcext:condition calcext:apply-style-name="Cellule invalide" calcext:value="formula-is(AND(#REF!&gt;1;#REF!=&quot;&quot;))" calcext:base-cell-address="Feuille1.O83"/>
          </calcext:conditional-format>
          <calcext:conditional-format calcext:target-range-address="Feuille1.P83:Feuille1.P83">
            <calcext:condition calcext:apply-style-name="Cellule grisée" calcext:value="formula-is(#REF!=1)" calcext:base-cell-address="Feuille1.P83"/>
            <calcext:condition calcext:apply-style-name="Cellule invalide" calcext:value="formula-is(AND(#REF!&gt;1;#REF!=&quot;&quot;))" calcext:base-cell-address="Feuille1.P83"/>
          </calcext:conditional-format>
          <calcext:conditional-format calcext:target-range-address="Feuille1.Q83:Feuille1.Q83">
            <calcext:condition calcext:apply-style-name="Cellule grisée" calcext:value="formula-is(#REF!=1)" calcext:base-cell-address="Feuille1.Q83"/>
            <calcext:condition calcext:apply-style-name="Cellule invalide" calcext:value="formula-is(AND(#REF!&gt;1;#REF!=&quot;&quot;))" calcext:base-cell-address="Feuille1.Q83"/>
          </calcext:conditional-format>
          <calcext:conditional-format calcext:target-range-address="Feuille1.H83:Feuille1.H83">
            <calcext:condition calcext:apply-style-name="Cellule invalide" calcext:value="=&quot;&quot;" calcext:base-cell-address="Feuille1.H83"/>
          </calcext:conditional-format>
          <calcext:conditional-format calcext:target-range-address="Feuille1.T83:Feuille1.T83">
            <calcext:condition calcext:apply-style-name="Cellule invalide" calcext:value="=&quot;&quot;" calcext:base-cell-address="Feuille1.T83"/>
          </calcext:conditional-format>
          <calcext:conditional-format calcext:target-range-address="Feuille1.U83:Feuille1.U83">
            <calcext:condition calcext:apply-style-name="Cellule grisée" calcext:value="formula-is([.T83]=0)" calcext:base-cell-address="Feuille1.U83"/>
            <calcext:condition calcext:apply-style-name="Cellule invalide" calcext:value="formula-is(AND([.T83]&lt;&gt;0;[.U83]=&quot;&quot;))" calcext:base-cell-address="Feuille1.U83"/>
          </calcext:conditional-format>
          <calcext:conditional-format calcext:target-range-address="Feuille1.V83:Feuille1.V83">
            <calcext:condition calcext:apply-style-name="Cellule grisée" calcext:value="formula-is([.T83]=0)" calcext:base-cell-address="Feuille1.V83"/>
            <calcext:condition calcext:apply-style-name="Cellule invalide" calcext:value="formula-is(AND([.T83]&lt;&gt;0;[.V83]=&quot;&quot;))" calcext:base-cell-address="Feuille1.V83"/>
          </calcext:conditional-format>
          <calcext:conditional-format calcext:target-range-address="Feuille1.W83:Feuille1.X83">
            <calcext:condition calcext:apply-style-name="Cellule grisée" calcext:value="formula-is([.T83]=0)" calcext:base-cell-address="Feuille1.W83"/>
            <calcext:condition calcext:apply-style-name="Cellule invalide" calcext:value="formula-is(AND([.T83]&lt;&gt;0;[.W83]=&quot;&quot;))" calcext:base-cell-address="Feuille1.W83"/>
          </calcext:conditional-format>
          <calcext:conditional-format calcext:target-range-address="Feuille1.J83:Feuille1.J83">
            <calcext:condition calcext:apply-style-name="Cellule invalide" calcext:value="=&quot;&quot;" calcext:base-cell-address="Feuille1.J83"/>
          </calcext:conditional-format>
          <calcext:conditional-format calcext:target-range-address="Feuille1.Y83:Feuille1.Y83">
            <calcext:condition calcext:apply-style-name="Cellule grisée" calcext:value="formula-is([.V83]=0)" calcext:base-cell-address="Feuille1.Y83"/>
            <calcext:condition calcext:apply-style-name="Cellule invalide" calcext:value="formula-is(AND([.V83]&lt;&gt;0;[.Y83]=&quot;&quot;))" calcext:base-cell-address="Feuille1.Y83"/>
          </calcext:conditional-format>
          <calcext:conditional-format calcext:target-range-address="Feuille1.A82:Feuille1.F82">
            <calcext:condition calcext:apply-style-name="Cellule invalide" calcext:value="=&quot;&quot;" calcext:base-cell-address="Feuille1.A82"/>
          </calcext:conditional-format>
          <calcext:conditional-format calcext:target-range-address="Feuille1.U82:Feuille1.U82">
            <calcext:condition calcext:apply-style-name="Cellule grisée" calcext:value="formula-is([.T82]=0)" calcext:base-cell-address="Feuille1.U82"/>
            <calcext:condition calcext:apply-style-name="Cellule invalide" calcext:value="formula-is(AND([.T82]&lt;&gt;0;[.U82]=&quot;&quot;))" calcext:base-cell-address="Feuille1.U82"/>
          </calcext:conditional-format>
          <calcext:conditional-format calcext:target-range-address="Feuille1.V82:Feuille1.V82">
            <calcext:condition calcext:apply-style-name="Cellule grisée" calcext:value="formula-is([.T82]=0)" calcext:base-cell-address="Feuille1.V82"/>
            <calcext:condition calcext:apply-style-name="Cellule invalide" calcext:value="formula-is(AND([.T82]&lt;&gt;0;[.V82]=&quot;&quot;))" calcext:base-cell-address="Feuille1.V82"/>
          </calcext:conditional-format>
          <calcext:conditional-format calcext:target-range-address="Feuille1.W82:Feuille1.X82">
            <calcext:condition calcext:apply-style-name="Cellule grisée" calcext:value="formula-is([.T82]=0)" calcext:base-cell-address="Feuille1.W82"/>
            <calcext:condition calcext:apply-style-name="Cellule invalide" calcext:value="formula-is(AND([.T82]&lt;&gt;0;[.W82]=&quot;&quot;))" calcext:base-cell-address="Feuille1.W82"/>
          </calcext:conditional-format>
          <calcext:conditional-format calcext:target-range-address="Feuille1.Y82:Feuille1.Y82">
            <calcext:condition calcext:apply-style-name="Cellule grisée" calcext:value="formula-is([.V82]=0)" calcext:base-cell-address="Feuille1.Y82"/>
            <calcext:condition calcext:apply-style-name="Cellule invalide" calcext:value="formula-is(AND([.V82]&lt;&gt;0;[.Y82]=&quot;&quot;))" calcext:base-cell-address="Feuille1.Y82"/>
          </calcext:conditional-format>
          <calcext:conditional-format calcext:target-range-address="Feuille1.N84:Feuille1.N84 Feuille1.R84:Feuille1.R84 Feuille1.A84:Feuille1.F84 Feuille1.K84:Feuille1.L84">
            <calcext:condition calcext:apply-style-name="Cellule invalide" calcext:value="=&quot;&quot;" calcext:base-cell-address="Feuille1.A84"/>
          </calcext:conditional-format>
          <calcext:conditional-format calcext:target-range-address="Feuille1.M84:Feuille1.M84">
            <calcext:condition calcext:apply-style-name="Cellule grisée" calcext:value="formula-is(#REF!=0)" calcext:base-cell-address="Feuille1.M84"/>
          </calcext:conditional-format>
          <calcext:conditional-format calcext:target-range-address="Feuille1.O84:Feuille1.O84">
            <calcext:condition calcext:apply-style-name="Cellule grisée" calcext:value="formula-is(#REF!=1)" calcext:base-cell-address="Feuille1.O84"/>
            <calcext:condition calcext:apply-style-name="Cellule invalide" calcext:value="formula-is(AND(#REF!&gt;1;#REF!=&quot;&quot;))" calcext:base-cell-address="Feuille1.O84"/>
          </calcext:conditional-format>
          <calcext:conditional-format calcext:target-range-address="Feuille1.P84:Feuille1.P84">
            <calcext:condition calcext:apply-style-name="Cellule grisée" calcext:value="formula-is(#REF!=1)" calcext:base-cell-address="Feuille1.P84"/>
            <calcext:condition calcext:apply-style-name="Cellule invalide" calcext:value="formula-is(AND(#REF!&gt;1;#REF!=&quot;&quot;))" calcext:base-cell-address="Feuille1.P84"/>
          </calcext:conditional-format>
          <calcext:conditional-format calcext:target-range-address="Feuille1.Q84:Feuille1.Q84">
            <calcext:condition calcext:apply-style-name="Cellule grisée" calcext:value="formula-is(#REF!=1)" calcext:base-cell-address="Feuille1.Q84"/>
            <calcext:condition calcext:apply-style-name="Cellule invalide" calcext:value="formula-is(AND(#REF!&gt;1;#REF!=&quot;&quot;))" calcext:base-cell-address="Feuille1.Q84"/>
          </calcext:conditional-format>
          <calcext:conditional-format calcext:target-range-address="Feuille1.H84:Feuille1.H84">
            <calcext:condition calcext:apply-style-name="Cellule invalide" calcext:value="=&quot;&quot;" calcext:base-cell-address="Feuille1.H84"/>
          </calcext:conditional-format>
          <calcext:conditional-format calcext:target-range-address="Feuille1.T84:Feuille1.T84">
            <calcext:condition calcext:apply-style-name="Cellule invalide" calcext:value="=&quot;&quot;" calcext:base-cell-address="Feuille1.T84"/>
          </calcext:conditional-format>
          <calcext:conditional-format calcext:target-range-address="Feuille1.U84:Feuille1.U84">
            <calcext:condition calcext:apply-style-name="Cellule grisée" calcext:value="formula-is([.T84]=0)" calcext:base-cell-address="Feuille1.U84"/>
            <calcext:condition calcext:apply-style-name="Cellule invalide" calcext:value="formula-is(AND([.T84]&lt;&gt;0;[.U84]=&quot;&quot;))" calcext:base-cell-address="Feuille1.U84"/>
          </calcext:conditional-format>
          <calcext:conditional-format calcext:target-range-address="Feuille1.V84:Feuille1.V84">
            <calcext:condition calcext:apply-style-name="Cellule grisée" calcext:value="formula-is([.T84]=0)" calcext:base-cell-address="Feuille1.V84"/>
            <calcext:condition calcext:apply-style-name="Cellule invalide" calcext:value="formula-is(AND([.T84]&lt;&gt;0;[.V84]=&quot;&quot;))" calcext:base-cell-address="Feuille1.V84"/>
          </calcext:conditional-format>
          <calcext:conditional-format calcext:target-range-address="Feuille1.W84:Feuille1.X84">
            <calcext:condition calcext:apply-style-name="Cellule grisée" calcext:value="formula-is([.T84]=0)" calcext:base-cell-address="Feuille1.W84"/>
            <calcext:condition calcext:apply-style-name="Cellule invalide" calcext:value="formula-is(AND([.T84]&lt;&gt;0;[.W84]=&quot;&quot;))" calcext:base-cell-address="Feuille1.W84"/>
          </calcext:conditional-format>
          <calcext:conditional-format calcext:target-range-address="Feuille1.J84:Feuille1.J84">
            <calcext:condition calcext:apply-style-name="Cellule invalide" calcext:value="=&quot;&quot;" calcext:base-cell-address="Feuille1.J84"/>
          </calcext:conditional-format>
          <calcext:conditional-format calcext:target-range-address="Feuille1.Y84:Feuille1.Y84">
            <calcext:condition calcext:apply-style-name="Cellule grisée" calcext:value="formula-is([.V84]=0)" calcext:base-cell-address="Feuille1.Y84"/>
            <calcext:condition calcext:apply-style-name="Cellule invalide" calcext:value="formula-is(AND([.V84]&lt;&gt;0;[.Y84]=&quot;&quot;))" calcext:base-cell-address="Feuille1.Y84"/>
          </calcext:conditional-format>
          <calcext:conditional-format calcext:target-range-address="Feuille1.I84:Feuille1.I84">
            <calcext:condition calcext:apply-style-name="Cellule invalide" calcext:value="=&quot;&quot;" calcext:base-cell-address="Feuille1.I84"/>
          </calcext:conditional-format>
          <calcext:conditional-format calcext:target-range-address="Feuille1.N82:Feuille1.N82 Feuille1.R82:Feuille1.S82 Feuille1.K82:Feuille1.L82">
            <calcext:condition calcext:apply-style-name="Cellule invalide" calcext:value="=&quot;&quot;" calcext:base-cell-address="Feuille1.K82"/>
          </calcext:conditional-format>
          <calcext:conditional-format calcext:target-range-address="Feuille1.M82:Feuille1.M82">
            <calcext:condition calcext:apply-style-name="Cellule grisée" calcext:value="formula-is(#REF!=0)" calcext:base-cell-address="Feuille1.M82"/>
          </calcext:conditional-format>
          <calcext:conditional-format calcext:target-range-address="Feuille1.O82:Feuille1.O82">
            <calcext:condition calcext:apply-style-name="Cellule grisée" calcext:value="formula-is(#REF!=1)" calcext:base-cell-address="Feuille1.O82"/>
            <calcext:condition calcext:apply-style-name="Cellule invalide" calcext:value="formula-is(AND(#REF!&gt;1;#REF!=&quot;&quot;))" calcext:base-cell-address="Feuille1.O82"/>
          </calcext:conditional-format>
          <calcext:conditional-format calcext:target-range-address="Feuille1.P82:Feuille1.P82">
            <calcext:condition calcext:apply-style-name="Cellule grisée" calcext:value="formula-is(#REF!=1)" calcext:base-cell-address="Feuille1.P82"/>
            <calcext:condition calcext:apply-style-name="Cellule invalide" calcext:value="formula-is(AND(#REF!&gt;1;#REF!=&quot;&quot;))" calcext:base-cell-address="Feuille1.P82"/>
          </calcext:conditional-format>
          <calcext:conditional-format calcext:target-range-address="Feuille1.Q82:Feuille1.Q82">
            <calcext:condition calcext:apply-style-name="Cellule grisée" calcext:value="formula-is(#REF!=1)" calcext:base-cell-address="Feuille1.Q82"/>
            <calcext:condition calcext:apply-style-name="Cellule invalide" calcext:value="formula-is(AND(#REF!&gt;1;#REF!=&quot;&quot;))" calcext:base-cell-address="Feuille1.Q82"/>
          </calcext:conditional-format>
          <calcext:conditional-format calcext:target-range-address="Feuille1.H82:Feuille1.H82">
            <calcext:condition calcext:apply-style-name="Cellule invalide" calcext:value="=&quot;&quot;" calcext:base-cell-address="Feuille1.H82"/>
          </calcext:conditional-format>
          <calcext:conditional-format calcext:target-range-address="Feuille1.T82:Feuille1.T82">
            <calcext:condition calcext:apply-style-name="Cellule invalide" calcext:value="=&quot;&quot;" calcext:base-cell-address="Feuille1.T82"/>
          </calcext:conditional-format>
          <calcext:conditional-format calcext:target-range-address="Feuille1.J82:Feuille1.J82">
            <calcext:condition calcext:apply-style-name="Cellule invalide" calcext:value="=&quot;&quot;" calcext:base-cell-address="Feuille1.J82"/>
          </calcext:conditional-format>
          <calcext:conditional-format calcext:target-range-address="Feuille1.I82:Feuille1.I82">
            <calcext:condition calcext:apply-style-name="Cellule invalide" calcext:value="=&quot;&quot;" calcext:base-cell-address="Feuille1.I82"/>
          </calcext:conditional-format>
          <calcext:conditional-format calcext:target-range-address="Feuille1.S84:Feuille1.S84">
            <calcext:condition calcext:apply-style-name="Cellule invalide" calcext:value="=&quot;&quot;" calcext:base-cell-address="Feuille1.S84"/>
          </calcext:conditional-format>
          <calcext:conditional-format calcext:target-range-address="Feuille1.I83:Feuille1.I83">
            <calcext:condition calcext:apply-style-name="Cellule invalide" calcext:value="=&quot;&quot;" calcext:base-cell-address="Feuille1.I8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/00/0000</text:date>, <text:time style:data-style-name="N2" text:time-value="21:32:57.1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10T21:33:02.083000000</dc:date>
    <meta:generator>LibreOffice/5.4.4.2$Windows_X86_64 LibreOffice_project/2524958677847fb3bb44820e40380acbe820f960</meta:generator>
    <meta:editing-duration>PT6H22M19S</meta:editing-duration>
    <meta:editing-cycles>475</meta:editing-cycles>
    <meta:document-statistic meta:table-count="1" meta:cell-count="1605" meta:object-count="0"/>
  </office:meta>
</office:document-meta>
</file>